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2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5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8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0">
      <style:table-cell-properties fo:background-color="transparent"/>
    </style:style>
    <style:style style:name="ce95" style:family="table-cell" style:parent-style-name="Default" style:data-style-name="N0">
      <style:text-properties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3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1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6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6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2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0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1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36"/>
    <style:style style:name="ce16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70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3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4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5" style:family="table-cell" style:parent-style-name="Default" style:data-style-name="N37"/>
    <style:style style:name="ce18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9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Default" style:data-style-name="N44"/>
    <style:style style:name="ce243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4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7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ackground-color="#4F6228"/>
    </style:style>
    <style:style style:name="ce260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Default" style:data-style-name="N0">
      <style:text-properties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6" style:family="table-cell" style:parent-style-name="Default" style:data-style-name="N1"/>
    <style:style style:name="ce27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Default" style:data-style-name="N44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ext-properties fo:font-size="9pt" style:font-size-asian="9pt" style:font-size-complex="9pt"/>
    </style:style>
    <style:style style:name="ce285" style:family="table-cell" style:parent-style-name="Default" style:data-style-name="N0">
      <style:text-properties fo:color="#FFFFFF" fo:font-size="9pt" style:font-size-asian="9pt" style:font-size-complex="9pt"/>
    </style:style>
    <style:style style:name="ce28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5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2.18722222222222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3.10444444444444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7555555555556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2.82222222222222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0.917222222222222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46944444444444cm"/>
    </style:style>
    <style:style style:name="co22" style:family="table-column">
      <style:table-column-properties fo:break-before="auto" style:column-width="0.582083333333333cm"/>
    </style:style>
    <style:style style:name="co23" style:family="table-column">
      <style:table-column-properties fo:break-before="auto" style:column-width="0.15875cm"/>
    </style:style>
    <style:style style:name="co24" style:family="table-column">
      <style:table-column-properties fo:break-before="auto" style:column-width="0.723194444444444cm"/>
    </style:style>
    <style:style style:name="co25" style:family="table-column">
      <style:table-column-properties fo:break-before="auto" style:column-width="2.46944444444444cm"/>
    </style:style>
    <style:style style:name="co26" style:family="table-column">
      <style:table-column-properties fo:break-before="auto" style:column-width="1.51694444444444cm"/>
    </style:style>
    <style:style style:name="co27" style:family="table-column">
      <style:table-column-properties fo:break-before="auto" style:column-width="0.776111111111111cm"/>
    </style:style>
    <style:style style:name="co28" style:family="table-column">
      <style:table-column-properties fo:break-before="auto" style:column-width="0.352777777777778cm"/>
    </style:style>
    <style:style style:name="co29" style:family="table-column">
      <style:table-column-properties fo:break-before="auto" style:column-width="0.881944444444444cm"/>
    </style:style>
    <style:style style:name="co30" style:family="table-column">
      <style:table-column-properties fo:break-before="auto" style:column-width="2.57527777777778cm"/>
    </style:style>
    <style:style style:name="co31" style:family="table-column">
      <style:table-column-properties fo:break-before="auto" style:column-width="1.905cm"/>
    </style:style>
    <style:style style:name="co32" style:family="table-column">
      <style:table-column-properties fo:break-before="auto" style:column-width="0.687916666666667cm"/>
    </style:style>
    <style:style style:name="co33" style:family="table-column">
      <style:table-column-properties fo:break-before="auto" style:column-width="5.90902777777778cm"/>
    </style:style>
    <style:style style:name="co34" style:family="table-column">
      <style:table-column-properties fo:break-before="auto" style:column-width="2.8575cm"/>
    </style:style>
    <style:style style:name="co35" style:family="table-column">
      <style:table-column-properties fo:break-before="auto" style:column-width="2.76930555555556cm"/>
    </style:style>
    <style:style style:name="co36" style:family="table-column">
      <style:table-column-properties fo:break-before="auto" style:column-width="2.02847222222222cm"/>
    </style:style>
    <style:style style:name="co37" style:family="table-column">
      <style:table-column-properties fo:break-before="auto" style:column-width="1.46402777777778cm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60513888888889cm"/>
    </style:style>
    <style:style style:name="co40" style:family="table-column">
      <style:table-column-properties fo:break-before="auto" style:column-width="1.44638888888889cm"/>
    </style:style>
    <style:style style:name="co41" style:family="table-column">
      <style:table-column-properties fo:break-before="auto" style:column-width="9.01347222222222cm"/>
    </style:style>
    <style:style style:name="co42" style:family="table-column">
      <style:table-column-properties fo:break-before="auto" style:column-width="1.65805555555556cm"/>
    </style:style>
    <style:style style:name="co43" style:family="table-column">
      <style:table-column-properties fo:break-before="auto" style:column-width="2.62819444444444cm"/>
    </style:style>
    <style:style style:name="co44" style:family="table-column">
      <style:table-column-properties fo:break-before="auto" style:column-width="9.40152777777778cm"/>
    </style:style>
    <style:style style:name="co45" style:family="table-column">
      <style:table-column-properties fo:break-before="auto" style:column-width="1.88736111111111cm"/>
    </style:style>
    <style:style style:name="co46" style:family="table-column">
      <style:table-column-properties fo:break-before="auto" style:column-width="6.10305555555556cm"/>
    </style:style>
    <style:style style:name="co47" style:family="table-column">
      <style:table-column-properties fo:break-before="auto" style:column-width="9.98361111111111cm"/>
    </style:style>
    <style:style style:name="co48" style:family="table-column">
      <style:table-column-properties fo:break-before="auto" style:column-width="7.81402777777778cm"/>
    </style:style>
    <style:style style:name="co49" style:family="table-column">
      <style:table-column-properties fo:break-before="auto" style:column-width="1.94027777777778cm"/>
    </style:style>
    <style:style style:name="co50" style:family="table-column">
      <style:table-column-properties fo:break-before="auto" style:column-width="9.22513888888889cm"/>
    </style:style>
    <style:style style:name="co51" style:family="table-column">
      <style:table-column-properties fo:break-before="auto" style:column-width="2.04611111111111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14.5pt" style:use-optimal-row-height="true" fo:break-before="auto"/>
    </style:style>
    <style:style style:name="ro15" style:family="table-row">
      <style:table-row-properties style:row-height="25.9pt" style:use-optimal-row-height="false" fo:break-before="auto"/>
    </style:style>
    <style:style style:name="ro16" style:family="table-row">
      <style:table-row-properties style:row-height="16.15pt" style:use-optimal-row-height="false" fo:break-before="auto"/>
    </style:style>
    <style:style style:name="ro17" style:family="table-row">
      <style:table-row-properties style:row-height="14.9pt" style:use-optimal-row-height="false" fo:break-before="auto"/>
    </style:style>
    <style:style style:name="ro18" style:family="table-row">
      <style:table-row-properties style:row-height="13.4pt" style:use-optimal-row-height="false" fo:break-before="auto"/>
    </style:style>
    <style:style style:name="ro19" style:family="table-row">
      <style:table-row-properties style:row-height="19.4pt" style:use-optimal-row-height="false" fo:break-before="auto"/>
    </style:style>
    <style:style style:name="ro20" style:family="table-row">
      <style:table-row-properties style:row-height="25.15pt" style:use-optimal-row-height="false" fo:break-before="auto"/>
    </style:style>
    <style:style style:name="ro21" style:family="table-row">
      <style:table-row-properties style:row-height="6.75pt" style:use-optimal-row-height="false" fo:break-before="auto"/>
    </style:style>
    <style:style style:name="ro22" style:family="table-row">
      <style:table-row-properties style:row-height="10.15pt" style:use-optimal-row-height="false" fo:break-before="auto"/>
    </style:style>
    <style:style style:name="ro23" style:family="table-row">
      <style:table-row-properties style:row-height="9.75pt" style:use-optimal-row-height="false" fo:break-before="auto"/>
    </style:style>
    <style:style style:name="ro24" style:family="table-row">
      <style:table-row-properties style:row-height="9pt" style:use-optimal-row-height="false" fo:break-before="auto"/>
    </style:style>
    <style:style style:name="ro25" style:family="table-row">
      <style:table-row-properties style:row-height="8.25pt" style:use-optimal-row-height="false" fo:break-before="auto"/>
    </style:style>
    <style:style style:name="ro26" style:family="table-row">
      <style:table-row-properties style:row-height="10.5pt" style:use-optimal-row-height="false" fo:break-before="auto"/>
    </style:style>
    <style:style style:name="ro27" style:family="table-row">
      <style:table-row-properties style:row-height="11.25pt" style:use-optimal-row-height="false" fo:break-before="auto"/>
    </style:style>
    <style:style style:name="ro28" style:family="table-row">
      <style:table-row-properties style:row-height="12pt" style:use-optimal-row-height="false" fo:break-before="auto"/>
    </style:style>
    <style:style style:name="ro29" style:family="table-row">
      <style:table-row-properties style:row-height="12.75pt" style:use-optimal-row-height="false" fo:break-before="auto"/>
    </style:style>
    <style:style style:name="ro30" style:family="table-row">
      <style:table-row-properties style:row-height="22.15pt" style:use-optimal-row-height="false" fo:break-before="auto"/>
    </style:style>
    <style:style style:name="ro31" style:family="table-row">
      <style:table-row-properties style:row-height="6pt" style:use-optimal-row-height="false" fo:break-before="auto"/>
    </style:style>
    <style:style style:name="ro32" style:family="table-row">
      <style:table-row-properties style:row-height="7.5pt" style:use-optimal-row-height="false" fo:break-before="auto"/>
    </style:style>
    <style:style style:name="ro33" style:family="table-row">
      <style:table-row-properties style:row-height="5.25pt" style:use-optimal-row-height="false" fo:break-before="auto"/>
    </style:style>
    <style:style style:name="ro34" style:family="table-row">
      <style:table-row-properties style:row-height="20.25pt" style:use-optimal-row-height="false" fo:break-before="auto"/>
    </style:style>
    <style:style style:name="ro35" style:family="table-row">
      <style:table-row-properties style:row-height="13.5pt" style:use-optimal-row-height="false" fo:break-before="auto"/>
    </style:style>
    <style:style style:name="ro36" style:family="table-row">
      <style:table-row-properties style:row-height="30pt" style:use-optimal-row-height="false" fo:break-before="auto"/>
    </style:style>
    <style:style style:name="ro37" style:family="table-row">
      <style:table-row-properties style:row-height="25.5pt" style:use-optimal-row-height="false" fo:break-before="auto"/>
    </style:style>
    <style:style style:name="ro38" style:family="table-row">
      <style:table-row-properties style:row-height="22.5pt" style:use-optimal-row-height="false" fo:break-before="auto"/>
    </style:style>
    <style:style style:name="ro39" style:family="table-row">
      <style:table-row-properties style:row-height="14.25pt" style:use-optimal-row-height="false" fo:break-before="auto"/>
    </style:style>
    <style:style style:name="ro40" style:family="table-row">
      <style:table-row-properties style:row-height="18.65pt" style:use-optimal-row-height="false" fo:break-before="auto"/>
    </style:style>
    <style:style style:name="ro41" style:family="table-row">
      <style:table-row-properties style:row-height="24pt" style:use-optimal-row-height="false" fo:break-before="auto"/>
    </style:style>
    <style:style style:name="ro42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2109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2109</text:p>
          </table:table-cell>
          <table:table-cell office:value-type="string" table:style-name="ce13">
            <text:p>202108</text:p>
          </table:table-cell>
          <table:table-cell office:value-type="string" table:style-name="ce13">
            <text:p>202009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38462" table:style-name="ce19">
            <text:p>538 462</text:p>
          </table:table-cell>
          <table:table-cell office:value-type="float" office:value="546633" table:style-name="ce19">
            <text:p>546 633</text:p>
          </table:table-cell>
          <table:table-cell office:value-type="float" office:value="553928" table:style-name="ce19">
            <text:p>553 928</text:p>
          </table:table-cell>
          <table:table-cell office:value-type="float" office:value="-1.4947871789665095" table:style-name="ce20">
            <text:p>-1,5</text:p>
          </table:table-cell>
          <table:table-cell office:value-type="float" office:value="-2.7920596178564723" table:style-name="ce20">
            <text:p>-2,8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59148" table:style-name="ce19">
            <text:p>359 148</text:p>
          </table:table-cell>
          <table:table-cell office:value-type="float" office:value="368404" table:style-name="ce19">
            <text:p>368 404</text:p>
          </table:table-cell>
          <table:table-cell office:value-type="float" office:value="410174" table:style-name="ce19">
            <text:p>410 174</text:p>
          </table:table-cell>
          <table:table-cell office:value-type="float" office:value="-2.5124591481091412" table:style-name="ce20">
            <text:p>-2,5</text:p>
          </table:table-cell>
          <table:table-cell office:value-type="float" office:value="-12.440086402356073" table:style-name="ce20">
            <text:p>-12,4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3800" table:style-name="ce19">
            <text:p>23 800</text:p>
          </table:table-cell>
          <table:table-cell office:value-type="float" office:value="24159" table:style-name="ce19">
            <text:p>24 159</text:p>
          </table:table-cell>
          <table:table-cell office:value-type="float" office:value="14398" table:style-name="ce19">
            <text:p>14 398</text:p>
          </table:table-cell>
          <table:table-cell office:value-type="float" office:value="-1.4859886584709632" table:style-name="ce20">
            <text:p>-1,5</text:p>
          </table:table-cell>
          <table:table-cell office:value-type="float" office:value="65.300736213362967" table:style-name="ce20">
            <text:p>65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3261" table:style-name="ce19">
            <text:p>53 261</text:p>
          </table:table-cell>
          <table:table-cell office:value-type="float" office:value="39385" table:style-name="ce19">
            <text:p>39 385</text:p>
          </table:table-cell>
          <table:table-cell office:value-type="float" office:value="58745" table:style-name="ce19">
            <text:p>58 745</text:p>
          </table:table-cell>
          <table:table-cell office:value-type="float" office:value="35.23168719055478" table:style-name="ce20">
            <text:p>35,2</text:p>
          </table:table-cell>
          <table:table-cell office:value-type="float" office:value="-9.3352625755383425" table:style-name="ce20">
            <text:p>-9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8966" table:style-name="ce19">
            <text:p>48 966</text:p>
          </table:table-cell>
          <table:table-cell office:value-type="float" office:value="36437" table:style-name="ce19">
            <text:p>36 437</text:p>
          </table:table-cell>
          <table:table-cell office:value-type="float" office:value="54769" table:style-name="ce19">
            <text:p>54 769</text:p>
          </table:table-cell>
          <table:table-cell office:value-type="float" office:value="34.385377500891948" table:style-name="ce20">
            <text:p>34,4</text:p>
          </table:table-cell>
          <table:table-cell office:value-type="float" office:value="-10.595409812119994" table:style-name="ce20">
            <text:p>-10,6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4415" table:style-name="ce19">
            <text:p>14 415</text:p>
          </table:table-cell>
          <table:table-cell office:value-type="float" office:value="11048" table:style-name="ce19">
            <text:p>11 048</text:p>
          </table:table-cell>
          <table:table-cell office:value-type="float" office:value="11806" table:style-name="ce19">
            <text:p>11 806</text:p>
          </table:table-cell>
          <table:table-cell office:value-type="float" office:value="30.476104272266475" table:style-name="ce20">
            <text:p>30,5</text:p>
          </table:table-cell>
          <table:table-cell office:value-type="float" office:value="22.098932746061326" table:style-name="ce20">
            <text:p>22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8911" table:style-name="ce38">
            <text:p>8 911</text:p>
          </table:table-cell>
          <table:table-cell office:value-type="float" office:value="6343" table:style-name="ce38">
            <text:p>6 343</text:p>
          </table:table-cell>
          <table:table-cell office:value-type="float" office:value="8244" table:style-name="ce38">
            <text:p>8 244</text:p>
          </table:table-cell>
          <table:table-cell office:value-type="float" office:value="40.485574649219615" table:style-name="ce39">
            <text:p>40,5</text:p>
          </table:table-cell>
          <table:table-cell office:value-type="float" office:value="8.0907326540514308" table:style-name="ce39">
            <text:p>8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7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10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9-01T00:00:00" table:style-name="ce51">
            <text:p>set-20</text:p>
          </table:table-cell>
          <table:table-cell office:value-type="float" office:value="410174" table:style-name="ce52">
            <text:p>410 174<text:s/></text:p>
          </table:table-cell>
          <table:table-cell office:value-type="float" office:value="54769" table:style-name="ce52">
            <text:p>54 769<text:s/></text:p>
          </table:table-cell>
          <table:table-cell office:value-type="float" office:value="11806" table:style-name="ce52">
            <text:p>11 806<text:s/></text:p>
          </table:table-cell>
          <table:table-cell office:value-type="float" office:value="8244" table:style-name="ce52">
            <text:p>8 244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0-01T00:00:00" table:style-name="ce51">
            <text:p>out-20</text:p>
          </table:table-cell>
          <table:table-cell office:value-type="float" office:value="403554" table:style-name="ce52">
            <text:p>403 554<text:s/></text:p>
          </table:table-cell>
          <table:table-cell office:value-type="float" office:value="55246" table:style-name="ce52">
            <text:p>55 246<text:s/></text:p>
          </table:table-cell>
          <table:table-cell office:value-type="float" office:value="11456" table:style-name="ce52">
            <text:p>11 456<text:s/></text:p>
          </table:table-cell>
          <table:table-cell office:value-type="float" office:value="6974" table:style-name="ce52">
            <text:p>6 97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11-01T00:00:00" table:style-name="ce51">
            <text:p>nov-20</text:p>
          </table:table-cell>
          <table:table-cell office:value-type="float" office:value="398287" table:style-name="ce52">
            <text:p>398 287<text:s/></text:p>
          </table:table-cell>
          <table:table-cell office:value-type="float" office:value="51965" table:style-name="ce52">
            <text:p>51 965<text:s/></text:p>
          </table:table-cell>
          <table:table-cell office:value-type="float" office:value="8412" table:style-name="ce52">
            <text:p>8 412<text:s/></text:p>
          </table:table-cell>
          <table:table-cell office:value-type="float" office:value="6373" table:style-name="ce52">
            <text:p>6 373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2-01T00:00:00" table:style-name="ce51">
            <text:p>dez-20</text:p>
          </table:table-cell>
          <table:table-cell office:value-type="float" office:value="402254" table:style-name="ce52">
            <text:p>402 254<text:s/></text:p>
          </table:table-cell>
          <table:table-cell office:value-type="float" office:value="45731" table:style-name="ce52">
            <text:p>45 731<text:s/></text:p>
          </table:table-cell>
          <table:table-cell office:value-type="float" office:value="7771" table:style-name="ce52">
            <text:p>7 771<text:s/></text:p>
          </table:table-cell>
          <table:table-cell office:value-type="float" office:value="4632" table:style-name="ce52">
            <text:p>4 63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1-01T00:00:00" table:style-name="ce51">
            <text:p>jan-21</text:p>
          </table:table-cell>
          <table:table-cell office:value-type="float" office:value="424359" table:style-name="ce52">
            <text:p>424 359<text:s/></text:p>
          </table:table-cell>
          <table:table-cell office:value-type="float" office:value="49238" table:style-name="ce52">
            <text:p>49 238<text:s/></text:p>
          </table:table-cell>
          <table:table-cell office:value-type="float" office:value="9868" table:style-name="ce52">
            <text:p>9 868<text:s/></text:p>
          </table:table-cell>
          <table:table-cell office:value-type="float" office:value="7405" table:style-name="ce52">
            <text:p>7 40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2-01T00:00:00" table:style-name="ce51">
            <text:p>fev-21</text:p>
          </table:table-cell>
          <table:table-cell office:value-type="float" office:value="431843" table:style-name="ce56">
            <text:p>431 843<text:s/></text:p>
          </table:table-cell>
          <table:table-cell office:value-type="float" office:value="41580" table:style-name="ce56">
            <text:p>41 580<text:s/></text:p>
          </table:table-cell>
          <table:table-cell office:value-type="float" office:value="7677" table:style-name="ce52">
            <text:p>7 677<text:s/></text:p>
          </table:table-cell>
          <table:table-cell office:value-type="float" office:value="4844" table:style-name="ce52">
            <text:p>4 8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3-01T00:00:00" table:style-name="ce51">
            <text:p>mar-21</text:p>
          </table:table-cell>
          <table:table-cell office:value-type="float" office:value="432851" table:style-name="ce52">
            <text:p>432 851<text:s/></text:p>
          </table:table-cell>
          <table:table-cell office:value-type="float" office:value="43114" table:style-name="ce52">
            <text:p>43 114<text:s/></text:p>
          </table:table-cell>
          <table:table-cell office:value-type="float" office:value="12050" table:style-name="ce52">
            <text:p>12 050<text:s/></text:p>
          </table:table-cell>
          <table:table-cell office:value-type="float" office:value="6899" table:style-name="ce52">
            <text:p>6 89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4-01T00:00:00" table:style-name="ce51">
            <text:p>abr-21</text:p>
          </table:table-cell>
          <table:table-cell office:value-type="float" office:value="423888" table:style-name="ce52">
            <text:p>423 888<text:s/></text:p>
          </table:table-cell>
          <table:table-cell office:value-type="float" office:value="37249" table:style-name="ce52">
            <text:p>37 249<text:s/></text:p>
          </table:table-cell>
          <table:table-cell office:value-type="float" office:value="12906" table:style-name="ce52">
            <text:p>12 906<text:s/></text:p>
          </table:table-cell>
          <table:table-cell office:value-type="float" office:value="7848" table:style-name="ce52">
            <text:p>7 84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5-01T00:00:00" table:style-name="ce51">
            <text:p>mai-21</text:p>
          </table:table-cell>
          <table:table-cell office:value-type="float" office:value="402183" table:style-name="ce52">
            <text:p>402 183<text:s/></text:p>
          </table:table-cell>
          <table:table-cell office:value-type="float" office:value="34083" table:style-name="ce52">
            <text:p>34 083<text:s/></text:p>
          </table:table-cell>
          <table:table-cell office:value-type="float" office:value="17563" table:style-name="ce52">
            <text:p>17 563<text:s/></text:p>
          </table:table-cell>
          <table:table-cell office:value-type="float" office:value="10123" table:style-name="ce52">
            <text:p>10 12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6-01T00:00:00" table:style-name="ce51">
            <text:p>jun-21</text:p>
          </table:table-cell>
          <table:table-cell office:value-type="float" office:value="377872" table:style-name="ce52">
            <text:p>377 872<text:s/></text:p>
          </table:table-cell>
          <table:table-cell office:value-type="float" office:value="31617" table:style-name="ce52">
            <text:p>31 617<text:s/></text:p>
          </table:table-cell>
          <table:table-cell office:value-type="float" office:value="16186" table:style-name="ce52">
            <text:p>16 186<text:s/></text:p>
          </table:table-cell>
          <table:table-cell office:value-type="float" office:value="9686" table:style-name="ce52">
            <text:p>9 68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7-01T00:00:00" table:style-name="ce51">
            <text:p>jul-21</text:p>
          </table:table-cell>
          <table:table-cell office:value-type="float" office:value="368704" table:style-name="ce52">
            <text:p>368 704<text:s/></text:p>
          </table:table-cell>
          <table:table-cell office:value-type="float" office:value="37604" table:style-name="ce52">
            <text:p>37 604<text:s/></text:p>
          </table:table-cell>
          <table:table-cell office:value-type="float" office:value="11750" table:style-name="ce52">
            <text:p>11 750<text:s/></text:p>
          </table:table-cell>
          <table:table-cell office:value-type="float" office:value="7605" table:style-name="ce52">
            <text:p>7 60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8-01T00:00:00" table:style-name="ce57">
            <text:p>ago-21</text:p>
          </table:table-cell>
          <table:table-cell office:value-type="float" office:value="368404" table:style-name="ce52">
            <text:p>368 404<text:s/></text:p>
          </table:table-cell>
          <table:table-cell office:value-type="float" office:value="36437" table:style-name="ce52">
            <text:p>36 437<text:s/></text:p>
          </table:table-cell>
          <table:table-cell office:value-type="float" office:value="11048" table:style-name="ce52">
            <text:p>11 048<text:s/></text:p>
          </table:table-cell>
          <table:table-cell office:value-type="float" office:value="6343" table:style-name="ce52">
            <text:p>6 343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21-09-01T00:00:00" table:style-name="ce57">
            <text:p>set-21</text:p>
          </table:table-cell>
          <table:table-cell office:value-type="float" office:value="359148" table:style-name="ce58">
            <text:p>359 148<text:s/></text:p>
          </table:table-cell>
          <table:table-cell office:value-type="float" office:value="48966" table:style-name="ce58">
            <text:p>48 966<text:s/></text:p>
          </table:table-cell>
          <table:table-cell office:value-type="float" office:value="14415" table:style-name="ce58">
            <text:p>14 415<text:s/></text:p>
          </table:table-cell>
          <table:table-cell office:value-type="float" office:value="8911" table:style-name="ce58">
            <text:p>8 911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7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1">
          <table:table-cell/>
          <table:table-cell office:value-type="string" table:style-name="ce62">
            <text:p>TOTAL PAÍS</text:p>
          </table:table-cell>
          <table:table-cell office:value-type="string" table:style-name="ce63">
            <text:p>202109</text:p>
          </table:table-cell>
          <table:table-cell office:value-type="string" table:style-name="ce64">
            <text:p>202108</text:p>
          </table:table-cell>
          <table:table-cell office:value-type="string" table:style-name="ce64">
            <text:p>202009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359148" table:style-name="ce67">
            <text:p>359 148</text:p>
          </table:table-cell>
          <table:table-cell office:value-type="float" office:value="368404" table:style-name="ce67">
            <text:p>368 404</text:p>
          </table:table-cell>
          <table:table-cell office:value-type="float" office:value="410174" table:style-name="ce67">
            <text:p>410 174</text:p>
          </table:table-cell>
          <table:table-cell office:value-type="float" office:value="-9256" table:style-name="ce67">
            <text:p>-9 256</text:p>
          </table:table-cell>
          <table:table-cell office:value-type="float" office:value="-2.5124591481091412" table:style-name="ce68">
            <text:p>-2,5</text:p>
          </table:table-cell>
          <table:table-cell office:value-type="float" office:value="-51026" table:style-name="ce67">
            <text:p>-51 026</text:p>
          </table:table-cell>
          <table:table-cell office:value-type="float" office:value="-12.440086402356073" table:style-name="ce68">
            <text:p>-12,4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homens</text:p>
          </table:table-cell>
          <table:table-cell office:value-type="float" office:value="152872" table:style-name="ce67">
            <text:p>152 872</text:p>
          </table:table-cell>
          <table:table-cell office:value-type="float" office:value="155799" table:style-name="ce67">
            <text:p>155 799</text:p>
          </table:table-cell>
          <table:table-cell office:value-type="float" office:value="177644" table:style-name="ce67">
            <text:p>177 644</text:p>
          </table:table-cell>
          <table:table-cell office:value-type="float" office:value="-2927" table:style-name="ce67">
            <text:p>-2 927</text:p>
          </table:table-cell>
          <table:table-cell office:value-type="float" office:value="-1.8787026874370183" table:style-name="ce68">
            <text:p>-1,9</text:p>
          </table:table-cell>
          <table:table-cell office:value-type="float" office:value="-24772" table:style-name="ce67">
            <text:p>-24 772</text:p>
          </table:table-cell>
          <table:table-cell office:value-type="float" office:value="-13.944743419423117" table:style-name="ce68">
            <text:p>-13,9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mulheres</text:p>
          </table:table-cell>
          <table:table-cell office:value-type="float" office:value="206276" table:style-name="ce67">
            <text:p>206 276</text:p>
          </table:table-cell>
          <table:table-cell office:value-type="float" office:value="212605" table:style-name="ce67">
            <text:p>212 605</text:p>
          </table:table-cell>
          <table:table-cell office:value-type="float" office:value="232530" table:style-name="ce67">
            <text:p>232 530</text:p>
          </table:table-cell>
          <table:table-cell office:value-type="float" office:value="-6329" table:style-name="ce67">
            <text:p>-6 329</text:p>
          </table:table-cell>
          <table:table-cell office:value-type="float" office:value="-2.976882011241504" table:style-name="ce68">
            <text:p>-3,0</text:p>
          </table:table-cell>
          <table:table-cell office:value-type="float" office:value="-26254" table:style-name="ce67">
            <text:p>-26 254</text:p>
          </table:table-cell>
          <table:table-cell office:value-type="float" office:value="-11.290586160925473" table:style-name="ce68">
            <text:p>-11,3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lt; 25 anos</text:p>
          </table:table-cell>
          <table:table-cell office:value-type="float" office:value="39186" table:style-name="ce67">
            <text:p>39 186</text:p>
          </table:table-cell>
          <table:table-cell office:value-type="float" office:value="38422" table:style-name="ce67">
            <text:p>38 422</text:p>
          </table:table-cell>
          <table:table-cell office:value-type="float" office:value="48626" table:style-name="ce67">
            <text:p>48 626</text:p>
          </table:table-cell>
          <table:table-cell office:value-type="float" office:value="764" table:style-name="ce67">
            <text:p><text:s/>764</text:p>
          </table:table-cell>
          <table:table-cell office:value-type="float" office:value="1.9884441205559316" table:style-name="ce68">
            <text:p>2,0</text:p>
          </table:table-cell>
          <table:table-cell office:value-type="float" office:value="-9440" table:style-name="ce67">
            <text:p>-9 440</text:p>
          </table:table-cell>
          <table:table-cell office:value-type="float" office:value="-19.413482499074568" table:style-name="ce68">
            <text:p>-19,4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gt;= 25 anos</text:p>
          </table:table-cell>
          <table:table-cell office:value-type="float" office:value="319962" table:style-name="ce67">
            <text:p>319 962</text:p>
          </table:table-cell>
          <table:table-cell office:value-type="float" office:value="329982" table:style-name="ce67">
            <text:p>329 982</text:p>
          </table:table-cell>
          <table:table-cell office:value-type="float" office:value="361548" table:style-name="ce67">
            <text:p>361 548</text:p>
          </table:table-cell>
          <table:table-cell office:value-type="float" office:value="-10020" table:style-name="ce67">
            <text:p>-10 020</text:p>
          </table:table-cell>
          <table:table-cell office:value-type="float" office:value="-3.036529265232649" table:style-name="ce68">
            <text:p>-3,0</text:p>
          </table:table-cell>
          <table:table-cell office:value-type="float" office:value="-41586" table:style-name="ce67">
            <text:p>-41 586</text:p>
          </table:table-cell>
          <table:table-cell office:value-type="float" office:value="-11.50220717581068" table:style-name="ce68">
            <text:p>-11,5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lt; 1 ano inscrição</text:p>
          </table:table-cell>
          <table:table-cell office:value-type="float" office:value="181290" table:style-name="ce67">
            <text:p>181 290</text:p>
          </table:table-cell>
          <table:table-cell office:value-type="float" office:value="189081" table:style-name="ce67">
            <text:p>189 081</text:p>
          </table:table-cell>
          <table:table-cell office:value-type="float" office:value="263319" table:style-name="ce67">
            <text:p>263 319</text:p>
          </table:table-cell>
          <table:table-cell office:value-type="float" office:value="-7791" table:style-name="ce67">
            <text:p>-7 791</text:p>
          </table:table-cell>
          <table:table-cell office:value-type="float" office:value="-4.1204563123740625" table:style-name="ce68">
            <text:p>-4,1</text:p>
          </table:table-cell>
          <table:table-cell office:value-type="float" office:value="-82029" table:style-name="ce67">
            <text:p>-82 029</text:p>
          </table:table-cell>
          <table:table-cell office:value-type="float" office:value="-31.151948776958744" table:style-name="ce68">
            <text:p>-31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gt;= 1 ano inscrição</text:p>
          </table:table-cell>
          <table:table-cell office:value-type="float" office:value="177858" table:style-name="ce67">
            <text:p>177 858</text:p>
          </table:table-cell>
          <table:table-cell office:value-type="float" office:value="179323" table:style-name="ce67">
            <text:p>179 323</text:p>
          </table:table-cell>
          <table:table-cell office:value-type="float" office:value="146855" table:style-name="ce67">
            <text:p>146 855</text:p>
          </table:table-cell>
          <table:table-cell office:value-type="float" office:value="-1465" table:style-name="ce67">
            <text:p>-1 465</text:p>
          </table:table-cell>
          <table:table-cell office:value-type="float" office:value="-0.81696157213519749" table:style-name="ce68">
            <text:p>-0,8</text:p>
          </table:table-cell>
          <table:table-cell office:value-type="float" office:value="31003" table:style-name="ce67">
            <text:p>31 003</text:p>
          </table:table-cell>
          <table:table-cell office:value-type="float" office:value="21.111300262163358" table:style-name="ce68">
            <text:p>21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2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primeiro emprego</text:p>
          </table:table-cell>
          <table:table-cell office:value-type="float" office:value="34506" table:style-name="ce67">
            <text:p>34 506</text:p>
          </table:table-cell>
          <table:table-cell office:value-type="float" office:value="33222" table:style-name="ce67">
            <text:p>33 222</text:p>
          </table:table-cell>
          <table:table-cell office:value-type="float" office:value="33403" table:style-name="ce67">
            <text:p>33 403</text:p>
          </table:table-cell>
          <table:table-cell office:value-type="float" office:value="1284" table:style-name="ce67">
            <text:p>1 284</text:p>
          </table:table-cell>
          <table:table-cell office:value-type="float" office:value="3.8649087953765577" table:style-name="ce68">
            <text:p>3,9</text:p>
          </table:table-cell>
          <table:table-cell office:value-type="float" office:value="1103" table:style-name="ce67">
            <text:p>1 103</text:p>
          </table:table-cell>
          <table:table-cell office:value-type="float" office:value="3.3020986138969555" table:style-name="ce68">
            <text:p>3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ovo emprego</text:p>
          </table:table-cell>
          <table:table-cell office:value-type="float" office:value="324642" table:style-name="ce67">
            <text:p>324 642</text:p>
          </table:table-cell>
          <table:table-cell office:value-type="float" office:value="335182" table:style-name="ce67">
            <text:p>335 182</text:p>
          </table:table-cell>
          <table:table-cell office:value-type="float" office:value="376771" table:style-name="ce67">
            <text:p>376 771</text:p>
          </table:table-cell>
          <table:table-cell office:value-type="float" office:value="-10540" table:style-name="ce67">
            <text:p>-10 540</text:p>
          </table:table-cell>
          <table:table-cell office:value-type="float" office:value="-3.1445602687495153" table:style-name="ce68">
            <text:p>-3,1</text:p>
          </table:table-cell>
          <table:table-cell office:value-type="float" office:value="-52129" table:style-name="ce67">
            <text:p>-52 129</text:p>
          </table:table-cell>
          <table:table-cell office:value-type="float" office:value="-13.835725148697749" table:style-name="ce68">
            <text:p>-13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enhum nível instrução</text:p>
          </table:table-cell>
          <table:table-cell office:value-type="float" office:value="28521" table:style-name="ce67">
            <text:p>28 521</text:p>
          </table:table-cell>
          <table:table-cell office:value-type="float" office:value="28923" table:style-name="ce67">
            <text:p>28 923</text:p>
          </table:table-cell>
          <table:table-cell office:value-type="float" office:value="25895" table:style-name="ce67">
            <text:p>25 895</text:p>
          </table:table-cell>
          <table:table-cell office:value-type="float" office:value="-402" table:style-name="ce67">
            <text:p>- 402</text:p>
          </table:table-cell>
          <table:table-cell office:value-type="float" office:value="-1.389897313556685" table:style-name="ce68">
            <text:p>-1,4</text:p>
          </table:table-cell>
          <table:table-cell office:value-type="float" office:value="2626" table:style-name="ce67">
            <text:p>2 626</text:p>
          </table:table-cell>
          <table:table-cell office:value-type="float" office:value="10.140953852094999" table:style-name="ce68">
            <text:p>10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1º ciclo ensino básico</text:p>
          </table:table-cell>
          <table:table-cell office:value-type="float" office:value="49627" table:style-name="ce67">
            <text:p>49 627</text:p>
          </table:table-cell>
          <table:table-cell office:value-type="float" office:value="51388" table:style-name="ce67">
            <text:p>51 388</text:p>
          </table:table-cell>
          <table:table-cell office:value-type="float" office:value="56561" table:style-name="ce67">
            <text:p>56 561</text:p>
          </table:table-cell>
          <table:table-cell office:value-type="float" office:value="-1761" table:style-name="ce67">
            <text:p>-1 761</text:p>
          </table:table-cell>
          <table:table-cell office:value-type="float" office:value="-3.426870086401494" table:style-name="ce68">
            <text:p>-3,4</text:p>
          </table:table-cell>
          <table:table-cell office:value-type="float" office:value="-6934" table:style-name="ce67">
            <text:p>-6 934</text:p>
          </table:table-cell>
          <table:table-cell office:value-type="float" office:value="-12.259330634182565" table:style-name="ce68">
            <text:p>-12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2º ciclo ensino básico</text:p>
          </table:table-cell>
          <table:table-cell office:value-type="float" office:value="48658" table:style-name="ce67">
            <text:p>48 658</text:p>
          </table:table-cell>
          <table:table-cell office:value-type="float" office:value="50775" table:style-name="ce67">
            <text:p>50 775</text:p>
          </table:table-cell>
          <table:table-cell office:value-type="float" office:value="56413" table:style-name="ce67">
            <text:p>56 413</text:p>
          </table:table-cell>
          <table:table-cell office:value-type="float" office:value="-2117" table:style-name="ce67">
            <text:p>-2 117</text:p>
          </table:table-cell>
          <table:table-cell office:value-type="float" office:value="-4.1693746922698178" table:style-name="ce68">
            <text:p>-4,2</text:p>
          </table:table-cell>
          <table:table-cell office:value-type="float" office:value="-7755" table:style-name="ce67">
            <text:p>-7 755</text:p>
          </table:table-cell>
          <table:table-cell office:value-type="float" office:value="-13.746831404108981" table:style-name="ce68">
            <text:p>-13,7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3º ciclo ensino básico</text:p>
          </table:table-cell>
          <table:table-cell office:value-type="float" office:value="68667" table:style-name="ce67">
            <text:p>68 667</text:p>
          </table:table-cell>
          <table:table-cell office:value-type="float" office:value="72244" table:style-name="ce67">
            <text:p>72 244</text:p>
          </table:table-cell>
          <table:table-cell office:value-type="float" office:value="81575" table:style-name="ce67">
            <text:p>81 575</text:p>
          </table:table-cell>
          <table:table-cell office:value-type="float" office:value="-3577" table:style-name="ce67">
            <text:p>-3 577</text:p>
          </table:table-cell>
          <table:table-cell office:value-type="float" office:value="-4.9512762305520184" table:style-name="ce68">
            <text:p>-5,0</text:p>
          </table:table-cell>
          <table:table-cell office:value-type="float" office:value="-12908" table:style-name="ce67">
            <text:p>-12 908</text:p>
          </table:table-cell>
          <table:table-cell office:value-type="float" office:value="-15.823475329451425" table:style-name="ce68">
            <text:p>-15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ecundário</text:p>
          </table:table-cell>
          <table:table-cell office:value-type="float" office:value="109238" table:style-name="ce67">
            <text:p>109 238</text:p>
          </table:table-cell>
          <table:table-cell office:value-type="float" office:value="111825" table:style-name="ce67">
            <text:p>111 825</text:p>
          </table:table-cell>
          <table:table-cell office:value-type="float" office:value="129602" table:style-name="ce67">
            <text:p>129 602</text:p>
          </table:table-cell>
          <table:table-cell office:value-type="float" office:value="-2587" table:style-name="ce67">
            <text:p>-2 587</text:p>
          </table:table-cell>
          <table:table-cell office:value-type="float" office:value="-2.3134361725911021" table:style-name="ce68">
            <text:p>-2,3</text:p>
          </table:table-cell>
          <table:table-cell office:value-type="float" office:value="-20364" table:style-name="ce67">
            <text:p>-20 364</text:p>
          </table:table-cell>
          <table:table-cell office:value-type="float" office:value="-15.712720482708601" table:style-name="ce68">
            <text:p>-15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uperior</text:p>
          </table:table-cell>
          <table:table-cell office:value-type="float" office:value="54437" table:style-name="ce67">
            <text:p>54 437</text:p>
          </table:table-cell>
          <table:table-cell office:value-type="float" office:value="53249" table:style-name="ce67">
            <text:p>53 249</text:p>
          </table:table-cell>
          <table:table-cell office:value-type="float" office:value="60128" table:style-name="ce67">
            <text:p>60 128</text:p>
          </table:table-cell>
          <table:table-cell office:value-type="float" office:value="1188" table:style-name="ce67">
            <text:p>1 188</text:p>
          </table:table-cell>
          <table:table-cell office:value-type="float" office:value="2.2310278127288776" table:style-name="ce68">
            <text:p>2,2</text:p>
          </table:table-cell>
          <table:table-cell office:value-type="float" office:value="-5691" table:style-name="ce67">
            <text:p>-5 691</text:p>
          </table:table-cell>
          <table:table-cell office:value-type="float" office:value="-9.4648084087280466" table:style-name="ce68">
            <text:p>-9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Total <text:s/>País</text:p>
          </table:table-cell>
          <table:table-cell office:value-type="float" office:value="359148" table:style-name="ce67">
            <text:p>359 148</text:p>
          </table:table-cell>
          <table:table-cell office:value-type="float" office:value="368404" table:style-name="ce67">
            <text:p>368 404</text:p>
          </table:table-cell>
          <table:table-cell office:value-type="float" office:value="410174" table:style-name="ce67">
            <text:p>410 174</text:p>
          </table:table-cell>
          <table:table-cell office:value-type="float" office:value="-9256" table:style-name="ce67">
            <text:p>-9 256</text:p>
          </table:table-cell>
          <table:table-cell office:value-type="float" office:value="-2.5124591481091412" table:style-name="ce68">
            <text:p>-2,5</text:p>
          </table:table-cell>
          <table:table-cell office:value-type="float" office:value="-51026" table:style-name="ce67">
            <text:p>-51 026</text:p>
          </table:table-cell>
          <table:table-cell office:value-type="float" office:value="-12.440086402356073" table:style-name="ce68">
            <text:p>-12,4</text:p>
          </table:table-cell>
          <table:table-cell table:style-name="ce71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Norte</text:p>
          </table:table-cell>
          <table:table-cell office:value-type="float" office:value="138000" table:style-name="ce67">
            <text:p>138 000</text:p>
          </table:table-cell>
          <table:table-cell office:value-type="float" office:value="141178" table:style-name="ce67">
            <text:p>141 178</text:p>
          </table:table-cell>
          <table:table-cell office:value-type="float" office:value="156650" table:style-name="ce67">
            <text:p>156 650</text:p>
          </table:table-cell>
          <table:table-cell office:value-type="float" office:value="-3178" table:style-name="ce67">
            <text:p>-3 178</text:p>
          </table:table-cell>
          <table:table-cell office:value-type="float" office:value="-2.2510589468614088" table:style-name="ce68">
            <text:p>-2,3</text:p>
          </table:table-cell>
          <table:table-cell office:value-type="float" office:value="-18650" table:style-name="ce67">
            <text:p>-18 650</text:p>
          </table:table-cell>
          <table:table-cell office:value-type="float" office:value="-11.905521864028087" table:style-name="ce68">
            <text:p>-11,9</text:p>
          </table:table-cell>
          <table:table-cell office:value-type="float" office:value="-12.440086402356073" table:style-name="ce71">
            <text:p>-1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Centro</text:p>
          </table:table-cell>
          <table:table-cell office:value-type="float" office:value="44853" table:style-name="ce67">
            <text:p>44 853</text:p>
          </table:table-cell>
          <table:table-cell office:value-type="float" office:value="44951" table:style-name="ce67">
            <text:p>44 951</text:p>
          </table:table-cell>
          <table:table-cell office:value-type="float" office:value="50938" table:style-name="ce67">
            <text:p>50 938</text:p>
          </table:table-cell>
          <table:table-cell office:value-type="float" office:value="-98" table:style-name="ce67">
            <text:p>- 98</text:p>
          </table:table-cell>
          <table:table-cell office:value-type="float" office:value="-0.21801517207626081" table:style-name="ce68">
            <text:p>-0,2</text:p>
          </table:table-cell>
          <table:table-cell office:value-type="float" office:value="-6085" table:style-name="ce67">
            <text:p>-6 085</text:p>
          </table:table-cell>
          <table:table-cell office:value-type="float" office:value="-11.945895009619537" table:style-name="ce68">
            <text:p>-11,9</text:p>
          </table:table-cell>
          <table:table-cell office:value-type="float" office:value="-12.440086402356073" table:style-name="ce71">
            <text:p>-1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Lisboa VT</text:p>
          </table:table-cell>
          <table:table-cell office:value-type="float" office:value="122221" table:style-name="ce67">
            <text:p>122 221</text:p>
          </table:table-cell>
          <table:table-cell office:value-type="float" office:value="127305" table:style-name="ce67">
            <text:p>127 305</text:p>
          </table:table-cell>
          <table:table-cell office:value-type="float" office:value="136844" table:style-name="ce67">
            <text:p>136 844</text:p>
          </table:table-cell>
          <table:table-cell office:value-type="float" office:value="-5084" table:style-name="ce67">
            <text:p>-5 084</text:p>
          </table:table-cell>
          <table:table-cell office:value-type="float" office:value="-3.9935587761674718" table:style-name="ce68">
            <text:p>-4,0</text:p>
          </table:table-cell>
          <table:table-cell office:value-type="float" office:value="-14623" table:style-name="ce67">
            <text:p>-14 623</text:p>
          </table:table-cell>
          <table:table-cell office:value-type="float" office:value="-10.685890503054573" table:style-name="ce68">
            <text:p>-10,7</text:p>
          </table:table-cell>
          <table:table-cell office:value-type="float" office:value="-12.440086402356073" table:style-name="ce71">
            <text:p>-1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lentejo</text:p>
          </table:table-cell>
          <table:table-cell office:value-type="float" office:value="14876" table:style-name="ce67">
            <text:p>14 876</text:p>
          </table:table-cell>
          <table:table-cell office:value-type="float" office:value="14741" table:style-name="ce67">
            <text:p>14 741</text:p>
          </table:table-cell>
          <table:table-cell office:value-type="float" office:value="18152" table:style-name="ce67">
            <text:p>18 152</text:p>
          </table:table-cell>
          <table:table-cell office:value-type="float" office:value="135" table:style-name="ce67">
            <text:p><text:s/>135</text:p>
          </table:table-cell>
          <table:table-cell office:value-type="float" office:value="0.91581303846414752" table:style-name="ce68">
            <text:p>0,9</text:p>
          </table:table-cell>
          <table:table-cell office:value-type="float" office:value="-3276" table:style-name="ce67">
            <text:p>-3 276</text:p>
          </table:table-cell>
          <table:table-cell office:value-type="float" office:value="-18.047598060819745" table:style-name="ce68">
            <text:p>-18,0</text:p>
          </table:table-cell>
          <table:table-cell office:value-type="float" office:value="-12.440086402356073" table:style-name="ce71">
            <text:p>-1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<text:s/>Algarve</text:p>
          </table:table-cell>
          <table:table-cell office:value-type="float" office:value="16332" table:style-name="ce67">
            <text:p>16 332</text:p>
          </table:table-cell>
          <table:table-cell office:value-type="float" office:value="16366" table:style-name="ce67">
            <text:p>16 366</text:p>
          </table:table-cell>
          <table:table-cell office:value-type="float" office:value="21310" table:style-name="ce67">
            <text:p>21 310</text:p>
          </table:table-cell>
          <table:table-cell office:value-type="float" office:value="-34" table:style-name="ce67">
            <text:p>- 34</text:p>
          </table:table-cell>
          <table:table-cell office:value-type="float" office:value="-0.20774776976658929" table:style-name="ce68">
            <text:p>-0,2</text:p>
          </table:table-cell>
          <table:table-cell office:value-type="float" office:value="-4978" table:style-name="ce67">
            <text:p>-4 978</text:p>
          </table:table-cell>
          <table:table-cell office:value-type="float" office:value="-23.359924917878931" table:style-name="ce68">
            <text:p>-23,4</text:p>
          </table:table-cell>
          <table:table-cell office:value-type="float" office:value="-12.440086402356073" table:style-name="ce71">
            <text:p>-1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çores</text:p>
          </table:table-cell>
          <table:table-cell office:value-type="float" office:value="6425" table:style-name="ce67">
            <text:p>6 425</text:p>
          </table:table-cell>
          <table:table-cell office:value-type="float" office:value="6462" table:style-name="ce67">
            <text:p>6 462</text:p>
          </table:table-cell>
          <table:table-cell office:value-type="float" office:value="6942" table:style-name="ce67">
            <text:p>6 942</text:p>
          </table:table-cell>
          <table:table-cell office:value-type="float" office:value="-37" table:style-name="ce67">
            <text:p>- 37</text:p>
          </table:table-cell>
          <table:table-cell office:value-type="float" office:value="-0.57257814917982042" table:style-name="ce68">
            <text:p>-0,6</text:p>
          </table:table-cell>
          <table:table-cell office:value-type="float" office:value="-517" table:style-name="ce67">
            <text:p>- 517</text:p>
          </table:table-cell>
          <table:table-cell office:value-type="float" office:value="-7.4474214923653124" table:style-name="ce68">
            <text:p>-7,4</text:p>
          </table:table-cell>
          <table:table-cell office:value-type="float" office:value="-12.440086402356073" table:style-name="ce71">
            <text:p>-1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Madeira</text:p>
          </table:table-cell>
          <table:table-cell office:value-type="float" office:value="16441" table:style-name="ce67">
            <text:p>16 441</text:p>
          </table:table-cell>
          <table:table-cell office:value-type="float" office:value="17401" table:style-name="ce67">
            <text:p>17 401</text:p>
          </table:table-cell>
          <table:table-cell office:value-type="float" office:value="19338" table:style-name="ce67">
            <text:p>19 338</text:p>
          </table:table-cell>
          <table:table-cell office:value-type="float" office:value="-960" table:style-name="ce67">
            <text:p>- 960</text:p>
          </table:table-cell>
          <table:table-cell office:value-type="float" office:value="-5.5169243146945579" table:style-name="ce68">
            <text:p>-5,5</text:p>
          </table:table-cell>
          <table:table-cell office:value-type="float" office:value="-2897" table:style-name="ce67">
            <text:p>-2 897</text:p>
          </table:table-cell>
          <table:table-cell office:value-type="float" office:value="-14.98086668735133" table:style-name="ce68">
            <text:p>-15,0</text:p>
          </table:table-cell>
          <table:table-cell office:value-type="float" office:value="-12.440086402356073" table:style-name="ce71">
            <text:p>-12,4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7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20" table:number-columns-repeated="16362" table:default-cell-style-name="ce1"/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9</text:p>
          </table:table-cell>
          <table:table-cell office:value-type="string" table:style-name="ce76">
            <text:p>202108</text:p>
          </table:table-cell>
          <table:table-cell office:value-type="string" table:style-name="ce76">
            <text:p>202009</text:p>
          </table:table-cell>
          <table:table-cell table:number-columns-repeated="4" table:style-name="ce74"/>
          <table:table-cell office:value-type="string" table:style-name="ce75">
            <text:p>CPP</text:p>
          </table:table-cell>
          <table:table-cell office:value-type="string" table:style-name="ce76">
            <text:p>202109</text:p>
          </table:table-cell>
          <table:table-cell office:value-type="string" table:style-name="ce76">
            <text:p>202108</text:p>
          </table:table-cell>
          <table:table-cell office:value-type="string" table:style-name="ce76">
            <text:p>202009</text:p>
          </table:table-cell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9</text:p>
          </table:table-cell>
          <table:table-cell office:value-type="string" table:style-name="ce76">
            <text:p>202108</text:p>
          </table:table-cell>
          <table:table-cell office:value-type="string" table:style-name="ce76">
            <text:p>202009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36282" table:style-name="ce78">
            <text:p>336282</text:p>
          </table:table-cell>
          <table:table-cell office:value-type="float" office:value="344541" table:style-name="ce78">
            <text:p>344541</text:p>
          </table:table-cell>
          <table:table-cell office:value-type="float" office:value="383894" table:style-name="ce78">
            <text:p>383894</text:p>
          </table:table-cell>
          <table:table-cell table:style-name="ce74"/>
          <table:table-cell office:value-type="string" table:style-name="ce77">
            <text:p>Desemprego no Fim</text:p>
          </table:table-cell>
          <table:table-cell office:value-type="string" table:style-name="ce79">
            <text:p>var hom %</text:p>
          </table:table-cell>
          <table:table-cell table:style-name="ce74"/>
          <table:table-cell office:value-type="string" table:style-name="ce77">
            <text:p>Ofertas recebidas</text:p>
          </table:table-cell>
          <table:table-cell office:value-type="float" office:value="13750" table:style-name="ce80">
            <text:p>13750</text:p>
          </table:table-cell>
          <table:table-cell office:value-type="float" office:value="10594" table:style-name="ce80">
            <text:p>10594</text:p>
          </table:table-cell>
          <table:table-cell office:value-type="float" office:value="11472" table:style-name="ce80">
            <text:p>11472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float" office:value="8547" table:style-name="ce78">
            <text:p>8547</text:p>
          </table:table-cell>
          <table:table-cell office:value-type="float" office:value="5987" table:style-name="ce78">
            <text:p>5987</text:p>
          </table:table-cell>
          <table:table-cell office:value-type="float" office:value="7984" table:style-name="ce78">
            <text:p>7984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string" table:style-name="ce79">
            <text:p>var hom val abs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8738" table:style-name="ce82">
            <text:p>8738</text:p>
          </table:table-cell>
          <table:table-cell office:value-type="float" office:value="8838" table:style-name="ce82">
            <text:p>8838</text:p>
          </table:table-cell>
          <table:table-cell office:value-type="float" office:value="9032" table:style-name="ce82">
            <text:p>9032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-17.707724425887299" table:style-name="ce83">
            <text:p>-17,7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61" table:style-name="ce84">
            <text:p>61</text:p>
          </table:table-cell>
          <table:table-cell office:value-type="float" office:value="50" table:style-name="ce84">
            <text:p>50</text:p>
          </table:table-cell>
          <table:table-cell office:value-type="float" office:value="45" table:style-name="ce84">
            <text:p>45</text:p>
          </table:table-cell>
          <table:table-cell table:style-name="ce74"/>
          <table:table-cell office:value-type="string" table:style-name="ce85">
            <text:p>1- Repres. poder legisla., órgãos exec., dirig., dir. e gestores execu.</text:p>
          </table:table-cell>
          <table:table-cell office:value-type="float" office:value="44" table:style-name="ce82">
            <text:p>44</text:p>
          </table:table-cell>
          <table:table-cell office:value-type="float" office:value="28" table:style-name="ce82">
            <text:p>28</text:p>
          </table:table-cell>
          <table:table-cell office:value-type="float" office:value="19" table:style-name="ce82">
            <text:p>19</text:p>
          </table:table-cell>
          <table:table-cell table:style-name="ce74"/>
          <table:table-cell office:value-type="string" table:style-name="ce86">
            <text:p>8- Operadores de instalações e máquinas e trab. da montagem</text:p>
          </table:table-cell>
          <table:table-cell office:value-type="float" office:value="-73" table:style-name="ce87">
            <text:p>-73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40451" table:style-name="ce88">
            <text:p>40451</text:p>
          </table:table-cell>
          <table:table-cell office:value-type="float" office:value="39021" table:style-name="ce88">
            <text:p>39021</text:p>
          </table:table-cell>
          <table:table-cell office:value-type="float" office:value="44251" table:style-name="ce88">
            <text:p>44251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-16.406310119276601" table:style-name="ce83">
            <text:p>-16,4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1108" table:style-name="ce89">
            <text:p>1108</text:p>
          </table:table-cell>
          <table:table-cell office:value-type="float" office:value="508" table:style-name="ce89">
            <text:p>508</text:p>
          </table:table-cell>
          <table:table-cell office:value-type="float" office:value="779" table:style-name="ce89">
            <text:p>779</text:p>
          </table:table-cell>
          <table:table-cell table:style-name="ce74"/>
          <table:table-cell office:value-type="string" table:style-name="ce85">
            <text:p>2- Especialistas das atividades intelectuais e científicas</text:p>
          </table:table-cell>
          <table:table-cell office:value-type="float" office:value="714" table:style-name="ce88">
            <text:p>714</text:p>
          </table:table-cell>
          <table:table-cell office:value-type="float" office:value="222" table:style-name="ce88">
            <text:p>222</text:p>
          </table:table-cell>
          <table:table-cell office:value-type="float" office:value="526" table:style-name="ce88">
            <text:p>526</text:p>
          </table:table-cell>
          <table:table-cell table:style-name="ce74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-48" table:style-name="ce87">
            <text:p>-48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32346" table:style-name="ce82">
            <text:p>32346</text:p>
          </table:table-cell>
          <table:table-cell office:value-type="float" office:value="32641" table:style-name="ce82">
            <text:p>32641</text:p>
          </table:table-cell>
          <table:table-cell office:value-type="float" office:value="35469" table:style-name="ce82">
            <text:p>35469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-14.1633516109379" table:style-name="ce83">
            <text:p>-14,2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815" table:style-name="ce84">
            <text:p>815</text:p>
          </table:table-cell>
          <table:table-cell office:value-type="float" office:value="466" table:style-name="ce84">
            <text:p>466</text:p>
          </table:table-cell>
          <table:table-cell office:value-type="float" office:value="577" table:style-name="ce84">
            <text:p>577</text:p>
          </table:table-cell>
          <table:table-cell table:style-name="ce74"/>
          <table:table-cell office:value-type="string" table:style-name="ce85">
            <text:p>3- Técnicos e profissões de nível intermédio</text:p>
          </table:table-cell>
          <table:table-cell office:value-type="float" office:value="496" table:style-name="ce82">
            <text:p>496</text:p>
          </table:table-cell>
          <table:table-cell office:value-type="float" office:value="220" table:style-name="ce82">
            <text:p>220</text:p>
          </table:table-cell>
          <table:table-cell office:value-type="float" office:value="312" table:style-name="ce82">
            <text:p>312</text:p>
          </table:table-cell>
          <table:table-cell table:style-name="ce74"/>
          <table:table-cell office:value-type="string" table:style-name="ce86">
            <text:p>9- Trabalhadores não qualificados</text:p>
          </table:table-cell>
          <table:table-cell office:value-type="float" office:value="-48" table:style-name="ce87">
            <text:p>-48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39894" table:style-name="ce88">
            <text:p>39894</text:p>
          </table:table-cell>
          <table:table-cell office:value-type="float" office:value="40564" table:style-name="ce88">
            <text:p>40564</text:p>
          </table:table-cell>
          <table:table-cell office:value-type="float" office:value="45465" table:style-name="ce88">
            <text:p>45465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-12.288923523405201" table:style-name="ce83">
            <text:p>-12,3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973" table:style-name="ce89">
            <text:p>973</text:p>
          </table:table-cell>
          <table:table-cell office:value-type="float" office:value="757" table:style-name="ce89">
            <text:p>757</text:p>
          </table:table-cell>
          <table:table-cell office:value-type="float" office:value="674" table:style-name="ce89">
            <text:p>674</text:p>
          </table:table-cell>
          <table:table-cell table:style-name="ce74"/>
          <table:table-cell office:value-type="string" table:style-name="ce85">
            <text:p>4- Pessoal administrativo</text:p>
          </table:table-cell>
          <table:table-cell office:value-type="float" office:value="676" table:style-name="ce88">
            <text:p>676</text:p>
          </table:table-cell>
          <table:table-cell office:value-type="float" office:value="445" table:style-name="ce88">
            <text:p>445</text:p>
          </table:table-cell>
          <table:table-cell office:value-type="float" office:value="564" table:style-name="ce88">
            <text:p>564</text:p>
          </table:table-cell>
          <table:table-cell table:style-name="ce74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24" table:style-name="ce87">
            <text:p>24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71853" table:style-name="ce82">
            <text:p>71853</text:p>
          </table:table-cell>
          <table:table-cell office:value-type="float" office:value="74425" table:style-name="ce82">
            <text:p>74425</text:p>
          </table:table-cell>
          <table:table-cell office:value-type="float" office:value="83709" table:style-name="ce82">
            <text:p>83709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-12.253381722203899" table:style-name="ce83">
            <text:p>-12,3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2512" table:style-name="ce84">
            <text:p>2512</text:p>
          </table:table-cell>
          <table:table-cell office:value-type="float" office:value="1929" table:style-name="ce84">
            <text:p>1929</text:p>
          </table:table-cell>
          <table:table-cell office:value-type="float" office:value="1759" table:style-name="ce84">
            <text:p>1759</text:p>
          </table:table-cell>
          <table:table-cell table:style-name="ce74"/>
          <table:table-cell office:value-type="string" table:style-name="ce85">
            <text:p>5- Trab. serviços pessoais, de proteção e segurança e vendedores</text:p>
          </table:table-cell>
          <table:table-cell office:value-type="float" office:value="1364" table:style-name="ce82">
            <text:p>1364</text:p>
          </table:table-cell>
          <table:table-cell office:value-type="float" office:value="1101" table:style-name="ce82">
            <text:p>1101</text:p>
          </table:table-cell>
          <table:table-cell office:value-type="float" office:value="1162" table:style-name="ce82">
            <text:p>1162</text:p>
          </table:table-cell>
          <table:table-cell table:style-name="ce74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25" table:style-name="ce87">
            <text:p>25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8937" table:style-name="ce88">
            <text:p>8937</text:p>
          </table:table-cell>
          <table:table-cell office:value-type="float" office:value="9100" table:style-name="ce88">
            <text:p>9100</text:p>
          </table:table-cell>
          <table:table-cell office:value-type="float" office:value="9796" table:style-name="ce88">
            <text:p>9796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-8.8048718599340301" table:style-name="ce83">
            <text:p>-8,8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171" table:style-name="ce89">
            <text:p>171</text:p>
          </table:table-cell>
          <table:table-cell office:value-type="float" office:value="299" table:style-name="ce89">
            <text:p>299</text:p>
          </table:table-cell>
          <table:table-cell office:value-type="float" office:value="192" table:style-name="ce89">
            <text:p>192</text:p>
          </table:table-cell>
          <table:table-cell table:style-name="ce74"/>
          <table:table-cell office:value-type="string" table:style-name="ce85">
            <text:p>6- Agricultores e trab. qualificados da agric., <text:s/>pesca e floresta</text:p>
          </table:table-cell>
          <table:table-cell office:value-type="float" office:value="94" table:style-name="ce88">
            <text:p>94</text:p>
          </table:table-cell>
          <table:table-cell office:value-type="float" office:value="148" table:style-name="ce88">
            <text:p>148</text:p>
          </table:table-cell>
          <table:table-cell office:value-type="float" office:value="142" table:style-name="ce88">
            <text:p>142</text:p>
          </table:table-cell>
          <table:table-cell table:style-name="ce74"/>
          <table:table-cell office:value-type="string" table:style-name="ce86">
            <text:p>4- Pessoal administrativo</text:p>
          </table:table-cell>
          <table:table-cell office:value-type="float" office:value="112" table:style-name="ce87">
            <text:p>112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32589" table:style-name="ce82">
            <text:p>32589</text:p>
          </table:table-cell>
          <table:table-cell office:value-type="float" office:value="33723" table:style-name="ce82">
            <text:p>33723</text:p>
          </table:table-cell>
          <table:table-cell office:value-type="float" office:value="38985" table:style-name="ce82">
            <text:p>38985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-8.7688852592895099" table:style-name="ce83">
            <text:p>-8,8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2179" table:style-name="ce84">
            <text:p>2179</text:p>
          </table:table-cell>
          <table:table-cell office:value-type="float" office:value="2020" table:style-name="ce84">
            <text:p>2020</text:p>
          </table:table-cell>
          <table:table-cell office:value-type="float" office:value="1839" table:style-name="ce84">
            <text:p>1839</text:p>
          </table:table-cell>
          <table:table-cell table:style-name="ce74"/>
          <table:table-cell office:value-type="string" table:style-name="ce85">
            <text:p>7- Trabalhadores qualificados da indústria, construção e artífices</text:p>
          </table:table-cell>
          <table:table-cell office:value-type="float" office:value="904" table:style-name="ce82">
            <text:p>904</text:p>
          </table:table-cell>
          <table:table-cell office:value-type="float" office:value="810" table:style-name="ce82">
            <text:p>810</text:p>
          </table:table-cell>
          <table:table-cell office:value-type="float" office:value="880" table:style-name="ce82">
            <text:p>880</text:p>
          </table:table-cell>
          <table:table-cell table:style-name="ce74"/>
          <table:table-cell office:value-type="string" table:style-name="ce86">
            <text:p>3- Técnicos e profissões de nível intermédio</text:p>
          </table:table-cell>
          <table:table-cell office:value-type="float" office:value="184" table:style-name="ce87">
            <text:p>184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19709" table:style-name="ce88">
            <text:p>19709</text:p>
          </table:table-cell>
          <table:table-cell office:value-type="float" office:value="20654" table:style-name="ce88">
            <text:p>20654</text:p>
          </table:table-cell>
          <table:table-cell office:value-type="float" office:value="23950" table:style-name="ce88">
            <text:p>23950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-8.5873765564620008" table:style-name="ce83">
            <text:p>-8,6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1305" table:style-name="ce89">
            <text:p>1305</text:p>
          </table:table-cell>
          <table:table-cell office:value-type="float" office:value="1059" table:style-name="ce89">
            <text:p>1059</text:p>
          </table:table-cell>
          <table:table-cell office:value-type="float" office:value="1200" table:style-name="ce89">
            <text:p>1200</text:p>
          </table:table-cell>
          <table:table-cell table:style-name="ce74"/>
          <table:table-cell office:value-type="string" table:style-name="ce85">
            <text:p>8- Operadores de instalações e máquinas e trab. da montagem</text:p>
          </table:table-cell>
          <table:table-cell office:value-type="float" office:value="702" table:style-name="ce88">
            <text:p>702</text:p>
          </table:table-cell>
          <table:table-cell office:value-type="float" office:value="473" table:style-name="ce88">
            <text:p>473</text:p>
          </table:table-cell>
          <table:table-cell office:value-type="float" office:value="775" table:style-name="ce88">
            <text:p>775</text:p>
          </table:table-cell>
          <table:table-cell table:style-name="ce74"/>
          <table:table-cell office:value-type="string" table:style-name="ce86">
            <text:p>2- Especialistas das atividades intelectuais e científicas</text:p>
          </table:table-cell>
          <table:table-cell office:value-type="float" office:value="188" table:style-name="ce87">
            <text:p>188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81602" table:style-name="ce82">
            <text:p>81602</text:p>
          </table:table-cell>
          <table:table-cell office:value-type="float" office:value="85400" table:style-name="ce82">
            <text:p>85400</text:p>
          </table:table-cell>
          <table:table-cell office:value-type="float" office:value="93035" table:style-name="ce82">
            <text:p>93035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-3.2550930026572198" table:style-name="ce83">
            <text:p>-3,3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4625" table:style-name="ce84">
            <text:p>4625</text:p>
          </table:table-cell>
          <table:table-cell office:value-type="float" office:value="3502" table:style-name="ce84">
            <text:p>3502</text:p>
          </table:table-cell>
          <table:table-cell office:value-type="float" office:value="4403" table:style-name="ce84">
            <text:p>4403</text:p>
          </table:table-cell>
          <table:table-cell table:style-name="ce74"/>
          <table:table-cell office:value-type="string" table:style-name="ce85">
            <text:p>9- Trabalhadores não qualificados</text:p>
          </table:table-cell>
          <table:table-cell office:value-type="float" office:value="3552" table:style-name="ce82">
            <text:p>3552</text:p>
          </table:table-cell>
          <table:table-cell office:value-type="float" office:value="2536" table:style-name="ce82">
            <text:p>2536</text:p>
          </table:table-cell>
          <table:table-cell office:value-type="float" office:value="3600" table:style-name="ce82">
            <text:p>3600</text:p>
          </table:table-cell>
          <table:table-cell table:style-name="ce74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202" table:style-name="ce87">
            <text:p>202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0- Profissões das Forças Armadas</text:p>
          </table:table-cell>
          <table:table-cell office:value-type="float" office:value="161" table:style-name="ce88">
            <text:p>161</text:p>
          </table:table-cell>
          <table:table-cell office:value-type="float" office:value="171" table:style-name="ce88">
            <text:p>171</text:p>
          </table:table-cell>
          <table:table-cell office:value-type="float" office:value="188" table:style-name="ce88">
            <text:p>188</text:p>
          </table:table-cell>
          <table:table-cell table:number-columns-repeated="4" table:style-name="ce74"/>
          <table:table-cell office:value-type="string" table:style-name="ce81">
            <text:p>0- Profissões das Forças Armadas</text:p>
          </table:table-cell>
          <table:table-cell office:value-type="float" office:value="1" table:style-name="ce89">
            <text:p>1</text:p>
          </table:table-cell>
          <table:table-cell office:value-type="float" office:value="4" table:style-name="ce89">
            <text:p>4</text:p>
          </table:table-cell>
          <table:table-cell office:value-type="float" office:value="4" table:style-name="ce89">
            <text:p>4</text:p>
          </table:table-cell>
          <table:table-cell table:style-name="ce74"/>
          <table:table-cell office:value-type="string" table:style-name="ce85">
            <text:p>0- Profissões das Forças Armadas</text:p>
          </table:table-cell>
          <table:table-cell office:value-type="float" office:value="1" table:style-name="ce88">
            <text:p>1</text:p>
          </table:table-cell>
          <table:table-cell office:value-type="float" office:value="4" table:style-name="ce88">
            <text:p>4</text:p>
          </table:table-cell>
          <table:table-cell office:value-type="float" office:value="4" table:style-name="ce88">
            <text:p>4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table:style-name="ce81"/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office:value-type="float" office:value="14" table:style-name="ce82">
            <text:p>14</text:p>
          </table:table-cell>
          <table:table-cell table:number-columns-repeated="16379" table:style-name="ce74"/>
        </table:table-row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/>
          <table:table-cell table:number-columns-repeated="16383" table:style-name="ce1"/>
        </table:table-row>
        <table:table-row table:number-rows-repeated="7" table:style-name="ro13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3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27" table:default-cell-style-name="ce1"/>
        <table:table-column table:style-name="co13" table:number-columns-repeated="4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3" table:default-cell-style-name="ce1"/>
        <table:table-column table:style-name="co31" table:default-cell-style-name="ce1"/>
        <table:table-column table:style-name="co32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15">
          <table:table-cell table:style-name="ce74"/>
          <table:table-cell table:number-columns-repeated="16383" table:style-name="ce74"/>
        </table:table-row>
        <table:table-row table:style-name="ro16">
          <table:table-cell table:style-name="ce74"/>
          <table:table-cell table:style-name="ce90"/>
          <table:table-cell office:value-type="string" table:style-name="ce75">
            <text:p>CAE</text:p>
          </table:table-cell>
          <table:table-cell office:value-type="string" table:style-name="ce76">
            <text:p>202109</text:p>
          </table:table-cell>
          <table:table-cell office:value-type="string" table:style-name="ce76">
            <text:p>202108</text:p>
          </table:table-cell>
          <table:table-cell office:value-type="string" table:style-name="ce76">
            <text:p>202009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9</text:p>
          </table:table-cell>
          <table:table-cell office:value-type="string" table:style-name="ce76">
            <text:p>202108</text:p>
          </table:table-cell>
          <table:table-cell office:value-type="string" table:style-name="ce76">
            <text:p>202009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9</text:p>
          </table:table-cell>
          <table:table-cell office:value-type="string" table:style-name="ce76">
            <text:p>202108</text:p>
          </table:table-cell>
          <table:table-cell office:value-type="string" table:style-name="ce76">
            <text:p>202009</text:p>
          </table:table-cell>
          <table:table-cell table:number-columns-repeated="16358" table:style-name="ce74"/>
        </table:table-row>
        <table:table-row table:style-name="ro17">
          <table:table-cell table:style-name="ce74"/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04167" table:style-name="ce80">
            <text:p>304167</text:p>
          </table:table-cell>
          <table:table-cell office:value-type="float" office:value="313791" table:style-name="ce80">
            <text:p>313791</text:p>
          </table:table-cell>
          <table:table-cell office:value-type="float" office:value="352732" table:style-name="ce80">
            <text:p>352732</text:p>
          </table:table-cell>
          <table:table-cell table:style-name="ce74"/>
          <table:table-cell table:style-name="ce79"/>
          <table:table-cell office:value-type="string" table:style-name="ce77">
            <text:p>Desemprego no Fim</text:p>
          </table:table-cell>
          <table:table-cell office:value-type="string" table:style-name="ce91">
            <text:p>var hom %</text:p>
          </table:table-cell>
          <table:table-cell table:style-name="ce74"/>
          <table:table-cell table:style-name="ce77"/>
          <table:table-cell office:value-type="string" table:style-name="ce77">
            <text:p>Ofertas recebidas</text:p>
          </table:table-cell>
          <table:table-cell office:value-type="float" office:value="13750" table:style-name="ce80">
            <text:p>13750</text:p>
          </table:table-cell>
          <table:table-cell office:value-type="float" office:value="10594" table:style-name="ce80">
            <text:p>10594</text:p>
          </table:table-cell>
          <table:table-cell office:value-type="float" office:value="11472" table:style-name="ce80">
            <text:p>11472</text:p>
          </table:table-cell>
          <table:table-cell table:style-name="ce74"/>
          <table:table-cell table:style-name="ce79"/>
          <table:table-cell office:value-type="string" table:style-name="ce77">
            <text:p>Ofertas recebidas</text:p>
          </table:table-cell>
          <table:table-cell office:value-type="string" table:style-name="ce91">
            <text:p>var hom val abs</text:p>
          </table:table-cell>
          <table:table-cell table:style-name="ce74"/>
          <table:table-cell table:style-name="ce77"/>
          <table:table-cell office:value-type="string" table:style-name="ce77">
            <text:p>Colocações efetuadas</text:p>
          </table:table-cell>
          <table:table-cell office:value-type="float" office:value="8548" table:style-name="ce80">
            <text:p>8548</text:p>
          </table:table-cell>
          <table:table-cell office:value-type="float" office:value="5987" table:style-name="ce80">
            <text:p>5987</text:p>
          </table:table-cell>
          <table:table-cell office:value-type="float" office:value="7984" table:style-name="ce80">
            <text:p>798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11934" table:style-name="ce84">
            <text:p>11934</text:p>
          </table:table-cell>
          <table:table-cell office:value-type="float" office:value="12231" table:style-name="ce84">
            <text:p>12231</text:p>
          </table:table-cell>
          <table:table-cell office:value-type="float" office:value="13488" table:style-name="ce84">
            <text:p>13488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-22.774390243902399" table:style-name="ce92">
            <text:p>-22,8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274" table:style-name="ce84">
            <text:p>274</text:p>
          </table:table-cell>
          <table:table-cell office:value-type="float" office:value="399" table:style-name="ce84">
            <text:p>399</text:p>
          </table:table-cell>
          <table:table-cell office:value-type="float" office:value="213" table:style-name="ce84">
            <text:p>213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-330" table:style-name="ce84">
            <text:p>-330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152" table:style-name="ce84">
            <text:p>152</text:p>
          </table:table-cell>
          <table:table-cell office:value-type="float" office:value="181" table:style-name="ce84">
            <text:p>181</text:p>
          </table:table-cell>
          <table:table-cell office:value-type="float" office:value="152" table:style-name="ce84">
            <text:p>15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60416" table:style-name="ce89">
            <text:p>60416</text:p>
          </table:table-cell>
          <table:table-cell office:value-type="float" office:value="62105" table:style-name="ce89">
            <text:p>62105</text:p>
          </table:table-cell>
          <table:table-cell office:value-type="float" office:value="73279" table:style-name="ce89">
            <text:p>73279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-22.667528549881499" table:style-name="ce93">
            <text:p>-22,7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3663" table:style-name="ce89">
            <text:p>3663</text:p>
          </table:table-cell>
          <table:table-cell office:value-type="float" office:value="2661" table:style-name="ce89">
            <text:p>2661</text:p>
          </table:table-cell>
          <table:table-cell office:value-type="float" office:value="2994" table:style-name="ce89">
            <text:p>2994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-18" table:style-name="ce89">
            <text:p>-18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1773" table:style-name="ce89">
            <text:p>1773</text:p>
          </table:table-cell>
          <table:table-cell office:value-type="float" office:value="1015" table:style-name="ce89">
            <text:p>1015</text:p>
          </table:table-cell>
          <table:table-cell office:value-type="float" office:value="1622" table:style-name="ce89">
            <text:p>162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662" table:style-name="ce84">
            <text:p>1662</text:p>
          </table:table-cell>
          <table:table-cell office:value-type="float" office:value="1701" table:style-name="ce84">
            <text:p>1701</text:p>
          </table:table-cell>
          <table:table-cell office:value-type="float" office:value="2098" table:style-name="ce84">
            <text:p>2098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-21.782518926359302" table:style-name="ce92">
            <text:p>-21,8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6" table:style-name="ce84">
            <text:p>16</text:p>
          </table:table-cell>
          <table:table-cell office:value-type="float" office:value="21" table:style-name="ce84">
            <text:p>21</text:p>
          </table:table-cell>
          <table:table-cell office:value-type="float" office:value="14" table:style-name="ce84">
            <text:p>14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-16" table:style-name="ce84">
            <text:p>-16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2" table:style-name="ce84">
            <text:p>2</text:p>
          </table:table-cell>
          <table:table-cell office:value-type="float" office:value="3" table:style-name="ce84">
            <text:p>3</text:p>
          </table:table-cell>
          <table:table-cell office:value-type="float" office:value="8" table:style-name="ce84">
            <text:p>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6223" table:style-name="ce89">
            <text:p>6223</text:p>
          </table:table-cell>
          <table:table-cell office:value-type="float" office:value="6430" table:style-name="ce89">
            <text:p>6430</text:p>
          </table:table-cell>
          <table:table-cell office:value-type="float" office:value="7497" table:style-name="ce89">
            <text:p>7497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-21.773577701412801" table:style-name="ce93">
            <text:p>-21,8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295" table:style-name="ce89">
            <text:p>295</text:p>
          </table:table-cell>
          <table:table-cell office:value-type="float" office:value="333" table:style-name="ce89">
            <text:p>333</text:p>
          </table:table-cell>
          <table:table-cell office:value-type="float" office:value="283" table:style-name="ce89">
            <text:p>283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-15" table:style-name="ce89">
            <text:p>-15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206" table:style-name="ce89">
            <text:p>206</text:p>
          </table:table-cell>
          <table:table-cell office:value-type="float" office:value="233" table:style-name="ce89">
            <text:p>233</text:p>
          </table:table-cell>
          <table:table-cell office:value-type="float" office:value="204" table:style-name="ce89">
            <text:p>20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2729" table:style-name="ce84">
            <text:p>2729</text:p>
          </table:table-cell>
          <table:table-cell office:value-type="float" office:value="2842" table:style-name="ce84">
            <text:p>2842</text:p>
          </table:table-cell>
          <table:table-cell office:value-type="float" office:value="3428" table:style-name="ce84">
            <text:p>3428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-20.781696854146801" table:style-name="ce92">
            <text:p>-20,8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197" table:style-name="ce84">
            <text:p>197</text:p>
          </table:table-cell>
          <table:table-cell office:value-type="float" office:value="57" table:style-name="ce84">
            <text:p>57</text:p>
          </table:table-cell>
          <table:table-cell office:value-type="float" office:value="106" table:style-name="ce84">
            <text:p>106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-10" table:style-name="ce84">
            <text:p>-10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117" table:style-name="ce84">
            <text:p>117</text:p>
          </table:table-cell>
          <table:table-cell office:value-type="float" office:value="24" table:style-name="ce84">
            <text:p>24</text:p>
          </table:table-cell>
          <table:table-cell office:value-type="float" office:value="67" table:style-name="ce84">
            <text:p>6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8195" table:style-name="ce89">
            <text:p>8195</text:p>
          </table:table-cell>
          <table:table-cell office:value-type="float" office:value="8459" table:style-name="ce89">
            <text:p>8459</text:p>
          </table:table-cell>
          <table:table-cell office:value-type="float" office:value="10476" table:style-name="ce89">
            <text:p>10476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-20.390898483080498" table:style-name="ce93">
            <text:p>-20,4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485" table:style-name="ce89">
            <text:p>485</text:p>
          </table:table-cell>
          <table:table-cell office:value-type="float" office:value="119" table:style-name="ce89">
            <text:p>119</text:p>
          </table:table-cell>
          <table:table-cell office:value-type="float" office:value="335" table:style-name="ce89">
            <text:p>335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-4" table:style-name="ce89">
            <text:p>-4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260" table:style-name="ce89">
            <text:p>260</text:p>
          </table:table-cell>
          <table:table-cell office:value-type="float" office:value="56" table:style-name="ce89">
            <text:p>56</text:p>
          </table:table-cell>
          <table:table-cell office:value-type="float" office:value="221" table:style-name="ce89">
            <text:p>22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3589" table:style-name="ce84">
            <text:p>3589</text:p>
          </table:table-cell>
          <table:table-cell office:value-type="float" office:value="3753" table:style-name="ce84">
            <text:p>3753</text:p>
          </table:table-cell>
          <table:table-cell office:value-type="float" office:value="4641" table:style-name="ce84">
            <text:p>4641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-19.602718243596399" table:style-name="ce92">
            <text:p>-19,6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326" table:style-name="ce84">
            <text:p>326</text:p>
          </table:table-cell>
          <table:table-cell office:value-type="float" office:value="74" table:style-name="ce84">
            <text:p>74</text:p>
          </table:table-cell>
          <table:table-cell office:value-type="float" office:value="170" table:style-name="ce84">
            <text:p>170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1" table:style-name="ce84">
            <text:p>1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193" table:style-name="ce84">
            <text:p>193</text:p>
          </table:table-cell>
          <table:table-cell office:value-type="float" office:value="43" table:style-name="ce84">
            <text:p>43</text:p>
          </table:table-cell>
          <table:table-cell office:value-type="float" office:value="143" table:style-name="ce84">
            <text:p>14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1861" table:style-name="ce89">
            <text:p>1861</text:p>
          </table:table-cell>
          <table:table-cell office:value-type="float" office:value="1879" table:style-name="ce89">
            <text:p>1879</text:p>
          </table:table-cell>
          <table:table-cell office:value-type="float" office:value="2185" table:style-name="ce89">
            <text:p>2185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-19.483289879118299" table:style-name="ce93">
            <text:p>-19,5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105" table:style-name="ce89">
            <text:p>105</text:p>
          </table:table-cell>
          <table:table-cell office:value-type="float" office:value="41" table:style-name="ce89">
            <text:p>41</text:p>
          </table:table-cell>
          <table:table-cell office:value-type="float" office:value="71" table:style-name="ce89">
            <text:p>71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2" table:style-name="ce89">
            <text:p>2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45" table:style-name="ce89">
            <text:p>45</text:p>
          </table:table-cell>
          <table:table-cell office:value-type="float" office:value="26" table:style-name="ce89">
            <text:p>26</text:p>
          </table:table-cell>
          <table:table-cell office:value-type="float" office:value="20" table:style-name="ce89">
            <text:p>20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236" table:style-name="ce84">
            <text:p>1236</text:p>
          </table:table-cell>
          <table:table-cell office:value-type="float" office:value="1278" table:style-name="ce84">
            <text:p>1278</text:p>
          </table:table-cell>
          <table:table-cell office:value-type="float" office:value="1433" table:style-name="ce84">
            <text:p>1433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-17.896462871866898" table:style-name="ce92">
            <text:p>-17,9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46" table:style-name="ce84">
            <text:p>46</text:p>
          </table:table-cell>
          <table:table-cell office:value-type="float" office:value="29" table:style-name="ce84">
            <text:p>29</text:p>
          </table:table-cell>
          <table:table-cell office:value-type="float" office:value="19" table:style-name="ce84">
            <text:p>19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12" table:style-name="ce84">
            <text:p>12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29" table:style-name="ce84">
            <text:p>29</text:p>
          </table:table-cell>
          <table:table-cell office:value-type="float" office:value="26" table:style-name="ce84">
            <text:p>26</text:p>
          </table:table-cell>
          <table:table-cell office:value-type="float" office:value="13" table:style-name="ce84">
            <text:p>1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249" table:style-name="ce89">
            <text:p>2249</text:p>
          </table:table-cell>
          <table:table-cell office:value-type="float" office:value="2226" table:style-name="ce89">
            <text:p>2226</text:p>
          </table:table-cell>
          <table:table-cell office:value-type="float" office:value="2462" table:style-name="ce89">
            <text:p>2462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-16.993464052287599" table:style-name="ce93">
            <text:p>-17,0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74" table:style-name="ce89">
            <text:p>74</text:p>
          </table:table-cell>
          <table:table-cell office:value-type="float" office:value="58" table:style-name="ce89">
            <text:p>58</text:p>
          </table:table-cell>
          <table:table-cell office:value-type="float" office:value="89" table:style-name="ce89">
            <text:p>89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12" table:style-name="ce89">
            <text:p>12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69" table:style-name="ce89">
            <text:p>69</text:p>
          </table:table-cell>
          <table:table-cell office:value-type="float" office:value="43" table:style-name="ce89">
            <text:p>43</text:p>
          </table:table-cell>
          <table:table-cell office:value-type="float" office:value="76" table:style-name="ce89">
            <text:p>76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538" table:style-name="ce84">
            <text:p>1538</text:p>
          </table:table-cell>
          <table:table-cell office:value-type="float" office:value="1625" table:style-name="ce84">
            <text:p>1625</text:p>
          </table:table-cell>
          <table:table-cell office:value-type="float" office:value="1913" table:style-name="ce84">
            <text:p>1913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-15.667321410110601" table:style-name="ce92">
            <text:p>-15,7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24" table:style-name="ce84">
            <text:p>124</text:p>
          </table:table-cell>
          <table:table-cell office:value-type="float" office:value="98" table:style-name="ce84">
            <text:p>98</text:p>
          </table:table-cell>
          <table:table-cell office:value-type="float" office:value="142" table:style-name="ce84">
            <text:p>142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21" table:style-name="ce84">
            <text:p>21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73" table:style-name="ce84">
            <text:p>73</text:p>
          </table:table-cell>
          <table:table-cell office:value-type="float" office:value="41" table:style-name="ce84">
            <text:p>41</text:p>
          </table:table-cell>
          <table:table-cell office:value-type="float" office:value="67" table:style-name="ce84">
            <text:p>6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3397" table:style-name="ce89">
            <text:p>3397</text:p>
          </table:table-cell>
          <table:table-cell office:value-type="float" office:value="3497" table:style-name="ce89">
            <text:p>3497</text:p>
          </table:table-cell>
          <table:table-cell office:value-type="float" office:value="4219" table:style-name="ce89">
            <text:p>4219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-15.2892183781805" table:style-name="ce93">
            <text:p>-15,3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296" table:style-name="ce89">
            <text:p>296</text:p>
          </table:table-cell>
          <table:table-cell office:value-type="float" office:value="223" table:style-name="ce89">
            <text:p>223</text:p>
          </table:table-cell>
          <table:table-cell office:value-type="float" office:value="267" table:style-name="ce89">
            <text:p>267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27" table:style-name="ce89">
            <text:p>27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174" table:style-name="ce89">
            <text:p>174</text:p>
          </table:table-cell>
          <table:table-cell office:value-type="float" office:value="100" table:style-name="ce89">
            <text:p>100</text:p>
          </table:table-cell>
          <table:table-cell office:value-type="float" office:value="156" table:style-name="ce89">
            <text:p>156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2273" table:style-name="ce84">
            <text:p>2273</text:p>
          </table:table-cell>
          <table:table-cell office:value-type="float" office:value="2312" table:style-name="ce84">
            <text:p>2312</text:p>
          </table:table-cell>
          <table:table-cell office:value-type="float" office:value="2906" table:style-name="ce84">
            <text:p>2906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-14.828375286041201" table:style-name="ce92">
            <text:p>-14,8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105" table:style-name="ce84">
            <text:p>105</text:p>
          </table:table-cell>
          <table:table-cell office:value-type="float" office:value="54" table:style-name="ce84">
            <text:p>54</text:p>
          </table:table-cell>
          <table:table-cell office:value-type="float" office:value="84" table:style-name="ce84">
            <text:p>84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29" table:style-name="ce84">
            <text:p>29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62" table:style-name="ce84">
            <text:p>62</text:p>
          </table:table-cell>
          <table:table-cell office:value-type="float" office:value="26" table:style-name="ce84">
            <text:p>26</text:p>
          </table:table-cell>
          <table:table-cell office:value-type="float" office:value="49" table:style-name="ce84">
            <text:p>49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2371" table:style-name="ce89">
            <text:p>2371</text:p>
          </table:table-cell>
          <table:table-cell office:value-type="float" office:value="2459" table:style-name="ce89">
            <text:p>2459</text:p>
          </table:table-cell>
          <table:table-cell office:value-type="float" office:value="2638" table:style-name="ce89">
            <text:p>2638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-14.659270998415201" table:style-name="ce93">
            <text:p>-14,7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53" table:style-name="ce89">
            <text:p>53</text:p>
          </table:table-cell>
          <table:table-cell office:value-type="float" office:value="121" table:style-name="ce89">
            <text:p>121</text:p>
          </table:table-cell>
          <table:table-cell office:value-type="float" office:value="41" table:style-name="ce89">
            <text:p>41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34" table:style-name="ce89">
            <text:p>34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46" table:style-name="ce89">
            <text:p>46</text:p>
          </table:table-cell>
          <table:table-cell office:value-type="float" office:value="28" table:style-name="ce89">
            <text:p>28</text:p>
          </table:table-cell>
          <table:table-cell office:value-type="float" office:value="28" table:style-name="ce89">
            <text:p>2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3505" table:style-name="ce84">
            <text:p>3505</text:p>
          </table:table-cell>
          <table:table-cell office:value-type="float" office:value="3575" table:style-name="ce84">
            <text:p>3575</text:p>
          </table:table-cell>
          <table:table-cell office:value-type="float" office:value="4269" table:style-name="ce84">
            <text:p>4269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-13.9262855881704" table:style-name="ce92">
            <text:p>-13,9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312" table:style-name="ce84">
            <text:p>312</text:p>
          </table:table-cell>
          <table:table-cell office:value-type="float" office:value="154" table:style-name="ce84">
            <text:p>154</text:p>
          </table:table-cell>
          <table:table-cell office:value-type="float" office:value="328" table:style-name="ce84">
            <text:p>328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61" table:style-name="ce84">
            <text:p>61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158" table:style-name="ce84">
            <text:p>158</text:p>
          </table:table-cell>
          <table:table-cell office:value-type="float" office:value="96" table:style-name="ce84">
            <text:p>96</text:p>
          </table:table-cell>
          <table:table-cell office:value-type="float" office:value="200" table:style-name="ce84">
            <text:p>200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1077" table:style-name="ce89">
            <text:p>1077</text:p>
          </table:table-cell>
          <table:table-cell office:value-type="float" office:value="1116" table:style-name="ce89">
            <text:p>1116</text:p>
          </table:table-cell>
          <table:table-cell office:value-type="float" office:value="1262" table:style-name="ce89">
            <text:p>1262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-13.747383112351701" table:style-name="ce93">
            <text:p>-13,7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51" table:style-name="ce89">
            <text:p>51</text:p>
          </table:table-cell>
          <table:table-cell office:value-type="float" office:value="88" table:style-name="ce89">
            <text:p>88</text:p>
          </table:table-cell>
          <table:table-cell office:value-type="float" office:value="55" table:style-name="ce89">
            <text:p>55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62" table:style-name="ce89">
            <text:p>62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30" table:style-name="ce89">
            <text:p>30</text:p>
          </table:table-cell>
          <table:table-cell office:value-type="float" office:value="37" table:style-name="ce89">
            <text:p>37</text:p>
          </table:table-cell>
          <table:table-cell office:value-type="float" office:value="39" table:style-name="ce89">
            <text:p>39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18511" table:style-name="ce84">
            <text:p>18511</text:p>
          </table:table-cell>
          <table:table-cell office:value-type="float" office:value="18953" table:style-name="ce84">
            <text:p>18953</text:p>
          </table:table-cell>
          <table:table-cell office:value-type="float" office:value="21852" table:style-name="ce84">
            <text:p>21852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-13.654970760233899" table:style-name="ce92">
            <text:p>-13,7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1178" table:style-name="ce84">
            <text:p>1178</text:p>
          </table:table-cell>
          <table:table-cell office:value-type="float" office:value="1191" table:style-name="ce84">
            <text:p>1191</text:p>
          </table:table-cell>
          <table:table-cell office:value-type="float" office:value="990" table:style-name="ce84">
            <text:p>990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79" table:style-name="ce84">
            <text:p>79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309" table:style-name="ce84">
            <text:p>309</text:p>
          </table:table-cell>
          <table:table-cell office:value-type="float" office:value="233" table:style-name="ce84">
            <text:p>233</text:p>
          </table:table-cell>
          <table:table-cell office:value-type="float" office:value="331" table:style-name="ce84">
            <text:p>33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223326" table:style-name="ce89">
            <text:p>223326</text:p>
          </table:table-cell>
          <table:table-cell office:value-type="float" office:value="231094" table:style-name="ce89">
            <text:p>231094</text:p>
          </table:table-cell>
          <table:table-cell office:value-type="float" office:value="256607" table:style-name="ce89">
            <text:p>256607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-13.628785773826101" table:style-name="ce93">
            <text:p>-13,6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9813" table:style-name="ce89">
            <text:p>9813</text:p>
          </table:table-cell>
          <table:table-cell office:value-type="float" office:value="7534" table:style-name="ce89">
            <text:p>7534</text:p>
          </table:table-cell>
          <table:table-cell office:value-type="float" office:value="8265" table:style-name="ce89">
            <text:p>8265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83" table:style-name="ce89">
            <text:p>83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6623" table:style-name="ce89">
            <text:p>6623</text:p>
          </table:table-cell>
          <table:table-cell office:value-type="float" office:value="4791" table:style-name="ce89">
            <text:p>4791</text:p>
          </table:table-cell>
          <table:table-cell office:value-type="float" office:value="6210" table:style-name="ce89">
            <text:p>6210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3957" table:style-name="ce84">
            <text:p>3957</text:p>
          </table:table-cell>
          <table:table-cell office:value-type="float" office:value="3991" table:style-name="ce84">
            <text:p>3991</text:p>
          </table:table-cell>
          <table:table-cell office:value-type="float" office:value="4424" table:style-name="ce84">
            <text:p>4424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-13.360829896263001" table:style-name="ce92">
            <text:p>-13,4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205" table:style-name="ce84">
            <text:p>205</text:p>
          </table:table-cell>
          <table:table-cell office:value-type="float" office:value="144" table:style-name="ce84">
            <text:p>144</text:p>
          </table:table-cell>
          <table:table-cell office:value-type="float" office:value="215" table:style-name="ce84">
            <text:p>215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91" table:style-name="ce84">
            <text:p>91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97" table:style-name="ce84">
            <text:p>97</text:p>
          </table:table-cell>
          <table:table-cell office:value-type="float" office:value="71" table:style-name="ce84">
            <text:p>71</text:p>
          </table:table-cell>
          <table:table-cell office:value-type="float" office:value="77" table:style-name="ce84">
            <text:p>7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32630" table:style-name="ce89">
            <text:p>32630</text:p>
          </table:table-cell>
          <table:table-cell office:value-type="float" office:value="33411" table:style-name="ce89">
            <text:p>33411</text:p>
          </table:table-cell>
          <table:table-cell office:value-type="float" office:value="38692" table:style-name="ce89">
            <text:p>38692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-11.5213523131673" table:style-name="ce93">
            <text:p>-11,5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1448" table:style-name="ce89">
            <text:p>1448</text:p>
          </table:table-cell>
          <table:table-cell office:value-type="float" office:value="1326" table:style-name="ce89">
            <text:p>1326</text:p>
          </table:table-cell>
          <table:table-cell office:value-type="float" office:value="981" table:style-name="ce89">
            <text:p>981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116" table:style-name="ce89">
            <text:p>116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906" table:style-name="ce89">
            <text:p>906</text:p>
          </table:table-cell>
          <table:table-cell office:value-type="float" office:value="923" table:style-name="ce89">
            <text:p>923</text:p>
          </table:table-cell>
          <table:table-cell office:value-type="float" office:value="650" table:style-name="ce89">
            <text:p>650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5906" table:style-name="ce84">
            <text:p>5906</text:p>
          </table:table-cell>
          <table:table-cell office:value-type="float" office:value="6174" table:style-name="ce84">
            <text:p>6174</text:p>
          </table:table-cell>
          <table:table-cell office:value-type="float" office:value="6840" table:style-name="ce84">
            <text:p>6840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-10.5560578661844" table:style-name="ce92">
            <text:p>-10,6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220" table:style-name="ce84">
            <text:p>220</text:p>
          </table:table-cell>
          <table:table-cell office:value-type="float" office:value="172" table:style-name="ce84">
            <text:p>172</text:p>
          </table:table-cell>
          <table:table-cell office:value-type="float" office:value="158" table:style-name="ce84">
            <text:p>158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150" table:style-name="ce84">
            <text:p>150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102" table:style-name="ce84">
            <text:p>102</text:p>
          </table:table-cell>
          <table:table-cell office:value-type="float" office:value="89" table:style-name="ce84">
            <text:p>89</text:p>
          </table:table-cell>
          <table:table-cell office:value-type="float" office:value="95" table:style-name="ce84">
            <text:p>9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30396" table:style-name="ce89">
            <text:p>30396</text:p>
          </table:table-cell>
          <table:table-cell office:value-type="float" office:value="32565" table:style-name="ce89">
            <text:p>32565</text:p>
          </table:table-cell>
          <table:table-cell office:value-type="float" office:value="39360" table:style-name="ce89">
            <text:p>39360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-10.1213040181956" table:style-name="ce93">
            <text:p>-10,1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2598" table:style-name="ce89">
            <text:p>2598</text:p>
          </table:table-cell>
          <table:table-cell office:value-type="float" office:value="1319" table:style-name="ce89">
            <text:p>1319</text:p>
          </table:table-cell>
          <table:table-cell office:value-type="float" office:value="1817" table:style-name="ce89">
            <text:p>1817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156" table:style-name="ce89">
            <text:p>156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1733" table:style-name="ce89">
            <text:p>1733</text:p>
          </table:table-cell>
          <table:table-cell office:value-type="float" office:value="638" table:style-name="ce89">
            <text:p>638</text:p>
          </table:table-cell>
          <table:table-cell office:value-type="float" office:value="1454" table:style-name="ce89">
            <text:p>145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3900" table:style-name="ce84">
            <text:p>3900</text:p>
          </table:table-cell>
          <table:table-cell office:value-type="float" office:value="3989" table:style-name="ce84">
            <text:p>3989</text:p>
          </table:table-cell>
          <table:table-cell office:value-type="float" office:value="4531" table:style-name="ce84">
            <text:p>4531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-9.7457751941790498" table:style-name="ce92">
            <text:p>-9,7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270" table:style-name="ce84">
            <text:p>270</text:p>
          </table:table-cell>
          <table:table-cell office:value-type="float" office:value="181" table:style-name="ce84">
            <text:p>181</text:p>
          </table:table-cell>
          <table:table-cell office:value-type="float" office:value="187" table:style-name="ce84">
            <text:p>187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188" table:style-name="ce84">
            <text:p>188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23" table:style-name="ce84">
            <text:p>123</text:p>
          </table:table-cell>
          <table:table-cell office:value-type="float" office:value="63" table:style-name="ce84">
            <text:p>63</text:p>
          </table:table-cell>
          <table:table-cell office:value-type="float" office:value="142" table:style-name="ce84">
            <text:p>14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2585" table:style-name="ce89">
            <text:p>2585</text:p>
          </table:table-cell>
          <table:table-cell office:value-type="float" office:value="2589" table:style-name="ce89">
            <text:p>2589</text:p>
          </table:table-cell>
          <table:table-cell office:value-type="float" office:value="2759" table:style-name="ce89">
            <text:p>2759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-8.6515028432168997" table:style-name="ce93">
            <text:p>-8,7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32" table:style-name="ce89">
            <text:p>32</text:p>
          </table:table-cell>
          <table:table-cell office:value-type="float" office:value="27" table:style-name="ce89">
            <text:p>27</text:p>
          </table:table-cell>
          <table:table-cell office:value-type="float" office:value="31" table:style-name="ce89">
            <text:p>31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299" table:style-name="ce89">
            <text:p>299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18" table:style-name="ce89">
            <text:p>18</text:p>
          </table:table-cell>
          <table:table-cell office:value-type="float" office:value="11" table:style-name="ce89">
            <text:p>11</text:p>
          </table:table-cell>
          <table:table-cell office:value-type="float" office:value="24" table:style-name="ce89">
            <text:p>2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91914" table:style-name="ce84">
            <text:p>91914</text:p>
          </table:table-cell>
          <table:table-cell office:value-type="float" office:value="96324" table:style-name="ce84">
            <text:p>96324</text:p>
          </table:table-cell>
          <table:table-cell office:value-type="float" office:value="101839" table:style-name="ce84">
            <text:p>101839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-7.1807425540595702" table:style-name="ce92">
            <text:p>-7,2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2694" table:style-name="ce84">
            <text:p>2694</text:p>
          </table:table-cell>
          <table:table-cell office:value-type="float" office:value="2955" table:style-name="ce84">
            <text:p>2955</text:p>
          </table:table-cell>
          <table:table-cell office:value-type="float" office:value="3024" table:style-name="ce84">
            <text:p>3024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467" table:style-name="ce84">
            <text:p>467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2101" table:style-name="ce84">
            <text:p>2101</text:p>
          </table:table-cell>
          <table:table-cell office:value-type="float" office:value="2222" table:style-name="ce84">
            <text:p>2222</text:p>
          </table:table-cell>
          <table:table-cell office:value-type="float" office:value="2564" table:style-name="ce84">
            <text:p>256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6217" table:style-name="ce89">
            <text:p>6217</text:p>
          </table:table-cell>
          <table:table-cell office:value-type="float" office:value="6435" table:style-name="ce89">
            <text:p>6435</text:p>
          </table:table-cell>
          <table:table-cell office:value-type="float" office:value="7198" table:style-name="ce89">
            <text:p>7198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-6.3066328379847798" table:style-name="ce93">
            <text:p>-6,3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575" table:style-name="ce89">
            <text:p>575</text:p>
          </table:table-cell>
          <table:table-cell office:value-type="float" office:value="335" table:style-name="ce89">
            <text:p>335</text:p>
          </table:table-cell>
          <table:table-cell office:value-type="float" office:value="459" table:style-name="ce89">
            <text:p>459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781" table:style-name="ce89">
            <text:p>781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356" table:style-name="ce89">
            <text:p>356</text:p>
          </table:table-cell>
          <table:table-cell office:value-type="float" office:value="149" table:style-name="ce89">
            <text:p>149</text:p>
          </table:table-cell>
          <table:table-cell office:value-type="float" office:value="297" table:style-name="ce89">
            <text:p>29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25025" table:style-name="ce84">
            <text:p>25025</text:p>
          </table:table-cell>
          <table:table-cell office:value-type="float" office:value="24240" table:style-name="ce84">
            <text:p>24240</text:p>
          </table:table-cell>
          <table:table-cell office:value-type="float" office:value="26961" table:style-name="ce84">
            <text:p>26961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1435" table:style-name="ce84">
            <text:p>1435</text:p>
          </table:table-cell>
          <table:table-cell office:value-type="float" office:value="816" table:style-name="ce84">
            <text:p>816</text:p>
          </table:table-cell>
          <table:table-cell office:value-type="float" office:value="1136" table:style-name="ce84">
            <text:p>1136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961" table:style-name="ce84">
            <text:p>961</text:p>
          </table:table-cell>
          <table:table-cell office:value-type="float" office:value="483" table:style-name="ce84">
            <text:p>483</text:p>
          </table:table-cell>
          <table:table-cell office:value-type="float" office:value="782" table:style-name="ce84">
            <text:p>78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0796" table:style-name="ce89">
            <text:p>20796</text:p>
          </table:table-cell>
          <table:table-cell office:value-type="float" office:value="21376" table:style-name="ce89">
            <text:p>21376</text:p>
          </table:table-cell>
          <table:table-cell office:value-type="float" office:value="24003" table:style-name="ce89">
            <text:p>24003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336" table:style-name="ce89">
            <text:p>336</text:p>
          </table:table-cell>
          <table:table-cell office:value-type="float" office:value="259" table:style-name="ce89">
            <text:p>259</text:p>
          </table:table-cell>
          <table:table-cell office:value-type="float" office:value="257" table:style-name="ce89">
            <text:p>257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26" table:style-name="ce89">
            <text:p>226</text:p>
          </table:table-cell>
          <table:table-cell office:value-type="float" office:value="142" table:style-name="ce89">
            <text:p>142</text:p>
          </table:table-cell>
          <table:table-cell office:value-type="float" office:value="125" table:style-name="ce89">
            <text:p>12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211" table:style-name="ce84">
            <text:p>211</text:p>
          </table:table-cell>
          <table:table-cell office:value-type="float" office:value="208" table:style-name="ce84">
            <text:p>208</text:p>
          </table:table-cell>
          <table:table-cell office:value-type="float" office:value="164" table:style-name="ce84">
            <text:p>164</text:p>
          </table:table-cell>
          <table:table-cell table:number-columns-repeated="5"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368" table:style-name="ce74"/>
        </table:table-row>
        <table:table-row table:style-name="ro18">
          <table:table-cell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8280" table:style-name="ce89">
            <text:p>8280</text:p>
          </table:table-cell>
          <table:table-cell office:value-type="float" office:value="8153" table:style-name="ce89">
            <text:p>8153</text:p>
          </table:table-cell>
          <table:table-cell office:value-type="float" office:value="9194" table:style-name="ce89">
            <text:p>9194</text:p>
          </table:table-cell>
          <table:table-cell table:number-columns-repeated="5"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89">
            <text:p>0</text:p>
          </table:table-cell>
          <table:table-cell table:number-columns-repeated="16368" table:style-name="ce74"/>
        </table:table-row>
        <table:table-row table:style-name="ro19">
          <table:table-cell table:style-name="ce74"/>
          <table:table-cell table:number-columns-repeated="16383" table:style-name="ce74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3" table:default-cell-style-name="ce1"/>
        <table:table-column table:style-name="co34" table:default-cell-style-name="ce1"/>
        <table:table-column table:style-name="co13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7952in" svg:height="0.6423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8002in" svg:y="0.23988in" svg:width="1.96826in" svg:height="0.50656in">
                <draw:text-box>
                  <text:p text:style-name="a12" text:class-names="" text:cond-style-name=""><text:span text:style-name="a10" text:class-names="">SETEMBRO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0" draw:style-name="a5" draw:name="Text Box 122" svg:x="0in" svg:y="0in" svg:width="0.97917in" svg:height="0.31597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734in" svg:height="0.25118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4">
          <table:table-cell/>
          <table:table-cell table:number-columns-repeated="11" table:style-name="ce97"/>
          <table:table-cell table:number-columns-repeated="6" table:style-name="ce98"/>
          <table:table-cell table:number-columns-repeated="16366"/>
        </table:table-row>
        <table:table-row table:style-name="ro20">
          <table:table-cell/>
          <table:table-cell office:value-type="string" table:style-name="ce99">
            <text:p>Quadro 1 - PEDIDOS DE EMPREGO <text:s text:c="2"/>E <text:s text:c="3"/>DESEMPREGO REGISTADO</text:p>
          </table:table-cell>
          <table:table-cell table:number-columns-repeated="2" table:style-name="ce100"/>
          <table:table-cell table:number-columns-repeated="6" table:style-name="ce99"/>
          <table:table-cell office:value-type="string" table:number-columns-spanned="2" table:number-rows-spanned="1" table:style-name="ce174">
            <text:p>TOTAL <text:s/>PAÍS</text:p>
          </table:table-cell>
          <table:covered-table-cell/>
          <table:table-cell table:number-columns-repeated="2" table:style-name="ce98"/>
          <table:table-cell table:number-columns-repeated="16370" table:style-name="ce1"/>
        </table:table-row>
        <table:table-row table:style-name="ro20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style-name="ce110"/>
          <table:table-cell office:value-type="string" table:style-name="ce111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23"/>
          <table:table-cell table:number-columns-repeated="16366"/>
        </table:table-row>
        <table:table-row table:style-name="ro21">
          <table:table-cell/>
          <table:table-cell table:style-name="ce97"/>
          <table:table-cell table:style-name="ce124"/>
          <table:table-cell table:style-name="ce125"/>
          <table:table-cell table:style-name="ce126"/>
          <table:table-cell table:style-name="ce127"/>
          <table:table-cell table:style-name="ce126"/>
          <table:table-cell table:style-name="ce127"/>
          <table:table-cell table:number-columns-repeated="4" table:style-name="ce128"/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office:value-type="string" table:style-name="ce129">
            <text:p>PEDIDOS DE EMPREGO</text:p>
          </table:table-cell>
          <table:table-cell office:value-type="float" office:value="538462" table:style-name="ce130">
            <text:p>538 462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46633" table:style-name="ce132">
            <text:p>546 633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553928" table:style-name="ce132">
            <text:p>553 928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-8171" table:style-name="ce134">
            <text:p><text:s/>-8 171</text:p>
          </table:table-cell>
          <table:table-cell office:value-type="float" office:value="-1.4947871789665095" table:style-name="ce135">
            <text:p>-1,5<text:s text:c="3"/></text:p>
          </table:table-cell>
          <table:table-cell office:value-type="float" office:value="-15466" table:style-name="ce134">
            <text:p><text:s/>-15 466</text:p>
          </table:table-cell>
          <table:table-cell office:value-type="float" office:value="-2.7920596178564723" table:style-name="ce135">
            <text:p>-2,8<text:s text:c="3"/></text:p>
          </table:table-cell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DESEMPREGO REGISTADO</text:p>
          </table:table-cell>
          <table:table-cell office:value-type="float" office:value="359148" table:style-name="ce139">
            <text:p>359 148</text:p>
          </table:table-cell>
          <table:table-cell office:value-type="float" office:value="66.698857115265326" table:style-name="ce140">
            <text:p>66,7<text:s text:c="5"/></text:p>
          </table:table-cell>
          <table:table-cell office:value-type="float" office:value="368404" table:style-name="ce141">
            <text:p>368 404</text:p>
          </table:table-cell>
          <table:table-cell office:value-type="float" office:value="67.395126163257615" table:style-name="ce142">
            <text:p>67,4<text:s text:c="5"/></text:p>
          </table:table-cell>
          <table:table-cell office:value-type="float" office:value="410174" table:style-name="ce141">
            <text:p>410 174</text:p>
          </table:table-cell>
          <table:table-cell office:value-type="float" office:value="74.04825175835127" table:style-name="ce142">
            <text:p>74,0<text:s text:c="5"/></text:p>
          </table:table-cell>
          <table:table-cell office:value-type="float" office:value="-9256" table:style-name="ce143">
            <text:p><text:s/>-9 256</text:p>
          </table:table-cell>
          <table:table-cell office:value-type="float" office:value="-2.5124591481091412" table:style-name="ce144">
            <text:p>-2,5<text:s text:c="3"/></text:p>
          </table:table-cell>
          <table:table-cell office:value-type="float" office:value="-51026" table:style-name="ce143">
            <text:p><text:s/>-51 026</text:p>
          </table:table-cell>
          <table:table-cell office:value-type="float" office:value="-12.440086402356073" table:style-name="ce144">
            <text:p>-12,4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EMPREGADOS</text:p>
          </table:table-cell>
          <table:table-cell office:value-type="float" office:value="50292" table:style-name="ce139">
            <text:p>50 292</text:p>
          </table:table-cell>
          <table:table-cell office:value-type="float" office:value="9.3399348514844132" table:style-name="ce140">
            <text:p>9,3<text:s text:c="5"/></text:p>
          </table:table-cell>
          <table:table-cell office:value-type="float" office:value="50567" table:style-name="ce141">
            <text:p>50 567</text:p>
          </table:table-cell>
          <table:table-cell office:value-type="float" office:value="9.2506306790845052" table:style-name="ce142">
            <text:p>9,3<text:s text:c="5"/></text:p>
          </table:table-cell>
          <table:table-cell office:value-type="float" office:value="43548" table:style-name="ce141">
            <text:p>43 548</text:p>
          </table:table-cell>
          <table:table-cell office:value-type="float" office:value="7.8616715529816155" table:style-name="ce142">
            <text:p>7,9<text:s text:c="5"/></text:p>
          </table:table-cell>
          <table:table-cell office:value-type="float" office:value="-275" table:style-name="ce143">
            <text:p><text:s/>- 275</text:p>
          </table:table-cell>
          <table:table-cell office:value-type="float" office:value="-0.54383293452251469" table:style-name="ce144">
            <text:p>-0,5<text:s text:c="3"/></text:p>
          </table:table-cell>
          <table:table-cell office:value-type="float" office:value="6744" table:style-name="ce143">
            <text:p>+6 744</text:p>
          </table:table-cell>
          <table:table-cell office:value-type="float" office:value="15.486359878754477" table:style-name="ce144">
            <text:p>+15,5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OCUPADOS</text:p>
          </table:table-cell>
          <table:table-cell office:value-type="float" office:value="107701" table:style-name="ce139">
            <text:p>107 701</text:p>
          </table:table-cell>
          <table:table-cell office:value-type="float" office:value="20.001597141488165" table:style-name="ce140">
            <text:p>20,0<text:s text:c="5"/></text:p>
          </table:table-cell>
          <table:table-cell office:value-type="float" office:value="107381" table:style-name="ce141">
            <text:p>107 381</text:p>
          </table:table-cell>
          <table:table-cell office:value-type="float" office:value="19.644075641243759" table:style-name="ce142">
            <text:p>19,6<text:s text:c="5"/></text:p>
          </table:table-cell>
          <table:table-cell office:value-type="float" office:value="82063" table:style-name="ce141">
            <text:p>82 063</text:p>
          </table:table-cell>
          <table:table-cell office:value-type="float" office:value="14.814741266012913" table:style-name="ce142">
            <text:p>14,8<text:s text:c="5"/></text:p>
          </table:table-cell>
          <table:table-cell office:value-type="float" office:value="320" table:style-name="ce143">
            <text:p>+ 320</text:p>
          </table:table-cell>
          <table:table-cell office:value-type="float" office:value="0.29800430243711645" table:style-name="ce144">
            <text:p>+0,3<text:s text:c="3"/></text:p>
          </table:table-cell>
          <table:table-cell office:value-type="float" office:value="25638" table:style-name="ce143">
            <text:p>+25 638</text:p>
          </table:table-cell>
          <table:table-cell office:value-type="float" office:value="31.241850773186453" table:style-name="ce144">
            <text:p>+31,2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INDISPONIVEIS TEMPORÁRIAMENTE</text:p>
          </table:table-cell>
          <table:table-cell office:value-type="float" office:value="21321" table:style-name="ce139">
            <text:p>21 321</text:p>
          </table:table-cell>
          <table:table-cell office:value-type="float" office:value="3.9596108917620927" table:style-name="ce140">
            <text:p>4,0<text:s text:c="5"/></text:p>
          </table:table-cell>
          <table:table-cell office:value-type="float" office:value="20281" table:style-name="ce141">
            <text:p>20 281</text:p>
          </table:table-cell>
          <table:table-cell office:value-type="float" office:value="3.710167516414121" table:style-name="ce142">
            <text:p>3,7<text:s text:c="5"/></text:p>
          </table:table-cell>
          <table:table-cell office:value-type="float" office:value="18143" table:style-name="ce141">
            <text:p>18 143</text:p>
          </table:table-cell>
          <table:table-cell office:value-type="float" office:value="3.2753354226542077" table:style-name="ce142">
            <text:p>3,3<text:s text:c="5"/></text:p>
          </table:table-cell>
          <table:table-cell office:value-type="float" office:value="1040" table:style-name="ce143">
            <text:p>+1 040</text:p>
          </table:table-cell>
          <table:table-cell office:value-type="float" office:value="5.1279522705980973" table:style-name="ce144">
            <text:p>+5,1<text:s text:c="3"/></text:p>
          </table:table-cell>
          <table:table-cell office:value-type="float" office:value="3178" table:style-name="ce143">
            <text:p>+3 178</text:p>
          </table:table-cell>
          <table:table-cell office:value-type="float" office:value="17.516397508681035" table:style-name="ce144">
            <text:p>+17,5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table:style-name="ce138"/>
          <table:table-cell table:style-name="ce146"/>
          <table:table-cell table:style-name="ce147"/>
          <table:table-cell table:style-name="ce148"/>
          <table:table-cell table:style-name="ce149"/>
          <table:table-cell table:style-name="ce14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6" table:style-name="ce137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5"/>DESEMPREGO REGISTADO</text:p>
          </table:table-cell>
          <table:table-cell office:value-type="float" office:value="359148" table:style-name="ce150">
            <text:p>359 14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68404" table:style-name="ce152">
            <text:p>368 404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410174" table:style-name="ce152">
            <text:p>410 174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9256" table:style-name="ce134">
            <text:p><text:s/>-9 256</text:p>
          </table:table-cell>
          <table:table-cell office:value-type="float" office:value="-2.5124591481091412" table:style-name="ce135">
            <text:p>-2,5<text:s text:c="3"/></text:p>
          </table:table-cell>
          <table:table-cell office:value-type="float" office:value="-51026" table:style-name="ce134">
            <text:p><text:s/>-51 026</text:p>
          </table:table-cell>
          <table:table-cell office:value-type="float" office:value="-12.440086402356073" table:style-name="ce135">
            <text:p>-12,4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Homens<text:s/></text:p>
          </table:table-cell>
          <table:table-cell office:value-type="float" office:value="152872" table:style-name="ce156">
            <text:p>152 872</text:p>
          </table:table-cell>
          <table:table-cell office:value-type="float" office:value="42.565182041943714" table:style-name="ce157">
            <text:p>42,6<text:s text:c="5"/></text:p>
          </table:table-cell>
          <table:table-cell office:value-type="float" office:value="155799" table:style-name="ce158">
            <text:p>155 799</text:p>
          </table:table-cell>
          <table:table-cell office:value-type="float" office:value="42.290257434772691" table:style-name="ce159">
            <text:p>42,3<text:s text:c="5"/></text:p>
          </table:table-cell>
          <table:table-cell office:value-type="float" office:value="177644" table:style-name="ce158">
            <text:p>177 644</text:p>
          </table:table-cell>
          <table:table-cell office:value-type="float" office:value="43.30942478070282" table:style-name="ce159">
            <text:p>43,3<text:s text:c="5"/></text:p>
          </table:table-cell>
          <table:table-cell office:value-type="float" office:value="-2927" table:style-name="ce143">
            <text:p><text:s/>-2 927</text:p>
          </table:table-cell>
          <table:table-cell office:value-type="float" office:value="-1.8787026874370183" table:style-name="ce144">
            <text:p>-1,9<text:s text:c="3"/></text:p>
          </table:table-cell>
          <table:table-cell office:value-type="float" office:value="-24772" table:style-name="ce143">
            <text:p><text:s/>-24 772</text:p>
          </table:table-cell>
          <table:table-cell office:value-type="float" office:value="-13.944743419423117" table:style-name="ce144">
            <text:p>-13,9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Mulheres</text:p>
          </table:table-cell>
          <table:table-cell office:value-type="float" office:value="206276" table:style-name="ce156">
            <text:p>206 276</text:p>
          </table:table-cell>
          <table:table-cell office:value-type="float" office:value="57.434817958056286" table:style-name="ce157">
            <text:p>57,4<text:s text:c="5"/></text:p>
          </table:table-cell>
          <table:table-cell office:value-type="float" office:value="212605" table:style-name="ce158">
            <text:p>212 605</text:p>
          </table:table-cell>
          <table:table-cell office:value-type="float" office:value="57.709742565227309" table:style-name="ce159">
            <text:p>57,7<text:s text:c="5"/></text:p>
          </table:table-cell>
          <table:table-cell office:value-type="float" office:value="232530" table:style-name="ce158">
            <text:p>232 530</text:p>
          </table:table-cell>
          <table:table-cell office:value-type="float" office:value="56.69057521929718" table:style-name="ce159">
            <text:p>56,7<text:s text:c="5"/></text:p>
          </table:table-cell>
          <table:table-cell office:value-type="float" office:value="-6329" table:style-name="ce143">
            <text:p><text:s/>-6 329</text:p>
          </table:table-cell>
          <table:table-cell office:value-type="float" office:value="-2.976882011241504" table:style-name="ce144">
            <text:p>-3,0<text:s text:c="3"/></text:p>
          </table:table-cell>
          <table:table-cell office:value-type="float" office:value="-26254" table:style-name="ce143">
            <text:p><text:s/>-26 254</text:p>
          </table:table-cell>
          <table:table-cell office:value-type="float" office:value="-11.290586160925473" table:style-name="ce144">
            <text:p>-11,3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22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39186" table:style-name="ce156">
            <text:p>39 186</text:p>
          </table:table-cell>
          <table:table-cell office:value-type="float" office:value="10.910822279394568" table:style-name="ce157">
            <text:p>10,9<text:s text:c="5"/></text:p>
          </table:table-cell>
          <table:table-cell office:value-type="float" office:value="38422" table:style-name="ce158">
            <text:p>38 422</text:p>
          </table:table-cell>
          <table:table-cell office:value-type="float" office:value="10.429311299551578" table:style-name="ce159">
            <text:p>10,4<text:s text:c="5"/></text:p>
          </table:table-cell>
          <table:table-cell office:value-type="float" office:value="48626" table:style-name="ce158">
            <text:p>48 626</text:p>
          </table:table-cell>
          <table:table-cell office:value-type="float" office:value="11.854968866871133" table:style-name="ce159">
            <text:p>11,9<text:s text:c="5"/></text:p>
          </table:table-cell>
          <table:table-cell office:value-type="float" office:value="764" table:style-name="ce143">
            <text:p>+ 764</text:p>
          </table:table-cell>
          <table:table-cell office:value-type="float" office:value="1.9884441205559316" table:style-name="ce144">
            <text:p>+2,0<text:s text:c="3"/></text:p>
          </table:table-cell>
          <table:table-cell office:value-type="float" office:value="-9440" table:style-name="ce143">
            <text:p><text:s/>-9 440</text:p>
          </table:table-cell>
          <table:table-cell office:value-type="float" office:value="-19.413482499074568" table:style-name="ce144">
            <text:p>-19,4<text:s text:c="3"/></text:p>
          </table:table-cell>
          <table:table-cell table:style-name="ce160"/>
          <table:table-cell table:number-columns-repeated="2" table:style-name="ce161"/>
          <table:table-cell table:number-columns-repeated="3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319962" table:style-name="ce156">
            <text:p>319 962</text:p>
          </table:table-cell>
          <table:table-cell office:value-type="float" office:value="89.089177720605434" table:style-name="ce157">
            <text:p>89,1<text:s text:c="5"/></text:p>
          </table:table-cell>
          <table:table-cell office:value-type="float" office:value="329982" table:style-name="ce158">
            <text:p>329 982</text:p>
          </table:table-cell>
          <table:table-cell office:value-type="float" office:value="89.570688700448414" table:style-name="ce159">
            <text:p>89,6<text:s text:c="5"/></text:p>
          </table:table-cell>
          <table:table-cell office:value-type="float" office:value="361548" table:style-name="ce158">
            <text:p>361 548</text:p>
          </table:table-cell>
          <table:table-cell office:value-type="float" office:value="88.145031133128867" table:style-name="ce159">
            <text:p>88,1<text:s text:c="5"/></text:p>
          </table:table-cell>
          <table:table-cell office:value-type="float" office:value="-10020" table:style-name="ce143">
            <text:p><text:s/>-10 020</text:p>
          </table:table-cell>
          <table:table-cell office:value-type="float" office:value="-3.036529265232649" table:style-name="ce144">
            <text:p>-3,0<text:s text:c="3"/></text:p>
          </table:table-cell>
          <table:table-cell office:value-type="float" office:value="-41586" table:style-name="ce143">
            <text:p><text:s/>-41 586</text:p>
          </table:table-cell>
          <table:table-cell office:value-type="float" office:value="-11.50220717581068" table:style-name="ce144">
            <text:p>-11,5<text:s text:c="3"/></text:p>
          </table:table-cell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22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181290" table:style-name="ce156">
            <text:p>181 290</text:p>
          </table:table-cell>
          <table:table-cell office:value-type="float" office:value="50.477797453974404" table:style-name="ce157">
            <text:p>50,5<text:s text:c="5"/></text:p>
          </table:table-cell>
          <table:table-cell office:value-type="float" office:value="189081" table:style-name="ce158">
            <text:p>189 081</text:p>
          </table:table-cell>
          <table:table-cell office:value-type="float" office:value="51.324361299008693" table:style-name="ce159">
            <text:p>51,3<text:s text:c="5"/></text:p>
          </table:table-cell>
          <table:table-cell office:value-type="float" office:value="263319" table:style-name="ce158">
            <text:p>263 319</text:p>
          </table:table-cell>
          <table:table-cell office:value-type="float" office:value="64.196901802649606" table:style-name="ce159">
            <text:p>64,2<text:s text:c="5"/></text:p>
          </table:table-cell>
          <table:table-cell office:value-type="float" office:value="-7791" table:style-name="ce143">
            <text:p><text:s/>-7 791</text:p>
          </table:table-cell>
          <table:table-cell office:value-type="float" office:value="-4.1204563123740625" table:style-name="ce144">
            <text:p>-4,1<text:s text:c="3"/></text:p>
          </table:table-cell>
          <table:table-cell office:value-type="float" office:value="-82029" table:style-name="ce143">
            <text:p><text:s/>-82 029</text:p>
          </table:table-cell>
          <table:table-cell office:value-type="float" office:value="-31.151948776958744" table:style-name="ce144">
            <text:p>-31,2<text:s text:c="3"/></text:p>
          </table:table-cell>
          <table:table-cell table:style-name="ce160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177858" table:style-name="ce156">
            <text:p>177 858</text:p>
          </table:table-cell>
          <table:table-cell office:value-type="float" office:value="49.522202546025596" table:style-name="ce157">
            <text:p>49,5<text:s text:c="5"/></text:p>
          </table:table-cell>
          <table:table-cell office:value-type="float" office:value="179323" table:style-name="ce158">
            <text:p>179 323</text:p>
          </table:table-cell>
          <table:table-cell office:value-type="float" office:value="48.6756387009913" table:style-name="ce159">
            <text:p>48,7<text:s text:c="5"/></text:p>
          </table:table-cell>
          <table:table-cell office:value-type="float" office:value="146855" table:style-name="ce158">
            <text:p>146 855</text:p>
          </table:table-cell>
          <table:table-cell office:value-type="float" office:value="35.803098197350394" table:style-name="ce159">
            <text:p>35,8<text:s text:c="5"/></text:p>
          </table:table-cell>
          <table:table-cell office:value-type="float" office:value="-1465" table:style-name="ce143">
            <text:p><text:s/>-1 465</text:p>
          </table:table-cell>
          <table:table-cell office:value-type="float" office:value="-0.81696157213519749" table:style-name="ce144">
            <text:p>-0,8<text:s text:c="3"/></text:p>
          </table:table-cell>
          <table:table-cell office:value-type="float" office:value="31003" table:style-name="ce143">
            <text:p>+31 003</text:p>
          </table:table-cell>
          <table:table-cell office:value-type="float" office:value="21.111300262163358" table:style-name="ce144">
            <text:p>+21,1<text:s text:c="3"/></text:p>
          </table:table-cell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22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34506" table:style-name="ce156">
            <text:p>34 506</text:p>
          </table:table-cell>
          <table:table-cell office:value-type="float" office:value="9.607738314009822" table:style-name="ce157">
            <text:p>9,6<text:s text:c="5"/></text:p>
          </table:table-cell>
          <table:table-cell office:value-type="float" office:value="33222" table:style-name="ce158">
            <text:p>33 222</text:p>
          </table:table-cell>
          <table:table-cell office:value-type="float" office:value="9.0178173961194776" table:style-name="ce159">
            <text:p>9,0<text:s text:c="5"/></text:p>
          </table:table-cell>
          <table:table-cell office:value-type="float" office:value="33403" table:style-name="ce158">
            <text:p>33 403</text:p>
          </table:table-cell>
          <table:table-cell office:value-type="float" office:value="8.1436170990847785" table:style-name="ce159">
            <text:p>8,1<text:s text:c="5"/></text:p>
          </table:table-cell>
          <table:table-cell office:value-type="float" office:value="1284" table:style-name="ce143">
            <text:p>+1 284</text:p>
          </table:table-cell>
          <table:table-cell office:value-type="float" office:value="3.8649087953765577" table:style-name="ce144">
            <text:p>+3,9<text:s text:c="3"/></text:p>
          </table:table-cell>
          <table:table-cell office:value-type="float" office:value="1103" table:style-name="ce143">
            <text:p>+1 103</text:p>
          </table:table-cell>
          <table:table-cell office:value-type="float" office:value="3.3020986138969555" table:style-name="ce144">
            <text:p>+3,3<text:s text:c="3"/></text:p>
          </table:table-cell>
          <table:table-cell table:style-name="ce160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324642" table:style-name="ce156">
            <text:p>324 642</text:p>
          </table:table-cell>
          <table:table-cell office:value-type="float" office:value="90.392261685990178" table:style-name="ce157">
            <text:p>90,4<text:s text:c="5"/></text:p>
          </table:table-cell>
          <table:table-cell office:value-type="float" office:value="335182" table:style-name="ce158">
            <text:p>335 182</text:p>
          </table:table-cell>
          <table:table-cell office:value-type="float" office:value="90.982182603880517" table:style-name="ce159">
            <text:p>91,0<text:s text:c="5"/></text:p>
          </table:table-cell>
          <table:table-cell office:value-type="float" office:value="376771" table:style-name="ce158">
            <text:p>376 771</text:p>
          </table:table-cell>
          <table:table-cell office:value-type="float" office:value="91.856382900915222" table:style-name="ce159">
            <text:p>91,9<text:s text:c="5"/></text:p>
          </table:table-cell>
          <table:table-cell office:value-type="float" office:value="-10540" table:style-name="ce143">
            <text:p><text:s/>-10 540</text:p>
          </table:table-cell>
          <table:table-cell office:value-type="float" office:value="-3.1445602687495153" table:style-name="ce144">
            <text:p>-3,1<text:s text:c="3"/></text:p>
          </table:table-cell>
          <table:table-cell office:value-type="float" office:value="-52129" table:style-name="ce143">
            <text:p><text:s/>-52 129</text:p>
          </table:table-cell>
          <table:table-cell office:value-type="float" office:value="-13.835725148697749" table:style-name="ce144">
            <text:p>-13,8<text:s text:c="3"/></text:p>
          </table:table-cell>
          <table:table-cell table:style-name="ce154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22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28521" table:style-name="ce156">
            <text:p>28 521</text:p>
          </table:table-cell>
          <table:table-cell office:value-type="float" office:value="7.9412943967389484" table:style-name="ce157">
            <text:p>7,9<text:s text:c="5"/></text:p>
          </table:table-cell>
          <table:table-cell office:value-type="float" office:value="28923" table:style-name="ce158">
            <text:p>28 923</text:p>
          </table:table-cell>
          <table:table-cell office:value-type="float" office:value="7.8508919555705141" table:style-name="ce159">
            <text:p>7,9<text:s text:c="5"/></text:p>
          </table:table-cell>
          <table:table-cell office:value-type="float" office:value="25895" table:style-name="ce158">
            <text:p>25 895</text:p>
          </table:table-cell>
          <table:table-cell office:value-type="float" office:value="6.31317440890939" table:style-name="ce159">
            <text:p>6,3<text:s text:c="5"/></text:p>
          </table:table-cell>
          <table:table-cell office:value-type="float" office:value="-402" table:style-name="ce143">
            <text:p><text:s/>- 402</text:p>
          </table:table-cell>
          <table:table-cell office:value-type="float" office:value="-1.389897313556685" table:style-name="ce144">
            <text:p>-1,4<text:s text:c="3"/></text:p>
          </table:table-cell>
          <table:table-cell office:value-type="float" office:value="2626" table:style-name="ce143">
            <text:p>+2 626</text:p>
          </table:table-cell>
          <table:table-cell office:value-type="float" office:value="10.140953852094999" table:style-name="ce144">
            <text:p>+10,1<text:s text:c="3"/></text:p>
          </table:table-cell>
          <table:table-cell table:number-columns-repeated="2" table:style-name="ce160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49627" table:style-name="ce156">
            <text:p>49 627</text:p>
          </table:table-cell>
          <table:table-cell office:value-type="float" office:value="13.817980331228352" table:style-name="ce157">
            <text:p>13,8<text:s text:c="5"/></text:p>
          </table:table-cell>
          <table:table-cell office:value-type="float" office:value="51388" table:style-name="ce158">
            <text:p>51 388</text:p>
          </table:table-cell>
          <table:table-cell office:value-type="float" office:value="13.94881705953247" table:style-name="ce159">
            <text:p>13,9<text:s text:c="5"/></text:p>
          </table:table-cell>
          <table:table-cell office:value-type="float" office:value="56561" table:style-name="ce158">
            <text:p>56 561</text:p>
          </table:table-cell>
          <table:table-cell office:value-type="float" office:value="13.789513718568216" table:style-name="ce159">
            <text:p>13,8<text:s text:c="5"/></text:p>
          </table:table-cell>
          <table:table-cell office:value-type="float" office:value="-1761" table:style-name="ce143">
            <text:p><text:s/>-1 761</text:p>
          </table:table-cell>
          <table:table-cell office:value-type="float" office:value="-3.426870086401494" table:style-name="ce144">
            <text:p>-3,4<text:s text:c="3"/></text:p>
          </table:table-cell>
          <table:table-cell office:value-type="float" office:value="-6934" table:style-name="ce143">
            <text:p><text:s/>-6 934</text:p>
          </table:table-cell>
          <table:table-cell office:value-type="float" office:value="-12.259330634182565" table:style-name="ce144">
            <text:p>-12,3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48658" table:style-name="ce156">
            <text:p>48 658</text:p>
          </table:table-cell>
          <table:table-cell office:value-type="float" office:value="13.548175125574971" table:style-name="ce157">
            <text:p>13,5<text:s text:c="5"/></text:p>
          </table:table-cell>
          <table:table-cell office:value-type="float" office:value="50775" table:style-name="ce158">
            <text:p>50 775</text:p>
          </table:table-cell>
          <table:table-cell office:value-type="float" office:value="13.782423643608647" table:style-name="ce159">
            <text:p>13,8<text:s text:c="5"/></text:p>
          </table:table-cell>
          <table:table-cell office:value-type="float" office:value="56413" table:style-name="ce158">
            <text:p>56 413</text:p>
          </table:table-cell>
          <table:table-cell office:value-type="float" office:value="13.753431470546646" table:style-name="ce159">
            <text:p>13,8<text:s text:c="5"/></text:p>
          </table:table-cell>
          <table:table-cell office:value-type="float" office:value="-2117" table:style-name="ce143">
            <text:p><text:s/>-2 117</text:p>
          </table:table-cell>
          <table:table-cell office:value-type="float" office:value="-4.1693746922698178" table:style-name="ce144">
            <text:p>-4,2<text:s text:c="3"/></text:p>
          </table:table-cell>
          <table:table-cell office:value-type="float" office:value="-7755" table:style-name="ce143">
            <text:p><text:s/>-7 755</text:p>
          </table:table-cell>
          <table:table-cell office:value-type="float" office:value="-13.746831404108981" table:style-name="ce144">
            <text:p>-13,7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68667" table:style-name="ce156">
            <text:p>68 667</text:p>
          </table:table-cell>
          <table:table-cell office:value-type="float" office:value="19.119415951084232" table:style-name="ce157">
            <text:p>19,1<text:s text:c="5"/></text:p>
          </table:table-cell>
          <table:table-cell office:value-type="float" office:value="72244" table:style-name="ce158">
            <text:p>72 244</text:p>
          </table:table-cell>
          <table:table-cell office:value-type="float" office:value="19.6099933768363" table:style-name="ce159">
            <text:p>19,6<text:s text:c="5"/></text:p>
          </table:table-cell>
          <table:table-cell office:value-type="float" office:value="81575" table:style-name="ce158">
            <text:p>81 575</text:p>
          </table:table-cell>
          <table:table-cell office:value-type="float" office:value="19.887901232160011" table:style-name="ce159">
            <text:p>19,9<text:s text:c="5"/></text:p>
          </table:table-cell>
          <table:table-cell office:value-type="float" office:value="-3577" table:style-name="ce143">
            <text:p><text:s/>-3 577</text:p>
          </table:table-cell>
          <table:table-cell office:value-type="float" office:value="-4.9512762305520184" table:style-name="ce144">
            <text:p>-5,0<text:s text:c="3"/></text:p>
          </table:table-cell>
          <table:table-cell office:value-type="float" office:value="-12908" table:style-name="ce143">
            <text:p><text:s/>-12 908</text:p>
          </table:table-cell>
          <table:table-cell office:value-type="float" office:value="-15.823475329451425" table:style-name="ce144">
            <text:p>-15,8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109238" table:style-name="ce156">
            <text:p>109 238</text:p>
          </table:table-cell>
          <table:table-cell office:value-type="float" office:value="30.415873121944159" table:style-name="ce157">
            <text:p>30,4<text:s text:c="5"/></text:p>
          </table:table-cell>
          <table:table-cell office:value-type="float" office:value="111825" table:style-name="ce158">
            <text:p>111 825</text:p>
          </table:table-cell>
          <table:table-cell office:value-type="float" office:value="30.353904952172073" table:style-name="ce159">
            <text:p>30,4<text:s text:c="5"/></text:p>
          </table:table-cell>
          <table:table-cell office:value-type="float" office:value="129602" table:style-name="ce158">
            <text:p>129 602</text:p>
          </table:table-cell>
          <table:table-cell office:value-type="float" office:value="31.596834514133025" table:style-name="ce159">
            <text:p>31,6<text:s text:c="5"/></text:p>
          </table:table-cell>
          <table:table-cell office:value-type="float" office:value="-2587" table:style-name="ce143">
            <text:p><text:s/>-2 587</text:p>
          </table:table-cell>
          <table:table-cell office:value-type="float" office:value="-2.3134361725911021" table:style-name="ce144">
            <text:p>-2,3<text:s text:c="3"/></text:p>
          </table:table-cell>
          <table:table-cell office:value-type="float" office:value="-20364" table:style-name="ce143">
            <text:p><text:s/>-20 364</text:p>
          </table:table-cell>
          <table:table-cell office:value-type="float" office:value="-15.712720482708601" table:style-name="ce144">
            <text:p>-15,7<text:s text:c="3"/></text:p>
          </table:table-cell>
          <table:table-cell table:style-name="ce154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54437" table:style-name="ce156">
            <text:p>54 437</text:p>
          </table:table-cell>
          <table:table-cell office:value-type="float" office:value="15.157261073429337" table:style-name="ce157">
            <text:p>15,2<text:s text:c="5"/></text:p>
          </table:table-cell>
          <table:table-cell office:value-type="float" office:value="53249" table:style-name="ce158">
            <text:p>53 249</text:p>
          </table:table-cell>
          <table:table-cell office:value-type="float" office:value="14.453969012279996" table:style-name="ce159">
            <text:p>14,5<text:s text:c="5"/></text:p>
          </table:table-cell>
          <table:table-cell office:value-type="float" office:value="60128" table:style-name="ce158">
            <text:p>60 128</text:p>
          </table:table-cell>
          <table:table-cell office:value-type="float" office:value="14.659144655682709" table:style-name="ce159">
            <text:p>14,7<text:s text:c="5"/></text:p>
          </table:table-cell>
          <table:table-cell office:value-type="float" office:value="1188" table:style-name="ce143">
            <text:p>+1 188</text:p>
          </table:table-cell>
          <table:table-cell office:value-type="float" office:value="2.2310278127288776" table:style-name="ce144">
            <text:p>+2,2<text:s text:c="3"/></text:p>
          </table:table-cell>
          <table:table-cell office:value-type="float" office:value="-5691" table:style-name="ce143">
            <text:p><text:s/>-5 691</text:p>
          </table:table-cell>
          <table:table-cell office:value-type="float" office:value="-9.4648084087280466" table:style-name="ce144">
            <text:p>-9,5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62">
            <text:p><text:s text:c="9"/>Homens</text:p>
          </table:table-cell>
          <table:table-cell office:value-type="float" office:value="152872" table:style-name="ce150">
            <text:p>152 872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55799" table:style-name="ce152">
            <text:p>155 799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177644" table:style-name="ce152">
            <text:p>177 644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2927" table:style-name="ce134">
            <text:p><text:s/>-2 927</text:p>
          </table:table-cell>
          <table:table-cell office:value-type="float" office:value="-1.8787026874370183" table:style-name="ce135">
            <text:p>-1,9<text:s text:c="3"/></text:p>
          </table:table-cell>
          <table:table-cell office:value-type="float" office:value="-24772" table:style-name="ce134">
            <text:p><text:s/>-24 772</text:p>
          </table:table-cell>
          <table:table-cell office:value-type="float" office:value="-13.944743419423117" table:style-name="ce135">
            <text:p>-1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17395" table:style-name="ce156">
            <text:p>17 395</text:p>
          </table:table-cell>
          <table:table-cell office:value-type="float" office:value="11.378800565178713" table:style-name="ce157">
            <text:p>11,4<text:s text:c="5"/></text:p>
          </table:table-cell>
          <table:table-cell office:value-type="float" office:value="17151" table:style-name="ce158">
            <text:p>17 151</text:p>
          </table:table-cell>
          <table:table-cell office:value-type="float" office:value="11.008414688155893" table:style-name="ce159">
            <text:p>11,0<text:s text:c="5"/></text:p>
          </table:table-cell>
          <table:table-cell office:value-type="float" office:value="22061" table:style-name="ce158">
            <text:p>22 061</text:p>
          </table:table-cell>
          <table:table-cell office:value-type="float" office:value="12.418657539798698" table:style-name="ce159">
            <text:p>12,4<text:s text:c="5"/></text:p>
          </table:table-cell>
          <table:table-cell office:value-type="float" office:value="244" table:style-name="ce143">
            <text:p>+ 244</text:p>
          </table:table-cell>
          <table:table-cell office:value-type="float" office:value="1.4226575709871145" table:style-name="ce144">
            <text:p>+1,4<text:s text:c="3"/></text:p>
          </table:table-cell>
          <table:table-cell office:value-type="float" office:value="-4666" table:style-name="ce143">
            <text:p><text:s/>-4 666</text:p>
          </table:table-cell>
          <table:table-cell office:value-type="float" office:value="-21.150446489279727" table:style-name="ce144">
            <text:p>-21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135477" table:style-name="ce156">
            <text:p>135 477</text:p>
          </table:table-cell>
          <table:table-cell office:value-type="float" office:value="88.621199434821278" table:style-name="ce157">
            <text:p>88,6<text:s text:c="5"/></text:p>
          </table:table-cell>
          <table:table-cell office:value-type="float" office:value="138648" table:style-name="ce158">
            <text:p>138 648</text:p>
          </table:table-cell>
          <table:table-cell office:value-type="float" office:value="88.991585311844105" table:style-name="ce159">
            <text:p>89,0<text:s text:c="5"/></text:p>
          </table:table-cell>
          <table:table-cell office:value-type="float" office:value="155583" table:style-name="ce158">
            <text:p>155 583</text:p>
          </table:table-cell>
          <table:table-cell office:value-type="float" office:value="87.581342460201313" table:style-name="ce159">
            <text:p>87,6<text:s text:c="5"/></text:p>
          </table:table-cell>
          <table:table-cell office:value-type="float" office:value="-3171" table:style-name="ce143">
            <text:p><text:s/>-3 171</text:p>
          </table:table-cell>
          <table:table-cell office:value-type="float" office:value="-2.2870867232127399" table:style-name="ce144">
            <text:p>-2,3<text:s text:c="3"/></text:p>
          </table:table-cell>
          <table:table-cell office:value-type="float" office:value="-20106" table:style-name="ce143">
            <text:p><text:s/>-20 106</text:p>
          </table:table-cell>
          <table:table-cell office:value-type="float" office:value="-12.923005726846764" table:style-name="ce144">
            <text:p>-12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77947" table:style-name="ce156">
            <text:p>77 947</text:p>
          </table:table-cell>
          <table:table-cell office:value-type="float" office:value="50.98840860327595" table:style-name="ce157">
            <text:p>51,0<text:s text:c="5"/></text:p>
          </table:table-cell>
          <table:table-cell office:value-type="float" office:value="80578" table:style-name="ce158">
            <text:p>80 578</text:p>
          </table:table-cell>
          <table:table-cell office:value-type="float" office:value="51.719202305534694" table:style-name="ce159">
            <text:p>51,7<text:s text:c="5"/></text:p>
          </table:table-cell>
          <table:table-cell office:value-type="float" office:value="115908" table:style-name="ce158">
            <text:p>115 908</text:p>
          </table:table-cell>
          <table:table-cell office:value-type="float" office:value="65.247348629843955" table:style-name="ce159">
            <text:p>65,2<text:s text:c="5"/></text:p>
          </table:table-cell>
          <table:table-cell office:value-type="float" office:value="-2631" table:style-name="ce143">
            <text:p><text:s/>-2 631</text:p>
          </table:table-cell>
          <table:table-cell office:value-type="float" office:value="-3.2651592246022485" table:style-name="ce144">
            <text:p>-3,3<text:s text:c="3"/></text:p>
          </table:table-cell>
          <table:table-cell office:value-type="float" office:value="-37961" table:style-name="ce143">
            <text:p><text:s/>-37 961</text:p>
          </table:table-cell>
          <table:table-cell office:value-type="float" office:value="-32.750974911136424" table:style-name="ce144">
            <text:p>-3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74925" table:style-name="ce156">
            <text:p>74 925</text:p>
          </table:table-cell>
          <table:table-cell office:value-type="float" office:value="49.011591396724057" table:style-name="ce157">
            <text:p>49,0<text:s text:c="5"/></text:p>
          </table:table-cell>
          <table:table-cell office:value-type="float" office:value="75221" table:style-name="ce158">
            <text:p>75 221</text:p>
          </table:table-cell>
          <table:table-cell office:value-type="float" office:value="48.280797694465306" table:style-name="ce159">
            <text:p>48,3<text:s text:c="5"/></text:p>
          </table:table-cell>
          <table:table-cell office:value-type="float" office:value="61736" table:style-name="ce158">
            <text:p>61 736</text:p>
          </table:table-cell>
          <table:table-cell office:value-type="float" office:value="34.752651370156038" table:style-name="ce159">
            <text:p>34,8<text:s text:c="5"/></text:p>
          </table:table-cell>
          <table:table-cell office:value-type="float" office:value="-296" table:style-name="ce143">
            <text:p><text:s/>- 296</text:p>
          </table:table-cell>
          <table:table-cell office:value-type="float" office:value="-0.3935071323167732" table:style-name="ce144">
            <text:p>-0,4<text:s text:c="3"/></text:p>
          </table:table-cell>
          <table:table-cell office:value-type="float" office:value="13189" table:style-name="ce143">
            <text:p>+13 189</text:p>
          </table:table-cell>
          <table:table-cell office:value-type="float" office:value="21.363548010885058" table:style-name="ce144">
            <text:p>+21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13601" table:style-name="ce156">
            <text:p>13 601</text:p>
          </table:table-cell>
          <table:table-cell office:value-type="float" office:value="8.8969857135381236" table:style-name="ce157">
            <text:p>8,9<text:s text:c="5"/></text:p>
          </table:table-cell>
          <table:table-cell office:value-type="float" office:value="13129" table:style-name="ce158">
            <text:p>13 129</text:p>
          </table:table-cell>
          <table:table-cell office:value-type="float" office:value="8.4268833561191023" table:style-name="ce159">
            <text:p>8,4<text:s text:c="5"/></text:p>
          </table:table-cell>
          <table:table-cell office:value-type="float" office:value="13254" table:style-name="ce158">
            <text:p>13 254</text:p>
          </table:table-cell>
          <table:table-cell office:value-type="float" office:value="7.460989394519375" table:style-name="ce159">
            <text:p>7,5<text:s text:c="5"/></text:p>
          </table:table-cell>
          <table:table-cell office:value-type="float" office:value="472" table:style-name="ce143">
            <text:p>+ 472</text:p>
          </table:table-cell>
          <table:table-cell office:value-type="float" office:value="3.595094828242821" table:style-name="ce144">
            <text:p>+3,6<text:s text:c="3"/></text:p>
          </table:table-cell>
          <table:table-cell office:value-type="float" office:value="347" table:style-name="ce143">
            <text:p>+ 347</text:p>
          </table:table-cell>
          <table:table-cell office:value-type="float" office:value="2.6180775614908707" table:style-name="ce144">
            <text:p>+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139271" table:style-name="ce156">
            <text:p>139 271</text:p>
          </table:table-cell>
          <table:table-cell office:value-type="float" office:value="91.103014286461885" table:style-name="ce157">
            <text:p>91,1<text:s text:c="5"/></text:p>
          </table:table-cell>
          <table:table-cell office:value-type="float" office:value="142670" table:style-name="ce158">
            <text:p>142 670</text:p>
          </table:table-cell>
          <table:table-cell office:value-type="float" office:value="91.573116643880908" table:style-name="ce159">
            <text:p>91,6<text:s text:c="5"/></text:p>
          </table:table-cell>
          <table:table-cell office:value-type="float" office:value="164390" table:style-name="ce158">
            <text:p>164 390</text:p>
          </table:table-cell>
          <table:table-cell office:value-type="float" office:value="92.539010605480627" table:style-name="ce159">
            <text:p>92,5<text:s text:c="5"/></text:p>
          </table:table-cell>
          <table:table-cell office:value-type="float" office:value="-3399" table:style-name="ce143">
            <text:p><text:s/>-3 399</text:p>
          </table:table-cell>
          <table:table-cell office:value-type="float" office:value="-2.3824209714726292" table:style-name="ce144">
            <text:p>-2,4<text:s text:c="3"/></text:p>
          </table:table-cell>
          <table:table-cell office:value-type="float" office:value="-25119" table:style-name="ce143">
            <text:p><text:s/>-25 119</text:p>
          </table:table-cell>
          <table:table-cell office:value-type="float" office:value="-15.280126528377638" table:style-name="ce144">
            <text:p>-15,3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3093" table:style-name="ce156">
            <text:p>13 093</text:p>
          </table:table-cell>
          <table:table-cell office:value-type="float" office:value="8.564681563661102" table:style-name="ce157">
            <text:p>8,6<text:s text:c="5"/></text:p>
          </table:table-cell>
          <table:table-cell office:value-type="float" office:value="13292" table:style-name="ce158">
            <text:p>13 292</text:p>
          </table:table-cell>
          <table:table-cell office:value-type="float" office:value="8.5315053370047309" table:style-name="ce159">
            <text:p>8,5<text:s text:c="5"/></text:p>
          </table:table-cell>
          <table:table-cell office:value-type="float" office:value="12125" table:style-name="ce158">
            <text:p>12 125</text:p>
          </table:table-cell>
          <table:table-cell office:value-type="float" office:value="6.8254486501092071" table:style-name="ce159">
            <text:p>6,8<text:s text:c="5"/></text:p>
          </table:table-cell>
          <table:table-cell office:value-type="float" office:value="-199" table:style-name="ce143">
            <text:p><text:s/>- 199</text:p>
          </table:table-cell>
          <table:table-cell office:value-type="float" office:value="-1.4971411375263315" table:style-name="ce144">
            <text:p>-1,5<text:s text:c="3"/></text:p>
          </table:table-cell>
          <table:table-cell office:value-type="float" office:value="968" table:style-name="ce143">
            <text:p>+ 968</text:p>
          </table:table-cell>
          <table:table-cell office:value-type="float" office:value="7.9835051546391753" table:style-name="ce144">
            <text:p>+8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22922" table:style-name="ce156">
            <text:p>22 922</text:p>
          </table:table-cell>
          <table:table-cell office:value-type="float" office:value="14.994243550159611" table:style-name="ce157">
            <text:p>15,0<text:s text:c="5"/></text:p>
          </table:table-cell>
          <table:table-cell office:value-type="float" office:value="23363" table:style-name="ce158">
            <text:p>23 363</text:p>
          </table:table-cell>
          <table:table-cell office:value-type="float" office:value="14.99560330939223" table:style-name="ce159">
            <text:p>15,0<text:s text:c="5"/></text:p>
          </table:table-cell>
          <table:table-cell office:value-type="float" office:value="26529" table:style-name="ce158">
            <text:p>26 529</text:p>
          </table:table-cell>
          <table:table-cell office:value-type="float" office:value="14.93380018463894" table:style-name="ce159">
            <text:p>14,9<text:s text:c="5"/></text:p>
          </table:table-cell>
          <table:table-cell office:value-type="float" office:value="-441" table:style-name="ce143">
            <text:p><text:s/>- 441</text:p>
          </table:table-cell>
          <table:table-cell office:value-type="float" office:value="-1.8876000513632669" table:style-name="ce144">
            <text:p>-1,9<text:s text:c="3"/></text:p>
          </table:table-cell>
          <table:table-cell office:value-type="float" office:value="-3607" table:style-name="ce143">
            <text:p><text:s/>-3 607</text:p>
          </table:table-cell>
          <table:table-cell office:value-type="float" office:value="-13.596441629914432" table:style-name="ce144">
            <text:p>-13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23199" table:style-name="ce156">
            <text:p>23 199</text:p>
          </table:table-cell>
          <table:table-cell office:value-type="float" office:value="15.17544089172641" table:style-name="ce157">
            <text:p>15,2<text:s text:c="5"/></text:p>
          </table:table-cell>
          <table:table-cell office:value-type="float" office:value="23730" table:style-name="ce158">
            <text:p>23 730</text:p>
          </table:table-cell>
          <table:table-cell office:value-type="float" office:value="15.231163229545761" table:style-name="ce159">
            <text:p>15,2<text:s text:c="5"/></text:p>
          </table:table-cell>
          <table:table-cell office:value-type="float" office:value="27468" table:style-name="ce158">
            <text:p>27 468</text:p>
          </table:table-cell>
          <table:table-cell office:value-type="float" office:value="15.462385445047397" table:style-name="ce159">
            <text:p>15,5<text:s text:c="5"/></text:p>
          </table:table-cell>
          <table:table-cell office:value-type="float" office:value="-531" table:style-name="ce143">
            <text:p><text:s/>- 531</text:p>
          </table:table-cell>
          <table:table-cell office:value-type="float" office:value="-2.2376738305941846" table:style-name="ce144">
            <text:p>-2,2<text:s text:c="3"/></text:p>
          </table:table-cell>
          <table:table-cell office:value-type="float" office:value="-4269" table:style-name="ce143">
            <text:p><text:s/>-4 269</text:p>
          </table:table-cell>
          <table:table-cell office:value-type="float" office:value="-15.541721275666228" table:style-name="ce144">
            <text:p>-1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30187" table:style-name="ce156">
            <text:p>30 187</text:p>
          </table:table-cell>
          <table:table-cell office:value-type="float" office:value="19.746585378617407" table:style-name="ce157">
            <text:p>19,7<text:s text:c="5"/></text:p>
          </table:table-cell>
          <table:table-cell office:value-type="float" office:value="31427" table:style-name="ce158">
            <text:p>31 427</text:p>
          </table:table-cell>
          <table:table-cell office:value-type="float" office:value="20.171503026335213" table:style-name="ce159">
            <text:p>20,2<text:s text:c="5"/></text:p>
          </table:table-cell>
          <table:table-cell office:value-type="float" office:value="36323" table:style-name="ce158">
            <text:p>36 323</text:p>
          </table:table-cell>
          <table:table-cell office:value-type="float" office:value="20.447073923127153" table:style-name="ce159">
            <text:p>20,4<text:s text:c="5"/></text:p>
          </table:table-cell>
          <table:table-cell office:value-type="float" office:value="-1240" table:style-name="ce143">
            <text:p><text:s/>-1 240</text:p>
          </table:table-cell>
          <table:table-cell office:value-type="float" office:value="-3.9456518280459476" table:style-name="ce144">
            <text:p>-3,9<text:s text:c="3"/></text:p>
          </table:table-cell>
          <table:table-cell office:value-type="float" office:value="-6136" table:style-name="ce143">
            <text:p><text:s/>-6 136</text:p>
          </table:table-cell>
          <table:table-cell office:value-type="float" office:value="-16.892877790931365" table:style-name="ce144">
            <text:p>-16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45022" table:style-name="ce156">
            <text:p>45 022</text:p>
          </table:table-cell>
          <table:table-cell office:value-type="float" office:value="29.450782353864668" table:style-name="ce157">
            <text:p>29,5<text:s text:c="5"/></text:p>
          </table:table-cell>
          <table:table-cell office:value-type="float" office:value="45687" table:style-name="ce158">
            <text:p>45 687</text:p>
          </table:table-cell>
          <table:table-cell office:value-type="float" office:value="29.324321722219015" table:style-name="ce159">
            <text:p>29,3<text:s text:c="5"/></text:p>
          </table:table-cell>
          <table:table-cell office:value-type="float" office:value="54446" table:style-name="ce158">
            <text:p>54 446</text:p>
          </table:table-cell>
          <table:table-cell office:value-type="float" office:value="30.648938326090381" table:style-name="ce159">
            <text:p>30,6<text:s text:c="5"/></text:p>
          </table:table-cell>
          <table:table-cell office:value-type="float" office:value="-665" table:style-name="ce143">
            <text:p><text:s/>- 665</text:p>
          </table:table-cell>
          <table:table-cell office:value-type="float" office:value="-1.4555562851577035" table:style-name="ce144">
            <text:p>-1,5<text:s text:c="3"/></text:p>
          </table:table-cell>
          <table:table-cell office:value-type="float" office:value="-9424" table:style-name="ce143">
            <text:p><text:s/>-9 424</text:p>
          </table:table-cell>
          <table:table-cell office:value-type="float" office:value="-17.308893215295889" table:style-name="ce144">
            <text:p>-17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18449" table:style-name="ce156">
            <text:p>18 449</text:p>
          </table:table-cell>
          <table:table-cell office:value-type="float" office:value="12.068266261970798" table:style-name="ce157">
            <text:p>12,1<text:s text:c="5"/></text:p>
          </table:table-cell>
          <table:table-cell office:value-type="float" office:value="18300" table:style-name="ce158">
            <text:p>18 300</text:p>
          </table:table-cell>
          <table:table-cell office:value-type="float" office:value="11.745903375503051" table:style-name="ce159">
            <text:p>11,7<text:s text:c="5"/></text:p>
          </table:table-cell>
          <table:table-cell office:value-type="float" office:value="20753" table:style-name="ce158">
            <text:p>20 753</text:p>
          </table:table-cell>
          <table:table-cell office:value-type="float" office:value="11.682353470986918" table:style-name="ce159">
            <text:p>11,7<text:s text:c="5"/></text:p>
          </table:table-cell>
          <table:table-cell office:value-type="float" office:value="149" table:style-name="ce143">
            <text:p>+ 149</text:p>
          </table:table-cell>
          <table:table-cell office:value-type="float" office:value="0.81420765027322406" table:style-name="ce144">
            <text:p>+0,8<text:s text:c="3"/></text:p>
          </table:table-cell>
          <table:table-cell office:value-type="float" office:value="-2304" table:style-name="ce143">
            <text:p><text:s/>-2 304</text:p>
          </table:table-cell>
          <table:table-cell office:value-type="float" office:value="-11.102009348046066" table:style-name="ce144">
            <text:p>-11,1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office:value-type="float" office:value="0" table:style-name="ce149">
            <text:p>0,0<text:s text:c="5"/></text:p>
          </table:table-cell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62">
            <text:p><text:s text:c="9"/>Mulheres</text:p>
          </table:table-cell>
          <table:table-cell office:value-type="float" office:value="206276" table:style-name="ce150">
            <text:p>206 276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212605" table:style-name="ce152">
            <text:p>212 605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32530" table:style-name="ce152">
            <text:p>232 530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6329" table:style-name="ce134">
            <text:p><text:s/>-6 329</text:p>
          </table:table-cell>
          <table:table-cell office:value-type="float" office:value="-2.976882011241504" table:style-name="ce135">
            <text:p>-3,0<text:s text:c="3"/></text:p>
          </table:table-cell>
          <table:table-cell office:value-type="float" office:value="-26254" table:style-name="ce134">
            <text:p><text:s/>-26 254</text:p>
          </table:table-cell>
          <table:table-cell office:value-type="float" office:value="-11.290586160925473" table:style-name="ce135">
            <text:p>-1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21791" table:style-name="ce156">
            <text:p>21 791</text:p>
          </table:table-cell>
          <table:table-cell office:value-type="float" office:value="10.56400162888557" table:style-name="ce157">
            <text:p>10,6<text:s text:c="5"/></text:p>
          </table:table-cell>
          <table:table-cell office:value-type="float" office:value="21271" table:style-name="ce158">
            <text:p>21 271</text:p>
          </table:table-cell>
          <table:table-cell office:value-type="float" office:value="10.004938736153902" table:style-name="ce159">
            <text:p>10,0<text:s text:c="5"/></text:p>
          </table:table-cell>
          <table:table-cell office:value-type="float" office:value="26565" table:style-name="ce158">
            <text:p>26 565</text:p>
          </table:table-cell>
          <table:table-cell office:value-type="float" office:value="11.424332344213649" table:style-name="ce159">
            <text:p>11,4<text:s text:c="5"/></text:p>
          </table:table-cell>
          <table:table-cell office:value-type="float" office:value="520" table:style-name="ce143">
            <text:p>+ 520</text:p>
          </table:table-cell>
          <table:table-cell office:value-type="float" office:value="2.4446429410935075" table:style-name="ce144">
            <text:p>+2,4<text:s text:c="3"/></text:p>
          </table:table-cell>
          <table:table-cell office:value-type="float" office:value="-4774" table:style-name="ce143">
            <text:p><text:s/>-4 774</text:p>
          </table:table-cell>
          <table:table-cell office:value-type="float" office:value="-17.971014492753625" table:style-name="ce144">
            <text:p>-18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184485" table:style-name="ce156">
            <text:p>184 485</text:p>
          </table:table-cell>
          <table:table-cell office:value-type="float" office:value="89.435998371114437" table:style-name="ce157">
            <text:p>89,4<text:s text:c="5"/></text:p>
          </table:table-cell>
          <table:table-cell office:value-type="float" office:value="191334" table:style-name="ce158">
            <text:p>191 334</text:p>
          </table:table-cell>
          <table:table-cell office:value-type="float" office:value="89.995061263846097" table:style-name="ce159">
            <text:p>90,0<text:s text:c="5"/></text:p>
          </table:table-cell>
          <table:table-cell office:value-type="float" office:value="205965" table:style-name="ce158">
            <text:p>205 965</text:p>
          </table:table-cell>
          <table:table-cell office:value-type="float" office:value="88.575667655786347" table:style-name="ce159">
            <text:p>88,6<text:s text:c="5"/></text:p>
          </table:table-cell>
          <table:table-cell office:value-type="float" office:value="-6849" table:style-name="ce143">
            <text:p><text:s/>-6 849</text:p>
          </table:table-cell>
          <table:table-cell office:value-type="float" office:value="-3.5796042522499918" table:style-name="ce144">
            <text:p>-3,6<text:s text:c="3"/></text:p>
          </table:table-cell>
          <table:table-cell office:value-type="float" office:value="-21480" table:style-name="ce143">
            <text:p><text:s/>-21 480</text:p>
          </table:table-cell>
          <table:table-cell office:value-type="float" office:value="-10.428956376083315" table:style-name="ce144">
            <text:p>-10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"/>
          <table:table-cell table:style-name="ce163"/>
          <table:table-cell table:number-columns-repeated="16370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103343" table:style-name="ce156">
            <text:p>103 343</text:p>
          </table:table-cell>
          <table:table-cell office:value-type="float" office:value="50.09938141131299" table:style-name="ce157">
            <text:p>50,1<text:s text:c="5"/></text:p>
          </table:table-cell>
          <table:table-cell office:value-type="float" office:value="108503" table:style-name="ce158">
            <text:p>108 503</text:p>
          </table:table-cell>
          <table:table-cell office:value-type="float" office:value="51.03501799111028" table:style-name="ce159">
            <text:p>51,0<text:s text:c="5"/></text:p>
          </table:table-cell>
          <table:table-cell office:value-type="float" office:value="147411" table:style-name="ce158">
            <text:p>147 411</text:p>
          </table:table-cell>
          <table:table-cell office:value-type="float" office:value="63.394400722487418" table:style-name="ce159">
            <text:p>63,4<text:s text:c="5"/></text:p>
          </table:table-cell>
          <table:table-cell office:value-type="float" office:value="-5160" table:style-name="ce143">
            <text:p><text:s/>-5 160</text:p>
          </table:table-cell>
          <table:table-cell office:value-type="float" office:value="-4.7556288766209232" table:style-name="ce144">
            <text:p>-4,8<text:s text:c="3"/></text:p>
          </table:table-cell>
          <table:table-cell office:value-type="float" office:value="-44068" table:style-name="ce143">
            <text:p><text:s/>-44 068</text:p>
          </table:table-cell>
          <table:table-cell office:value-type="float" office:value="-29.894648296260119" table:style-name="ce144">
            <text:p>-29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102933" table:style-name="ce156">
            <text:p>102 933</text:p>
          </table:table-cell>
          <table:table-cell office:value-type="float" office:value="49.900618588687003" table:style-name="ce157">
            <text:p>49,9<text:s text:c="5"/></text:p>
          </table:table-cell>
          <table:table-cell office:value-type="float" office:value="104102" table:style-name="ce158">
            <text:p>104 102</text:p>
          </table:table-cell>
          <table:table-cell office:value-type="float" office:value="48.96498200888972" table:style-name="ce159">
            <text:p>49,0<text:s text:c="5"/></text:p>
          </table:table-cell>
          <table:table-cell office:value-type="float" office:value="85119" table:style-name="ce158">
            <text:p>85 119</text:p>
          </table:table-cell>
          <table:table-cell office:value-type="float" office:value="36.605599277512582" table:style-name="ce159">
            <text:p>36,6<text:s text:c="5"/></text:p>
          </table:table-cell>
          <table:table-cell office:value-type="float" office:value="-1169" table:style-name="ce143">
            <text:p><text:s/>-1 169</text:p>
          </table:table-cell>
          <table:table-cell office:value-type="float" office:value="-1.122937119363701" table:style-name="ce144">
            <text:p>-1,1<text:s text:c="3"/></text:p>
          </table:table-cell>
          <table:table-cell office:value-type="float" office:value="17814" table:style-name="ce143">
            <text:p>+17 814</text:p>
          </table:table-cell>
          <table:table-cell office:value-type="float" office:value="20.928347372502028" table:style-name="ce144">
            <text:p>+20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20905" table:style-name="ce156">
            <text:p>20 905</text:p>
          </table:table-cell>
          <table:table-cell office:value-type="float" office:value="10.134480017064515" table:style-name="ce157">
            <text:p>10,1<text:s text:c="5"/></text:p>
          </table:table-cell>
          <table:table-cell office:value-type="float" office:value="20093" table:style-name="ce158">
            <text:p>20 093</text:p>
          </table:table-cell>
          <table:table-cell office:value-type="float" office:value="9.4508595752686908" table:style-name="ce159">
            <text:p>9,5<text:s text:c="5"/></text:p>
          </table:table-cell>
          <table:table-cell office:value-type="float" office:value="20149" table:style-name="ce158">
            <text:p>20 149</text:p>
          </table:table-cell>
          <table:table-cell office:value-type="float" office:value="8.6651184793359999" table:style-name="ce159">
            <text:p>8,7<text:s text:c="5"/></text:p>
          </table:table-cell>
          <table:table-cell office:value-type="float" office:value="812" table:style-name="ce143">
            <text:p>+ 812</text:p>
          </table:table-cell>
          <table:table-cell office:value-type="float" office:value="4.0412083810282189" table:style-name="ce144">
            <text:p>+4,0<text:s text:c="3"/></text:p>
          </table:table-cell>
          <table:table-cell office:value-type="float" office:value="756" table:style-name="ce143">
            <text:p>+ 756</text:p>
          </table:table-cell>
          <table:table-cell office:value-type="float" office:value="3.7520472480023823" table:style-name="ce144">
            <text:p>+3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185371" table:style-name="ce156">
            <text:p>185 371</text:p>
          </table:table-cell>
          <table:table-cell office:value-type="float" office:value="89.865519982935481" table:style-name="ce157">
            <text:p>89,9<text:s text:c="5"/></text:p>
          </table:table-cell>
          <table:table-cell office:value-type="float" office:value="192512" table:style-name="ce158">
            <text:p>192 512</text:p>
          </table:table-cell>
          <table:table-cell office:value-type="float" office:value="90.549140424731306" table:style-name="ce159">
            <text:p>90,5<text:s text:c="5"/></text:p>
          </table:table-cell>
          <table:table-cell office:value-type="float" office:value="212381" table:style-name="ce158">
            <text:p>212 381</text:p>
          </table:table-cell>
          <table:table-cell office:value-type="float" office:value="91.334881520663998" table:style-name="ce159">
            <text:p>91,3<text:s text:c="5"/></text:p>
          </table:table-cell>
          <table:table-cell office:value-type="float" office:value="-7141" table:style-name="ce143">
            <text:p><text:s/>-7 141</text:p>
          </table:table-cell>
          <table:table-cell office:value-type="float" office:value="-3.7093791555851059" table:style-name="ce144">
            <text:p>-3,7<text:s text:c="3"/></text:p>
          </table:table-cell>
          <table:table-cell office:value-type="float" office:value="-27010" table:style-name="ce143">
            <text:p><text:s/>-27 010</text:p>
          </table:table-cell>
          <table:table-cell office:value-type="float" office:value="-12.717710152979786" table:style-name="ce144">
            <text:p>-12,7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5428" table:style-name="ce156">
            <text:p>15 428</text:p>
          </table:table-cell>
          <table:table-cell office:value-type="float" office:value="7.4792995792045609" table:style-name="ce157">
            <text:p>7,5<text:s text:c="5"/></text:p>
          </table:table-cell>
          <table:table-cell office:value-type="float" office:value="15631" table:style-name="ce158">
            <text:p>15 631</text:p>
          </table:table-cell>
          <table:table-cell office:value-type="float" office:value="7.3521318877731003" table:style-name="ce159">
            <text:p>7,4<text:s text:c="5"/></text:p>
          </table:table-cell>
          <table:table-cell office:value-type="float" office:value="13770" table:style-name="ce158">
            <text:p>13 770</text:p>
          </table:table-cell>
          <table:table-cell office:value-type="float" office:value="5.9218165398013163" table:style-name="ce159">
            <text:p>5,9<text:s text:c="5"/></text:p>
          </table:table-cell>
          <table:table-cell office:value-type="float" office:value="-203" table:style-name="ce143">
            <text:p><text:s/>- 203</text:p>
          </table:table-cell>
          <table:table-cell office:value-type="float" office:value="-1.2987012987012987" table:style-name="ce144">
            <text:p>-1,3<text:s text:c="3"/></text:p>
          </table:table-cell>
          <table:table-cell office:value-type="float" office:value="1658" table:style-name="ce143">
            <text:p>+1 658</text:p>
          </table:table-cell>
          <table:table-cell office:value-type="float" office:value="12.040668119099491" table:style-name="ce144">
            <text:p>+1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26705" table:style-name="ce156">
            <text:p>26 705</text:p>
          </table:table-cell>
          <table:table-cell office:value-type="float" office:value="12.946246776163974" table:style-name="ce157">
            <text:p>12,9<text:s text:c="5"/></text:p>
          </table:table-cell>
          <table:table-cell office:value-type="float" office:value="28025" table:style-name="ce158">
            <text:p>28 025</text:p>
          </table:table-cell>
          <table:table-cell office:value-type="float" office:value="13.181721972672328" table:style-name="ce159">
            <text:p>13,2<text:s text:c="5"/></text:p>
          </table:table-cell>
          <table:table-cell office:value-type="float" office:value="30032" table:style-name="ce158">
            <text:p>30 032</text:p>
          </table:table-cell>
          <table:table-cell office:value-type="float" office:value="12.915322754053241" table:style-name="ce159">
            <text:p>12,9<text:s text:c="5"/></text:p>
          </table:table-cell>
          <table:table-cell office:value-type="float" office:value="-1320" table:style-name="ce143">
            <text:p><text:s/>-1 320</text:p>
          </table:table-cell>
          <table:table-cell office:value-type="float" office:value="-4.7100802854594113" table:style-name="ce144">
            <text:p>-4,7<text:s text:c="3"/></text:p>
          </table:table-cell>
          <table:table-cell office:value-type="float" office:value="-3327" table:style-name="ce143">
            <text:p><text:s/>-3 327</text:p>
          </table:table-cell>
          <table:table-cell office:value-type="float" office:value="-11.07818327117741" table:style-name="ce144">
            <text:p>-11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25459" table:style-name="ce156">
            <text:p>25 459</text:p>
          </table:table-cell>
          <table:table-cell office:value-type="float" office:value="12.342201710329849" table:style-name="ce157">
            <text:p>12,3<text:s text:c="5"/></text:p>
          </table:table-cell>
          <table:table-cell office:value-type="float" office:value="27045" table:style-name="ce158">
            <text:p>27 045</text:p>
          </table:table-cell>
          <table:table-cell office:value-type="float" office:value="12.720773264974952" table:style-name="ce159">
            <text:p>12,7<text:s text:c="5"/></text:p>
          </table:table-cell>
          <table:table-cell office:value-type="float" office:value="28945" table:style-name="ce158">
            <text:p>28 945</text:p>
          </table:table-cell>
          <table:table-cell office:value-type="float" office:value="12.447856190599063" table:style-name="ce159">
            <text:p>12,4<text:s text:c="5"/></text:p>
          </table:table-cell>
          <table:table-cell office:value-type="float" office:value="-1586" table:style-name="ce143">
            <text:p><text:s/>-1 586</text:p>
          </table:table-cell>
          <table:table-cell office:value-type="float" office:value="-5.8643002403401736" table:style-name="ce144">
            <text:p>-5,9<text:s text:c="3"/></text:p>
          </table:table-cell>
          <table:table-cell office:value-type="float" office:value="-3486" table:style-name="ce143">
            <text:p><text:s/>-3 486</text:p>
          </table:table-cell>
          <table:table-cell office:value-type="float" office:value="-12.043530834340991" table:style-name="ce144">
            <text:p>-1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38480" table:style-name="ce156">
            <text:p>38 480</text:p>
          </table:table-cell>
          <table:table-cell office:value-type="float" office:value="18.654618084508133" table:style-name="ce157">
            <text:p>18,7<text:s text:c="5"/></text:p>
          </table:table-cell>
          <table:table-cell office:value-type="float" office:value="40817" table:style-name="ce158">
            <text:p>40 817</text:p>
          </table:table-cell>
          <table:table-cell office:value-type="float" office:value="19.198513675595589" table:style-name="ce159">
            <text:p>19,2<text:s text:c="5"/></text:p>
          </table:table-cell>
          <table:table-cell office:value-type="float" office:value="45252" table:style-name="ce158">
            <text:p>45 252</text:p>
          </table:table-cell>
          <table:table-cell office:value-type="float" office:value="19.460714746484324" table:style-name="ce159">
            <text:p>19,5<text:s text:c="5"/></text:p>
          </table:table-cell>
          <table:table-cell office:value-type="float" office:value="-2337" table:style-name="ce143">
            <text:p><text:s/>-2 337</text:p>
          </table:table-cell>
          <table:table-cell office:value-type="float" office:value="-5.7255555283337829" table:style-name="ce144">
            <text:p>-5,7<text:s text:c="3"/></text:p>
          </table:table-cell>
          <table:table-cell office:value-type="float" office:value="-6772" table:style-name="ce143">
            <text:p><text:s/>-6 772</text:p>
          </table:table-cell>
          <table:table-cell office:value-type="float" office:value="-14.965084416158403" table:style-name="ce144">
            <text:p>-15,0<text:s text:c="3"/></text:p>
          </table:table-cell>
          <table:table-cell table:style-name="ce1"/>
          <table:table-cell table:style-name="ce163"/>
          <table:table-cell table:number-columns-repeated="16370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64216" table:style-name="ce156">
            <text:p>64 216</text:p>
          </table:table-cell>
          <table:table-cell office:value-type="float" office:value="31.131105896953599" table:style-name="ce157">
            <text:p>31,1<text:s text:c="5"/></text:p>
          </table:table-cell>
          <table:table-cell office:value-type="float" office:value="66138" table:style-name="ce158">
            <text:p>66 138</text:p>
          </table:table-cell>
          <table:table-cell office:value-type="float" office:value="31.108393499682506" table:style-name="ce159">
            <text:p>31,1<text:s text:c="5"/></text:p>
          </table:table-cell>
          <table:table-cell office:value-type="float" office:value="75156" table:style-name="ce158">
            <text:p>75 156</text:p>
          </table:table-cell>
          <table:table-cell office:value-type="float" office:value="32.320990839891628" table:style-name="ce159">
            <text:p>32,3<text:s text:c="5"/></text:p>
          </table:table-cell>
          <table:table-cell office:value-type="float" office:value="-1922" table:style-name="ce143">
            <text:p><text:s/>-1 922</text:p>
          </table:table-cell>
          <table:table-cell office:value-type="float" office:value="-2.9060449363452179" table:style-name="ce144">
            <text:p>-2,9<text:s text:c="3"/></text:p>
          </table:table-cell>
          <table:table-cell office:value-type="float" office:value="-10940" table:style-name="ce143">
            <text:p><text:s/>-10 940</text:p>
          </table:table-cell>
          <table:table-cell office:value-type="float" office:value="-14.556389376762999" table:style-name="ce144">
            <text:p>-1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35988" table:style-name="ce156">
            <text:p>35 988</text:p>
          </table:table-cell>
          <table:table-cell office:value-type="float" office:value="17.446527952839887" table:style-name="ce157">
            <text:p>17,4<text:s text:c="5"/></text:p>
          </table:table-cell>
          <table:table-cell office:value-type="float" office:value="34949" table:style-name="ce158">
            <text:p>34 949</text:p>
          </table:table-cell>
          <table:table-cell office:value-type="float" office:value="16.438465699301521" table:style-name="ce159">
            <text:p>16,4<text:s text:c="5"/></text:p>
          </table:table-cell>
          <table:table-cell office:value-type="float" office:value="39375" table:style-name="ce158">
            <text:p>39 375</text:p>
          </table:table-cell>
          <table:table-cell office:value-type="float" office:value="16.93329892917043" table:style-name="ce159">
            <text:p>16,9<text:s text:c="5"/></text:p>
          </table:table-cell>
          <table:table-cell office:value-type="float" office:value="1039" table:style-name="ce143">
            <text:p>+1 039</text:p>
          </table:table-cell>
          <table:table-cell office:value-type="float" office:value="2.9729033734870813" table:style-name="ce144">
            <text:p>+3,0<text:s text:c="3"/></text:p>
          </table:table-cell>
          <table:table-cell office:value-type="float" office:value="-3387" table:style-name="ce143">
            <text:p><text:s/>-3 387</text:p>
          </table:table-cell>
          <table:table-cell office:value-type="float" office:value="-8.6019047619047626" table:style-name="ce144">
            <text:p>-8,6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14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2"/>
          <table:table-cell table:style-name="ce98"/>
          <table:table-cell table:style-name="ce173"/>
          <table:table-cell table:number-columns-repeated="2" table:style-name="ce98"/>
          <table:table-cell table:number-columns-repeated="16372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163"/>
          <table:table-cell table:number-columns-repeated="16381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163"/>
          <table:table-cell table:number-columns-repeated="16381" table:style-name="ce1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95"/>
          <table:table-cell table:number-columns-repeated="16372" table:style-name="ce1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3" table:default-cell-style-name="ce1"/>
        <table:table-column table:style-name="co34" table:default-cell-style-name="ce1"/>
        <table:table-column table:style-name="co13" table:default-cell-style-name="ce1"/>
        <table:table-column table:style-name="co35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40" table:default-cell-style-name="ce1"/>
        <table:table-column table:style-name="co20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914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914in" svg:y="0.23614in" svg:width="1.97737in" svg:height="0.51006in">
                <draw:text-box>
                  <text:p text:style-name="a23" text:class-names="" text:cond-style-name=""><text:span text:style-name="a21" text:class-names="">SETEMBRO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5" draw:style-name="a19" draw:name="Text Box 122" svg:x="0in" svg:y="0in" svg:width="0.97917in" svg:height="0.3174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/>
          <table:table-cell table:number-columns-repeated="11" table:style-name="ce97"/>
          <table:table-cell table:number-columns-repeated="6" table:style-name="ce98"/>
          <table:table-cell table:number-columns-repeated="16366"/>
        </table:table-row>
        <table:table-row table:style-name="ro20">
          <table:table-cell/>
          <table:table-cell office:value-type="string" table:style-name="ce99">
            <text:p>Quadro 2 - PEDIDOS DE EMPREGO <text:s text:c="2"/>E <text:s text:c="3"/>DESEMPREGO REGISTADO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number-columns-repeated="6" table:style-name="ce98"/>
          <table:table-cell table:number-columns-repeated="16366"/>
        </table:table-row>
        <table:table-row table:style-name="ro20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/>
        </table:table-row>
        <table:table-row table:style-name="ro13">
          <table:table-cell/>
          <table:table-cell table:style-name="ce110"/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23"/>
          <table:table-cell table:number-columns-repeated="16366"/>
        </table:table-row>
        <table:table-row table:style-name="ro23">
          <table:table-cell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office:value-type="string" table:style-name="ce129">
            <text:p>PEDIDOS DE EMPREGO</text:p>
          </table:table-cell>
          <table:table-cell office:value-type="float" office:value="504731" table:style-name="ce130">
            <text:p>504 731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12136" table:style-name="ce132">
            <text:p>512 136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519039" table:style-name="ce132">
            <text:p>519 039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-7405" table:style-name="ce134">
            <text:p><text:s/>-7 405</text:p>
          </table:table-cell>
          <table:table-cell office:value-type="float" office:value="-1.4459049939859725" table:style-name="ce135">
            <text:p>-1,4<text:s text:c="3"/></text:p>
          </table:table-cell>
          <table:table-cell office:value-type="float" office:value="-14308" table:style-name="ce134">
            <text:p><text:s/>-14 308</text:p>
          </table:table-cell>
          <table:table-cell office:value-type="float" office:value="-2.7566329312440874" table:style-name="ce135">
            <text:p>-2,8<text:s text:c="3"/></text:p>
          </table:table-cell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DESEMPREGO REGISTADO</text:p>
          </table:table-cell>
          <table:table-cell office:value-type="float" office:value="336282" table:style-name="ce139">
            <text:p>336 282</text:p>
          </table:table-cell>
          <table:table-cell office:value-type="float" office:value="66.625984930586796" table:style-name="ce140">
            <text:p>66,6<text:s text:c="5"/></text:p>
          </table:table-cell>
          <table:table-cell office:value-type="float" office:value="344541" table:style-name="ce141">
            <text:p>344 541</text:p>
          </table:table-cell>
          <table:table-cell office:value-type="float" office:value="67.275294062514646" table:style-name="ce142">
            <text:p>67,3<text:s text:c="5"/></text:p>
          </table:table-cell>
          <table:table-cell office:value-type="float" office:value="383894" table:style-name="ce141">
            <text:p>383 894</text:p>
          </table:table-cell>
          <table:table-cell office:value-type="float" office:value="73.962457541726152" table:style-name="ce142">
            <text:p>74,0<text:s text:c="5"/></text:p>
          </table:table-cell>
          <table:table-cell office:value-type="float" office:value="-8259" table:style-name="ce143">
            <text:p><text:s/>-8 259</text:p>
          </table:table-cell>
          <table:table-cell office:value-type="float" office:value="-2.3971022316647366" table:style-name="ce144">
            <text:p>-2,4<text:s text:c="3"/></text:p>
          </table:table-cell>
          <table:table-cell office:value-type="float" office:value="-47612" table:style-name="ce143">
            <text:p><text:s/>-47 612</text:p>
          </table:table-cell>
          <table:table-cell office:value-type="float" office:value="-12.402381907505717" table:style-name="ce144">
            <text:p>-12,4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EMPREGADOS</text:p>
          </table:table-cell>
          <table:table-cell office:value-type="float" office:value="48929" table:style-name="ce139">
            <text:p>48 929</text:p>
          </table:table-cell>
          <table:table-cell office:value-type="float" office:value="9.6940746655148988" table:style-name="ce140">
            <text:p>9,7<text:s text:c="5"/></text:p>
          </table:table-cell>
          <table:table-cell office:value-type="float" office:value="49194" table:style-name="ce141">
            <text:p>49 194</text:p>
          </table:table-cell>
          <table:table-cell office:value-type="float" office:value="9.6056516237874305" table:style-name="ce142">
            <text:p>9,6<text:s text:c="5"/></text:p>
          </table:table-cell>
          <table:table-cell office:value-type="float" office:value="42341" table:style-name="ce141">
            <text:p>42 341</text:p>
          </table:table-cell>
          <table:table-cell office:value-type="float" office:value="8.1575758276353039" table:style-name="ce142">
            <text:p>8,2<text:s text:c="5"/></text:p>
          </table:table-cell>
          <table:table-cell office:value-type="float" office:value="-265" table:style-name="ce143">
            <text:p><text:s/>- 265</text:p>
          </table:table-cell>
          <table:table-cell office:value-type="float" office:value="-0.53868357929828836" table:style-name="ce144">
            <text:p>-0,5<text:s text:c="3"/></text:p>
          </table:table-cell>
          <table:table-cell office:value-type="float" office:value="6588" table:style-name="ce143">
            <text:p>+6 588</text:p>
          </table:table-cell>
          <table:table-cell office:value-type="float" office:value="15.559386882690537" table:style-name="ce144">
            <text:p>+15,6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OCUPADOS</text:p>
          </table:table-cell>
          <table:table-cell office:value-type="float" office:value="99733" table:style-name="ce139">
            <text:p>99 733</text:p>
          </table:table-cell>
          <table:table-cell office:value-type="float" office:value="19.759634339876094" table:style-name="ce140">
            <text:p>19,8<text:s text:c="5"/></text:p>
          </table:table-cell>
          <table:table-cell office:value-type="float" office:value="99473" table:style-name="ce141">
            <text:p>99 473</text:p>
          </table:table-cell>
          <table:table-cell office:value-type="float" office:value="19.423161035349985" table:style-name="ce142">
            <text:p>19,4<text:s text:c="5"/></text:p>
          </table:table-cell>
          <table:table-cell office:value-type="float" office:value="76025" table:style-name="ce141">
            <text:p>76 025</text:p>
          </table:table-cell>
          <table:table-cell office:value-type="float" office:value="14.647261573793106" table:style-name="ce142">
            <text:p>14,6<text:s text:c="5"/></text:p>
          </table:table-cell>
          <table:table-cell office:value-type="float" office:value="260" table:style-name="ce143">
            <text:p>+ 260</text:p>
          </table:table-cell>
          <table:table-cell office:value-type="float" office:value="0.26137745921003691" table:style-name="ce144">
            <text:p>+0,3<text:s text:c="3"/></text:p>
          </table:table-cell>
          <table:table-cell office:value-type="float" office:value="23708" table:style-name="ce143">
            <text:p>+23 708</text:p>
          </table:table-cell>
          <table:table-cell office:value-type="float" office:value="31.184478789871751" table:style-name="ce144">
            <text:p>+31,2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7"/>INDISPONIVEIS TEMPORÁRIAMENTE</text:p>
          </table:table-cell>
          <table:table-cell office:value-type="float" office:value="19787" table:style-name="ce139">
            <text:p>19 787</text:p>
          </table:table-cell>
          <table:table-cell office:value-type="float" office:value="3.9203060640222223" table:style-name="ce140">
            <text:p>3,9<text:s text:c="5"/></text:p>
          </table:table-cell>
          <table:table-cell office:value-type="float" office:value="18928" table:style-name="ce141">
            <text:p>18 928</text:p>
          </table:table-cell>
          <table:table-cell office:value-type="float" office:value="3.6958932783479383" table:style-name="ce142">
            <text:p>3,7<text:s text:c="5"/></text:p>
          </table:table-cell>
          <table:table-cell office:value-type="float" office:value="16779" table:style-name="ce141">
            <text:p>16 779</text:p>
          </table:table-cell>
          <table:table-cell office:value-type="float" office:value="3.2327050568454392" table:style-name="ce142">
            <text:p>3,2<text:s text:c="5"/></text:p>
          </table:table-cell>
          <table:table-cell office:value-type="float" office:value="859" table:style-name="ce143">
            <text:p>+ 859</text:p>
          </table:table-cell>
          <table:table-cell office:value-type="float" office:value="4.5382502113271341" table:style-name="ce144">
            <text:p>+4,5<text:s text:c="3"/></text:p>
          </table:table-cell>
          <table:table-cell office:value-type="float" office:value="3008" table:style-name="ce143">
            <text:p>+3 008</text:p>
          </table:table-cell>
          <table:table-cell office:value-type="float" office:value="17.927170868347339" table:style-name="ce144">
            <text:p>+17,9<text:s text:c="3"/></text:p>
          </table:table-cell>
          <table:table-cell table:style-name="ce137"/>
          <table:table-cell table:number-columns-repeated="3" table:style-name="ce145"/>
          <table:table-cell table:number-columns-repeated="2" table:style-name="ce137"/>
          <table:table-cell table:number-columns-repeated="16366"/>
        </table:table-row>
        <table:table-row table:style-name="ro9">
          <table:table-cell/>
          <table:table-cell table:style-name="ce138"/>
          <table:table-cell table:style-name="ce146"/>
          <table:table-cell table:style-name="ce147"/>
          <table:table-cell table:style-name="ce148"/>
          <table:table-cell table:style-name="ce149"/>
          <table:table-cell table:style-name="ce14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6" table:style-name="ce137"/>
          <table:table-cell table:number-columns-repeated="16366"/>
        </table:table-row>
        <table:table-row table:style-name="ro4">
          <table:table-cell/>
          <table:table-cell office:value-type="string" table:style-name="ce129">
            <text:p><text:s text:c="5"/>DESEMPREGO REGISTADO</text:p>
          </table:table-cell>
          <table:table-cell office:value-type="float" office:value="336282" table:style-name="ce150">
            <text:p>336 282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344541" table:style-name="ce152">
            <text:p>344 541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383894" table:style-name="ce152">
            <text:p>383 894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8259" table:style-name="ce134">
            <text:p><text:s/>-8 259</text:p>
          </table:table-cell>
          <table:table-cell office:value-type="float" office:value="-2.3971022316647366" table:style-name="ce135">
            <text:p>-2,4<text:s text:c="3"/></text:p>
          </table:table-cell>
          <table:table-cell office:value-type="float" office:value="-47612" table:style-name="ce134">
            <text:p><text:s/>-47 612</text:p>
          </table:table-cell>
          <table:table-cell office:value-type="float" office:value="-12.402381907505717" table:style-name="ce135">
            <text:p>-12,4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Homens<text:s/></text:p>
          </table:table-cell>
          <table:table-cell office:value-type="float" office:value="142472" table:style-name="ce156">
            <text:p>142 472</text:p>
          </table:table-cell>
          <table:table-cell office:value-type="float" office:value="42.366823083007716" table:style-name="ce157">
            <text:p>42,4<text:s text:c="5"/></text:p>
          </table:table-cell>
          <table:table-cell office:value-type="float" office:value="144879" table:style-name="ce158">
            <text:p>144 879</text:p>
          </table:table-cell>
          <table:table-cell office:value-type="float" office:value="42.04985763668185" table:style-name="ce159">
            <text:p>42,0<text:s text:c="5"/></text:p>
          </table:table-cell>
          <table:table-cell office:value-type="float" office:value="165223" table:style-name="ce158">
            <text:p>165 223</text:p>
          </table:table-cell>
          <table:table-cell office:value-type="float" office:value="43.038703392082191" table:style-name="ce159">
            <text:p>43,0<text:s text:c="5"/></text:p>
          </table:table-cell>
          <table:table-cell office:value-type="float" office:value="-2407" table:style-name="ce143">
            <text:p><text:s/>-2 407</text:p>
          </table:table-cell>
          <table:table-cell office:value-type="float" office:value="-1.6613863983047923" table:style-name="ce144">
            <text:p>-1,7<text:s text:c="3"/></text:p>
          </table:table-cell>
          <table:table-cell office:value-type="float" office:value="-22751" table:style-name="ce143">
            <text:p><text:s/>-22 751</text:p>
          </table:table-cell>
          <table:table-cell office:value-type="float" office:value="-13.769874654255156" table:style-name="ce144">
            <text:p>-13,8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Mulheres</text:p>
          </table:table-cell>
          <table:table-cell office:value-type="float" office:value="193810" table:style-name="ce156">
            <text:p>193 810</text:p>
          </table:table-cell>
          <table:table-cell office:value-type="float" office:value="57.633176916992291" table:style-name="ce157">
            <text:p>57,6<text:s text:c="5"/></text:p>
          </table:table-cell>
          <table:table-cell office:value-type="float" office:value="199662" table:style-name="ce158">
            <text:p>199 662</text:p>
          </table:table-cell>
          <table:table-cell office:value-type="float" office:value="57.950142363318157" table:style-name="ce159">
            <text:p>58,0<text:s text:c="5"/></text:p>
          </table:table-cell>
          <table:table-cell office:value-type="float" office:value="218671" table:style-name="ce158">
            <text:p>218 671</text:p>
          </table:table-cell>
          <table:table-cell office:value-type="float" office:value="56.961296607917809" table:style-name="ce159">
            <text:p>57,0<text:s text:c="5"/></text:p>
          </table:table-cell>
          <table:table-cell office:value-type="float" office:value="-5852" table:style-name="ce143">
            <text:p><text:s/>-5 852</text:p>
          </table:table-cell>
          <table:table-cell office:value-type="float" office:value="-2.930953311095752" table:style-name="ce144">
            <text:p>-2,9<text:s text:c="3"/></text:p>
          </table:table-cell>
          <table:table-cell office:value-type="float" office:value="-24861" table:style-name="ce143">
            <text:p><text:s/>-24 861</text:p>
          </table:table-cell>
          <table:table-cell office:value-type="float" office:value="-11.369134453128215" table:style-name="ce144">
            <text:p>-11,4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26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36205" table:style-name="ce156">
            <text:p>36 205</text:p>
          </table:table-cell>
          <table:table-cell office:value-type="float" office:value="10.766261649448975" table:style-name="ce157">
            <text:p>10,8<text:s text:c="5"/></text:p>
          </table:table-cell>
          <table:table-cell office:value-type="float" office:value="35247" table:style-name="ce158">
            <text:p>35 247</text:p>
          </table:table-cell>
          <table:table-cell office:value-type="float" office:value="10.230132262923716" table:style-name="ce159">
            <text:p>10,2<text:s text:c="5"/></text:p>
          </table:table-cell>
          <table:table-cell office:value-type="float" office:value="44848" table:style-name="ce158">
            <text:p>44 848</text:p>
          </table:table-cell>
          <table:table-cell office:value-type="float" office:value="11.682391493485181" table:style-name="ce159">
            <text:p>11,7<text:s text:c="5"/></text:p>
          </table:table-cell>
          <table:table-cell office:value-type="float" office:value="958" table:style-name="ce143">
            <text:p>+ 958</text:p>
          </table:table-cell>
          <table:table-cell office:value-type="float" office:value="2.7179618123528244" table:style-name="ce144">
            <text:p>+2,7<text:s text:c="3"/></text:p>
          </table:table-cell>
          <table:table-cell office:value-type="float" office:value="-8643" table:style-name="ce143">
            <text:p><text:s/>-8 643</text:p>
          </table:table-cell>
          <table:table-cell office:value-type="float" office:value="-19.271762397431324" table:style-name="ce144">
            <text:p>-19,3<text:s text:c="3"/></text:p>
          </table:table-cell>
          <table:table-cell table:style-name="ce160"/>
          <table:table-cell table:number-columns-repeated="5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300077" table:style-name="ce156">
            <text:p>300 077</text:p>
          </table:table-cell>
          <table:table-cell office:value-type="float" office:value="89.233738350551022" table:style-name="ce157">
            <text:p>89,2<text:s text:c="5"/></text:p>
          </table:table-cell>
          <table:table-cell office:value-type="float" office:value="309294" table:style-name="ce158">
            <text:p>309 294</text:p>
          </table:table-cell>
          <table:table-cell office:value-type="float" office:value="89.769867737076282" table:style-name="ce159">
            <text:p>89,8<text:s text:c="5"/></text:p>
          </table:table-cell>
          <table:table-cell office:value-type="float" office:value="339046" table:style-name="ce158">
            <text:p>339 046</text:p>
          </table:table-cell>
          <table:table-cell office:value-type="float" office:value="88.317608506514816" table:style-name="ce159">
            <text:p>88,3<text:s text:c="5"/></text:p>
          </table:table-cell>
          <table:table-cell office:value-type="float" office:value="-9217" table:style-name="ce143">
            <text:p><text:s/>-9 217</text:p>
          </table:table-cell>
          <table:table-cell office:value-type="float" office:value="-2.9800125446985715" table:style-name="ce144">
            <text:p>-3,0<text:s text:c="3"/></text:p>
          </table:table-cell>
          <table:table-cell office:value-type="float" office:value="-38969" table:style-name="ce143">
            <text:p><text:s/>-38 969</text:p>
          </table:table-cell>
          <table:table-cell office:value-type="float" office:value="-11.493720616081593" table:style-name="ce144">
            <text:p>-11,5<text:s text:c="3"/></text:p>
          </table:table-cell>
          <table:table-cell table:style-name="ce154"/>
          <table:table-cell table:style-name="ce184"/>
          <table:table-cell table:number-columns-repeated="4" table:style-name="ce155"/>
          <table:table-cell table:number-columns-repeated="16366"/>
        </table:table-row>
        <table:table-row table:style-name="ro2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8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170803" table:style-name="ce156">
            <text:p>170 803</text:p>
          </table:table-cell>
          <table:table-cell office:value-type="float" office:value="50.791597528264965" table:style-name="ce157">
            <text:p>50,8<text:s text:c="5"/></text:p>
          </table:table-cell>
          <table:table-cell office:value-type="float" office:value="177954" table:style-name="ce158">
            <text:p>177 954</text:p>
          </table:table-cell>
          <table:table-cell office:value-type="float" office:value="51.649585970900411" table:style-name="ce159">
            <text:p>51,6<text:s text:c="5"/></text:p>
          </table:table-cell>
          <table:table-cell office:value-type="float" office:value="248098" table:style-name="ce158">
            <text:p>248 098</text:p>
          </table:table-cell>
          <table:table-cell office:value-type="float" office:value="64.626693826941818" table:style-name="ce159">
            <text:p>64,6<text:s text:c="5"/></text:p>
          </table:table-cell>
          <table:table-cell office:value-type="float" office:value="-7151" table:style-name="ce143">
            <text:p><text:s/>-7 151</text:p>
          </table:table-cell>
          <table:table-cell office:value-type="float" office:value="-4.0184542072670464" table:style-name="ce144">
            <text:p>-4,0<text:s text:c="3"/></text:p>
          </table:table-cell>
          <table:table-cell office:value-type="float" office:value="-77295" table:style-name="ce143">
            <text:p><text:s/>-77 295</text:p>
          </table:table-cell>
          <table:table-cell office:value-type="float" office:value="-31.155027448830701" table:style-name="ce144">
            <text:p>-31,2<text:s text:c="3"/></text:p>
          </table:table-cell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165479" table:style-name="ce156">
            <text:p>165 479</text:p>
          </table:table-cell>
          <table:table-cell office:value-type="float" office:value="49.208402471735027" table:style-name="ce157">
            <text:p>49,2<text:s text:c="5"/></text:p>
          </table:table-cell>
          <table:table-cell office:value-type="float" office:value="166587" table:style-name="ce158">
            <text:p>166 587</text:p>
          </table:table-cell>
          <table:table-cell office:value-type="float" office:value="48.350414029099589" table:style-name="ce159">
            <text:p>48,4<text:s text:c="5"/></text:p>
          </table:table-cell>
          <table:table-cell office:value-type="float" office:value="135796" table:style-name="ce158">
            <text:p>135 796</text:p>
          </table:table-cell>
          <table:table-cell office:value-type="float" office:value="35.373306173058189" table:style-name="ce159">
            <text:p>35,4<text:s text:c="5"/></text:p>
          </table:table-cell>
          <table:table-cell office:value-type="float" office:value="-1108" table:style-name="ce143">
            <text:p><text:s/>-1 108</text:p>
          </table:table-cell>
          <table:table-cell office:value-type="float" office:value="-0.66511792636880429" table:style-name="ce144">
            <text:p>-0,7<text:s text:c="3"/></text:p>
          </table:table-cell>
          <table:table-cell office:value-type="float" office:value="29683" table:style-name="ce143">
            <text:p>+29 683</text:p>
          </table:table-cell>
          <table:table-cell office:value-type="float" office:value="21.85852307873575" table:style-name="ce144">
            <text:p>+21,9<text:s text:c="3"/></text:p>
          </table:table-cell>
          <table:table-cell table:style-name="ce154"/>
          <table:table-cell table:style-name="ce184"/>
          <table:table-cell table:number-columns-repeated="4" table:style-name="ce155"/>
          <table:table-cell table:number-columns-repeated="16366"/>
        </table:table-row>
        <table:table-row table:style-name="ro2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54"/>
          <table:table-cell table:style-name="ce18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32115" table:style-name="ce156">
            <text:p>32 115</text:p>
          </table:table-cell>
          <table:table-cell office:value-type="float" office:value="9.5500205184934082" table:style-name="ce157">
            <text:p>9,6<text:s text:c="5"/></text:p>
          </table:table-cell>
          <table:table-cell office:value-type="float" office:value="30750" table:style-name="ce158">
            <text:p>30 750</text:p>
          </table:table-cell>
          <table:table-cell office:value-type="float" office:value="8.9249174989333628" table:style-name="ce159">
            <text:p>8,9<text:s text:c="5"/></text:p>
          </table:table-cell>
          <table:table-cell office:value-type="float" office:value="31162" table:style-name="ce158">
            <text:p>31 162</text:p>
          </table:table-cell>
          <table:table-cell office:value-type="float" office:value="8.1173448920795845" table:style-name="ce159">
            <text:p>8,1<text:s text:c="5"/></text:p>
          </table:table-cell>
          <table:table-cell office:value-type="float" office:value="1365" table:style-name="ce143">
            <text:p>+1 365</text:p>
          </table:table-cell>
          <table:table-cell office:value-type="float" office:value="4.4390243902439019" table:style-name="ce144">
            <text:p>+4,4<text:s text:c="3"/></text:p>
          </table:table-cell>
          <table:table-cell office:value-type="float" office:value="953" table:style-name="ce143">
            <text:p>+ 953</text:p>
          </table:table-cell>
          <table:table-cell office:value-type="float" office:value="3.0582119247801809" table:style-name="ce144">
            <text:p>+3,1<text:s text:c="3"/></text:p>
          </table:table-cell>
          <table:table-cell table:number-columns-repeated="2" table:style-name="ce160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304167" table:style-name="ce156">
            <text:p>304 167</text:p>
          </table:table-cell>
          <table:table-cell office:value-type="float" office:value="90.449979481506588" table:style-name="ce157">
            <text:p>90,4<text:s text:c="5"/></text:p>
          </table:table-cell>
          <table:table-cell office:value-type="float" office:value="313791" table:style-name="ce158">
            <text:p>313 791</text:p>
          </table:table-cell>
          <table:table-cell office:value-type="float" office:value="91.075082501066646" table:style-name="ce159">
            <text:p>91,1<text:s text:c="5"/></text:p>
          </table:table-cell>
          <table:table-cell office:value-type="float" office:value="352732" table:style-name="ce158">
            <text:p>352 732</text:p>
          </table:table-cell>
          <table:table-cell office:value-type="float" office:value="91.882655107920414" table:style-name="ce159">
            <text:p>91,9<text:s text:c="5"/></text:p>
          </table:table-cell>
          <table:table-cell office:value-type="float" office:value="-9624" table:style-name="ce143">
            <text:p><text:s/>-9 624</text:p>
          </table:table-cell>
          <table:table-cell office:value-type="float" office:value="-3.0670095700641511" table:style-name="ce144">
            <text:p>-3,1<text:s text:c="3"/></text:p>
          </table:table-cell>
          <table:table-cell office:value-type="float" office:value="-48565" table:style-name="ce143">
            <text:p><text:s/>-48 565</text:p>
          </table:table-cell>
          <table:table-cell office:value-type="float" office:value="-13.768243312203033" table:style-name="ce144">
            <text:p>-13,8<text:s text:c="3"/></text:p>
          </table:table-cell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26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27364" table:style-name="ce156">
            <text:p>27 364</text:p>
          </table:table-cell>
          <table:table-cell office:value-type="float" office:value="8.1372181680851199" table:style-name="ce157">
            <text:p>8,1<text:s text:c="5"/></text:p>
          </table:table-cell>
          <table:table-cell office:value-type="float" office:value="27734" table:style-name="ce158">
            <text:p>27 734</text:p>
          </table:table-cell>
          <table:table-cell office:value-type="float" office:value="8.0495499809891999" table:style-name="ce159">
            <text:p>8,0<text:s text:c="5"/></text:p>
          </table:table-cell>
          <table:table-cell office:value-type="float" office:value="24668" table:style-name="ce158">
            <text:p>24 668</text:p>
          </table:table-cell>
          <table:table-cell office:value-type="float" office:value="6.4257321031326349" table:style-name="ce159">
            <text:p>6,4<text:s text:c="5"/></text:p>
          </table:table-cell>
          <table:table-cell office:value-type="float" office:value="-370" table:style-name="ce143">
            <text:p><text:s/>- 370</text:p>
          </table:table-cell>
          <table:table-cell office:value-type="float" office:value="-1.3341025456118842" table:style-name="ce144">
            <text:p>-1,3<text:s text:c="3"/></text:p>
          </table:table-cell>
          <table:table-cell office:value-type="float" office:value="2696" table:style-name="ce143">
            <text:p>+2 696</text:p>
          </table:table-cell>
          <table:table-cell office:value-type="float" office:value="10.929138965461327" table:style-name="ce144">
            <text:p>+10,9<text:s text:c="3"/></text:p>
          </table:table-cell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45449" table:style-name="ce156">
            <text:p>45 449</text:p>
          </table:table-cell>
          <table:table-cell office:value-type="float" office:value="13.515145027090359" table:style-name="ce157">
            <text:p>13,5<text:s text:c="5"/></text:p>
          </table:table-cell>
          <table:table-cell office:value-type="float" office:value="47150" table:style-name="ce158">
            <text:p>47 150</text:p>
          </table:table-cell>
          <table:table-cell office:value-type="float" office:value="13.684873498364492" table:style-name="ce159">
            <text:p>13,7<text:s text:c="5"/></text:p>
          </table:table-cell>
          <table:table-cell office:value-type="float" office:value="52103" table:style-name="ce158">
            <text:p>52 103</text:p>
          </table:table-cell>
          <table:table-cell office:value-type="float" office:value="13.572236086002906" table:style-name="ce159">
            <text:p>13,6<text:s text:c="5"/></text:p>
          </table:table-cell>
          <table:table-cell office:value-type="float" office:value="-1701" table:style-name="ce143">
            <text:p><text:s/>-1 701</text:p>
          </table:table-cell>
          <table:table-cell office:value-type="float" office:value="-3.60763520678685" table:style-name="ce144">
            <text:p>-3,6<text:s text:c="3"/></text:p>
          </table:table-cell>
          <table:table-cell office:value-type="float" office:value="-6654" table:style-name="ce143">
            <text:p><text:s/>-6 654</text:p>
          </table:table-cell>
          <table:table-cell office:value-type="float" office:value="-12.770857724123372" table:style-name="ce144">
            <text:p>-12,8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44439" table:style-name="ce156">
            <text:p>44 439</text:p>
          </table:table-cell>
          <table:table-cell office:value-type="float" office:value="13.214801862722359" table:style-name="ce157">
            <text:p>13,2<text:s text:c="5"/></text:p>
          </table:table-cell>
          <table:table-cell office:value-type="float" office:value="46428" table:style-name="ce158">
            <text:p>46 428</text:p>
          </table:table-cell>
          <table:table-cell office:value-type="float" office:value="13.47531933790173" table:style-name="ce159">
            <text:p>13,5<text:s text:c="5"/></text:p>
          </table:table-cell>
          <table:table-cell office:value-type="float" office:value="51570" table:style-name="ce158">
            <text:p>51 570</text:p>
          </table:table-cell>
          <table:table-cell office:value-type="float" office:value="13.433395676931653" table:style-name="ce159">
            <text:p>13,4<text:s text:c="5"/></text:p>
          </table:table-cell>
          <table:table-cell office:value-type="float" office:value="-1989" table:style-name="ce143">
            <text:p><text:s/>-1 989</text:p>
          </table:table-cell>
          <table:table-cell office:value-type="float" office:value="-4.2840527268027913" table:style-name="ce144">
            <text:p>-4,3<text:s text:c="3"/></text:p>
          </table:table-cell>
          <table:table-cell office:value-type="float" office:value="-7131" table:style-name="ce143">
            <text:p><text:s/>-7 131</text:p>
          </table:table-cell>
          <table:table-cell office:value-type="float" office:value="-13.827806864456079" table:style-name="ce144">
            <text:p>-13,8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64329" table:style-name="ce156">
            <text:p>64 329</text:p>
          </table:table-cell>
          <table:table-cell office:value-type="float" office:value="19.129480614484272" table:style-name="ce157">
            <text:p>19,1<text:s text:c="5"/></text:p>
          </table:table-cell>
          <table:table-cell office:value-type="float" office:value="67491" table:style-name="ce158">
            <text:p>67 491</text:p>
          </table:table-cell>
          <table:table-cell office:value-type="float" office:value="19.588670143756477" table:style-name="ce159">
            <text:p>19,6<text:s text:c="5"/></text:p>
          </table:table-cell>
          <table:table-cell office:value-type="float" office:value="76733" table:style-name="ce158">
            <text:p>76 733</text:p>
          </table:table-cell>
          <table:table-cell office:value-type="float" office:value="19.98806962338562" table:style-name="ce159">
            <text:p>20,0<text:s text:c="5"/></text:p>
          </table:table-cell>
          <table:table-cell office:value-type="float" office:value="-3162" table:style-name="ce143">
            <text:p><text:s/>-3 162</text:p>
          </table:table-cell>
          <table:table-cell office:value-type="float" office:value="-4.6850691203271548" table:style-name="ce144">
            <text:p>-4,7<text:s text:c="3"/></text:p>
          </table:table-cell>
          <table:table-cell office:value-type="float" office:value="-12404" table:style-name="ce143">
            <text:p><text:s/>-12 404</text:p>
          </table:table-cell>
          <table:table-cell office:value-type="float" office:value="-16.165144070999439" table:style-name="ce144">
            <text:p>-16,2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102390" table:style-name="ce156">
            <text:p>102 390</text:p>
          </table:table-cell>
          <table:table-cell office:value-type="float" office:value="30.447659999643157" table:style-name="ce157">
            <text:p>30,4<text:s text:c="5"/></text:p>
          </table:table-cell>
          <table:table-cell office:value-type="float" office:value="104670" table:style-name="ce158">
            <text:p>104 670</text:p>
          </table:table-cell>
          <table:table-cell office:value-type="float" office:value="30.379548442710735" table:style-name="ce159">
            <text:p>30,4<text:s text:c="5"/></text:p>
          </table:table-cell>
          <table:table-cell office:value-type="float" office:value="121294" table:style-name="ce158">
            <text:p>121 294</text:p>
          </table:table-cell>
          <table:table-cell office:value-type="float" office:value="31.595700896601663" table:style-name="ce159">
            <text:p>31,6<text:s text:c="5"/></text:p>
          </table:table-cell>
          <table:table-cell office:value-type="float" office:value="-2280" table:style-name="ce143">
            <text:p><text:s/>-2 280</text:p>
          </table:table-cell>
          <table:table-cell office:value-type="float" office:value="-2.178274577242763" table:style-name="ce144">
            <text:p>-2,2<text:s text:c="3"/></text:p>
          </table:table-cell>
          <table:table-cell office:value-type="float" office:value="-18904" table:style-name="ce143">
            <text:p><text:s/>-18 904</text:p>
          </table:table-cell>
          <table:table-cell office:value-type="float" office:value="-15.585272148663579" table:style-name="ce144">
            <text:p>-15,6<text:s text:c="3"/></text:p>
          </table:table-cell>
          <table:table-cell table:style-name="ce154"/>
          <table:table-cell table:style-name="ce160"/>
          <table:table-cell table:number-columns-repeated="4" table:style-name="ce154"/>
          <table:table-cell table:number-columns-repeated="16366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52311" table:style-name="ce156">
            <text:p>52 311</text:p>
          </table:table-cell>
          <table:table-cell office:value-type="float" office:value="15.555694327974736" table:style-name="ce157">
            <text:p>15,6<text:s text:c="5"/></text:p>
          </table:table-cell>
          <table:table-cell office:value-type="float" office:value="51068" table:style-name="ce158">
            <text:p>51 068</text:p>
          </table:table-cell>
          <table:table-cell office:value-type="float" office:value="14.822038596277364" table:style-name="ce159">
            <text:p>14,8<text:s text:c="5"/></text:p>
          </table:table-cell>
          <table:table-cell office:value-type="float" office:value="57526" table:style-name="ce158">
            <text:p>57 526</text:p>
          </table:table-cell>
          <table:table-cell office:value-type="float" office:value="14.984865613945516" table:style-name="ce159">
            <text:p>15,0<text:s text:c="5"/></text:p>
          </table:table-cell>
          <table:table-cell office:value-type="float" office:value="1243" table:style-name="ce143">
            <text:p>+1 243</text:p>
          </table:table-cell>
          <table:table-cell office:value-type="float" office:value="2.4340095558862691" table:style-name="ce144">
            <text:p>+2,4<text:s text:c="3"/></text:p>
          </table:table-cell>
          <table:table-cell office:value-type="float" office:value="-5215" table:style-name="ce143">
            <text:p><text:s/>-5 215</text:p>
          </table:table-cell>
          <table:table-cell office:value-type="float" office:value="-9.0654660501338533" table:style-name="ce144">
            <text:p>-9,1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table:style-name="ce14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62">
            <text:p><text:s text:c="9"/>Homens</text:p>
          </table:table-cell>
          <table:table-cell office:value-type="float" office:value="142472" table:style-name="ce150">
            <text:p>142 472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44879" table:style-name="ce152">
            <text:p>144 879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165223" table:style-name="ce152">
            <text:p>165 223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2407" table:style-name="ce134">
            <text:p><text:s/>-2 407</text:p>
          </table:table-cell>
          <table:table-cell office:value-type="float" office:value="-1.6613863983047923" table:style-name="ce135">
            <text:p>-1,7<text:s text:c="3"/></text:p>
          </table:table-cell>
          <table:table-cell office:value-type="float" office:value="-22751" table:style-name="ce134">
            <text:p><text:s/>-22 751</text:p>
          </table:table-cell>
          <table:table-cell office:value-type="float" office:value="-13.769874654255156" table:style-name="ce135">
            <text:p>-13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15992" table:style-name="ce156">
            <text:p>15 992</text:p>
          </table:table-cell>
          <table:table-cell office:value-type="float" office:value="11.224661687910608" table:style-name="ce157">
            <text:p>11,2<text:s text:c="5"/></text:p>
          </table:table-cell>
          <table:table-cell office:value-type="float" office:value="15617" table:style-name="ce158">
            <text:p>15 617</text:p>
          </table:table-cell>
          <table:table-cell office:value-type="float" office:value="10.779340000966323" table:style-name="ce159">
            <text:p>10,8<text:s text:c="5"/></text:p>
          </table:table-cell>
          <table:table-cell office:value-type="float" office:value="20233" table:style-name="ce158">
            <text:p>20 233</text:p>
          </table:table-cell>
          <table:table-cell office:value-type="float" office:value="12.245873758496092" table:style-name="ce159">
            <text:p>12,2<text:s text:c="5"/></text:p>
          </table:table-cell>
          <table:table-cell office:value-type="float" office:value="375" table:style-name="ce143">
            <text:p>+ 375</text:p>
          </table:table-cell>
          <table:table-cell office:value-type="float" office:value="2.4012294294678873" table:style-name="ce144">
            <text:p>+2,4<text:s text:c="3"/></text:p>
          </table:table-cell>
          <table:table-cell office:value-type="float" office:value="-4241" table:style-name="ce143">
            <text:p><text:s/>-4 241</text:p>
          </table:table-cell>
          <table:table-cell office:value-type="float" office:value="-20.960806603074186" table:style-name="ce144">
            <text:p>-21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126480" table:style-name="ce156">
            <text:p>126 480</text:p>
          </table:table-cell>
          <table:table-cell office:value-type="float" office:value="88.775338312089389" table:style-name="ce157">
            <text:p>88,8<text:s text:c="5"/></text:p>
          </table:table-cell>
          <table:table-cell office:value-type="float" office:value="129262" table:style-name="ce158">
            <text:p>129 262</text:p>
          </table:table-cell>
          <table:table-cell office:value-type="float" office:value="89.220659999033685" table:style-name="ce159">
            <text:p>89,2<text:s text:c="5"/></text:p>
          </table:table-cell>
          <table:table-cell office:value-type="float" office:value="144990" table:style-name="ce158">
            <text:p>144 990</text:p>
          </table:table-cell>
          <table:table-cell office:value-type="float" office:value="87.754126241503911" table:style-name="ce159">
            <text:p>87,8<text:s text:c="5"/></text:p>
          </table:table-cell>
          <table:table-cell office:value-type="float" office:value="-2782" table:style-name="ce143">
            <text:p><text:s/>-2 782</text:p>
          </table:table-cell>
          <table:table-cell office:value-type="float" office:value="-2.1522179758939211" table:style-name="ce144">
            <text:p>-2,2<text:s text:c="3"/></text:p>
          </table:table-cell>
          <table:table-cell office:value-type="float" office:value="-18510" table:style-name="ce143">
            <text:p><text:s/>-18 510</text:p>
          </table:table-cell>
          <table:table-cell office:value-type="float" office:value="-12.766397682598802" table:style-name="ce144">
            <text:p>-12,8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73150" table:style-name="ce156">
            <text:p>73 150</text:p>
          </table:table-cell>
          <table:table-cell office:value-type="float" office:value="51.343421865348979" table:style-name="ce157">
            <text:p>51,3<text:s text:c="5"/></text:p>
          </table:table-cell>
          <table:table-cell office:value-type="float" office:value="75448" table:style-name="ce158">
            <text:p>75 448</text:p>
          </table:table-cell>
          <table:table-cell office:value-type="float" office:value="52.076560440091392" table:style-name="ce159">
            <text:p>52,1<text:s text:c="5"/></text:p>
          </table:table-cell>
          <table:table-cell office:value-type="float" office:value="108531" table:style-name="ce158">
            <text:p>108 531</text:p>
          </table:table-cell>
          <table:table-cell office:value-type="float" office:value="65.687585868795509" table:style-name="ce159">
            <text:p>65,7<text:s text:c="5"/></text:p>
          </table:table-cell>
          <table:table-cell office:value-type="float" office:value="-2298" table:style-name="ce143">
            <text:p><text:s/>-2 298</text:p>
          </table:table-cell>
          <table:table-cell office:value-type="float" office:value="-3.0458063832043263" table:style-name="ce144">
            <text:p>-3,0<text:s text:c="3"/></text:p>
          </table:table-cell>
          <table:table-cell office:value-type="float" office:value="-35381" table:style-name="ce143">
            <text:p><text:s/>-35 381</text:p>
          </table:table-cell>
          <table:table-cell office:value-type="float" office:value="-32.599902332052594" table:style-name="ce144">
            <text:p>-3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69322" table:style-name="ce156">
            <text:p>69 322</text:p>
          </table:table-cell>
          <table:table-cell office:value-type="float" office:value="48.656578134651021" table:style-name="ce157">
            <text:p>48,7<text:s text:c="5"/></text:p>
          </table:table-cell>
          <table:table-cell office:value-type="float" office:value="69431" table:style-name="ce158">
            <text:p>69 431</text:p>
          </table:table-cell>
          <table:table-cell office:value-type="float" office:value="47.923439559908616" table:style-name="ce159">
            <text:p>47,9<text:s text:c="5"/></text:p>
          </table:table-cell>
          <table:table-cell office:value-type="float" office:value="56692" table:style-name="ce158">
            <text:p>56 692</text:p>
          </table:table-cell>
          <table:table-cell office:value-type="float" office:value="34.312414131204491" table:style-name="ce159">
            <text:p>34,3<text:s text:c="5"/></text:p>
          </table:table-cell>
          <table:table-cell office:value-type="float" office:value="-109" table:style-name="ce143">
            <text:p><text:s/>- 109</text:p>
          </table:table-cell>
          <table:table-cell office:value-type="float" office:value="-0.15699039334015066" table:style-name="ce144">
            <text:p>-0,2<text:s text:c="3"/></text:p>
          </table:table-cell>
          <table:table-cell office:value-type="float" office:value="12630" table:style-name="ce143">
            <text:p>+12 630</text:p>
          </table:table-cell>
          <table:table-cell office:value-type="float" office:value="22.278275594440132" table:style-name="ce144">
            <text:p>+22,3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12552" table:style-name="ce156">
            <text:p>12 552</text:p>
          </table:table-cell>
          <table:table-cell office:value-type="float" office:value="8.8101521702509977" table:style-name="ce157">
            <text:p>8,8<text:s text:c="5"/></text:p>
          </table:table-cell>
          <table:table-cell office:value-type="float" office:value="12018" table:style-name="ce158">
            <text:p>12 018</text:p>
          </table:table-cell>
          <table:table-cell office:value-type="float" office:value="8.2951980618309058" table:style-name="ce159">
            <text:p>8,3<text:s text:c="5"/></text:p>
          </table:table-cell>
          <table:table-cell office:value-type="float" office:value="12237" table:style-name="ce158">
            <text:p>12 237</text:p>
          </table:table-cell>
          <table:table-cell office:value-type="float" office:value="7.4063538369355353" table:style-name="ce159">
            <text:p>7,4<text:s text:c="5"/></text:p>
          </table:table-cell>
          <table:table-cell office:value-type="float" office:value="534" table:style-name="ce143">
            <text:p>+ 534</text:p>
          </table:table-cell>
          <table:table-cell office:value-type="float" office:value="4.4433349975037446" table:style-name="ce144">
            <text:p>+4,4<text:s text:c="3"/></text:p>
          </table:table-cell>
          <table:table-cell office:value-type="float" office:value="315" table:style-name="ce143">
            <text:p>+ 315</text:p>
          </table:table-cell>
          <table:table-cell office:value-type="float" office:value="2.5741603334150529" table:style-name="ce144">
            <text:p>+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129920" table:style-name="ce156">
            <text:p>129 920</text:p>
          </table:table-cell>
          <table:table-cell office:value-type="float" office:value="91.189847829748999" table:style-name="ce157">
            <text:p>91,2<text:s text:c="5"/></text:p>
          </table:table-cell>
          <table:table-cell office:value-type="float" office:value="132861" table:style-name="ce158">
            <text:p>132 861</text:p>
          </table:table-cell>
          <table:table-cell office:value-type="float" office:value="91.704801938169084" table:style-name="ce159">
            <text:p>91,7<text:s text:c="5"/></text:p>
          </table:table-cell>
          <table:table-cell office:value-type="float" office:value="152986" table:style-name="ce158">
            <text:p>152 986</text:p>
          </table:table-cell>
          <table:table-cell office:value-type="float" office:value="92.593646163064463" table:style-name="ce159">
            <text:p>92,6<text:s text:c="5"/></text:p>
          </table:table-cell>
          <table:table-cell office:value-type="float" office:value="-2941" table:style-name="ce143">
            <text:p><text:s/>-2 941</text:p>
          </table:table-cell>
          <table:table-cell office:value-type="float" office:value="-2.2135916484145084" table:style-name="ce144">
            <text:p>-2,2<text:s text:c="3"/></text:p>
          </table:table-cell>
          <table:table-cell office:value-type="float" office:value="-23066" table:style-name="ce143">
            <text:p><text:s/>-23 066</text:p>
          </table:table-cell>
          <table:table-cell office:value-type="float" office:value="-15.077196606225407" table:style-name="ce144">
            <text:p>-15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2393" table:style-name="ce156">
            <text:p>12 393</text:p>
          </table:table-cell>
          <table:table-cell office:value-type="float" office:value="8.6985512942894037" table:style-name="ce157">
            <text:p>8,7<text:s text:c="5"/></text:p>
          </table:table-cell>
          <table:table-cell office:value-type="float" office:value="12573" table:style-name="ce158">
            <text:p>12 573</text:p>
          </table:table-cell>
          <table:table-cell office:value-type="float" office:value="8.6782763547512065" table:style-name="ce159">
            <text:p>8,7<text:s text:c="5"/></text:p>
          </table:table-cell>
          <table:table-cell office:value-type="float" office:value="11358" table:style-name="ce158">
            <text:p>11 358</text:p>
          </table:table-cell>
          <table:table-cell office:value-type="float" office:value="6.874345581426315" table:style-name="ce159">
            <text:p>6,9<text:s text:c="5"/></text:p>
          </table:table-cell>
          <table:table-cell office:value-type="float" office:value="-180" table:style-name="ce143">
            <text:p><text:s/>- 180</text:p>
          </table:table-cell>
          <table:table-cell office:value-type="float" office:value="-1.4316392269148175" table:style-name="ce144">
            <text:p>-1,4<text:s text:c="3"/></text:p>
          </table:table-cell>
          <table:table-cell office:value-type="float" office:value="1035" table:style-name="ce143">
            <text:p>+1 035</text:p>
          </table:table-cell>
          <table:table-cell office:value-type="float" office:value="9.1125198098256739" table:style-name="ce144">
            <text:p>+9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20748" table:style-name="ce156">
            <text:p>20 748</text:p>
          </table:table-cell>
          <table:table-cell office:value-type="float" office:value="14.562861474535346" table:style-name="ce157">
            <text:p>14,6<text:s text:c="5"/></text:p>
          </table:table-cell>
          <table:table-cell office:value-type="float" office:value="21175" table:style-name="ce158">
            <text:p>21 175</text:p>
          </table:table-cell>
          <table:table-cell office:value-type="float" office:value="14.615644779436634" table:style-name="ce159">
            <text:p>14,6<text:s text:c="5"/></text:p>
          </table:table-cell>
          <table:table-cell office:value-type="float" office:value="24101" table:style-name="ce158">
            <text:p>24 101</text:p>
          </table:table-cell>
          <table:table-cell office:value-type="float" office:value="14.586952179781266" table:style-name="ce159">
            <text:p>14,6<text:s text:c="5"/></text:p>
          </table:table-cell>
          <table:table-cell office:value-type="float" office:value="-427" table:style-name="ce143">
            <text:p><text:s/>- 427</text:p>
          </table:table-cell>
          <table:table-cell office:value-type="float" office:value="-2.0165289256198347" table:style-name="ce144">
            <text:p>-2,0<text:s text:c="3"/></text:p>
          </table:table-cell>
          <table:table-cell office:value-type="float" office:value="-3353" table:style-name="ce143">
            <text:p><text:s/>-3 353</text:p>
          </table:table-cell>
          <table:table-cell office:value-type="float" office:value="-13.912285797269822" table:style-name="ce144">
            <text:p>-1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21156" table:style-name="ce156">
            <text:p>21 156</text:p>
          </table:table-cell>
          <table:table-cell office:value-type="float" office:value="14.849233533606604" table:style-name="ce157">
            <text:p>14,8<text:s text:c="5"/></text:p>
          </table:table-cell>
          <table:table-cell office:value-type="float" office:value="21621" table:style-name="ce158">
            <text:p>21 621</text:p>
          </table:table-cell>
          <table:table-cell office:value-type="float" office:value="14.923487876089702" table:style-name="ce159">
            <text:p>14,9<text:s text:c="5"/></text:p>
          </table:table-cell>
          <table:table-cell office:value-type="float" office:value="24952" table:style-name="ce158">
            <text:p>24 952</text:p>
          </table:table-cell>
          <table:table-cell office:value-type="float" office:value="15.102013642168464" table:style-name="ce159">
            <text:p>15,1<text:s text:c="5"/></text:p>
          </table:table-cell>
          <table:table-cell office:value-type="float" office:value="-465" table:style-name="ce143">
            <text:p><text:s/>- 465</text:p>
          </table:table-cell>
          <table:table-cell office:value-type="float" office:value="-2.1506868322464272" table:style-name="ce144">
            <text:p>-2,2<text:s text:c="3"/></text:p>
          </table:table-cell>
          <table:table-cell office:value-type="float" office:value="-3796" table:style-name="ce143">
            <text:p><text:s/>-3 796</text:p>
          </table:table-cell>
          <table:table-cell office:value-type="float" office:value="-15.213209361974991" table:style-name="ce144">
            <text:p>-15,2<text:s text:c="3"/></text:p>
          </table:table-cell>
          <table:table-cell table:style-name="ce1"/>
          <table:table-cell table:style-name="ce185"/>
          <table:table-cell table:number-columns-repeated="16370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28207" table:style-name="ce156">
            <text:p>28 207</text:p>
          </table:table-cell>
          <table:table-cell office:value-type="float" office:value="19.79827615250716" table:style-name="ce157">
            <text:p>19,8<text:s text:c="5"/></text:p>
          </table:table-cell>
          <table:table-cell office:value-type="float" office:value="29224" table:style-name="ce158">
            <text:p>29 224</text:p>
          </table:table-cell>
          <table:table-cell office:value-type="float" office:value="20.171315373518592" table:style-name="ce159">
            <text:p>20,2<text:s text:c="5"/></text:p>
          </table:table-cell>
          <table:table-cell office:value-type="float" office:value="33966" table:style-name="ce158">
            <text:p>33 966</text:p>
          </table:table-cell>
          <table:table-cell office:value-type="float" office:value="20.557670542236856" table:style-name="ce159">
            <text:p>20,6<text:s text:c="5"/></text:p>
          </table:table-cell>
          <table:table-cell office:value-type="float" office:value="-1017" table:style-name="ce143">
            <text:p><text:s/>-1 017</text:p>
          </table:table-cell>
          <table:table-cell office:value-type="float" office:value="-3.4800164248562826" table:style-name="ce144">
            <text:p>-3,5<text:s text:c="3"/></text:p>
          </table:table-cell>
          <table:table-cell office:value-type="float" office:value="-5759" table:style-name="ce143">
            <text:p><text:s/>-5 759</text:p>
          </table:table-cell>
          <table:table-cell office:value-type="float" office:value="-16.955190484602252" table:style-name="ce144">
            <text:p>-1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42301" table:style-name="ce156">
            <text:p>42 301</text:p>
          </table:table-cell>
          <table:table-cell office:value-type="float" office:value="29.69074625189511" table:style-name="ce157">
            <text:p>29,7<text:s text:c="5"/></text:p>
          </table:table-cell>
          <table:table-cell office:value-type="float" office:value="42808" table:style-name="ce158">
            <text:p>42 808</text:p>
          </table:table-cell>
          <table:table-cell office:value-type="float" office:value="29.547415429427314" table:style-name="ce159">
            <text:p>29,5<text:s text:c="5"/></text:p>
          </table:table-cell>
          <table:table-cell office:value-type="float" office:value="51039" table:style-name="ce158">
            <text:p>51 039</text:p>
          </table:table-cell>
          <table:table-cell office:value-type="float" office:value="30.890977648390354" table:style-name="ce159">
            <text:p>30,9<text:s text:c="5"/></text:p>
          </table:table-cell>
          <table:table-cell office:value-type="float" office:value="-507" table:style-name="ce143">
            <text:p><text:s/>- 507</text:p>
          </table:table-cell>
          <table:table-cell office:value-type="float" office:value="-1.1843580639132874" table:style-name="ce144">
            <text:p>-1,2<text:s text:c="3"/></text:p>
          </table:table-cell>
          <table:table-cell office:value-type="float" office:value="-8738" table:style-name="ce143">
            <text:p><text:s/>-8 738</text:p>
          </table:table-cell>
          <table:table-cell office:value-type="float" office:value="-17.120241384039655" table:style-name="ce144">
            <text:p>-17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17667" table:style-name="ce156">
            <text:p>17 667</text:p>
          </table:table-cell>
          <table:table-cell office:value-type="float" office:value="12.400331293166376" table:style-name="ce157">
            <text:p>12,4<text:s text:c="5"/></text:p>
          </table:table-cell>
          <table:table-cell office:value-type="float" office:value="17478" table:style-name="ce158">
            <text:p>17 478</text:p>
          </table:table-cell>
          <table:table-cell office:value-type="float" office:value="12.063860186776552" table:style-name="ce159">
            <text:p>12,1<text:s text:c="5"/></text:p>
          </table:table-cell>
          <table:table-cell office:value-type="float" office:value="19807" table:style-name="ce158">
            <text:p>19 807</text:p>
          </table:table-cell>
          <table:table-cell office:value-type="float" office:value="11.988040405996744" table:style-name="ce159">
            <text:p>12,0<text:s text:c="5"/></text:p>
          </table:table-cell>
          <table:table-cell office:value-type="float" office:value="189" table:style-name="ce143">
            <text:p>+ 189</text:p>
          </table:table-cell>
          <table:table-cell office:value-type="float" office:value="1.0813594232749741" table:style-name="ce144">
            <text:p>+1,1<text:s text:c="3"/></text:p>
          </table:table-cell>
          <table:table-cell office:value-type="float" office:value="-2140" table:style-name="ce143">
            <text:p><text:s/>-2 140</text:p>
          </table:table-cell>
          <table:table-cell office:value-type="float" office:value="-10.804261119806128" table:style-name="ce144">
            <text:p>-10,8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table:style-name="ce138"/>
          <table:table-cell table:style-name="ce156"/>
          <table:table-cell table:style-name="ce147"/>
          <table:table-cell table:style-name="ce158"/>
          <table:table-cell table:style-name="ce149"/>
          <table:table-cell table:style-name="ce158"/>
          <table:table-cell office:value-type="float" office:value="0" table:style-name="ce149">
            <text:p>0,0<text:s text:c="5"/></text:p>
          </table:table-cell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62">
            <text:p><text:s text:c="9"/>Mulheres</text:p>
          </table:table-cell>
          <table:table-cell office:value-type="float" office:value="193810" table:style-name="ce150">
            <text:p>193 810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199662" table:style-name="ce152">
            <text:p>199 662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218671" table:style-name="ce152">
            <text:p>218 671</text:p>
          </table:table-cell>
          <table:table-cell office:value-type="float" office:value="100" table:style-name="ce153">
            <text:p>100,0<text:s text:c="5"/></text:p>
          </table:table-cell>
          <table:table-cell office:value-type="float" office:value="-5852" table:style-name="ce134">
            <text:p><text:s/>-5 852</text:p>
          </table:table-cell>
          <table:table-cell office:value-type="float" office:value="-2.930953311095752" table:style-name="ce135">
            <text:p>-2,9<text:s text:c="3"/></text:p>
          </table:table-cell>
          <table:table-cell office:value-type="float" office:value="-24861" table:style-name="ce134">
            <text:p><text:s/>-24 861</text:p>
          </table:table-cell>
          <table:table-cell office:value-type="float" office:value="-11.369134453128215" table:style-name="ce135">
            <text:p>-11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lt; 25 anos</text:p>
          </table:table-cell>
          <table:table-cell office:value-type="float" office:value="20213" table:style-name="ce156">
            <text:p>20 213</text:p>
          </table:table-cell>
          <table:table-cell office:value-type="float" office:value="10.429286414529694" table:style-name="ce157">
            <text:p>10,4<text:s text:c="5"/></text:p>
          </table:table-cell>
          <table:table-cell office:value-type="float" office:value="19630" table:style-name="ce158">
            <text:p>19 630</text:p>
          </table:table-cell>
          <table:table-cell office:value-type="float" office:value="9.8316154300768304" table:style-name="ce159">
            <text:p>9,8<text:s text:c="5"/></text:p>
          </table:table-cell>
          <table:table-cell office:value-type="float" office:value="24615" table:style-name="ce158">
            <text:p>24 615</text:p>
          </table:table-cell>
          <table:table-cell office:value-type="float" office:value="11.256636682504768" table:style-name="ce159">
            <text:p>11,3<text:s text:c="5"/></text:p>
          </table:table-cell>
          <table:table-cell office:value-type="float" office:value="583" table:style-name="ce143">
            <text:p>+ 583</text:p>
          </table:table-cell>
          <table:table-cell office:value-type="float" office:value="2.9699439633214468" table:style-name="ce144">
            <text:p>+3,0<text:s text:c="3"/></text:p>
          </table:table-cell>
          <table:table-cell office:value-type="float" office:value="-4402" table:style-name="ce143">
            <text:p><text:s/>-4 402</text:p>
          </table:table-cell>
          <table:table-cell office:value-type="float" office:value="-17.88340442819419" table:style-name="ce144">
            <text:p>-1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&gt;= 25 anos</text:p>
          </table:table-cell>
          <table:table-cell office:value-type="float" office:value="173597" table:style-name="ce156">
            <text:p>173 597</text:p>
          </table:table-cell>
          <table:table-cell office:value-type="float" office:value="89.570713585470301" table:style-name="ce157">
            <text:p>89,6<text:s text:c="5"/></text:p>
          </table:table-cell>
          <table:table-cell office:value-type="float" office:value="180032" table:style-name="ce158">
            <text:p>180 032</text:p>
          </table:table-cell>
          <table:table-cell office:value-type="float" office:value="90.168384569923163" table:style-name="ce159">
            <text:p>90,2<text:s text:c="5"/></text:p>
          </table:table-cell>
          <table:table-cell office:value-type="float" office:value="194056" table:style-name="ce158">
            <text:p>194 056</text:p>
          </table:table-cell>
          <table:table-cell office:value-type="float" office:value="88.743363317495223" table:style-name="ce159">
            <text:p>88,7<text:s text:c="5"/></text:p>
          </table:table-cell>
          <table:table-cell office:value-type="float" office:value="-6435" table:style-name="ce143">
            <text:p><text:s/>-6 435</text:p>
          </table:table-cell>
          <table:table-cell office:value-type="float" office:value="-3.5743645574120158" table:style-name="ce144">
            <text:p>-3,6<text:s text:c="3"/></text:p>
          </table:table-cell>
          <table:table-cell office:value-type="float" office:value="-20459" table:style-name="ce143">
            <text:p><text:s/>-20 459</text:p>
          </table:table-cell>
          <table:table-cell office:value-type="float" office:value="-10.542832996660758" table:style-name="ce144">
            <text:p>-10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lt; 1 ano</text:p>
          </table:table-cell>
          <table:table-cell office:value-type="float" office:value="97653" table:style-name="ce156">
            <text:p>97 653</text:p>
          </table:table-cell>
          <table:table-cell office:value-type="float" office:value="50.385944997678131" table:style-name="ce157">
            <text:p>50,4<text:s text:c="5"/></text:p>
          </table:table-cell>
          <table:table-cell office:value-type="float" office:value="102506" table:style-name="ce158">
            <text:p>102 506</text:p>
          </table:table-cell>
          <table:table-cell office:value-type="float" office:value="51.339764201500536" table:style-name="ce159">
            <text:p>51,3<text:s text:c="5"/></text:p>
          </table:table-cell>
          <table:table-cell office:value-type="float" office:value="139567" table:style-name="ce158">
            <text:p>139 567</text:p>
          </table:table-cell>
          <table:table-cell office:value-type="float" office:value="63.825107124401505" table:style-name="ce159">
            <text:p>63,8<text:s text:c="5"/></text:p>
          </table:table-cell>
          <table:table-cell office:value-type="float" office:value="-4853" table:style-name="ce143">
            <text:p><text:s/>-4 853</text:p>
          </table:table-cell>
          <table:table-cell office:value-type="float" office:value="-4.7343570132480046" table:style-name="ce144">
            <text:p>-4,7<text:s text:c="3"/></text:p>
          </table:table-cell>
          <table:table-cell office:value-type="float" office:value="-41914" table:style-name="ce143">
            <text:p><text:s/>-41 914</text:p>
          </table:table-cell>
          <table:table-cell office:value-type="float" office:value="-30.031454426906073" table:style-name="ce144">
            <text:p>-3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Inscritos &gt;= 1 ano</text:p>
          </table:table-cell>
          <table:table-cell office:value-type="float" office:value="96157" table:style-name="ce156">
            <text:p>96 157</text:p>
          </table:table-cell>
          <table:table-cell office:value-type="float" office:value="49.614055002321862" table:style-name="ce157">
            <text:p>49,6<text:s text:c="5"/></text:p>
          </table:table-cell>
          <table:table-cell office:value-type="float" office:value="97156" table:style-name="ce158">
            <text:p>97 156</text:p>
          </table:table-cell>
          <table:table-cell office:value-type="float" office:value="48.660235798499464" table:style-name="ce159">
            <text:p>48,7<text:s text:c="5"/></text:p>
          </table:table-cell>
          <table:table-cell office:value-type="float" office:value="79104" table:style-name="ce158">
            <text:p>79 104</text:p>
          </table:table-cell>
          <table:table-cell office:value-type="float" office:value="36.174892875598502" table:style-name="ce159">
            <text:p>36,2<text:s text:c="5"/></text:p>
          </table:table-cell>
          <table:table-cell office:value-type="float" office:value="-999" table:style-name="ce143">
            <text:p><text:s/>- 999</text:p>
          </table:table-cell>
          <table:table-cell office:value-type="float" office:value="-1.028243237679608" table:style-name="ce144">
            <text:p>-1,0<text:s text:c="3"/></text:p>
          </table:table-cell>
          <table:table-cell office:value-type="float" office:value="17053" table:style-name="ce143">
            <text:p>+17 053</text:p>
          </table:table-cell>
          <table:table-cell office:value-type="float" office:value="21.557696197411001" table:style-name="ce144">
            <text:p>+21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Primeiro Emprego</text:p>
          </table:table-cell>
          <table:table-cell office:value-type="float" office:value="19563" table:style-name="ce156">
            <text:p>19 563</text:p>
          </table:table-cell>
          <table:table-cell office:value-type="float" office:value="10.093906403178371" table:style-name="ce157">
            <text:p>10,1<text:s text:c="5"/></text:p>
          </table:table-cell>
          <table:table-cell office:value-type="float" office:value="18732" table:style-name="ce158">
            <text:p>18 732</text:p>
          </table:table-cell>
          <table:table-cell office:value-type="float" office:value="9.3818553355170238" table:style-name="ce159">
            <text:p>9,4<text:s text:c="5"/></text:p>
          </table:table-cell>
          <table:table-cell office:value-type="float" office:value="18925" table:style-name="ce158">
            <text:p>18 925</text:p>
          </table:table-cell>
          <table:table-cell office:value-type="float" office:value="8.6545541018242016" table:style-name="ce159">
            <text:p>8,7<text:s text:c="5"/></text:p>
          </table:table-cell>
          <table:table-cell office:value-type="float" office:value="831" table:style-name="ce143">
            <text:p>+ 831</text:p>
          </table:table-cell>
          <table:table-cell office:value-type="float" office:value="4.4362588084561176" table:style-name="ce144">
            <text:p>+4,4<text:s text:c="3"/></text:p>
          </table:table-cell>
          <table:table-cell office:value-type="float" office:value="638" table:style-name="ce143">
            <text:p>+ 638</text:p>
          </table:table-cell>
          <table:table-cell office:value-type="float" office:value="3.3712021136063406" table:style-name="ce144">
            <text:p>+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Novo Emprego</text:p>
          </table:table-cell>
          <table:table-cell office:value-type="float" office:value="174247" table:style-name="ce156">
            <text:p>174 247</text:p>
          </table:table-cell>
          <table:table-cell office:value-type="float" office:value="89.906093596821634" table:style-name="ce157">
            <text:p>89,9<text:s text:c="5"/></text:p>
          </table:table-cell>
          <table:table-cell office:value-type="float" office:value="180930" table:style-name="ce158">
            <text:p>180 930</text:p>
          </table:table-cell>
          <table:table-cell office:value-type="float" office:value="90.618144664482983" table:style-name="ce159">
            <text:p>90,6<text:s text:c="5"/></text:p>
          </table:table-cell>
          <table:table-cell office:value-type="float" office:value="199746" table:style-name="ce158">
            <text:p>199 746</text:p>
          </table:table-cell>
          <table:table-cell office:value-type="float" office:value="91.345445898175797" table:style-name="ce159">
            <text:p>91,3<text:s text:c="5"/></text:p>
          </table:table-cell>
          <table:table-cell office:value-type="float" office:value="-6683" table:style-name="ce143">
            <text:p><text:s/>-6 683</text:p>
          </table:table-cell>
          <table:table-cell office:value-type="float" office:value="-3.6936936936936933" table:style-name="ce144">
            <text:p>-3,7<text:s text:c="3"/></text:p>
          </table:table-cell>
          <table:table-cell office:value-type="float" office:value="-25499" table:style-name="ce143">
            <text:p><text:s/>-25 499</text:p>
          </table:table-cell>
          <table:table-cell office:value-type="float" office:value="-12.765712454817619" table:style-name="ce144">
            <text:p>-12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138"/>
          <table:table-cell table:style-name="ce156"/>
          <table:table-cell table:style-name="ce157"/>
          <table:table-cell table:style-name="ce158"/>
          <table:table-cell table:style-name="ce159"/>
          <table:table-cell table:style-name="ce158"/>
          <table:table-cell table:style-name="ce159"/>
          <table:table-cell table:style-name="ce143"/>
          <table:table-cell table:style-name="ce144"/>
          <table:table-cell table:style-name="ce143"/>
          <table:table-cell table:style-name="ce144"/>
          <table:table-cell table:style-name="ce1"/>
          <table:table-cell table:style-name="ce185"/>
          <table:table-cell table:number-columns-repeated="16370"/>
        </table:table-row>
        <table:table-row table:style-name="ro4">
          <table:table-cell/>
          <table:table-cell office:value-type="string" table:style-name="ce138">
            <text:p><text:s text:c="13"/>Nenhum <text:s/>Nível de Instrução</text:p>
          </table:table-cell>
          <table:table-cell office:value-type="float" office:value="14971" table:style-name="ce156">
            <text:p>14 971</text:p>
          </table:table-cell>
          <table:table-cell office:value-type="float" office:value="7.7245756152933289" table:style-name="ce157">
            <text:p>7,7<text:s text:c="5"/></text:p>
          </table:table-cell>
          <table:table-cell office:value-type="float" office:value="15161" table:style-name="ce158">
            <text:p>15 161</text:p>
          </table:table-cell>
          <table:table-cell office:value-type="float" office:value="7.5933327323176165" table:style-name="ce159">
            <text:p>7,6<text:s text:c="5"/></text:p>
          </table:table-cell>
          <table:table-cell office:value-type="float" office:value="13310" table:style-name="ce158">
            <text:p>13 310</text:p>
          </table:table-cell>
          <table:table-cell office:value-type="float" office:value="6.0867696219434677" table:style-name="ce159">
            <text:p>6,1<text:s text:c="5"/></text:p>
          </table:table-cell>
          <table:table-cell office:value-type="float" office:value="-190" table:style-name="ce143">
            <text:p><text:s/>- 190</text:p>
          </table:table-cell>
          <table:table-cell office:value-type="float" office:value="-1.2532154871050722" table:style-name="ce144">
            <text:p>-1,3<text:s text:c="3"/></text:p>
          </table:table-cell>
          <table:table-cell office:value-type="float" office:value="1661" table:style-name="ce143">
            <text:p>+1 661</text:p>
          </table:table-cell>
          <table:table-cell office:value-type="float" office:value="12.479338842975206" table:style-name="ce144">
            <text:p>+1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1º Ciclo</text:p>
          </table:table-cell>
          <table:table-cell office:value-type="float" office:value="24701" table:style-name="ce156">
            <text:p>24 701</text:p>
          </table:table-cell>
          <table:table-cell office:value-type="float" office:value="12.744956400598525" table:style-name="ce157">
            <text:p>12,7<text:s text:c="5"/></text:p>
          </table:table-cell>
          <table:table-cell office:value-type="float" office:value="25975" table:style-name="ce158">
            <text:p>25 975</text:p>
          </table:table-cell>
          <table:table-cell office:value-type="float" office:value="13.009486031393056" table:style-name="ce159">
            <text:p>13,0<text:s text:c="5"/></text:p>
          </table:table-cell>
          <table:table-cell office:value-type="float" office:value="28002" table:style-name="ce158">
            <text:p>28 002</text:p>
          </table:table-cell>
          <table:table-cell office:value-type="float" office:value="12.805538914625167" table:style-name="ce159">
            <text:p>12,8<text:s text:c="5"/></text:p>
          </table:table-cell>
          <table:table-cell office:value-type="float" office:value="-1274" table:style-name="ce143">
            <text:p><text:s/>-1 274</text:p>
          </table:table-cell>
          <table:table-cell office:value-type="float" office:value="-4.9047160731472568" table:style-name="ce144">
            <text:p>-4,9<text:s text:c="3"/></text:p>
          </table:table-cell>
          <table:table-cell office:value-type="float" office:value="-3301" table:style-name="ce143">
            <text:p><text:s/>-3 301</text:p>
          </table:table-cell>
          <table:table-cell office:value-type="float" office:value="-11.788443682594101" table:style-name="ce144">
            <text:p>-11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2º Ciclo</text:p>
          </table:table-cell>
          <table:table-cell office:value-type="float" office:value="23283" table:style-name="ce156">
            <text:p>23 283</text:p>
          </table:table-cell>
          <table:table-cell office:value-type="float" office:value="12.013312006604407" table:style-name="ce157">
            <text:p>12,0<text:s text:c="5"/></text:p>
          </table:table-cell>
          <table:table-cell office:value-type="float" office:value="24807" table:style-name="ce158">
            <text:p>24 807</text:p>
          </table:table-cell>
          <table:table-cell office:value-type="float" office:value="12.424497400607027" table:style-name="ce159">
            <text:p>12,4<text:s text:c="5"/></text:p>
          </table:table-cell>
          <table:table-cell office:value-type="float" office:value="26618" table:style-name="ce158">
            <text:p>26 618</text:p>
          </table:table-cell>
          <table:table-cell office:value-type="float" office:value="12.172624627865607" table:style-name="ce159">
            <text:p>12,2<text:s text:c="5"/></text:p>
          </table:table-cell>
          <table:table-cell office:value-type="float" office:value="-1524" table:style-name="ce143">
            <text:p><text:s/>-1 524</text:p>
          </table:table-cell>
          <table:table-cell office:value-type="float" office:value="-6.1434272584351195" table:style-name="ce144">
            <text:p>-6,1<text:s text:c="3"/></text:p>
          </table:table-cell>
          <table:table-cell office:value-type="float" office:value="-3335" table:style-name="ce143">
            <text:p><text:s/>-3 335</text:p>
          </table:table-cell>
          <table:table-cell office:value-type="float" office:value="-12.529115636035765" table:style-name="ce144">
            <text:p>-1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Básico - 3º Ciclo</text:p>
          </table:table-cell>
          <table:table-cell office:value-type="float" office:value="36122" table:style-name="ce156">
            <text:p>36 122</text:p>
          </table:table-cell>
          <table:table-cell office:value-type="float" office:value="18.637841184665394" table:style-name="ce157">
            <text:p>18,6<text:s text:c="5"/></text:p>
          </table:table-cell>
          <table:table-cell office:value-type="float" office:value="38267" table:style-name="ce158">
            <text:p>38 267</text:p>
          </table:table-cell>
          <table:table-cell office:value-type="float" office:value="19.165890354699442" table:style-name="ce159">
            <text:p>19,2<text:s text:c="5"/></text:p>
          </table:table-cell>
          <table:table-cell office:value-type="float" office:value="42767" table:style-name="ce158">
            <text:p>42 767</text:p>
          </table:table-cell>
          <table:table-cell office:value-type="float" office:value="19.557691692085371" table:style-name="ce159">
            <text:p>19,6<text:s text:c="5"/></text:p>
          </table:table-cell>
          <table:table-cell office:value-type="float" office:value="-2145" table:style-name="ce143">
            <text:p><text:s/>-2 145</text:p>
          </table:table-cell>
          <table:table-cell office:value-type="float" office:value="-5.6053518697572322" table:style-name="ce144">
            <text:p>-5,6<text:s text:c="3"/></text:p>
          </table:table-cell>
          <table:table-cell office:value-type="float" office:value="-6645" table:style-name="ce143">
            <text:p><text:s/>-6 645</text:p>
          </table:table-cell>
          <table:table-cell office:value-type="float" office:value="-15.537680922206373" table:style-name="ce144">
            <text:p>-1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Secundário</text:p>
          </table:table-cell>
          <table:table-cell office:value-type="float" office:value="60089" table:style-name="ce156">
            <text:p>60 089</text:p>
          </table:table-cell>
          <table:table-cell office:value-type="float" office:value="31.004076157061039" table:style-name="ce157">
            <text:p>31,0<text:s text:c="5"/></text:p>
          </table:table-cell>
          <table:table-cell office:value-type="float" office:value="61862" table:style-name="ce158">
            <text:p>61 862</text:p>
          </table:table-cell>
          <table:table-cell office:value-type="float" office:value="30.983361881579867" table:style-name="ce159">
            <text:p>31,0<text:s text:c="5"/></text:p>
          </table:table-cell>
          <table:table-cell office:value-type="float" office:value="70255" table:style-name="ce158">
            <text:p>70 255</text:p>
          </table:table-cell>
          <table:table-cell office:value-type="float" office:value="32.128174289229023" table:style-name="ce159">
            <text:p>32,1<text:s text:c="5"/></text:p>
          </table:table-cell>
          <table:table-cell office:value-type="float" office:value="-1773" table:style-name="ce143">
            <text:p><text:s/>-1 773</text:p>
          </table:table-cell>
          <table:table-cell office:value-type="float" office:value="-2.8660567068636644" table:style-name="ce144">
            <text:p>-2,9<text:s text:c="3"/></text:p>
          </table:table-cell>
          <table:table-cell office:value-type="float" office:value="-10166" table:style-name="ce143">
            <text:p><text:s/>-10 166</text:p>
          </table:table-cell>
          <table:table-cell office:value-type="float" office:value="-14.470144473702939" table:style-name="ce144">
            <text:p>-1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8">
            <text:p><text:s text:c="13"/>Superior</text:p>
          </table:table-cell>
          <table:table-cell office:value-type="float" office:value="34644" table:style-name="ce156">
            <text:p>34 644</text:p>
          </table:table-cell>
          <table:table-cell office:value-type="float" office:value="17.875238635777308" table:style-name="ce157">
            <text:p>17,9<text:s text:c="5"/></text:p>
          </table:table-cell>
          <table:table-cell office:value-type="float" office:value="33590" table:style-name="ce158">
            <text:p>33 590</text:p>
          </table:table-cell>
          <table:table-cell office:value-type="float" office:value="16.823431599402991" table:style-name="ce159">
            <text:p>16,8<text:s text:c="5"/></text:p>
          </table:table-cell>
          <table:table-cell office:value-type="float" office:value="37719" table:style-name="ce158">
            <text:p>37 719</text:p>
          </table:table-cell>
          <table:table-cell office:value-type="float" office:value="17.249200854251363" table:style-name="ce159">
            <text:p>17,2<text:s text:c="5"/></text:p>
          </table:table-cell>
          <table:table-cell office:value-type="float" office:value="1054" table:style-name="ce143">
            <text:p>+1 054</text:p>
          </table:table-cell>
          <table:table-cell office:value-type="float" office:value="3.1378386424531115" table:style-name="ce144">
            <text:p>+3,1<text:s text:c="3"/></text:p>
          </table:table-cell>
          <table:table-cell office:value-type="float" office:value="-3075" table:style-name="ce143">
            <text:p><text:s/>-3 075</text:p>
          </table:table-cell>
          <table:table-cell office:value-type="float" office:value="-8.1523900421538222" table:style-name="ce144">
            <text:p>-8,2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14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2"/>
          <table:table-cell table:style-name="ce98"/>
          <table:table-cell table:style-name="ce173"/>
          <table:table-cell table:number-columns-repeated="2" table:style-name="ce98"/>
          <table:table-cell table:number-columns-repeated="16372" table:style-name="ce1"/>
        </table:table-row>
        <table:table-row table:number-rows-repeated="1048503" table:style-name="ro1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1" table:default-cell-style-name="ce1"/>
        <table:table-column table:style-name="co16" table:default-cell-style-name="ce1"/>
        <table:table-column table:style-name="co42" table:default-cell-style-name="ce1"/>
        <table:table-column table:style-name="co34" table:default-cell-style-name="ce94"/>
        <table:table-column table:style-name="co7" table:default-cell-style-name="ce94"/>
        <table:table-column table:style-name="co43" table:default-cell-style-name="ce1"/>
        <table:table-column table:style-name="co42" table:default-cell-style-name="ce1"/>
        <table:table-column table:style-name="co36" table:default-cell-style-name="ce1"/>
        <table:table-column table:style-name="co37" table:default-cell-style-name="ce1"/>
        <table:table-column table:style-name="co36" table:default-cell-style-name="ce1"/>
        <table:table-column table:style-name="co42" table:default-cell-style-name="ce1"/>
        <table:table-column table:style-name="co20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8125in" svg:height="0.64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784in" svg:y="0.23878in" svg:width="1.96959in" svg:height="0.51013in">
                <draw:text-box>
                  <text:p text:style-name="a34" text:class-names="" text:cond-style-name=""><text:span text:style-name="a32" text:class-names="">SETEMBRO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9" draw:style-name="a30" draw:name="Text Box 122" svg:x="0in" svg:y="0in" svg:width="0.97917in" svg:height="0.31745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/>
          <table:table-cell table:number-columns-repeated="11" table:style-name="ce97"/>
          <table:table-cell table:style-name="ce98"/>
          <table:table-cell table:number-columns-repeated="16371"/>
        </table:table-row>
        <table:table-row table:style-name="ro20">
          <table:table-cell/>
          <table:table-cell office:value-type="string" table:style-name="ce99">
            <text:p>Quadro 3 - <text:s/>DESEMPREGO REGISTADO, <text:s text:c="2"/>POR <text:s/>REGIÕES<text:s text:c="3"/></text:p>
          </table:table-cell>
          <table:table-cell table:number-columns-repeated="8" table:style-name="ce99"/>
          <table:table-cell table:number-columns-spanned="2" table:number-rows-spanned="1" table:style-name="ce259"/>
          <table:covered-table-cell/>
          <table:table-cell table:style-name="ce98"/>
          <table:table-cell table:number-columns-repeated="16371"/>
        </table:table-row>
        <table:table-row table:style-name="ro20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style-name="ce98"/>
          <table:table-cell table:number-columns-repeated="16371"/>
        </table:table-row>
        <table:table-row table:style-name="ro14">
          <table:table-cell/>
          <table:table-cell table:style-name="ce97"/>
          <table:table-cell table:style-name="ce103"/>
          <table:table-cell table:number-columns-repeated="9" table:style-name="ce97"/>
          <table:table-cell table:style-name="ce98"/>
          <table:table-cell table:number-columns-repeated="16371"/>
        </table:table-row>
        <table:table-row table:style-name="ro4">
          <table:table-cell/>
          <table:table-cell table:style-name="ce104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style-name="ce109"/>
          <table:table-cell table:number-columns-repeated="16371"/>
        </table:table-row>
        <table:table-row table:style-name="ro4">
          <table:table-cell/>
          <table:table-cell table:style-name="ce110"/>
          <table:table-cell office:value-type="string" table:style-name="ce178">
            <text:p>SETEMBRO 2021</text:p>
          </table:table-cell>
          <table:table-cell office:value-type="string" table:style-name="ce190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91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style-name="ce109"/>
          <table:table-cell table:number-columns-repeated="16371"/>
        </table:table-row>
        <table:table-row table:style-name="ro4">
          <table:table-cell/>
          <table:table-cell table:style-name="ce115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style-name="ce123"/>
          <table:table-cell table:number-columns-repeated="16371"/>
        </table:table-row>
        <table:table-row table:style-name="ro25">
          <table:table-cell/>
          <table:table-cell table:style-name="ce97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3"/>
          <table:table-cell table:number-columns-repeated="16371"/>
        </table:table-row>
        <table:table-row table:style-name="ro12">
          <table:table-cell/>
          <table:table-cell office:value-type="string" table:style-name="ce206">
            <text:p>PORTUGAL</text:p>
          </table:table-cell>
          <table:table-cell office:value-type="float" office:value="359148" table:style-name="ce207">
            <text:p>359 148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368404" table:style-name="ce209">
            <text:p>368 404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410174" table:style-name="ce209">
            <text:p>410 174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9256" table:style-name="ce134">
            <text:p><text:s/>-9 256</text:p>
          </table:table-cell>
          <table:table-cell office:value-type="float" office:value="-2.5124591481091412" table:style-name="ce135">
            <text:p>-2,5<text:s text:c="3"/></text:p>
          </table:table-cell>
          <table:table-cell office:value-type="float" office:value="-51026" table:style-name="ce134">
            <text:p><text:s/>-51 026</text:p>
          </table:table-cell>
          <table:table-cell office:value-type="float" office:value="-12.440086402356073" table:style-name="ce135">
            <text:p>-12,4<text:s text:c="3"/></text:p>
          </table:table-cell>
          <table:table-cell table:style-name="ce136"/>
          <table:table-cell table:number-columns-repeated="16371"/>
        </table:table-row>
        <table:table-row table:style-name="ro30">
          <table:table-cell/>
          <table:table-cell office:value-type="string" table:style-name="ce212">
            <text:p>CONTINENTE</text:p>
          </table:table-cell>
          <table:table-cell office:value-type="float" office:value="336282" table:style-name="ce207">
            <text:p>336 282</text:p>
          </table:table-cell>
          <table:table-cell office:value-type="float" office:value="93.633265394767619" table:style-name="ce208">
            <text:p>93,6<text:s text:c="5"/></text:p>
          </table:table-cell>
          <table:table-cell office:value-type="float" office:value="344541" table:style-name="ce209">
            <text:p>344 541</text:p>
          </table:table-cell>
          <table:table-cell office:value-type="float" office:value="93.522600188923036" table:style-name="ce210">
            <text:p>93,5<text:s text:c="5"/></text:p>
          </table:table-cell>
          <table:table-cell office:value-type="float" office:value="383894" table:style-name="ce209">
            <text:p>383 894</text:p>
          </table:table-cell>
          <table:table-cell office:value-type="float" office:value="93.5929629864399" table:style-name="ce211">
            <text:p>93,6<text:s text:c="5"/></text:p>
          </table:table-cell>
          <table:table-cell office:value-type="float" office:value="-8259" table:style-name="ce134">
            <text:p><text:s/>-8 259</text:p>
          </table:table-cell>
          <table:table-cell office:value-type="float" office:value="-2.3971022316647366" table:style-name="ce135">
            <text:p>-2,4<text:s text:c="3"/></text:p>
          </table:table-cell>
          <table:table-cell office:value-type="float" office:value="-47612" table:style-name="ce134">
            <text:p><text:s/>-47 612</text:p>
          </table:table-cell>
          <table:table-cell office:value-type="float" office:value="-12.402381907505717" table:style-name="ce135">
            <text:p>-12,4<text:s text:c="3"/></text:p>
          </table:table-cell>
          <table:table-cell table:style-name="ce154"/>
          <table:table-cell table:number-columns-repeated="16371"/>
        </table:table-row>
        <table:table-row table:style-name="ro12">
          <table:table-cell/>
          <table:table-cell office:value-type="string" table:style-name="ce213">
            <text:p>Norte</text:p>
          </table:table-cell>
          <table:table-cell office:value-type="float" office:value="138000" table:style-name="ce214">
            <text:p>138 000</text:p>
          </table:table-cell>
          <table:table-cell office:value-type="float" office:value="38.424270774165528" table:style-name="ce215">
            <text:p>38,4<text:s text:c="5"/></text:p>
          </table:table-cell>
          <table:table-cell office:value-type="float" office:value="141178" table:style-name="ce216">
            <text:p>141 178</text:p>
          </table:table-cell>
          <table:table-cell office:value-type="float" office:value="38.321516595911007" table:style-name="ce217">
            <text:p>38,3<text:s text:c="5"/></text:p>
          </table:table-cell>
          <table:table-cell office:value-type="float" office:value="156650" table:style-name="ce216">
            <text:p>156 650</text:p>
          </table:table-cell>
          <table:table-cell office:value-type="float" office:value="38.191109139048308" table:style-name="ce218">
            <text:p>38,2<text:s text:c="5"/></text:p>
          </table:table-cell>
          <table:table-cell office:value-type="float" office:value="-3178" table:style-name="ce143">
            <text:p><text:s/>-3 178</text:p>
          </table:table-cell>
          <table:table-cell office:value-type="float" office:value="-2.2510589468614088" table:style-name="ce144">
            <text:p>-2,3<text:s text:c="3"/></text:p>
          </table:table-cell>
          <table:table-cell office:value-type="float" office:value="-18650" table:style-name="ce143">
            <text:p><text:s/>-18 650</text:p>
          </table:table-cell>
          <table:table-cell office:value-type="float" office:value="-11.905521864028087" table:style-name="ce144">
            <text:p>-11,9<text:s text:c="3"/></text:p>
          </table:table-cell>
          <table:table-cell table:style-name="ce160"/>
          <table:table-cell table:number-columns-repeated="16371"/>
        </table:table-row>
        <table:table-row table:style-name="ro14">
          <table:table-cell/>
          <table:table-cell office:value-type="string" table:style-name="ce213">
            <text:p>Centro</text:p>
          </table:table-cell>
          <table:table-cell office:value-type="float" office:value="44853" table:style-name="ce214">
            <text:p>44 853</text:p>
          </table:table-cell>
          <table:table-cell office:value-type="float" office:value="12.488723311838017" table:style-name="ce215">
            <text:p>12,5<text:s text:c="5"/></text:p>
          </table:table-cell>
          <table:table-cell office:value-type="float" office:value="44951" table:style-name="ce216">
            <text:p>44 951</text:p>
          </table:table-cell>
          <table:table-cell office:value-type="float" office:value="12.201550471764692" table:style-name="ce217">
            <text:p>12,2<text:s text:c="5"/></text:p>
          </table:table-cell>
          <table:table-cell office:value-type="float" office:value="50938" table:style-name="ce216">
            <text:p>50 938</text:p>
          </table:table-cell>
          <table:table-cell office:value-type="float" office:value="12.418632092721625" table:style-name="ce218">
            <text:p>12,4<text:s text:c="5"/></text:p>
          </table:table-cell>
          <table:table-cell office:value-type="float" office:value="-98" table:style-name="ce143">
            <text:p><text:s/>- 98</text:p>
          </table:table-cell>
          <table:table-cell office:value-type="float" office:value="-0.21801517207626081" table:style-name="ce144">
            <text:p>-0,2<text:s text:c="3"/></text:p>
          </table:table-cell>
          <table:table-cell office:value-type="float" office:value="-6085" table:style-name="ce143">
            <text:p><text:s/>-6 085</text:p>
          </table:table-cell>
          <table:table-cell office:value-type="float" office:value="-11.945895009619537" table:style-name="ce144">
            <text:p>-11,9<text:s text:c="3"/></text:p>
          </table:table-cell>
          <table:table-cell table:style-name="ce154"/>
          <table:table-cell table:number-columns-repeated="16371"/>
        </table:table-row>
        <table:table-row table:style-name="ro14">
          <table:table-cell/>
          <table:table-cell office:value-type="string" table:style-name="ce213">
            <text:p>Lisboa V. Tejo</text:p>
          </table:table-cell>
          <table:table-cell office:value-type="float" office:value="122221" table:style-name="ce214">
            <text:p>122 221</text:p>
          </table:table-cell>
          <table:table-cell office:value-type="float" office:value="34.030817378907855" table:style-name="ce215">
            <text:p>34,0<text:s text:c="5"/></text:p>
          </table:table-cell>
          <table:table-cell office:value-type="float" office:value="127305" table:style-name="ce216">
            <text:p>127 305</text:p>
          </table:table-cell>
          <table:table-cell office:value-type="float" office:value="34.555813726235328" table:style-name="ce217">
            <text:p>34,6<text:s text:c="5"/></text:p>
          </table:table-cell>
          <table:table-cell office:value-type="float" office:value="136844" table:style-name="ce216">
            <text:p>136 844</text:p>
          </table:table-cell>
          <table:table-cell office:value-type="float" office:value="33.362426677458835" table:style-name="ce218">
            <text:p>33,4<text:s text:c="5"/></text:p>
          </table:table-cell>
          <table:table-cell office:value-type="float" office:value="-5084" table:style-name="ce143">
            <text:p><text:s/>-5 084</text:p>
          </table:table-cell>
          <table:table-cell office:value-type="float" office:value="-3.9935587761674718" table:style-name="ce144">
            <text:p>-4,0<text:s text:c="3"/></text:p>
          </table:table-cell>
          <table:table-cell office:value-type="float" office:value="-14623" table:style-name="ce143">
            <text:p><text:s/>-14 623</text:p>
          </table:table-cell>
          <table:table-cell office:value-type="float" office:value="-10.685890503054573" table:style-name="ce144">
            <text:p>-10,7<text:s text:c="3"/></text:p>
          </table:table-cell>
          <table:table-cell table:style-name="ce160"/>
          <table:table-cell table:number-columns-repeated="16371"/>
        </table:table-row>
        <table:table-row table:style-name="ro14">
          <table:table-cell/>
          <table:table-cell office:value-type="string" table:style-name="ce213">
            <text:p>Alentejo</text:p>
          </table:table-cell>
          <table:table-cell office:value-type="float" office:value="14876" table:style-name="ce214">
            <text:p>14 876</text:p>
          </table:table-cell>
          <table:table-cell office:value-type="float" office:value="4.1420250147571478" table:style-name="ce215">
            <text:p>4,1<text:s text:c="5"/></text:p>
          </table:table-cell>
          <table:table-cell office:value-type="float" office:value="14741" table:style-name="ce216">
            <text:p>14 741</text:p>
          </table:table-cell>
          <table:table-cell office:value-type="float" office:value="4.001313775094733" table:style-name="ce217">
            <text:p>4,0<text:s text:c="5"/></text:p>
          </table:table-cell>
          <table:table-cell office:value-type="float" office:value="18152" table:style-name="ce216">
            <text:p>18 152</text:p>
          </table:table-cell>
          <table:table-cell office:value-type="float" office:value="4.4254389600510997" table:style-name="ce218">
            <text:p>4,4<text:s text:c="5"/></text:p>
          </table:table-cell>
          <table:table-cell office:value-type="float" office:value="135" table:style-name="ce143">
            <text:p>+ 135</text:p>
          </table:table-cell>
          <table:table-cell office:value-type="float" office:value="0.91581303846414752" table:style-name="ce144">
            <text:p>+0,9<text:s text:c="3"/></text:p>
          </table:table-cell>
          <table:table-cell office:value-type="float" office:value="-3276" table:style-name="ce143">
            <text:p><text:s/>-3 276</text:p>
          </table:table-cell>
          <table:table-cell office:value-type="float" office:value="-18.047598060819745" table:style-name="ce144">
            <text:p>-18,0<text:s text:c="3"/></text:p>
          </table:table-cell>
          <table:table-cell table:style-name="ce154"/>
          <table:table-cell table:number-columns-repeated="16371"/>
        </table:table-row>
        <table:table-row table:style-name="ro14">
          <table:table-cell/>
          <table:table-cell office:value-type="string" table:style-name="ce213">
            <text:p>Algarve</text:p>
          </table:table-cell>
          <table:table-cell office:value-type="float" office:value="16332" table:style-name="ce214">
            <text:p>16 332</text:p>
          </table:table-cell>
          <table:table-cell office:value-type="float" office:value="4.5474289150990677" table:style-name="ce215">
            <text:p>4,5<text:s text:c="5"/></text:p>
          </table:table-cell>
          <table:table-cell office:value-type="float" office:value="16366" table:style-name="ce216">
            <text:p>16 366</text:p>
          </table:table-cell>
          <table:table-cell office:value-type="float" office:value="4.442405619917265" table:style-name="ce217">
            <text:p>4,4<text:s text:c="5"/></text:p>
          </table:table-cell>
          <table:table-cell office:value-type="float" office:value="21310" table:style-name="ce216">
            <text:p>21 310</text:p>
          </table:table-cell>
          <table:table-cell office:value-type="float" office:value="5.1953561171600349" table:style-name="ce218">
            <text:p>5,2<text:s text:c="5"/></text:p>
          </table:table-cell>
          <table:table-cell office:value-type="float" office:value="-34" table:style-name="ce143">
            <text:p><text:s/>- 34</text:p>
          </table:table-cell>
          <table:table-cell office:value-type="float" office:value="-0.20774776976658929" table:style-name="ce144">
            <text:p>-0,2<text:s text:c="3"/></text:p>
          </table:table-cell>
          <table:table-cell office:value-type="float" office:value="-4978" table:style-name="ce143">
            <text:p><text:s/>-4 978</text:p>
          </table:table-cell>
          <table:table-cell office:value-type="float" office:value="-23.359924917878931" table:style-name="ce144">
            <text:p>-23,4<text:s text:c="3"/></text:p>
          </table:table-cell>
          <table:table-cell table:style-name="ce160"/>
          <table:table-cell table:number-columns-repeated="16371"/>
        </table:table-row>
        <table:table-row table:style-name="ro30">
          <table:table-cell/>
          <table:table-cell office:value-type="string" table:style-name="ce212">
            <text:p>REG.AUTÓNOMAS</text:p>
          </table:table-cell>
          <table:table-cell office:value-type="float" office:value="22866" table:style-name="ce207">
            <text:p>22 866</text:p>
          </table:table-cell>
          <table:table-cell office:value-type="float" office:value="6.3667346052323843" table:style-name="ce208">
            <text:p>6,4<text:s text:c="5"/></text:p>
          </table:table-cell>
          <table:table-cell office:value-type="float" office:value="23863" table:style-name="ce209">
            <text:p>23 863</text:p>
          </table:table-cell>
          <table:table-cell office:value-type="float" office:value="6.4773998110769702" table:style-name="ce210">
            <text:p>6,5<text:s text:c="5"/></text:p>
          </table:table-cell>
          <table:table-cell office:value-type="float" office:value="26280" table:style-name="ce209">
            <text:p>26 280</text:p>
          </table:table-cell>
          <table:table-cell office:value-type="float" office:value="6.4070370135600987" table:style-name="ce211">
            <text:p>6,4<text:s text:c="5"/></text:p>
          </table:table-cell>
          <table:table-cell office:value-type="float" office:value="-997" table:style-name="ce134">
            <text:p><text:s/>- 997</text:p>
          </table:table-cell>
          <table:table-cell office:value-type="float" office:value="-4.1780161756694465" table:style-name="ce135">
            <text:p>-4,2<text:s text:c="3"/></text:p>
          </table:table-cell>
          <table:table-cell office:value-type="float" office:value="-3414" table:style-name="ce134">
            <text:p><text:s/>-3 414</text:p>
          </table:table-cell>
          <table:table-cell office:value-type="float" office:value="-12.990867579908677" table:style-name="ce135">
            <text:p>-13,0<text:s text:c="3"/></text:p>
          </table:table-cell>
          <table:table-cell table:style-name="ce154"/>
          <table:table-cell table:number-columns-repeated="16371"/>
        </table:table-row>
        <table:table-row table:style-name="ro12">
          <table:table-cell/>
          <table:table-cell office:value-type="string" table:style-name="ce213">
            <text:p>Açores</text:p>
          </table:table-cell>
          <table:table-cell office:value-type="float" office:value="6425" table:style-name="ce214">
            <text:p>6 425</text:p>
          </table:table-cell>
          <table:table-cell office:value-type="float" office:value="1.7889560849566193" table:style-name="ce215">
            <text:p>1,8<text:s text:c="5"/></text:p>
          </table:table-cell>
          <table:table-cell office:value-type="float" office:value="6462" table:style-name="ce216">
            <text:p>6 462</text:p>
          </table:table-cell>
          <table:table-cell office:value-type="float" office:value="1.7540526161496619" table:style-name="ce217">
            <text:p>1,8<text:s text:c="5"/></text:p>
          </table:table-cell>
          <table:table-cell office:value-type="float" office:value="6942" table:style-name="ce216">
            <text:p>6 942</text:p>
          </table:table-cell>
          <table:table-cell office:value-type="float" office:value="1.6924524713901907" table:style-name="ce218">
            <text:p>1,7<text:s text:c="5"/></text:p>
          </table:table-cell>
          <table:table-cell office:value-type="float" office:value="-37" table:style-name="ce143">
            <text:p><text:s/>- 37</text:p>
          </table:table-cell>
          <table:table-cell office:value-type="float" office:value="-0.57257814917982042" table:style-name="ce144">
            <text:p>-0,6<text:s text:c="3"/></text:p>
          </table:table-cell>
          <table:table-cell office:value-type="float" office:value="-517" table:style-name="ce143">
            <text:p><text:s/>- 517</text:p>
          </table:table-cell>
          <table:table-cell office:value-type="float" office:value="-7.4474214923653124" table:style-name="ce144">
            <text:p>-7,4<text:s text:c="3"/></text:p>
          </table:table-cell>
          <table:table-cell table:style-name="ce154"/>
          <table:table-cell table:number-columns-repeated="16371"/>
        </table:table-row>
        <table:table-row table:style-name="ro14">
          <table:table-cell/>
          <table:table-cell office:value-type="string" table:style-name="ce213">
            <text:p>Madeira</text:p>
          </table:table-cell>
          <table:table-cell office:value-type="float" office:value="16441" table:style-name="ce214">
            <text:p>16 441</text:p>
          </table:table-cell>
          <table:table-cell office:value-type="float" office:value="4.5777785202757642" table:style-name="ce215">
            <text:p>4,6<text:s text:c="5"/></text:p>
          </table:table-cell>
          <table:table-cell office:value-type="float" office:value="17401" table:style-name="ce216">
            <text:p>17 401</text:p>
          </table:table-cell>
          <table:table-cell office:value-type="float" office:value="4.7233471949273085" table:style-name="ce217">
            <text:p>4,7<text:s text:c="5"/></text:p>
          </table:table-cell>
          <table:table-cell office:value-type="float" office:value="19338" table:style-name="ce216">
            <text:p>19 338</text:p>
          </table:table-cell>
          <table:table-cell office:value-type="float" office:value="4.7145845421699084" table:style-name="ce218">
            <text:p>4,7<text:s text:c="5"/></text:p>
          </table:table-cell>
          <table:table-cell office:value-type="float" office:value="-960" table:style-name="ce143">
            <text:p><text:s/>- 960</text:p>
          </table:table-cell>
          <table:table-cell office:value-type="float" office:value="-5.5169243146945579" table:style-name="ce144">
            <text:p>-5,5<text:s text:c="3"/></text:p>
          </table:table-cell>
          <table:table-cell office:value-type="float" office:value="-2897" table:style-name="ce143">
            <text:p><text:s/>-2 897</text:p>
          </table:table-cell>
          <table:table-cell office:value-type="float" office:value="-14.98086668735133" table:style-name="ce144">
            <text:p>-15,0<text:s text:c="3"/></text:p>
          </table:table-cell>
          <table:table-cell table:style-name="ce154"/>
          <table:table-cell table:number-columns-repeated="16371"/>
        </table:table-row>
        <table:table-row table:style-name="ro21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style-name="ce154"/>
          <table:table-cell table:number-columns-repeated="16371"/>
        </table:table-row>
        <table:table-row table:style-name="ro14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2"/>
          <table:table-cell table:style-name="ce98"/>
          <table:table-cell table:style-name="ce173"/>
          <table:table-cell table:number-columns-repeated="2" table:style-name="ce98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20">
          <table:table-cell/>
          <table:table-cell office:value-type="string" table:style-name="ce99">
            <text:p><text:s/>Quadro 4 - DESEMPREGO REGISTADO, <text:s text:c="2"/>POR <text:s/>GRUPOS <text:s/>DE <text:s/>PROFISSÕES<text:s/>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number-columns-repeated="16372" table:style-name="ce1"/>
        </table:table-row>
        <table:table-row table:style-name="ro20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14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4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10">
            <text:p>CPP-<text:span text:style-name="T2">2010</text:span></text:p>
          </table:table-cell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110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8"/>
          <table:table-cell table:number-columns-repeated="16371" table:style-name="ce1"/>
        </table:table-row>
        <table:table-row table:style-name="ro11">
          <table:table-cell/>
          <table:table-cell office:value-type="string" table:style-name="ce237">
            <text:p>Total</text:p>
          </table:table-cell>
          <table:table-cell office:value-type="float" office:value="336282" table:style-name="ce130">
            <text:p>336 282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344541" table:style-name="ce239">
            <text:p>344 541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383894" table:style-name="ce132">
            <text:p>383 894</text:p>
          </table:table-cell>
          <table:table-cell office:value-type="float" office:value="99.999999999999986" table:style-name="ce241">
            <text:p>100,0<text:s text:c="5"/></text:p>
          </table:table-cell>
          <table:table-cell office:value-type="float" office:value="-8259" table:style-name="ce134">
            <text:p><text:s/>-8 259</text:p>
          </table:table-cell>
          <table:table-cell office:value-type="float" office:value="-2.3971022316647366" table:style-name="ce135">
            <text:p>-2,4<text:s text:c="3"/></text:p>
          </table:table-cell>
          <table:table-cell office:value-type="float" office:value="-47612" table:style-name="ce134">
            <text:p><text:s/>-47 612</text:p>
          </table:table-cell>
          <table:table-cell office:value-type="float" office:value="-12.402381907505717" table:style-name="ce135">
            <text:p>-12,4<text:s text:c="3"/></text:p>
          </table:table-cell>
          <table:table-cell table:style-name="ce98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1- Repres. poder legisla., órgãos exec., dirig., dir. e gestores execu.</text:p>
          </table:table-cell>
          <table:table-cell office:value-type="float" office:value="8738" table:style-name="ce139">
            <text:p>8 738</text:p>
          </table:table-cell>
          <table:table-cell office:value-type="float" office:value="2.5984144259877127" table:style-name="ce244">
            <text:p>2,6<text:s text:c="5"/></text:p>
          </table:table-cell>
          <table:table-cell office:value-type="float" office:value="8838" table:style-name="ce245">
            <text:p>8 838</text:p>
          </table:table-cell>
          <table:table-cell office:value-type="float" office:value="2.5651518977422136" table:style-name="ce246">
            <text:p>2,6<text:s text:c="5"/></text:p>
          </table:table-cell>
          <table:table-cell office:value-type="float" office:value="9032" table:style-name="ce141">
            <text:p>9 032</text:p>
          </table:table-cell>
          <table:table-cell office:value-type="float" office:value="2.3527327856126949" table:style-name="ce247">
            <text:p>2,4<text:s text:c="5"/></text:p>
          </table:table-cell>
          <table:table-cell office:value-type="float" office:value="-100" table:style-name="ce143">
            <text:p><text:s/>- 100</text:p>
          </table:table-cell>
          <table:table-cell office:value-type="float" office:value="-1.1314777098891151" table:style-name="ce144">
            <text:p>-1,1<text:s text:c="3"/></text:p>
          </table:table-cell>
          <table:table-cell office:value-type="float" office:value="-294" table:style-name="ce143">
            <text:p><text:s/>- 294</text:p>
          </table:table-cell>
          <table:table-cell office:value-type="float" office:value="-3.2550930026572189" table:style-name="ce144">
            <text:p>-3,3<text:s text:c="3"/></text:p>
          </table:table-cell>
          <table:table-cell table:style-name="ce98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2- Especialistas das atividades intelectuais e científicas</text:p>
          </table:table-cell>
          <table:table-cell office:value-type="float" office:value="40451" table:style-name="ce139">
            <text:p>40 451</text:p>
          </table:table-cell>
          <table:table-cell office:value-type="float" office:value="12.028892417673262" table:style-name="ce244">
            <text:p>12,0<text:s text:c="5"/></text:p>
          </table:table-cell>
          <table:table-cell office:value-type="float" office:value="39021" table:style-name="ce245">
            <text:p>39 021</text:p>
          </table:table-cell>
          <table:table-cell office:value-type="float" office:value="11.325502625231829" table:style-name="ce246">
            <text:p>11,3<text:s text:c="5"/></text:p>
          </table:table-cell>
          <table:table-cell office:value-type="float" office:value="44251" table:style-name="ce141">
            <text:p>44 251</text:p>
          </table:table-cell>
          <table:table-cell office:value-type="float" office:value="11.526879815782481" table:style-name="ce247">
            <text:p>11,5<text:s text:c="5"/></text:p>
          </table:table-cell>
          <table:table-cell office:value-type="float" office:value="1430" table:style-name="ce143">
            <text:p>+1 430</text:p>
          </table:table-cell>
          <table:table-cell office:value-type="float" office:value="3.6646933702365394" table:style-name="ce144">
            <text:p>+3,7<text:s text:c="3"/></text:p>
          </table:table-cell>
          <table:table-cell office:value-type="float" office:value="-3800" table:style-name="ce143">
            <text:p><text:s/>-3 800</text:p>
          </table:table-cell>
          <table:table-cell office:value-type="float" office:value="-8.5873765564620008" table:style-name="ce144">
            <text:p>-8,6<text:s text:c="3"/></text:p>
          </table:table-cell>
          <table:table-cell table:style-name="ce109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3- Técnicos e profissões de nível intermédio</text:p>
          </table:table-cell>
          <table:table-cell office:value-type="float" office:value="32346" table:style-name="ce139">
            <text:p>32 346</text:p>
          </table:table-cell>
          <table:table-cell office:value-type="float" office:value="9.6187128659874741" table:style-name="ce244">
            <text:p>9,6<text:s text:c="5"/></text:p>
          </table:table-cell>
          <table:table-cell office:value-type="float" office:value="32641" table:style-name="ce245">
            <text:p>32 641</text:p>
          </table:table-cell>
          <table:table-cell office:value-type="float" office:value="9.4737636449653309" table:style-name="ce246">
            <text:p>9,5<text:s text:c="5"/></text:p>
          </table:table-cell>
          <table:table-cell office:value-type="float" office:value="35469" table:style-name="ce141">
            <text:p>35 469</text:p>
          </table:table-cell>
          <table:table-cell office:value-type="float" office:value="9.2392691732613699" table:style-name="ce247">
            <text:p>9,2<text:s text:c="5"/></text:p>
          </table:table-cell>
          <table:table-cell office:value-type="float" office:value="-295" table:style-name="ce143">
            <text:p><text:s/>- 295</text:p>
          </table:table-cell>
          <table:table-cell office:value-type="float" office:value="-0.90377133053521652" table:style-name="ce144">
            <text:p>-0,9<text:s text:c="3"/></text:p>
          </table:table-cell>
          <table:table-cell office:value-type="float" office:value="-3123" table:style-name="ce143">
            <text:p><text:s/>-3 123</text:p>
          </table:table-cell>
          <table:table-cell office:value-type="float" office:value="-8.8048718599340265" table:style-name="ce144">
            <text:p>-8,8<text:s text:c="3"/></text:p>
          </table:table-cell>
          <table:table-cell table:style-name="ce109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4- Pessoal administrativo</text:p>
          </table:table-cell>
          <table:table-cell office:value-type="float" office:value="39894" table:style-name="ce139">
            <text:p>39 894</text:p>
          </table:table-cell>
          <table:table-cell office:value-type="float" office:value="11.863257623066355" table:style-name="ce244">
            <text:p>11,9<text:s text:c="5"/></text:p>
          </table:table-cell>
          <table:table-cell office:value-type="float" office:value="40564" table:style-name="ce245">
            <text:p>40 564</text:p>
          </table:table-cell>
          <table:table-cell office:value-type="float" office:value="11.773344826885625" table:style-name="ce246">
            <text:p>11,8<text:s text:c="5"/></text:p>
          </table:table-cell>
          <table:table-cell office:value-type="float" office:value="45465" table:style-name="ce141">
            <text:p>45 465</text:p>
          </table:table-cell>
          <table:table-cell office:value-type="float" office:value="11.843112942635207" table:style-name="ce247">
            <text:p>11,8<text:s text:c="5"/></text:p>
          </table:table-cell>
          <table:table-cell office:value-type="float" office:value="-670" table:style-name="ce143">
            <text:p><text:s/>- 670</text:p>
          </table:table-cell>
          <table:table-cell office:value-type="float" office:value="-1.6517108766393847" table:style-name="ce144">
            <text:p>-1,7<text:s text:c="3"/></text:p>
          </table:table-cell>
          <table:table-cell office:value-type="float" office:value="-5571" table:style-name="ce143">
            <text:p><text:s/>-5 571</text:p>
          </table:table-cell>
          <table:table-cell office:value-type="float" office:value="-12.253381722203894" table:style-name="ce144">
            <text:p>-12,3<text:s text:c="3"/></text:p>
          </table:table-cell>
          <table:table-cell table:style-name="ce123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5- Trab. serviços pessoais, de proteção e segurança e vendedores</text:p>
          </table:table-cell>
          <table:table-cell office:value-type="float" office:value="71853" table:style-name="ce139">
            <text:p>71 853</text:p>
          </table:table-cell>
          <table:table-cell office:value-type="float" office:value="21.366888504291044" table:style-name="ce244">
            <text:p>21,4<text:s text:c="5"/></text:p>
          </table:table-cell>
          <table:table-cell office:value-type="float" office:value="74425" table:style-name="ce245">
            <text:p>74 425</text:p>
          </table:table-cell>
          <table:table-cell office:value-type="float" office:value="21.601202759613514" table:style-name="ce246">
            <text:p>21,6<text:s text:c="5"/></text:p>
          </table:table-cell>
          <table:table-cell office:value-type="float" office:value="83709" table:style-name="ce141">
            <text:p>83 709</text:p>
          </table:table-cell>
          <table:table-cell office:value-type="float" office:value="21.805237904213143" table:style-name="ce247">
            <text:p>21,8<text:s text:c="5"/></text:p>
          </table:table-cell>
          <table:table-cell office:value-type="float" office:value="-2572" table:style-name="ce143">
            <text:p><text:s/>-2 572</text:p>
          </table:table-cell>
          <table:table-cell office:value-type="float" office:value="-3.4558280147799798" table:style-name="ce144">
            <text:p>-3,5<text:s text:c="3"/></text:p>
          </table:table-cell>
          <table:table-cell office:value-type="float" office:value="-11856" table:style-name="ce143">
            <text:p><text:s/>-11 856</text:p>
          </table:table-cell>
          <table:table-cell office:value-type="float" office:value="-14.163351610937891" table:style-name="ce144">
            <text:p>-14,2<text:s text:c="3"/></text:p>
          </table:table-cell>
          <table:table-cell table:style-name="ce123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6- Agricultores e trab. qualificados da agric., <text:s/>pesca e floresta</text:p>
          </table:table-cell>
          <table:table-cell office:value-type="float" office:value="8937" table:style-name="ce139">
            <text:p>8 937</text:p>
          </table:table-cell>
          <table:table-cell office:value-type="float" office:value="2.657590950452299" table:style-name="ce244">
            <text:p>2,7<text:s text:c="5"/></text:p>
          </table:table-cell>
          <table:table-cell office:value-type="float" office:value="9100" table:style-name="ce245">
            <text:p>9 100</text:p>
          </table:table-cell>
          <table:table-cell office:value-type="float" office:value="2.6411950972453204" table:style-name="ce246">
            <text:p>2,6<text:s text:c="5"/></text:p>
          </table:table-cell>
          <table:table-cell office:value-type="float" office:value="9796" table:style-name="ce141">
            <text:p>9 796</text:p>
          </table:table-cell>
          <table:table-cell office:value-type="float" office:value="2.5517460549005713" table:style-name="ce247">
            <text:p>2,6<text:s text:c="5"/></text:p>
          </table:table-cell>
          <table:table-cell office:value-type="float" office:value="-163" table:style-name="ce143">
            <text:p><text:s/>- 163</text:p>
          </table:table-cell>
          <table:table-cell office:value-type="float" office:value="-1.7912087912087913" table:style-name="ce144">
            <text:p>-1,8<text:s text:c="3"/></text:p>
          </table:table-cell>
          <table:table-cell office:value-type="float" office:value="-859" table:style-name="ce143">
            <text:p><text:s/>- 859</text:p>
          </table:table-cell>
          <table:table-cell office:value-type="float" office:value="-8.7688852592895064" table:style-name="ce144">
            <text:p>-8,8<text:s text:c="3"/></text:p>
          </table:table-cell>
          <table:table-cell table:style-name="ce136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7- Trabalhadores qualificados da indústria, construção e artífices</text:p>
          </table:table-cell>
          <table:table-cell office:value-type="float" office:value="32589" table:style-name="ce139">
            <text:p>32 589</text:p>
          </table:table-cell>
          <table:table-cell office:value-type="float" office:value="9.6909736471175982" table:style-name="ce244">
            <text:p>9,7<text:s text:c="5"/></text:p>
          </table:table-cell>
          <table:table-cell office:value-type="float" office:value="33723" table:style-name="ce245">
            <text:p>33 723</text:p>
          </table:table-cell>
          <table:table-cell office:value-type="float" office:value="9.7878046444399942" table:style-name="ce246">
            <text:p>9,8<text:s text:c="5"/></text:p>
          </table:table-cell>
          <table:table-cell office:value-type="float" office:value="38985" table:style-name="ce141">
            <text:p>38 985</text:p>
          </table:table-cell>
          <table:table-cell office:value-type="float" office:value="10.155146993701386" table:style-name="ce247">
            <text:p>10,2<text:s text:c="5"/></text:p>
          </table:table-cell>
          <table:table-cell office:value-type="float" office:value="-1134" table:style-name="ce143">
            <text:p><text:s/>-1 134</text:p>
          </table:table-cell>
          <table:table-cell office:value-type="float" office:value="-3.3626901521216972" table:style-name="ce144">
            <text:p>-3,4<text:s text:c="3"/></text:p>
          </table:table-cell>
          <table:table-cell office:value-type="float" office:value="-6396" table:style-name="ce143">
            <text:p><text:s/>-6 396</text:p>
          </table:table-cell>
          <table:table-cell office:value-type="float" office:value="-16.406310119276647" table:style-name="ce144">
            <text:p>-16,4<text:s text:c="3"/></text:p>
          </table:table-cell>
          <table:table-cell table:style-name="ce154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8- Operadores de instalações e máquinas e trab. da montagem</text:p>
          </table:table-cell>
          <table:table-cell office:value-type="float" office:value="19709" table:style-name="ce139">
            <text:p>19 709</text:p>
          </table:table-cell>
          <table:table-cell office:value-type="float" office:value="5.8608548777514109" table:style-name="ce244">
            <text:p>5,9<text:s text:c="5"/></text:p>
          </table:table-cell>
          <table:table-cell office:value-type="float" office:value="20654" table:style-name="ce245">
            <text:p>20 654</text:p>
          </table:table-cell>
          <table:table-cell office:value-type="float" office:value="5.9946421470884452" table:style-name="ce246">
            <text:p>6,0<text:s text:c="5"/></text:p>
          </table:table-cell>
          <table:table-cell office:value-type="float" office:value="23950" table:style-name="ce141">
            <text:p>23 950</text:p>
          </table:table-cell>
          <table:table-cell office:value-type="float" office:value="6.23870130817361" table:style-name="ce247">
            <text:p>6,2<text:s text:c="5"/></text:p>
          </table:table-cell>
          <table:table-cell office:value-type="float" office:value="-945" table:style-name="ce143">
            <text:p><text:s/>- 945</text:p>
          </table:table-cell>
          <table:table-cell office:value-type="float" office:value="-4.5753849133339788" table:style-name="ce144">
            <text:p>-4,6<text:s text:c="3"/></text:p>
          </table:table-cell>
          <table:table-cell office:value-type="float" office:value="-4241" table:style-name="ce143">
            <text:p><text:s/>-4 241</text:p>
          </table:table-cell>
          <table:table-cell office:value-type="float" office:value="-17.707724425887264" table:style-name="ce144">
            <text:p>-17,7<text:s text:c="3"/></text:p>
          </table:table-cell>
          <table:table-cell table:style-name="ce160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9- Trabalhadores não qualificados</text:p>
          </table:table-cell>
          <table:table-cell office:value-type="float" office:value="81602" table:style-name="ce139">
            <text:p>81 602</text:p>
          </table:table-cell>
          <table:table-cell office:value-type="float" office:value="24.265943464116425" table:style-name="ce244">
            <text:p>24,3<text:s text:c="5"/></text:p>
          </table:table-cell>
          <table:table-cell office:value-type="float" office:value="85400" table:style-name="ce245">
            <text:p>85 400</text:p>
          </table:table-cell>
          <table:table-cell office:value-type="float" office:value="24.786600143379161" table:style-name="ce246">
            <text:p>24,8<text:s text:c="5"/></text:p>
          </table:table-cell>
          <table:table-cell office:value-type="float" office:value="93035" table:style-name="ce141">
            <text:p>93 035</text:p>
          </table:table-cell>
          <table:table-cell office:value-type="float" office:value="24.234554330101538" table:style-name="ce247">
            <text:p>24,2<text:s text:c="5"/></text:p>
          </table:table-cell>
          <table:table-cell office:value-type="float" office:value="-3798" table:style-name="ce143">
            <text:p><text:s/>-3 798</text:p>
          </table:table-cell>
          <table:table-cell office:value-type="float" office:value="-4.4473067915690869" table:style-name="ce144">
            <text:p>-4,4<text:s text:c="3"/></text:p>
          </table:table-cell>
          <table:table-cell office:value-type="float" office:value="-11433" table:style-name="ce143">
            <text:p><text:s/>-11 433</text:p>
          </table:table-cell>
          <table:table-cell office:value-type="float" office:value="-12.288923523405169" table:style-name="ce144">
            <text:p>-12,3<text:s text:c="3"/></text:p>
          </table:table-cell>
          <table:table-cell table:style-name="ce154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0- Profissões das Forças Armadas</text:p>
          </table:table-cell>
          <table:table-cell office:value-type="float" office:value="161" table:style-name="ce139">
            <text:p><text:s/>161</text:p>
          </table:table-cell>
          <table:table-cell office:value-type="float" office:value="4.7876484617077331E-2" table:style-name="ce244">
            <text:p>0,0<text:s text:c="5"/></text:p>
          </table:table-cell>
          <table:table-cell office:value-type="float" office:value="171" table:style-name="ce245">
            <text:p><text:s/>171</text:p>
          </table:table-cell>
          <table:table-cell office:value-type="float" office:value="4.9631248530653829E-2" table:style-name="ce246">
            <text:p>0,0<text:s text:c="5"/></text:p>
          </table:table-cell>
          <table:table-cell office:value-type="float" office:value="188" table:style-name="ce141">
            <text:p><text:s/>188</text:p>
          </table:table-cell>
          <table:table-cell office:value-type="float" office:value="4.8971851604870095E-2" table:style-name="ce247">
            <text:p>0,0<text:s text:c="5"/></text:p>
          </table:table-cell>
          <table:table-cell office:value-type="float" office:value="-10" table:style-name="ce143">
            <text:p><text:s/>- 10</text:p>
          </table:table-cell>
          <table:table-cell office:value-type="float" office:value="-5.8479532163742682" table:style-name="ce144">
            <text:p>-5,8<text:s text:c="3"/></text:p>
          </table:table-cell>
          <table:table-cell office:value-type="float" office:value="-27" table:style-name="ce143">
            <text:p><text:s/>- 27</text:p>
          </table:table-cell>
          <table:table-cell office:value-type="float" office:value="-14.361702127659576" table:style-name="ce144">
            <text:p>-14,4<text:s text:c="3"/></text:p>
          </table:table-cell>
          <table:table-cell table:style-name="ce160"/>
          <table:table-cell table:style-name="ce242"/>
          <table:table-cell table:number-columns-repeated="16370"/>
        </table:table-row>
        <table:table-row table:style-name="ro4">
          <table:table-cell/>
          <table:table-cell office:value-type="string" table:style-name="ce243">
            <text:p><text:s text:c="5"/>Outros</text:p>
          </table:table-cell>
          <table:table-cell office:value-type="float" office:value="2" table:style-name="ce139">
            <text:p><text:s/>2</text:p>
          </table:table-cell>
          <table:table-cell office:value-type="float" office:value="5.9473893934257555E-4" table:style-name="ce244">
            <text:p>0,0<text:s text:c="5"/></text:p>
          </table:table-cell>
          <table:table-cell office:value-type="float" office:value="4" table:style-name="ce245">
            <text:p><text:s/>4</text:p>
          </table:table-cell>
          <table:table-cell office:value-type="float" office:value="1.1609648779100309E-3" table:style-name="ce246">
            <text:p>0,0<text:s text:c="5"/></text:p>
          </table:table-cell>
          <table:table-cell office:value-type="float" office:value="14" table:style-name="ce141">
            <text:p><text:s/>14</text:p>
          </table:table-cell>
          <table:table-cell office:value-type="float" office:value="3.6468400131286242E-3" table:style-name="ce247">
            <text:p>0,0<text:s text:c="5"/></text:p>
          </table:table-cell>
          <table:table-cell office:value-type="float" office:value="-2" table:style-name="ce143">
            <text:p><text:s/>- 2</text:p>
          </table:table-cell>
          <table:table-cell office:value-type="float" office:value="-50" table:style-name="ce144">
            <text:p>-50,0<text:s text:c="3"/></text:p>
          </table:table-cell>
          <table:table-cell office:value-type="float" office:value="-12" table:style-name="ce143">
            <text:p><text:s/>- 12</text:p>
          </table:table-cell>
          <table:table-cell office:value-type="float" office:value="-85.714285714285708" table:style-name="ce144">
            <text:p>-85,7<text:s text:c="3"/></text:p>
          </table:table-cell>
          <table:table-cell table:style-name="ce154"/>
          <table:table-cell table:style-name="ce242"/>
          <table:table-cell table:number-columns-repeated="16370"/>
        </table:table-row>
        <table:table-row table:style-name="ro32">
          <table:table-cell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169"/>
          <table:table-cell table:style-name="ce170"/>
          <table:table-cell table:style-name="ce169"/>
          <table:table-cell table:style-name="ce170"/>
          <table:table-cell table:style-name="ce154"/>
          <table:table-cell table:number-columns-repeated="16371" table:style-name="ce1"/>
        </table:table-row>
        <table:table-row table:style-name="ro27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0" table:style-name="ce1"/>
          <table:table-cell table:style-name="ce160"/>
          <table:table-cell table:number-columns-repeated="16371" table:style-name="ce1"/>
        </table:table-row>
        <table:table-row table:number-rows-repeated="5" table:style-name="ro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number-columns-repeated="16371" table:style-name="ce1"/>
        </table:table-row>
        <table:table-row table:style-name="ro14">
          <table:table-cell/>
          <table:table-cell table:number-columns-repeated="3" table:style-name="ce1"/>
          <table:table-cell table:style-name="ce94"/>
          <table:table-cell table:number-columns-repeated="3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style-name="ro14">
          <table:table-cell/>
          <table:table-cell table:number-columns-repeated="3" table:style-name="ce1"/>
          <table:table-cell table:style-name="ce94"/>
          <table:table-cell table:number-columns-repeated="16379" table:style-name="ce1"/>
        </table:table-row>
        <table:table-row table:number-rows-repeated="15"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95"/>
          <table:table-cell table:number-columns-repeated="2" table:style-name="ce258"/>
          <table:table-cell table:number-columns-repeated="6" table:style-name="ce95"/>
          <table:table-cell table:number-columns-repeated="16372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45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36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20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4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65644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9736in" svg:y="0.25925in" svg:width="2.02696in" svg:height="0.51096in">
                <draw:text-box>
                  <text:p text:style-name="a48" text:class-names="" text:cond-style-name=""><text:span text:style-name="a46" text:class-names="">SETEMBRO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2136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4">
          <table:table-cell/>
          <table:table-cell table:number-columns-repeated="11" table:style-name="ce97"/>
          <table:table-cell table:style-name="ce98"/>
          <table:table-cell table:number-columns-repeated="16371"/>
        </table:table-row>
        <table:table-row table:style-name="ro14">
          <table:table-cell/>
          <table:table-cell table:number-columns-repeated="11" table:style-name="ce97"/>
          <table:table-cell table:number-columns-repeated="16372" table:style-name="ce1"/>
        </table:table-row>
        <table:table-row table:style-name="ro20">
          <table:table-cell/>
          <table:table-cell office:value-type="string" table:style-name="ce9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style-name="ce98"/>
          <table:table-cell table:number-columns-repeated="16371"/>
        </table:table-row>
        <table:table-row table:style-name="ro20">
          <table:table-cell/>
          <table:table-cell office:value-type="string" table:style-name="ce101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style-name="ce98"/>
          <table:table-cell table:number-columns-repeated="16371"/>
        </table:table-row>
        <table:table-row table:style-name="ro23">
          <table:table-cell/>
          <table:table-cell table:style-name="ce97"/>
          <table:table-cell table:style-name="ce103"/>
          <table:table-cell table:number-columns-repeated="9" table:style-name="ce97"/>
          <table:table-cell table:style-name="ce98"/>
          <table:table-cell table:number-columns-repeated="16371"/>
        </table:table-row>
        <table:table-row table:style-name="ro14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style-name="ce109"/>
          <table:table-cell table:number-columns-repeated="16371"/>
        </table:table-row>
        <table:table-row table:style-name="ro14">
          <table:table-cell/>
          <table:table-cell office:value-type="string" table:style-name="ce110">
            <text:p>CAE <text:s/>Rev.3</text:p>
          </table:table-cell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1">(1)<text:s/></text:span></text:p>
          </table:table-cell>
          <table:covered-table-cell/>
          <table:table-cell table:style-name="ce109"/>
          <table:table-cell table:number-columns-repeated="16371"/>
        </table:table-row>
        <table:table-row table:style-name="ro14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style-name="ce123"/>
          <table:table-cell table:number-columns-repeated="16371"/>
        </table:table-row>
        <table:table-row table:style-name="ro33">
          <table:table-cell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style-name="ce123"/>
          <table:table-cell table:number-columns-repeated="16371"/>
        </table:table-row>
        <table:table-row table:style-name="ro13">
          <table:table-cell/>
          <table:table-cell office:value-type="string" table:style-name="ce263">
            <text:p><text:s text:c="2"/>Total</text:p>
          </table:table-cell>
          <table:table-cell office:value-type="float" office:value="304167" table:style-name="ce130">
            <text:p>304 167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313791" table:style-name="ce132">
            <text:p>313 791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352732" table:style-name="ce132">
            <text:p>352 732</text:p>
          </table:table-cell>
          <table:table-cell office:value-type="float" office:value="100.00000000000001" table:style-name="ce133">
            <text:p>100,0<text:s text:c="5"/></text:p>
          </table:table-cell>
          <table:table-cell office:value-type="float" office:value="-9624" table:style-name="ce134">
            <text:p><text:s/>-9 624</text:p>
          </table:table-cell>
          <table:table-cell office:value-type="float" office:value="-3.0670095700641511" table:style-name="ce135">
            <text:p>-3,1<text:s text:c="3"/></text:p>
          </table:table-cell>
          <table:table-cell office:value-type="float" office:value="-48565" table:style-name="ce134">
            <text:p><text:s/>-48 565</text:p>
          </table:table-cell>
          <table:table-cell office:value-type="float" office:value="-13.768243312203033" table:style-name="ce135">
            <text:p>-13,8<text:s text:c="3"/></text:p>
          </table:table-cell>
          <table:table-cell table:style-name="ce136"/>
          <table:table-cell table:number-columns-repeated="16371"/>
        </table:table-row>
        <table:table-row table:style-name="ro2">
          <table:table-cell table:style-name="ce264"/>
          <table:table-cell office:value-type="string" table:style-name="ce265">
            <text:p>Agricultura, produção animal, caça, floresta e pesca</text:p>
          </table:table-cell>
          <table:table-cell office:value-type="float" office:value="11934" table:style-name="ce130">
            <text:p>11 934</text:p>
          </table:table-cell>
          <table:table-cell office:value-type="float" office:value="3.9235025495862468" table:style-name="ce131">
            <text:p>3,9<text:s text:c="5"/></text:p>
          </table:table-cell>
          <table:table-cell office:value-type="float" office:value="12231" table:style-name="ce132">
            <text:p>12 231</text:p>
          </table:table-cell>
          <table:table-cell office:value-type="float" office:value="3.8978173370173139" table:style-name="ce133">
            <text:p>3,9<text:s text:c="5"/></text:p>
          </table:table-cell>
          <table:table-cell office:value-type="float" office:value="13488" table:style-name="ce132">
            <text:p>13 488</text:p>
          </table:table-cell>
          <table:table-cell office:value-type="float" office:value="3.8238662780808093" table:style-name="ce133">
            <text:p>3,8<text:s text:c="5"/></text:p>
          </table:table-cell>
          <table:table-cell office:value-type="float" office:value="-297" table:style-name="ce134">
            <text:p><text:s/>- 297</text:p>
          </table:table-cell>
          <table:table-cell office:value-type="float" office:value="-2.4282560706401766" table:style-name="ce135">
            <text:p>-2,4<text:s text:c="3"/></text:p>
          </table:table-cell>
          <table:table-cell office:value-type="float" office:value="-1554" table:style-name="ce134">
            <text:p><text:s/>-1 554</text:p>
          </table:table-cell>
          <table:table-cell office:value-type="float" office:value="-11.521352313167259" table:style-name="ce135">
            <text:p>-11,5<text:s text:c="3"/></text:p>
          </table:table-cell>
          <table:table-cell table:style-name="ce266"/>
          <table:table-cell table:number-columns-repeated="16371" table:style-name="ce264"/>
        </table:table-row>
        <table:table-row table:style-name="ro34">
          <table:table-cell table:style-name="ce264"/>
          <table:table-cell office:value-type="string" table:style-name="ce265">
            <text:p>Indústria, energia e água e construção</text:p>
          </table:table-cell>
          <table:table-cell office:value-type="float" office:value="60416" table:style-name="ce150">
            <text:p>60 416</text:p>
          </table:table-cell>
          <table:table-cell office:value-type="float" office:value="19.86277275312575" table:style-name="ce151">
            <text:p>19,9<text:s text:c="5"/></text:p>
          </table:table-cell>
          <table:table-cell office:value-type="float" office:value="62105" table:style-name="ce132">
            <text:p>62 105</text:p>
          </table:table-cell>
          <table:table-cell office:value-type="float" office:value="19.791835967252087" table:style-name="ce133">
            <text:p>19,8<text:s text:c="5"/></text:p>
          </table:table-cell>
          <table:table-cell office:value-type="float" office:value="73279" table:style-name="ce132">
            <text:p>73 279</text:p>
          </table:table-cell>
          <table:table-cell office:value-type="float" office:value="20.77469580304594" table:style-name="ce133">
            <text:p>20,8<text:s text:c="5"/></text:p>
          </table:table-cell>
          <table:table-cell office:value-type="float" office:value="-1689" table:style-name="ce134">
            <text:p><text:s/>-1 689</text:p>
          </table:table-cell>
          <table:table-cell office:value-type="float" office:value="-2.7195877948635374" table:style-name="ce135">
            <text:p>-2,7<text:s text:c="3"/></text:p>
          </table:table-cell>
          <table:table-cell office:value-type="float" office:value="-12863" table:style-name="ce134">
            <text:p><text:s/>-12 863</text:p>
          </table:table-cell>
          <table:table-cell office:value-type="float" office:value="-17.553460063592571" table:style-name="ce135">
            <text:p>-17,6<text:s text:c="3"/></text:p>
          </table:table-cell>
          <table:table-cell table:style-name="ce266"/>
          <table:table-cell table:number-columns-repeated="16371" table:style-name="ce264"/>
        </table:table-row>
        <table:table-row table:style-name="ro35">
          <table:table-cell/>
          <table:table-cell office:value-type="string" table:style-name="ce267">
            <text:p>Indústrias extrativas</text:p>
          </table:table-cell>
          <table:table-cell office:value-type="float" office:value="1662" table:style-name="ce139">
            <text:p>1 662</text:p>
          </table:table-cell>
          <table:table-cell office:value-type="float" office:value="0.54641036009823551" table:style-name="ce140">
            <text:p>0,5<text:s text:c="5"/></text:p>
          </table:table-cell>
          <table:table-cell office:value-type="float" office:value="1701" table:style-name="ce141">
            <text:p>1 701</text:p>
          </table:table-cell>
          <table:table-cell office:value-type="float" office:value="0.54208055680373246" table:style-name="ce142">
            <text:p>0,5<text:s text:c="5"/></text:p>
          </table:table-cell>
          <table:table-cell office:value-type="float" office:value="2098" table:style-name="ce141">
            <text:p>2 098</text:p>
          </table:table-cell>
          <table:table-cell office:value-type="float" office:value="0.59478584307632998" table:style-name="ce142">
            <text:p>0,6<text:s text:c="5"/></text:p>
          </table:table-cell>
          <table:table-cell office:value-type="float" office:value="-39" table:style-name="ce143">
            <text:p><text:s/>- 39</text:p>
          </table:table-cell>
          <table:table-cell office:value-type="float" office:value="-2.2927689594356258" table:style-name="ce144">
            <text:p>-2,3<text:s text:c="3"/></text:p>
          </table:table-cell>
          <table:table-cell office:value-type="float" office:value="-436" table:style-name="ce143">
            <text:p><text:s/>- 436</text:p>
          </table:table-cell>
          <table:table-cell office:value-type="float" office:value="-20.781696854146805" table:style-name="ce144">
            <text:p>-20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6223" table:style-name="ce139">
            <text:p>6 223</text:p>
          </table:table-cell>
          <table:table-cell office:value-type="float" office:value="2.0459155661199278" table:style-name="ce140">
            <text:p>2,0<text:s text:c="5"/></text:p>
          </table:table-cell>
          <table:table-cell office:value-type="float" office:value="6430" table:style-name="ce141">
            <text:p>6 430</text:p>
          </table:table-cell>
          <table:table-cell office:value-type="float" office:value="2.0491346150781893" table:style-name="ce142">
            <text:p>2,0<text:s text:c="5"/></text:p>
          </table:table-cell>
          <table:table-cell office:value-type="float" office:value="7497" table:style-name="ce141">
            <text:p>7 497</text:p>
          </table:table-cell>
          <table:table-cell office:value-type="float" office:value="2.125409659458172" table:style-name="ce142">
            <text:p>2,1<text:s text:c="5"/></text:p>
          </table:table-cell>
          <table:table-cell office:value-type="float" office:value="-207" table:style-name="ce143">
            <text:p><text:s/>- 207</text:p>
          </table:table-cell>
          <table:table-cell office:value-type="float" office:value="-3.2192846034214622" table:style-name="ce144">
            <text:p>-3,2<text:s text:c="3"/></text:p>
          </table:table-cell>
          <table:table-cell office:value-type="float" office:value="-1274" table:style-name="ce143">
            <text:p><text:s/>-1 274</text:p>
          </table:table-cell>
          <table:table-cell office:value-type="float" office:value="-16.993464052287582" table:style-name="ce144">
            <text:p>-17,0<text:s text:c="3"/></text:p>
          </table:table-cell>
          <table:table-cell table:style-name="ce154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Fabricação de têxteis</text:p>
          </table:table-cell>
          <table:table-cell office:value-type="float" office:value="2729" table:style-name="ce139">
            <text:p>2 729</text:p>
          </table:table-cell>
          <table:table-cell office:value-type="float" office:value="0.89720449621425069" table:style-name="ce157">
            <text:p>0,9<text:s text:c="5"/></text:p>
          </table:table-cell>
          <table:table-cell office:value-type="float" office:value="2842" table:style-name="ce158">
            <text:p>2 842</text:p>
          </table:table-cell>
          <table:table-cell office:value-type="float" office:value="0.9056983788572649" table:style-name="ce159">
            <text:p>0,9<text:s text:c="5"/></text:p>
          </table:table-cell>
          <table:table-cell office:value-type="float" office:value="3428" table:style-name="ce141">
            <text:p>3 428</text:p>
          </table:table-cell>
          <table:table-cell office:value-type="float" office:value="0.97184264540784504" table:style-name="ce159">
            <text:p>1,0<text:s text:c="5"/></text:p>
          </table:table-cell>
          <table:table-cell office:value-type="float" office:value="-113" table:style-name="ce143">
            <text:p><text:s/>- 113</text:p>
          </table:table-cell>
          <table:table-cell office:value-type="float" office:value="-3.9760731878958482" table:style-name="ce144">
            <text:p>-4,0<text:s text:c="3"/></text:p>
          </table:table-cell>
          <table:table-cell office:value-type="float" office:value="-699" table:style-name="ce143">
            <text:p><text:s/>- 699</text:p>
          </table:table-cell>
          <table:table-cell office:value-type="float" office:value="-20.390898483080512" table:style-name="ce144">
            <text:p>-20,4<text:s text:c="3"/></text:p>
          </table:table-cell>
          <table:table-cell table:style-name="ce160"/>
          <table:table-cell table:number-columns-repeated="16371"/>
        </table:table-row>
        <table:table-row table:style-name="ro35">
          <table:table-cell/>
          <table:table-cell office:value-type="string" table:style-name="ce268">
            <text:p>Indústria do vestuário</text:p>
          </table:table-cell>
          <table:table-cell office:value-type="float" office:value="8195" table:style-name="ce139">
            <text:p>8 195</text:p>
          </table:table-cell>
          <table:table-cell office:value-type="float" office:value="2.6942436227467148" table:style-name="ce157">
            <text:p>2,7<text:s text:c="5"/></text:p>
          </table:table-cell>
          <table:table-cell office:value-type="float" office:value="8459" table:style-name="ce158">
            <text:p>8 459</text:p>
          </table:table-cell>
          <table:table-cell office:value-type="float" office:value="2.6957433450927528" table:style-name="ce159">
            <text:p>2,7<text:s text:c="5"/></text:p>
          </table:table-cell>
          <table:table-cell office:value-type="float" office:value="10476" table:style-name="ce141">
            <text:p>10 476</text:p>
          </table:table-cell>
          <table:table-cell office:value-type="float" office:value="2.9699601964097386" table:style-name="ce159">
            <text:p>3,0<text:s text:c="5"/></text:p>
          </table:table-cell>
          <table:table-cell office:value-type="float" office:value="-264" table:style-name="ce143">
            <text:p><text:s/>- 264</text:p>
          </table:table-cell>
          <table:table-cell office:value-type="float" office:value="-3.1209362808842656" table:style-name="ce144">
            <text:p>-3,1<text:s text:c="3"/></text:p>
          </table:table-cell>
          <table:table-cell office:value-type="float" office:value="-2281" table:style-name="ce143">
            <text:p><text:s/>-2 281</text:p>
          </table:table-cell>
          <table:table-cell office:value-type="float" office:value="-21.773577701412751" table:style-name="ce144">
            <text:p>-21,8<text:s text:c="3"/></text:p>
          </table:table-cell>
          <table:table-cell table:style-name="ce154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3589" table:style-name="ce139">
            <text:p>3 589</text:p>
          </table:table-cell>
          <table:table-cell office:value-type="float" office:value="1.1799439123902329" table:style-name="ce157">
            <text:p>1,2<text:s text:c="5"/></text:p>
          </table:table-cell>
          <table:table-cell office:value-type="float" office:value="3753" table:style-name="ce158">
            <text:p>3 753</text:p>
          </table:table-cell>
          <table:table-cell office:value-type="float" office:value="1.196019006281251" table:style-name="ce159">
            <text:p>1,2<text:s text:c="5"/></text:p>
          </table:table-cell>
          <table:table-cell office:value-type="float" office:value="4641" table:style-name="ce141">
            <text:p>4 641</text:p>
          </table:table-cell>
          <table:table-cell office:value-type="float" office:value="1.3157297891883923" table:style-name="ce159">
            <text:p>1,3<text:s text:c="5"/></text:p>
          </table:table-cell>
          <table:table-cell office:value-type="float" office:value="-164" table:style-name="ce143">
            <text:p><text:s/>- 164</text:p>
          </table:table-cell>
          <table:table-cell office:value-type="float" office:value="-4.3698374633626438" table:style-name="ce144">
            <text:p>-4,4<text:s text:c="3"/></text:p>
          </table:table-cell>
          <table:table-cell office:value-type="float" office:value="-1052" table:style-name="ce143">
            <text:p><text:s/>-1 052</text:p>
          </table:table-cell>
          <table:table-cell office:value-type="float" office:value="-22.667528549881492" table:style-name="ce144">
            <text:p>-22,7<text:s text:c="3"/></text:p>
          </table:table-cell>
          <table:table-cell table:style-name="ce154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Indústria da madeira e da cortiça</text:p>
          </table:table-cell>
          <table:table-cell office:value-type="float" office:value="1861" table:style-name="ce139">
            <text:p>1 861</text:p>
          </table:table-cell>
          <table:table-cell office:value-type="float" office:value="0.61183494593430576" table:style-name="ce157">
            <text:p>0,6<text:s text:c="5"/></text:p>
          </table:table-cell>
          <table:table-cell office:value-type="float" office:value="1879" table:style-name="ce158">
            <text:p>1 879</text:p>
          </table:table-cell>
          <table:table-cell office:value-type="float" office:value="0.59880621177790305" table:style-name="ce159">
            <text:p>0,6<text:s text:c="5"/></text:p>
          </table:table-cell>
          <table:table-cell office:value-type="float" office:value="2185" table:style-name="ce141">
            <text:p>2 185</text:p>
          </table:table-cell>
          <table:table-cell office:value-type="float" office:value="0.61945046097320344" table:style-name="ce159">
            <text:p>0,6<text:s text:c="5"/></text:p>
          </table:table-cell>
          <table:table-cell office:value-type="float" office:value="-18" table:style-name="ce143">
            <text:p><text:s/>- 18</text:p>
          </table:table-cell>
          <table:table-cell office:value-type="float" office:value="-0.95795635976583282" table:style-name="ce144">
            <text:p>-1,0<text:s text:c="3"/></text:p>
          </table:table-cell>
          <table:table-cell office:value-type="float" office:value="-324" table:style-name="ce143">
            <text:p><text:s/>- 324</text:p>
          </table:table-cell>
          <table:table-cell office:value-type="float" office:value="-14.82837528604119" table:style-name="ce144">
            <text:p>-14,8<text:s text:c="3"/></text:p>
          </table:table-cell>
          <table:table-cell table:style-name="ce154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1236" table:style-name="ce139">
            <text:p>1 236</text:p>
          </table:table-cell>
          <table:table-cell office:value-type="float" office:value="0.40635571906222567" table:style-name="ce157">
            <text:p>0,4<text:s text:c="5"/></text:p>
          </table:table-cell>
          <table:table-cell office:value-type="float" office:value="1278" table:style-name="ce158">
            <text:p>1 278</text:p>
          </table:table-cell>
          <table:table-cell office:value-type="float" office:value="0.40727745537634918" table:style-name="ce159">
            <text:p>0,4<text:s text:c="5"/></text:p>
          </table:table-cell>
          <table:table-cell office:value-type="float" office:value="1433" table:style-name="ce141">
            <text:p>1 433</text:p>
          </table:table-cell>
          <table:table-cell office:value-type="float" office:value="0.40625744191057234" table:style-name="ce159">
            <text:p>0,4<text:s text:c="5"/></text:p>
          </table:table-cell>
          <table:table-cell office:value-type="float" office:value="-42" table:style-name="ce143">
            <text:p><text:s/>- 42</text:p>
          </table:table-cell>
          <table:table-cell office:value-type="float" office:value="-3.286384976525822" table:style-name="ce144">
            <text:p>-3,3<text:s text:c="3"/></text:p>
          </table:table-cell>
          <table:table-cell office:value-type="float" office:value="-197" table:style-name="ce143">
            <text:p><text:s/>- 197</text:p>
          </table:table-cell>
          <table:table-cell office:value-type="float" office:value="-13.747383112351711" table:style-name="ce144">
            <text:p>-13,7<text:s text:c="3"/></text:p>
          </table:table-cell>
          <table:table-cell table:style-name="ce154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2249" table:style-name="ce139">
            <text:p>2 249</text:p>
          </table:table-cell>
          <table:table-cell office:value-type="float" office:value="0.73939644997649323" table:style-name="ce157">
            <text:p>0,7<text:s text:c="5"/></text:p>
          </table:table-cell>
          <table:table-cell office:value-type="float" office:value="2226" table:style-name="ce158">
            <text:p>2 226</text:p>
          </table:table-cell>
          <table:table-cell office:value-type="float" office:value="0.70938937063204488" table:style-name="ce159">
            <text:p>0,7<text:s text:c="5"/></text:p>
          </table:table-cell>
          <table:table-cell office:value-type="float" office:value="2462" table:style-name="ce141">
            <text:p>2 462</text:p>
          </table:table-cell>
          <table:table-cell office:value-type="float" office:value="0.69798033634600776" table:style-name="ce159">
            <text:p>0,7<text:s text:c="5"/></text:p>
          </table:table-cell>
          <table:table-cell office:value-type="float" office:value="23" table:style-name="ce143">
            <text:p>+ 23</text:p>
          </table:table-cell>
          <table:table-cell office:value-type="float" office:value="1.0332434860736748" table:style-name="ce144">
            <text:p>+1,0<text:s text:c="3"/></text:p>
          </table:table-cell>
          <table:table-cell office:value-type="float" office:value="-213" table:style-name="ce143">
            <text:p><text:s/>- 213</text:p>
          </table:table-cell>
          <table:table-cell office:value-type="float" office:value="-8.6515028432168979" table:style-name="ce144">
            <text:p>-8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1538" table:style-name="ce139">
            <text:p>1 538</text:p>
          </table:table-cell>
          <table:table-cell office:value-type="float" office:value="0.50564328148681481" table:style-name="ce157">
            <text:p>0,5<text:s text:c="5"/></text:p>
          </table:table-cell>
          <table:table-cell office:value-type="float" office:value="1625" table:style-name="ce158">
            <text:p>1 625</text:p>
          </table:table-cell>
          <table:table-cell office:value-type="float" office:value="0.51786061423049101" table:style-name="ce159">
            <text:p>0,5<text:s text:c="5"/></text:p>
          </table:table-cell>
          <table:table-cell office:value-type="float" office:value="1913" table:style-name="ce141">
            <text:p>1 913</text:p>
          </table:table-cell>
          <table:table-cell office:value-type="float" office:value="0.54233809237608155" table:style-name="ce159">
            <text:p>0,5<text:s text:c="5"/></text:p>
          </table:table-cell>
          <table:table-cell office:value-type="float" office:value="-87" table:style-name="ce143">
            <text:p><text:s/>- 87</text:p>
          </table:table-cell>
          <table:table-cell office:value-type="float" office:value="-5.3538461538461544" table:style-name="ce144">
            <text:p>-5,4<text:s text:c="3"/></text:p>
          </table:table-cell>
          <table:table-cell office:value-type="float" office:value="-375" table:style-name="ce143">
            <text:p><text:s/>- 375</text:p>
          </table:table-cell>
          <table:table-cell office:value-type="float" office:value="-19.602718243596446" table:style-name="ce144">
            <text:p>-19,6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3397" table:style-name="ce139">
            <text:p>3 397</text:p>
          </table:table-cell>
          <table:table-cell office:value-type="float" office:value="1.1168206938951299" table:style-name="ce157">
            <text:p>1,1<text:s text:c="5"/></text:p>
          </table:table-cell>
          <table:table-cell office:value-type="float" office:value="3497" table:style-name="ce158">
            <text:p>3 497</text:p>
          </table:table-cell>
          <table:table-cell office:value-type="float" office:value="1.1144360418240165" table:style-name="ce159">
            <text:p>1,1<text:s text:c="5"/></text:p>
          </table:table-cell>
          <table:table-cell office:value-type="float" office:value="4219" table:style-name="ce141">
            <text:p>4 219</text:p>
          </table:table-cell>
          <table:table-cell office:value-type="float" office:value="1.1960922173207988" table:style-name="ce159">
            <text:p>1,2<text:s text:c="5"/></text:p>
          </table:table-cell>
          <table:table-cell office:value-type="float" office:value="-100" table:style-name="ce143">
            <text:p><text:s/>- 100</text:p>
          </table:table-cell>
          <table:table-cell office:value-type="float" office:value="-2.8595939376608523" table:style-name="ce144">
            <text:p>-2,9<text:s text:c="3"/></text:p>
          </table:table-cell>
          <table:table-cell office:value-type="float" office:value="-822" table:style-name="ce143">
            <text:p><text:s/>- 822</text:p>
          </table:table-cell>
          <table:table-cell office:value-type="float" office:value="-19.483289879118274" table:style-name="ce144">
            <text:p>-19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2273" table:style-name="ce139">
            <text:p>2 273</text:p>
          </table:table-cell>
          <table:table-cell office:value-type="float" office:value="0.7472868522883811" table:style-name="ce157">
            <text:p>0,7<text:s text:c="5"/></text:p>
          </table:table-cell>
          <table:table-cell office:value-type="float" office:value="2312" table:style-name="ce158">
            <text:p>2 312</text:p>
          </table:table-cell>
          <table:table-cell office:value-type="float" office:value="0.73679614775439706" table:style-name="ce159">
            <text:p>0,7<text:s text:c="5"/></text:p>
          </table:table-cell>
          <table:table-cell office:value-type="float" office:value="2906" table:style-name="ce141">
            <text:p>2 906</text:p>
          </table:table-cell>
          <table:table-cell office:value-type="float" office:value="0.8238549380266037" table:style-name="ce159">
            <text:p>0,8<text:s text:c="5"/></text:p>
          </table:table-cell>
          <table:table-cell office:value-type="float" office:value="-39" table:style-name="ce143">
            <text:p><text:s/>- 39</text:p>
          </table:table-cell>
          <table:table-cell office:value-type="float" office:value="-1.6868512110726646" table:style-name="ce144">
            <text:p>-1,7<text:s text:c="3"/></text:p>
          </table:table-cell>
          <table:table-cell office:value-type="float" office:value="-633" table:style-name="ce143">
            <text:p><text:s/>- 633</text:p>
          </table:table-cell>
          <table:table-cell office:value-type="float" office:value="-21.782518926359256" table:style-name="ce144">
            <text:p>-21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2371" table:style-name="ce139">
            <text:p>2 371</text:p>
          </table:table-cell>
          <table:table-cell office:value-type="float" office:value="0.7795059950619232" table:style-name="ce157">
            <text:p>0,8<text:s text:c="5"/></text:p>
          </table:table-cell>
          <table:table-cell office:value-type="float" office:value="2459" table:style-name="ce158">
            <text:p>2 459</text:p>
          </table:table-cell>
          <table:table-cell office:value-type="float" office:value="0.78364261562632453" table:style-name="ce159">
            <text:p>0,8<text:s text:c="5"/></text:p>
          </table:table-cell>
          <table:table-cell office:value-type="float" office:value="2638" table:style-name="ce141">
            <text:p>2 638</text:p>
          </table:table-cell>
          <table:table-cell office:value-type="float" office:value="0.74787657485002779" table:style-name="ce159">
            <text:p>0,7<text:s text:c="5"/></text:p>
          </table:table-cell>
          <table:table-cell office:value-type="float" office:value="-88" table:style-name="ce143">
            <text:p><text:s/>- 88</text:p>
          </table:table-cell>
          <table:table-cell office:value-type="float" office:value="-3.578690524603497" table:style-name="ce144">
            <text:p>-3,6<text:s text:c="3"/></text:p>
          </table:table-cell>
          <table:table-cell office:value-type="float" office:value="-267" table:style-name="ce143">
            <text:p><text:s/>- 267</text:p>
          </table:table-cell>
          <table:table-cell office:value-type="float" office:value="-10.121304018195602" table:style-name="ce144">
            <text:p>-10,1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3505" table:style-name="ce139">
            <text:p>3 505</text:p>
          </table:table-cell>
          <table:table-cell office:value-type="float" office:value="1.1523275042986254" table:style-name="ce157">
            <text:p>1,2<text:s text:c="5"/></text:p>
          </table:table-cell>
          <table:table-cell office:value-type="float" office:value="3575" table:style-name="ce158">
            <text:p>3 575</text:p>
          </table:table-cell>
          <table:table-cell office:value-type="float" office:value="1.1392933513070802" table:style-name="ce159">
            <text:p>1,1<text:s text:c="5"/></text:p>
          </table:table-cell>
          <table:table-cell office:value-type="float" office:value="4269" table:style-name="ce141">
            <text:p>4 269</text:p>
          </table:table-cell>
          <table:table-cell office:value-type="float" office:value="1.2102672850776228" table:style-name="ce159">
            <text:p>1,2<text:s text:c="5"/></text:p>
          </table:table-cell>
          <table:table-cell office:value-type="float" office:value="-70" table:style-name="ce143">
            <text:p><text:s/>- 70</text:p>
          </table:table-cell>
          <table:table-cell office:value-type="float" office:value="-1.9580419580419581" table:style-name="ce144">
            <text:p>-2,0<text:s text:c="3"/></text:p>
          </table:table-cell>
          <table:table-cell office:value-type="float" office:value="-764" table:style-name="ce143">
            <text:p><text:s/>- 764</text:p>
          </table:table-cell>
          <table:table-cell office:value-type="float" office:value="-17.896462871866948" table:style-name="ce144">
            <text:p>-17,9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1077" table:style-name="ce139">
            <text:p>1 077</text:p>
          </table:table-cell>
          <table:table-cell office:value-type="float" office:value="0.35408180374596848" table:style-name="ce157">
            <text:p>0,4<text:s text:c="5"/></text:p>
          </table:table-cell>
          <table:table-cell office:value-type="float" office:value="1116" table:style-name="ce158">
            <text:p>1 116</text:p>
          </table:table-cell>
          <table:table-cell office:value-type="float" office:value="0.35565073568075567" table:style-name="ce159">
            <text:p>0,4<text:s text:c="5"/></text:p>
          </table:table-cell>
          <table:table-cell office:value-type="float" office:value="1262" table:style-name="ce141">
            <text:p>1 262</text:p>
          </table:table-cell>
          <table:table-cell office:value-type="float" office:value="0.35777871018223467" table:style-name="ce159">
            <text:p>0,4<text:s text:c="5"/></text:p>
          </table:table-cell>
          <table:table-cell office:value-type="float" office:value="-39" table:style-name="ce143">
            <text:p><text:s/>- 39</text:p>
          </table:table-cell>
          <table:table-cell office:value-type="float" office:value="-3.4946236559139781" table:style-name="ce144">
            <text:p>-3,5<text:s text:c="3"/></text:p>
          </table:table-cell>
          <table:table-cell office:value-type="float" office:value="-185" table:style-name="ce143">
            <text:p><text:s/>- 185</text:p>
          </table:table-cell>
          <table:table-cell office:value-type="float" office:value="-14.659270998415213" table:style-name="ce144">
            <text:p>-14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Construção</text:p>
          </table:table-cell>
          <table:table-cell office:value-type="float" office:value="18511" table:style-name="ce139">
            <text:p>18 511</text:p>
          </table:table-cell>
          <table:table-cell office:value-type="float" office:value="6.0858015498065212" table:style-name="ce157">
            <text:p>6,1<text:s text:c="5"/></text:p>
          </table:table-cell>
          <table:table-cell office:value-type="float" office:value="18953" table:style-name="ce158">
            <text:p>18 953</text:p>
          </table:table-cell>
          <table:table-cell office:value-type="float" office:value="6.0400075209295352" table:style-name="ce159">
            <text:p>6,0<text:s text:c="5"/></text:p>
          </table:table-cell>
          <table:table-cell office:value-type="float" office:value="21852" table:style-name="ce141">
            <text:p>21 852</text:p>
          </table:table-cell>
          <table:table-cell office:value-type="float" office:value="6.1950716124423071" table:style-name="ce159">
            <text:p>6,2<text:s text:c="5"/></text:p>
          </table:table-cell>
          <table:table-cell office:value-type="float" office:value="-442" table:style-name="ce143">
            <text:p><text:s/>- 442</text:p>
          </table:table-cell>
          <table:table-cell office:value-type="float" office:value="-2.3320846304015195" table:style-name="ce144">
            <text:p>-2,3<text:s text:c="3"/></text:p>
          </table:table-cell>
          <table:table-cell office:value-type="float" office:value="-3341" table:style-name="ce143">
            <text:p><text:s/>-3 341</text:p>
          </table:table-cell>
          <table:table-cell office:value-type="float" office:value="-15.289218378180486" table:style-name="ce144">
            <text:p>-15,3<text:s text:c="3"/></text:p>
          </table:table-cell>
          <table:table-cell table:number-columns-repeated="16372" table:style-name="ce1"/>
        </table:table-row>
        <table:table-row table:style-name="ro11">
          <table:table-cell table:style-name="ce264"/>
          <table:table-cell office:value-type="string" table:style-name="ce265">
            <text:p>Serviços</text:p>
          </table:table-cell>
          <table:table-cell office:value-type="float" office:value="223326" table:style-name="ce150">
            <text:p>223 326</text:p>
          </table:table-cell>
          <table:table-cell office:value-type="float" office:value="73.422166112694669" table:style-name="ce151">
            <text:p>73,4<text:s text:c="5"/></text:p>
          </table:table-cell>
          <table:table-cell office:value-type="float" office:value="231094" table:style-name="ce152">
            <text:p>231 094</text:p>
          </table:table-cell>
          <table:table-cell office:value-type="float" office:value="73.645834329219127" table:style-name="ce153">
            <text:p>73,6<text:s text:c="5"/></text:p>
          </table:table-cell>
          <table:table-cell office:value-type="float" office:value="256607" table:style-name="ce152">
            <text:p>256 607</text:p>
          </table:table-cell>
          <table:table-cell office:value-type="float" office:value="72.748432237506094" table:style-name="ce153">
            <text:p>72,7<text:s text:c="5"/></text:p>
          </table:table-cell>
          <table:table-cell office:value-type="float" office:value="-7768" table:style-name="ce134">
            <text:p><text:s/>-7 768</text:p>
          </table:table-cell>
          <table:table-cell office:value-type="float" office:value="-3.3614027192397899" table:style-name="ce135">
            <text:p>-3,4<text:s text:c="3"/></text:p>
          </table:table-cell>
          <table:table-cell office:value-type="float" office:value="-33281" table:style-name="ce134">
            <text:p><text:s/>-33 281</text:p>
          </table:table-cell>
          <table:table-cell office:value-type="float" office:value="-12.969638396458397" table:style-name="ce135">
            <text:p>-13,0<text:s text:c="3"/></text:p>
          </table:table-cell>
          <table:table-cell table:number-columns-repeated="16372" table:style-name="ce264"/>
        </table:table-row>
        <table:table-row table:style-name="ro35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3957" table:style-name="ce139">
            <text:p>3 957</text:p>
          </table:table-cell>
          <table:table-cell office:value-type="float" office:value="1.3009300811725137" table:style-name="ce157">
            <text:p>1,3<text:s text:c="5"/></text:p>
          </table:table-cell>
          <table:table-cell office:value-type="float" office:value="3991" table:style-name="ce158">
            <text:p>3 991</text:p>
          </table:table-cell>
          <table:table-cell office:value-type="float" office:value="1.271865668550086" table:style-name="ce159">
            <text:p>1,3<text:s text:c="5"/></text:p>
          </table:table-cell>
          <table:table-cell office:value-type="float" office:value="4424" table:style-name="ce158">
            <text:p>4 424</text:p>
          </table:table-cell>
          <table:table-cell office:value-type="float" office:value="1.2542099951237766" table:style-name="ce159">
            <text:p>1,3<text:s text:c="5"/></text:p>
          </table:table-cell>
          <table:table-cell office:value-type="float" office:value="-34" table:style-name="ce143">
            <text:p><text:s/>- 34</text:p>
          </table:table-cell>
          <table:table-cell office:value-type="float" office:value="-0.85191681282886489" table:style-name="ce144">
            <text:p>-0,9<text:s text:c="3"/></text:p>
          </table:table-cell>
          <table:table-cell office:value-type="float" office:value="-467" table:style-name="ce143">
            <text:p><text:s/>- 467</text:p>
          </table:table-cell>
          <table:table-cell office:value-type="float" office:value="-10.556057866184448" table:style-name="ce144">
            <text:p>-10,6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Comércio por grosso e a retalho</text:p>
          </table:table-cell>
          <table:table-cell office:value-type="float" office:value="32630" table:style-name="ce139">
            <text:p>32 630</text:p>
          </table:table-cell>
          <table:table-cell office:value-type="float" office:value="10.727659476537561" table:style-name="ce157">
            <text:p>10,7<text:s text:c="5"/></text:p>
          </table:table-cell>
          <table:table-cell office:value-type="float" office:value="33411" table:style-name="ce158">
            <text:p>33 411</text:p>
          </table:table-cell>
          <table:table-cell office:value-type="float" office:value="10.647532912033805" table:style-name="ce159">
            <text:p>10,6<text:s text:c="5"/></text:p>
          </table:table-cell>
          <table:table-cell office:value-type="float" office:value="38692" table:style-name="ce158">
            <text:p>38 692</text:p>
          </table:table-cell>
          <table:table-cell office:value-type="float" office:value="10.969234432940588" table:style-name="ce159">
            <text:p>11,0<text:s text:c="5"/></text:p>
          </table:table-cell>
          <table:table-cell office:value-type="float" office:value="-781" table:style-name="ce143">
            <text:p><text:s/>- 781</text:p>
          </table:table-cell>
          <table:table-cell office:value-type="float" office:value="-2.3375535003441978" table:style-name="ce144">
            <text:p>-2,3<text:s text:c="3"/></text:p>
          </table:table-cell>
          <table:table-cell office:value-type="float" office:value="-6062" table:style-name="ce143">
            <text:p><text:s/>-6 062</text:p>
          </table:table-cell>
          <table:table-cell office:value-type="float" office:value="-15.667321410110619" table:style-name="ce144">
            <text:p>-15,7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Transportes e armazenagem</text:p>
          </table:table-cell>
          <table:table-cell office:value-type="float" office:value="5906" table:style-name="ce139">
            <text:p>5 906</text:p>
          </table:table-cell>
          <table:table-cell office:value-type="float" office:value="1.9416965022504082" table:style-name="ce157">
            <text:p>1,9<text:s text:c="5"/></text:p>
          </table:table-cell>
          <table:table-cell office:value-type="float" office:value="6174" table:style-name="ce158">
            <text:p>6 174</text:p>
          </table:table-cell>
          <table:table-cell office:value-type="float" office:value="1.9675516506209547" table:style-name="ce159">
            <text:p>2,0<text:s text:c="5"/></text:p>
          </table:table-cell>
          <table:table-cell office:value-type="float" office:value="6840" table:style-name="ce158">
            <text:p>6 840</text:p>
          </table:table-cell>
          <table:table-cell office:value-type="float" office:value="1.9391492691335066" table:style-name="ce159">
            <text:p>1,9<text:s text:c="5"/></text:p>
          </table:table-cell>
          <table:table-cell office:value-type="float" office:value="-268" table:style-name="ce143">
            <text:p><text:s/>- 268</text:p>
          </table:table-cell>
          <table:table-cell office:value-type="float" office:value="-4.3407839326206679" table:style-name="ce144">
            <text:p>-4,3<text:s text:c="3"/></text:p>
          </table:table-cell>
          <table:table-cell office:value-type="float" office:value="-934" table:style-name="ce143">
            <text:p><text:s/>- 934</text:p>
          </table:table-cell>
          <table:table-cell office:value-type="float" office:value="-13.654970760233917" table:style-name="ce144">
            <text:p>-13,7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lojamento, restauração e similares</text:p>
          </table:table-cell>
          <table:table-cell office:value-type="float" office:value="30396" table:style-name="ce139">
            <text:p>30 396</text:p>
          </table:table-cell>
          <table:table-cell office:value-type="float" office:value="9.9931945280059971" table:style-name="ce157">
            <text:p>10,0<text:s text:c="5"/></text:p>
          </table:table-cell>
          <table:table-cell office:value-type="float" office:value="32565" table:style-name="ce158">
            <text:p>32 565</text:p>
          </table:table-cell>
          <table:table-cell office:value-type="float" office:value="10.377926709179039" table:style-name="ce159">
            <text:p>10,4<text:s text:c="5"/></text:p>
          </table:table-cell>
          <table:table-cell office:value-type="float" office:value="39360" table:style-name="ce158">
            <text:p>39 360</text:p>
          </table:table-cell>
          <table:table-cell office:value-type="float" office:value="11.158613338171756" table:style-name="ce159">
            <text:p>11,2<text:s text:c="5"/></text:p>
          </table:table-cell>
          <table:table-cell office:value-type="float" office:value="-2169" table:style-name="ce143">
            <text:p><text:s/>-2 169</text:p>
          </table:table-cell>
          <table:table-cell office:value-type="float" office:value="-6.660525103638876" table:style-name="ce144">
            <text:p>-6,7<text:s text:c="3"/></text:p>
          </table:table-cell>
          <table:table-cell office:value-type="float" office:value="-8964" table:style-name="ce143">
            <text:p><text:s/>-8 964</text:p>
          </table:table-cell>
          <table:table-cell office:value-type="float" office:value="-22.774390243902438" table:style-name="ce144">
            <text:p>-22,8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3900" table:style-name="ce139">
            <text:p>3 900</text:p>
          </table:table-cell>
          <table:table-cell office:value-type="float" office:value="1.2821903756817801" table:style-name="ce157">
            <text:p>1,3<text:s text:c="5"/></text:p>
          </table:table-cell>
          <table:table-cell office:value-type="float" office:value="3989" table:style-name="ce158">
            <text:p>3 989</text:p>
          </table:table-cell>
          <table:table-cell office:value-type="float" office:value="1.2712283016402637" table:style-name="ce159">
            <text:p>1,3<text:s text:c="5"/></text:p>
          </table:table-cell>
          <table:table-cell office:value-type="float" office:value="4531" table:style-name="ce158">
            <text:p>4 531</text:p>
          </table:table-cell>
          <table:table-cell office:value-type="float" office:value="1.2845446401233798" table:style-name="ce159">
            <text:p>1,3<text:s text:c="5"/></text:p>
          </table:table-cell>
          <table:table-cell office:value-type="float" office:value="-89" table:style-name="ce143">
            <text:p><text:s/>- 89</text:p>
          </table:table-cell>
          <table:table-cell office:value-type="float" office:value="-2.2311356229631487" table:style-name="ce144">
            <text:p>-2,2<text:s text:c="3"/></text:p>
          </table:table-cell>
          <table:table-cell office:value-type="float" office:value="-631" table:style-name="ce143">
            <text:p><text:s/>- 631</text:p>
          </table:table-cell>
          <table:table-cell office:value-type="float" office:value="-13.926285588170382" table:style-name="ce144">
            <text:p>-13,9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financeiras e de seguros</text:p>
          </table:table-cell>
          <table:table-cell office:value-type="float" office:value="2585" table:style-name="ce139">
            <text:p>2 585</text:p>
          </table:table-cell>
          <table:table-cell office:value-type="float" office:value="0.84986208234292349" table:style-name="ce157">
            <text:p>0,8<text:s text:c="5"/></text:p>
          </table:table-cell>
          <table:table-cell office:value-type="float" office:value="2589" table:style-name="ce158">
            <text:p>2 589</text:p>
          </table:table-cell>
          <table:table-cell office:value-type="float" office:value="0.82507146476476378" table:style-name="ce159">
            <text:p>0,8<text:s text:c="5"/></text:p>
          </table:table-cell>
          <table:table-cell office:value-type="float" office:value="2759" table:style-name="ce158">
            <text:p>2 759</text:p>
          </table:table-cell>
          <table:table-cell office:value-type="float" office:value="0.78218023882154153" table:style-name="ce159">
            <text:p>0,8<text:s text:c="5"/></text:p>
          </table:table-cell>
          <table:table-cell office:value-type="float" office:value="-4" table:style-name="ce143">
            <text:p><text:s/>- 4</text:p>
          </table:table-cell>
          <table:table-cell office:value-type="float" office:value="-0.1544998068752414" table:style-name="ce144">
            <text:p>-0,2<text:s text:c="3"/></text:p>
          </table:table-cell>
          <table:table-cell office:value-type="float" office:value="-174" table:style-name="ce143">
            <text:p><text:s/>- 174</text:p>
          </table:table-cell>
          <table:table-cell office:value-type="float" office:value="-6.3066328379847771" table:style-name="ce144">
            <text:p>-6,3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91914" table:style-name="ce139">
            <text:p>91 914</text:p>
          </table:table-cell>
          <table:table-cell office:value-type="float" office:value="30.218268253952594" table:style-name="ce157">
            <text:p>30,2<text:s text:c="5"/></text:p>
          </table:table-cell>
          <table:table-cell office:value-type="float" office:value="96324" table:style-name="ce158">
            <text:p>96 324</text:p>
          </table:table-cell>
          <table:table-cell office:value-type="float" office:value="30.696865110854038" table:style-name="ce159">
            <text:p>30,7<text:s text:c="5"/></text:p>
          </table:table-cell>
          <table:table-cell office:value-type="float" office:value="101839" table:style-name="ce158">
            <text:p>101 839</text:p>
          </table:table-cell>
          <table:table-cell office:value-type="float" office:value="28.87149450574374" table:style-name="ce159">
            <text:p>28,9<text:s text:c="5"/></text:p>
          </table:table-cell>
          <table:table-cell office:value-type="float" office:value="-4410" table:style-name="ce143">
            <text:p><text:s/>-4 410</text:p>
          </table:table-cell>
          <table:table-cell office:value-type="float" office:value="-4.5782982434284287" table:style-name="ce144">
            <text:p>-4,6<text:s text:c="3"/></text:p>
          </table:table-cell>
          <table:table-cell office:value-type="float" office:value="-9925" table:style-name="ce143">
            <text:p><text:s/>-9 925</text:p>
          </table:table-cell>
          <table:table-cell office:value-type="float" office:value="-9.745775194179048" table:style-name="ce144">
            <text:p>-9,7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6217" table:style-name="ce139">
            <text:p>6 217</text:p>
          </table:table-cell>
          <table:table-cell office:value-type="float" office:value="2.0439429655419552" table:style-name="ce157">
            <text:p>2,0<text:s text:c="5"/></text:p>
          </table:table-cell>
          <table:table-cell office:value-type="float" office:value="6435" table:style-name="ce158">
            <text:p>6 435</text:p>
          </table:table-cell>
          <table:table-cell office:value-type="float" office:value="2.0507280323527444" table:style-name="ce159">
            <text:p>2,1<text:s text:c="5"/></text:p>
          </table:table-cell>
          <table:table-cell office:value-type="float" office:value="7198" table:style-name="ce158">
            <text:p>7 198</text:p>
          </table:table-cell>
          <table:table-cell office:value-type="float" office:value="2.0406427542723655" table:style-name="ce159">
            <text:p>2,0<text:s text:c="5"/></text:p>
          </table:table-cell>
          <table:table-cell office:value-type="float" office:value="-218" table:style-name="ce143">
            <text:p><text:s/>- 218</text:p>
          </table:table-cell>
          <table:table-cell office:value-type="float" office:value="-3.3877233877233874" table:style-name="ce144">
            <text:p>-3,4<text:s text:c="3"/></text:p>
          </table:table-cell>
          <table:table-cell office:value-type="float" office:value="-981" table:style-name="ce143">
            <text:p><text:s/>- 981</text:p>
          </table:table-cell>
          <table:table-cell office:value-type="float" office:value="-13.628785773826063" table:style-name="ce144">
            <text:p>-13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25025" table:style-name="ce139">
            <text:p>25 025</text:p>
          </table:table-cell>
          <table:table-cell office:value-type="float" office:value="8.2273882439580888" table:style-name="ce157">
            <text:p>8,2<text:s text:c="5"/></text:p>
          </table:table-cell>
          <table:table-cell office:value-type="float" office:value="24240" table:style-name="ce158">
            <text:p>24 240</text:p>
          </table:table-cell>
          <table:table-cell office:value-type="float" office:value="7.7248869470443706" table:style-name="ce159">
            <text:p>7,7<text:s text:c="5"/></text:p>
          </table:table-cell>
          <table:table-cell office:value-type="float" office:value="26961" table:style-name="ce158">
            <text:p>26 961</text:p>
          </table:table-cell>
          <table:table-cell office:value-type="float" office:value="7.6434800358345711" table:style-name="ce159">
            <text:p>7,6<text:s text:c="5"/></text:p>
          </table:table-cell>
          <table:table-cell office:value-type="float" office:value="785" table:style-name="ce143">
            <text:p>+ 785</text:p>
          </table:table-cell>
          <table:table-cell office:value-type="float" office:value="3.2384488448844886" table:style-name="ce144">
            <text:p>+3,2<text:s text:c="3"/></text:p>
          </table:table-cell>
          <table:table-cell office:value-type="float" office:value="-1936" table:style-name="ce143">
            <text:p><text:s/>-1 936</text:p>
          </table:table-cell>
          <table:table-cell office:value-type="float" office:value="-7.1807425540595675" table:style-name="ce144">
            <text:p>-7,2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Outras atividades de serviços</text:p>
          </table:table-cell>
          <table:table-cell office:value-type="float" office:value="20796" table:style-name="ce139">
            <text:p>20 796</text:p>
          </table:table-cell>
          <table:table-cell office:value-type="float" office:value="6.8370336032508456" table:style-name="ce157">
            <text:p>6,8<text:s text:c="5"/></text:p>
          </table:table-cell>
          <table:table-cell office:value-type="float" office:value="21376" table:style-name="ce158">
            <text:p>21 376</text:p>
          </table:table-cell>
          <table:table-cell office:value-type="float" office:value="6.8121775321790619" table:style-name="ce159">
            <text:p>6,8<text:s text:c="5"/></text:p>
          </table:table-cell>
          <table:table-cell office:value-type="float" office:value="24003" table:style-name="ce158">
            <text:p>24 003</text:p>
          </table:table-cell>
          <table:table-cell office:value-type="float" office:value="6.8048830273408702" table:style-name="ce159">
            <text:p>6,8<text:s text:c="5"/></text:p>
          </table:table-cell>
          <table:table-cell office:value-type="float" office:value="-580" table:style-name="ce143">
            <text:p><text:s/>- 580</text:p>
          </table:table-cell>
          <table:table-cell office:value-type="float" office:value="-2.7133233532934131" table:style-name="ce144">
            <text:p>-2,7<text:s text:c="3"/></text:p>
          </table:table-cell>
          <table:table-cell office:value-type="float" office:value="-3207" table:style-name="ce143">
            <text:p><text:s/>-3 207</text:p>
          </table:table-cell>
          <table:table-cell office:value-type="float" office:value="-13.360829896262969" table:style-name="ce144">
            <text:p>-13,4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Sem classificação</text:p>
          </table:table-cell>
          <table:table-cell office:value-type="float" office:value="8491" table:style-name="ce139">
            <text:p>8 491</text:p>
          </table:table-cell>
          <table:table-cell office:value-type="float" office:value="2.7915585845933322" table:style-name="ce157">
            <text:p>2,8<text:s text:c="5"/></text:p>
          </table:table-cell>
          <table:table-cell office:value-type="float" office:value="8361" table:style-name="ce158">
            <text:p>8 361</text:p>
          </table:table-cell>
          <table:table-cell office:value-type="float" office:value="2.6645123665114676" table:style-name="ce159">
            <text:p>2,7<text:s text:c="5"/></text:p>
          </table:table-cell>
          <table:table-cell office:value-type="float" office:value="9358" table:style-name="ce158">
            <text:p>9 358</text:p>
          </table:table-cell>
          <table:table-cell office:value-type="float" office:value="2.6530056813671572" table:style-name="ce159">
            <text:p>2,7<text:s text:c="5"/></text:p>
          </table:table-cell>
          <table:table-cell office:value-type="float" office:value="130" table:style-name="ce143">
            <text:p>+ 130</text:p>
          </table:table-cell>
          <table:table-cell office:value-type="float" office:value="1.5548379380456883" table:style-name="ce144">
            <text:p>+1,6<text:s text:c="3"/></text:p>
          </table:table-cell>
          <table:table-cell office:value-type="float" office:value="-867" table:style-name="ce143">
            <text:p><text:s/>- 867</text:p>
          </table:table-cell>
          <table:table-cell office:value-type="float" office:value="-9.2648001709767041" table:style-name="ce144">
            <text:p>-9,3<text:s text:c="3"/></text:p>
          </table:table-cell>
          <table:table-cell table:number-columns-repeated="16372"/>
        </table:table-row>
        <table:table-row table:style-name="ro21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275"/>
          <table:table-cell table:number-columns-repeated="16372"/>
        </table:table-row>
        <table:table-row table:style-name="ro14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4" table:style-name="ro14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2" table:style-name="ro35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28" table:style-name="ro14">
          <table:table-cell table:number-columns-repeated="16384"/>
        </table:table-row>
        <table:table-row table:style-name="ro1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48" table:default-cell-style-name="ce1"/>
        <table:table-column table:style-name="co17" table:default-cell-style-name="ce1"/>
        <table:table-column table:style-name="co20" table:default-cell-style-name="ce1"/>
        <table:table-column table:style-name="co35" table:default-cell-style-name="ce94"/>
        <table:table-column table:style-name="co7" table:default-cell-style-name="ce94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20" table:default-cell-style-name="ce1"/>
        <table:table-column table:style-name="co49" table:default-cell-style-name="ce1"/>
        <table:table-column table:style-name="co20" table:number-columns-repeated="2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72259in" svg:height="0.65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9625in" svg:y="0.24632in" svg:width="2.07743in" svg:height="0.51612in">
                <draw:text-box>
                  <text:p text:style-name="a59" text:class-names="" text:cond-style-name=""><text:span text:style-name="a57" text:class-names="">SETEMBRO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18" draw:style-name="a55" draw:name="Text Box 122" svg:x="0.0336in" svg:y="0in" svg:width="0.94556in" svg:height="0.29099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 table:number-columns-repeated="16384"/>
        </table:table-row>
        <table:table-row table:style-name="ro20">
          <table:table-cell/>
          <table:table-cell office:value-type="string" table:style-name="ce99">
            <text:p><text:s/>Quadro 6 - OFERTAS DE EMPREGO, POR <text:s/>REGIÕES<text:s text:c="3"/></text:p>
          </table:table-cell>
          <table:table-cell table:number-columns-repeated="8" table:style-name="ce96"/>
          <table:table-cell table:number-columns-repeated="2" table:style-name="ce277"/>
          <table:table-cell table:number-columns-repeated="16372" table:style-name="ce1"/>
        </table:table-row>
        <table:table-row table:style-name="ro20">
          <table:table-cell/>
          <table:table-cell office:value-type="string" table:style-name="ce228">
            <text:p>Situação no fim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35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12">
          <table:table-cell/>
          <table:table-cell table:style-name="ce104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5">
          <table:table-cell/>
          <table:table-cell table:style-name="ce110"/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5">
          <table:table-cell/>
          <table:table-cell table:style-name="ce115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7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3"/>
          <table:table-cell table:number-columns-repeated="16371" table:style-name="ce1"/>
        </table:table-row>
        <table:table-row table:style-name="ro34">
          <table:table-cell/>
          <table:table-cell office:value-type="string" table:style-name="ce206">
            <text:p>PORTUGAL</text:p>
          </table:table-cell>
          <table:table-cell office:value-type="float" office:value="23800" table:style-name="ce207">
            <text:p>23 800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24159" table:style-name="ce209">
            <text:p>24 159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14398" table:style-name="ce209">
            <text:p>14 398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-359" table:style-name="ce134">
            <text:p><text:s/>- 359</text:p>
          </table:table-cell>
          <table:table-cell office:value-type="float" office:value="-1.4859886584709632" table:style-name="ce135">
            <text:p>-1,5<text:s text:c="3"/></text:p>
          </table:table-cell>
          <table:table-cell office:value-type="float" office:value="9402" table:style-name="ce134">
            <text:p>+9 402</text:p>
          </table:table-cell>
          <table:table-cell office:value-type="float" office:value="65.300736213362967" table:style-name="ce135">
            <text:p>+65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22981" table:style-name="ce207">
            <text:p>22 981</text:p>
          </table:table-cell>
          <table:table-cell office:value-type="float" office:value="96.558823529411768" table:style-name="ce208">
            <text:p>96,6<text:s text:c="5"/></text:p>
          </table:table-cell>
          <table:table-cell office:value-type="float" office:value="23560" table:style-name="ce209">
            <text:p>23 560</text:p>
          </table:table-cell>
          <table:table-cell office:value-type="float" office:value="97.520592739765718" table:style-name="ce210">
            <text:p>97,5<text:s text:c="5"/></text:p>
          </table:table-cell>
          <table:table-cell office:value-type="float" office:value="14163" table:style-name="ce209">
            <text:p>14 163</text:p>
          </table:table-cell>
          <table:table-cell office:value-type="float" office:value="98.36782886512016" table:style-name="ce211">
            <text:p>98,4<text:s text:c="5"/></text:p>
          </table:table-cell>
          <table:table-cell office:value-type="float" office:value="-579" table:style-name="ce134">
            <text:p><text:s/>- 579</text:p>
          </table:table-cell>
          <table:table-cell office:value-type="float" office:value="-2.4575551782682514" table:style-name="ce135">
            <text:p>-2,5<text:s text:c="3"/></text:p>
          </table:table-cell>
          <table:table-cell office:value-type="float" office:value="8818" table:style-name="ce134">
            <text:p>+8 818</text:p>
          </table:table-cell>
          <table:table-cell office:value-type="float" office:value="62.260820447645273" table:style-name="ce135">
            <text:p>+62,3<text:s text:c="3"/></text:p>
          </table:table-cell>
          <table:table-cell table:style-name="ce1"/>
          <table:table-cell table:style-name="ce185"/>
          <table:table-cell table:number-columns-repeated="16370"/>
        </table:table-row>
        <table:table-row table:style-name="ro12">
          <table:table-cell/>
          <table:table-cell office:value-type="string" table:style-name="ce213">
            <text:p>Norte</text:p>
          </table:table-cell>
          <table:table-cell office:value-type="float" office:value="5547" table:style-name="ce214">
            <text:p>5 547</text:p>
          </table:table-cell>
          <table:table-cell office:value-type="float" office:value="23.306722689075627" table:style-name="ce215">
            <text:p>23,3<text:s text:c="5"/></text:p>
          </table:table-cell>
          <table:table-cell office:value-type="float" office:value="5027" table:style-name="ce216">
            <text:p>5 027</text:p>
          </table:table-cell>
          <table:table-cell office:value-type="float" office:value="20.807980462767496" table:style-name="ce217">
            <text:p>20,8<text:s text:c="5"/></text:p>
          </table:table-cell>
          <table:table-cell office:value-type="float" office:value="3092" table:style-name="ce216">
            <text:p>3 092</text:p>
          </table:table-cell>
          <table:table-cell office:value-type="float" office:value="21.475204889567994" table:style-name="ce218">
            <text:p>21,5<text:s text:c="5"/></text:p>
          </table:table-cell>
          <table:table-cell office:value-type="float" office:value="520" table:style-name="ce143">
            <text:p>+ 520</text:p>
          </table:table-cell>
          <table:table-cell office:value-type="float" office:value="10.344141635170082" table:style-name="ce144">
            <text:p>+10,3<text:s text:c="3"/></text:p>
          </table:table-cell>
          <table:table-cell office:value-type="float" office:value="2455" table:style-name="ce143">
            <text:p>+2 455</text:p>
          </table:table-cell>
          <table:table-cell office:value-type="float" office:value="79.398447606727046" table:style-name="ce144">
            <text:p>+79,4<text:s text:c="3"/></text:p>
          </table:table-cell>
          <table:table-cell table:style-name="ce1"/>
          <table:table-cell table:style-name="ce185"/>
          <table:table-cell table:number-columns-repeated="16370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5948" table:style-name="ce214">
            <text:p>5 948</text:p>
          </table:table-cell>
          <table:table-cell office:value-type="float" office:value="24.991596638655462" table:style-name="ce215">
            <text:p>25,0<text:s text:c="5"/></text:p>
          </table:table-cell>
          <table:table-cell office:value-type="float" office:value="5860" table:style-name="ce216">
            <text:p>5 860</text:p>
          </table:table-cell>
          <table:table-cell office:value-type="float" office:value="24.255970859721014" table:style-name="ce217">
            <text:p>24,3<text:s text:c="5"/></text:p>
          </table:table-cell>
          <table:table-cell office:value-type="float" office:value="4254" table:style-name="ce216">
            <text:p>4 254</text:p>
          </table:table-cell>
          <table:table-cell office:value-type="float" office:value="29.54577024586748" table:style-name="ce218">
            <text:p>29,5<text:s text:c="5"/></text:p>
          </table:table-cell>
          <table:table-cell office:value-type="float" office:value="88" table:style-name="ce143">
            <text:p>+ 88</text:p>
          </table:table-cell>
          <table:table-cell office:value-type="float" office:value="1.5017064846416381" table:style-name="ce144">
            <text:p>+1,5<text:s text:c="3"/></text:p>
          </table:table-cell>
          <table:table-cell office:value-type="float" office:value="1694" table:style-name="ce143">
            <text:p>+1 694</text:p>
          </table:table-cell>
          <table:table-cell office:value-type="float" office:value="39.821344616831219" table:style-name="ce144">
            <text:p>+39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8251" table:style-name="ce214">
            <text:p>8 251</text:p>
          </table:table-cell>
          <table:table-cell office:value-type="float" office:value="34.668067226890756" table:style-name="ce215">
            <text:p>34,7<text:s text:c="5"/></text:p>
          </table:table-cell>
          <table:table-cell office:value-type="float" office:value="8269" table:style-name="ce216">
            <text:p>8 269</text:p>
          </table:table-cell>
          <table:table-cell office:value-type="float" office:value="34.227410074920314" table:style-name="ce217">
            <text:p>34,2<text:s text:c="5"/></text:p>
          </table:table-cell>
          <table:table-cell office:value-type="float" office:value="4494" table:style-name="ce216">
            <text:p>4 494</text:p>
          </table:table-cell>
          <table:table-cell office:value-type="float" office:value="31.212668426170303" table:style-name="ce218">
            <text:p>31,2<text:s text:c="5"/></text:p>
          </table:table-cell>
          <table:table-cell office:value-type="float" office:value="-18" table:style-name="ce143">
            <text:p><text:s/>- 18</text:p>
          </table:table-cell>
          <table:table-cell office:value-type="float" office:value="-0.21768049340911838" table:style-name="ce144">
            <text:p>-0,2<text:s text:c="3"/></text:p>
          </table:table-cell>
          <table:table-cell office:value-type="float" office:value="3757" table:style-name="ce143">
            <text:p>+3 757</text:p>
          </table:table-cell>
          <table:table-cell office:value-type="float" office:value="83.600356030262574" table:style-name="ce144">
            <text:p>+8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2356" table:style-name="ce214">
            <text:p>2 356</text:p>
          </table:table-cell>
          <table:table-cell office:value-type="float" office:value="9.8991596638655466" table:style-name="ce215">
            <text:p>9,9<text:s text:c="5"/></text:p>
          </table:table-cell>
          <table:table-cell office:value-type="float" office:value="3405" table:style-name="ce216">
            <text:p>3 405</text:p>
          </table:table-cell>
          <table:table-cell office:value-type="float" office:value="14.094126412517074" table:style-name="ce217">
            <text:p>14,1<text:s text:c="5"/></text:p>
          </table:table-cell>
          <table:table-cell office:value-type="float" office:value="2055" table:style-name="ce216">
            <text:p>2 055</text:p>
          </table:table-cell>
          <table:table-cell office:value-type="float" office:value="14.272815668842895" table:style-name="ce218">
            <text:p>14,3<text:s text:c="5"/></text:p>
          </table:table-cell>
          <table:table-cell office:value-type="float" office:value="-1049" table:style-name="ce143">
            <text:p><text:s/>-1 049</text:p>
          </table:table-cell>
          <table:table-cell office:value-type="float" office:value="-30.80763582966226" table:style-name="ce144">
            <text:p>-30,8<text:s text:c="3"/></text:p>
          </table:table-cell>
          <table:table-cell office:value-type="float" office:value="301" table:style-name="ce143">
            <text:p>+ 301</text:p>
          </table:table-cell>
          <table:table-cell office:value-type="float" office:value="14.647201946472018" table:style-name="ce144">
            <text:p>+14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879" table:style-name="ce214">
            <text:p><text:s/>879</text:p>
          </table:table-cell>
          <table:table-cell office:value-type="float" office:value="3.6932773109243699" table:style-name="ce215">
            <text:p>3,7<text:s text:c="5"/></text:p>
          </table:table-cell>
          <table:table-cell office:value-type="float" office:value="999" table:style-name="ce216">
            <text:p><text:s/>999</text:p>
          </table:table-cell>
          <table:table-cell office:value-type="float" office:value="4.1351049298398115" table:style-name="ce217">
            <text:p>4,1<text:s text:c="5"/></text:p>
          </table:table-cell>
          <table:table-cell office:value-type="float" office:value="268" table:style-name="ce216">
            <text:p><text:s/>268</text:p>
          </table:table-cell>
          <table:table-cell office:value-type="float" office:value="1.8613696346714823" table:style-name="ce218">
            <text:p>1,9<text:s text:c="5"/></text:p>
          </table:table-cell>
          <table:table-cell office:value-type="float" office:value="-120" table:style-name="ce143">
            <text:p><text:s/>- 120</text:p>
          </table:table-cell>
          <table:table-cell office:value-type="float" office:value="-12.012012012012011" table:style-name="ce144">
            <text:p>-12,0<text:s text:c="3"/></text:p>
          </table:table-cell>
          <table:table-cell office:value-type="float" office:value="611" table:style-name="ce143">
            <text:p>+ 611</text:p>
          </table:table-cell>
          <table:table-cell office:value-type="float" office:value="227.98507462686567" table:style-name="ce144">
            <text:p>+228,0<text:s text:c="3"/></text:p>
          </table:table-cell>
          <table:table-cell table:number-columns-repeated="16372"/>
        </table:table-row>
        <table:table-row table:style-name="ro37">
          <table:table-cell/>
          <table:table-cell office:value-type="string" table:style-name="ce212">
            <text:p>REG.AUTÓNOMAS</text:p>
          </table:table-cell>
          <table:table-cell office:value-type="float" office:value="819" table:style-name="ce207">
            <text:p><text:s/>819</text:p>
          </table:table-cell>
          <table:table-cell office:value-type="float" office:value="3.4411764705882351" table:style-name="ce208">
            <text:p>3,4<text:s text:c="5"/></text:p>
          </table:table-cell>
          <table:table-cell office:value-type="float" office:value="599" table:style-name="ce209">
            <text:p><text:s/>599</text:p>
          </table:table-cell>
          <table:table-cell office:value-type="float" office:value="2.4794072602342809" table:style-name="ce210">
            <text:p>2,5<text:s text:c="5"/></text:p>
          </table:table-cell>
          <table:table-cell office:value-type="float" office:value="235" table:style-name="ce209">
            <text:p><text:s/>235</text:p>
          </table:table-cell>
          <table:table-cell office:value-type="float" office:value="1.6321711348798444" table:style-name="ce211">
            <text:p>1,6<text:s text:c="5"/></text:p>
          </table:table-cell>
          <table:table-cell office:value-type="float" office:value="220" table:style-name="ce134">
            <text:p>+ 220</text:p>
          </table:table-cell>
          <table:table-cell office:value-type="float" office:value="36.727879799666105" table:style-name="ce135">
            <text:p>+36,7<text:s text:c="3"/></text:p>
          </table:table-cell>
          <table:table-cell office:value-type="float" office:value="584" table:style-name="ce134">
            <text:p>+ 584</text:p>
          </table:table-cell>
          <table:table-cell office:value-type="float" office:value="248.51063829787233" table:style-name="ce135">
            <text:p>+248,5<text:s text:c="3"/>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213">
            <text:p>Açores</text:p>
          </table:table-cell>
          <table:table-cell office:value-type="float" office:value="52" table:style-name="ce214">
            <text:p><text:s/>52</text:p>
          </table:table-cell>
          <table:table-cell office:value-type="float" office:value="0.21848739495798319" table:style-name="ce215">
            <text:p>0,2<text:s text:c="5"/></text:p>
          </table:table-cell>
          <table:table-cell office:value-type="float" office:value="35" table:style-name="ce216">
            <text:p><text:s/>35</text:p>
          </table:table-cell>
          <table:table-cell office:value-type="float" office:value="0.14487354609048389" table:style-name="ce217">
            <text:p>0,1<text:s text:c="5"/></text:p>
          </table:table-cell>
          <table:table-cell office:value-type="float" office:value="20" table:style-name="ce216">
            <text:p><text:s/>20</text:p>
          </table:table-cell>
          <table:table-cell office:value-type="float" office:value="0.13890818169190164" table:style-name="ce218">
            <text:p>0,1<text:s text:c="5"/></text:p>
          </table:table-cell>
          <table:table-cell office:value-type="float" office:value="17" table:style-name="ce143">
            <text:p>+ 17</text:p>
          </table:table-cell>
          <table:table-cell office:value-type="float" office:value="48.571428571428569" table:style-name="ce144">
            <text:p>+48,6<text:s text:c="3"/></text:p>
          </table:table-cell>
          <table:table-cell office:value-type="float" office:value="32" table:style-name="ce143">
            <text:p>+ 32</text:p>
          </table:table-cell>
          <table:table-cell office:value-type="float" office:value="160" table:style-name="ce144">
            <text:p>+16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767" table:style-name="ce214">
            <text:p><text:s/>767</text:p>
          </table:table-cell>
          <table:table-cell office:value-type="float" office:value="3.2226890756302522" table:style-name="ce215">
            <text:p>3,2<text:s text:c="5"/></text:p>
          </table:table-cell>
          <table:table-cell office:value-type="float" office:value="564" table:style-name="ce216">
            <text:p><text:s/>564</text:p>
          </table:table-cell>
          <table:table-cell office:value-type="float" office:value="2.3345337141437974" table:style-name="ce217">
            <text:p>2,3<text:s text:c="5"/></text:p>
          </table:table-cell>
          <table:table-cell office:value-type="float" office:value="215" table:style-name="ce216">
            <text:p><text:s/>215</text:p>
          </table:table-cell>
          <table:table-cell office:value-type="float" office:value="1.4932629531879427" table:style-name="ce218">
            <text:p>1,5<text:s text:c="5"/></text:p>
          </table:table-cell>
          <table:table-cell office:value-type="float" office:value="203" table:style-name="ce143">
            <text:p>+ 203</text:p>
          </table:table-cell>
          <table:table-cell office:value-type="float" office:value="35.99290780141844" table:style-name="ce144">
            <text:p>+36,0<text:s text:c="3"/></text:p>
          </table:table-cell>
          <table:table-cell office:value-type="float" office:value="552" table:style-name="ce143">
            <text:p>+ 552</text:p>
          </table:table-cell>
          <table:table-cell office:value-type="float" office:value="256.74418604651163" table:style-name="ce144">
            <text:p>+256,7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/>
        </table:table-row>
        <table:table-row table:style-name="ro9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97"/>
          <table:table-cell table:number-columns-repeated="16372"/>
        </table:table-row>
        <table:table-row table:style-name="ro20">
          <table:table-cell/>
          <table:table-cell office:value-type="string" table:style-name="ce99">
            <text:p><text:s/>Quadro 7 - DESEMPREGADOS <text:s/>INSCRITOS, <text:s text:c="2"/>POR <text:s/>REGIÕES<text:s text:c="3"/></text:p>
          </table:table-cell>
          <table:table-cell table:number-columns-repeated="10" table:style-name="ce96"/>
          <table:table-cell table:number-columns-repeated="16372"/>
        </table:table-row>
        <table:table-row table:style-name="ro20">
          <table:table-cell/>
          <table:table-cell office:value-type="string" table:style-name="ce101">
            <text:p>Movimento ao longo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14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14">
          <table:table-cell/>
          <table:table-cell table:style-name="ce104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3">
          <table:table-cell/>
          <table:table-cell table:style-name="ce110"/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2">
          <table:table-cell/>
          <table:table-cell table:style-name="ce115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7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3"/>
          <table:table-cell table:number-columns-repeated="16371"/>
        </table:table-row>
        <table:table-row table:style-name="ro13">
          <table:table-cell/>
          <table:table-cell office:value-type="string" table:style-name="ce206">
            <text:p>PORTUGAL</text:p>
          </table:table-cell>
          <table:table-cell office:value-type="float" office:value="48966" table:style-name="ce207">
            <text:p>48 966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36437" table:style-name="ce209">
            <text:p>36 437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54769" table:style-name="ce209">
            <text:p>54 769</text:p>
          </table:table-cell>
          <table:table-cell office:value-type="float" office:value="99.999999999999986" table:style-name="ce211">
            <text:p>100,0<text:s text:c="5"/></text:p>
          </table:table-cell>
          <table:table-cell office:value-type="float" office:value="12529" table:style-name="ce134">
            <text:p>+12 529</text:p>
          </table:table-cell>
          <table:table-cell office:value-type="float" office:value="34.385377500891948" table:style-name="ce135">
            <text:p>+34,4<text:s text:c="3"/></text:p>
          </table:table-cell>
          <table:table-cell office:value-type="float" office:value="-5803" table:style-name="ce134">
            <text:p><text:s/>-5 803</text:p>
          </table:table-cell>
          <table:table-cell office:value-type="float" office:value="-10.595409812119994" table:style-name="ce135">
            <text:p>-10,6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2">
            <text:p>CONTINENTE</text:p>
          </table:table-cell>
          <table:table-cell office:value-type="float" office:value="46822" table:style-name="ce207">
            <text:p>46 822</text:p>
          </table:table-cell>
          <table:table-cell office:value-type="float" office:value="95.621451619491069" table:style-name="ce208">
            <text:p>95,6<text:s text:c="5"/></text:p>
          </table:table-cell>
          <table:table-cell office:value-type="float" office:value="34601" table:style-name="ce209">
            <text:p>34 601</text:p>
          </table:table-cell>
          <table:table-cell office:value-type="float" office:value="94.961165847901867" table:style-name="ce210">
            <text:p>95,0<text:s text:c="5"/></text:p>
          </table:table-cell>
          <table:table-cell office:value-type="float" office:value="52001" table:style-name="ce209">
            <text:p>52 001</text:p>
          </table:table-cell>
          <table:table-cell office:value-type="float" office:value="94.946046120980839" table:style-name="ce211">
            <text:p>94,9<text:s text:c="5"/></text:p>
          </table:table-cell>
          <table:table-cell office:value-type="float" office:value="12221" table:style-name="ce134">
            <text:p>+12 221</text:p>
          </table:table-cell>
          <table:table-cell office:value-type="float" office:value="35.319788445420656" table:style-name="ce135">
            <text:p>+35,3<text:s text:c="3"/></text:p>
          </table:table-cell>
          <table:table-cell office:value-type="float" office:value="-5179" table:style-name="ce134">
            <text:p><text:s/>-5 179</text:p>
          </table:table-cell>
          <table:table-cell office:value-type="float" office:value="-9.9594238572335154" table:style-name="ce135">
            <text:p>-10,0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3">
            <text:p>Norte</text:p>
          </table:table-cell>
          <table:table-cell office:value-type="float" office:value="18702" table:style-name="ce214">
            <text:p>18 702</text:p>
          </table:table-cell>
          <table:table-cell office:value-type="float" office:value="38.193848793040068" table:style-name="ce215">
            <text:p>38,2<text:s text:c="5"/></text:p>
          </table:table-cell>
          <table:table-cell office:value-type="float" office:value="13028" table:style-name="ce216">
            <text:p>13 028</text:p>
          </table:table-cell>
          <table:table-cell office:value-type="float" office:value="35.754864560748686" table:style-name="ce217">
            <text:p>35,8<text:s text:c="5"/></text:p>
          </table:table-cell>
          <table:table-cell office:value-type="float" office:value="19318" table:style-name="ce216">
            <text:p>19 318</text:p>
          </table:table-cell>
          <table:table-cell office:value-type="float" office:value="35.271777830524563" table:style-name="ce218">
            <text:p>35,3<text:s text:c="5"/></text:p>
          </table:table-cell>
          <table:table-cell office:value-type="float" office:value="5674" table:style-name="ce143">
            <text:p>+5 674</text:p>
          </table:table-cell>
          <table:table-cell office:value-type="float" office:value="43.552348787227508" table:style-name="ce144">
            <text:p>+43,6<text:s text:c="3"/></text:p>
          </table:table-cell>
          <table:table-cell office:value-type="float" office:value="-616" table:style-name="ce143">
            <text:p><text:s/>- 616</text:p>
          </table:table-cell>
          <table:table-cell office:value-type="float" office:value="-3.1887358939848842" table:style-name="ce144">
            <text:p>-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8347" table:style-name="ce214">
            <text:p>8 347</text:p>
          </table:table-cell>
          <table:table-cell office:value-type="float" office:value="17.046522076542907" table:style-name="ce215">
            <text:p>17,0<text:s text:c="5"/></text:p>
          </table:table-cell>
          <table:table-cell office:value-type="float" office:value="5668" table:style-name="ce216">
            <text:p>5 668</text:p>
          </table:table-cell>
          <table:table-cell office:value-type="float" office:value="15.555616543623241" table:style-name="ce217">
            <text:p>15,6<text:s text:c="5"/></text:p>
          </table:table-cell>
          <table:table-cell office:value-type="float" office:value="8200" table:style-name="ce216">
            <text:p>8 200</text:p>
          </table:table-cell>
          <table:table-cell office:value-type="float" office:value="14.971973196516277" table:style-name="ce218">
            <text:p>15,0<text:s text:c="5"/></text:p>
          </table:table-cell>
          <table:table-cell office:value-type="float" office:value="2679" table:style-name="ce143">
            <text:p>+2 679</text:p>
          </table:table-cell>
          <table:table-cell office:value-type="float" office:value="47.26534932956951" table:style-name="ce144">
            <text:p>+47,3<text:s text:c="3"/></text:p>
          </table:table-cell>
          <table:table-cell office:value-type="float" office:value="147" table:style-name="ce143">
            <text:p>+ 147</text:p>
          </table:table-cell>
          <table:table-cell office:value-type="float" office:value="1.7926829268292681" table:style-name="ce144">
            <text:p>+1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14932" table:style-name="ce214">
            <text:p>14 932</text:p>
          </table:table-cell>
          <table:table-cell office:value-type="float" office:value="30.494628926193684" table:style-name="ce215">
            <text:p>30,5<text:s text:c="5"/></text:p>
          </table:table-cell>
          <table:table-cell office:value-type="float" office:value="12882" table:style-name="ce216">
            <text:p>12 882</text:p>
          </table:table-cell>
          <table:table-cell office:value-type="float" office:value="35.354172956061149" table:style-name="ce217">
            <text:p>35,4<text:s text:c="5"/></text:p>
          </table:table-cell>
          <table:table-cell office:value-type="float" office:value="18000" table:style-name="ce216">
            <text:p>18 000</text:p>
          </table:table-cell>
          <table:table-cell office:value-type="float" office:value="32.865307016743053" table:style-name="ce218">
            <text:p>32,9<text:s text:c="5"/></text:p>
          </table:table-cell>
          <table:table-cell office:value-type="float" office:value="2050" table:style-name="ce143">
            <text:p>+2 050</text:p>
          </table:table-cell>
          <table:table-cell office:value-type="float" office:value="15.91367800031051" table:style-name="ce144">
            <text:p>+15,9<text:s text:c="3"/></text:p>
          </table:table-cell>
          <table:table-cell office:value-type="float" office:value="-3068" table:style-name="ce143">
            <text:p><text:s/>-3 068</text:p>
          </table:table-cell>
          <table:table-cell office:value-type="float" office:value="-17.044444444444444" table:style-name="ce144">
            <text:p>-1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2461" table:style-name="ce214">
            <text:p>2 461</text:p>
          </table:table-cell>
          <table:table-cell office:value-type="float" office:value="5.0259363640076788" table:style-name="ce215">
            <text:p>5,0<text:s text:c="5"/></text:p>
          </table:table-cell>
          <table:table-cell office:value-type="float" office:value="1644" table:style-name="ce216">
            <text:p>1 644</text:p>
          </table:table-cell>
          <table:table-cell office:value-type="float" office:value="4.5118972473035655" table:style-name="ce217">
            <text:p>4,5<text:s text:c="5"/></text:p>
          </table:table-cell>
          <table:table-cell office:value-type="float" office:value="2796" table:style-name="ce216">
            <text:p>2 796</text:p>
          </table:table-cell>
          <table:table-cell office:value-type="float" office:value="5.1050776899340864" table:style-name="ce218">
            <text:p>5,1<text:s text:c="5"/></text:p>
          </table:table-cell>
          <table:table-cell office:value-type="float" office:value="817" table:style-name="ce143">
            <text:p>+ 817</text:p>
          </table:table-cell>
          <table:table-cell office:value-type="float" office:value="49.695863746958636" table:style-name="ce144">
            <text:p>+49,7<text:s text:c="3"/></text:p>
          </table:table-cell>
          <table:table-cell office:value-type="float" office:value="-335" table:style-name="ce143">
            <text:p><text:s/>- 335</text:p>
          </table:table-cell>
          <table:table-cell office:value-type="float" office:value="-11.98140200286123" table:style-name="ce144">
            <text:p>-1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2380" table:style-name="ce214">
            <text:p>2 380</text:p>
          </table:table-cell>
          <table:table-cell office:value-type="float" office:value="4.8605154597067353" table:style-name="ce215">
            <text:p>4,9<text:s text:c="5"/></text:p>
          </table:table-cell>
          <table:table-cell office:value-type="float" office:value="1379" table:style-name="ce216">
            <text:p>1 379</text:p>
          </table:table-cell>
          <table:table-cell office:value-type="float" office:value="3.7846145401652169" table:style-name="ce217">
            <text:p>3,8<text:s text:c="5"/></text:p>
          </table:table-cell>
          <table:table-cell office:value-type="float" office:value="3687" table:style-name="ce216">
            <text:p>3 687</text:p>
          </table:table-cell>
          <table:table-cell office:value-type="float" office:value="6.7319103872628681" table:style-name="ce218">
            <text:p>6,7<text:s text:c="5"/></text:p>
          </table:table-cell>
          <table:table-cell office:value-type="float" office:value="1001" table:style-name="ce143">
            <text:p>+1 001</text:p>
          </table:table-cell>
          <table:table-cell office:value-type="float" office:value="72.588832487309645" table:style-name="ce144">
            <text:p>+72,6<text:s text:c="3"/></text:p>
          </table:table-cell>
          <table:table-cell office:value-type="float" office:value="-1307" table:style-name="ce143">
            <text:p><text:s/>-1 307</text:p>
          </table:table-cell>
          <table:table-cell office:value-type="float" office:value="-35.448874423650665" table:style-name="ce144">
            <text:p>-35,4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12">
            <text:p>REG.AUTÓNOMAS</text:p>
          </table:table-cell>
          <table:table-cell office:value-type="float" office:value="2144" table:style-name="ce207">
            <text:p>2 144</text:p>
          </table:table-cell>
          <table:table-cell office:value-type="float" office:value="4.3785483805089243" table:style-name="ce208">
            <text:p>4,4<text:s text:c="5"/></text:p>
          </table:table-cell>
          <table:table-cell office:value-type="float" office:value="1836" table:style-name="ce209">
            <text:p>1 836</text:p>
          </table:table-cell>
          <table:table-cell office:value-type="float" office:value="5.0388341520981417" table:style-name="ce210">
            <text:p>5,0<text:s text:c="5"/></text:p>
          </table:table-cell>
          <table:table-cell office:value-type="float" office:value="2768" table:style-name="ce209">
            <text:p>2 768</text:p>
          </table:table-cell>
          <table:table-cell office:value-type="float" office:value="5.0539538790191534" table:style-name="ce211">
            <text:p>5,1<text:s text:c="5"/></text:p>
          </table:table-cell>
          <table:table-cell office:value-type="float" office:value="308" table:style-name="ce134">
            <text:p>+ 308</text:p>
          </table:table-cell>
          <table:table-cell office:value-type="float" office:value="16.775599128540307" table:style-name="ce135">
            <text:p>+16,8<text:s text:c="3"/></text:p>
          </table:table-cell>
          <table:table-cell office:value-type="float" office:value="-624" table:style-name="ce134">
            <text:p><text:s/>- 624</text:p>
          </table:table-cell>
          <table:table-cell office:value-type="float" office:value="-22.543352601156069" table:style-name="ce135">
            <text:p>-22,5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3">
            <text:p>Açores</text:p>
          </table:table-cell>
          <table:table-cell office:value-type="float" office:value="1116" table:style-name="ce214">
            <text:p>1 116</text:p>
          </table:table-cell>
          <table:table-cell office:value-type="float" office:value="2.2791324592574438" table:style-name="ce215">
            <text:p>2,3<text:s text:c="5"/></text:p>
          </table:table-cell>
          <table:table-cell office:value-type="float" office:value="933" table:style-name="ce216">
            <text:p><text:s/>933</text:p>
          </table:table-cell>
          <table:table-cell office:value-type="float" office:value="2.5605840217361475" table:style-name="ce217">
            <text:p>2,6<text:s text:c="5"/></text:p>
          </table:table-cell>
          <table:table-cell office:value-type="float" office:value="1189" table:style-name="ce216">
            <text:p>1 189</text:p>
          </table:table-cell>
          <table:table-cell office:value-type="float" office:value="2.1709361134948599" table:style-name="ce218">
            <text:p>2,2<text:s text:c="5"/></text:p>
          </table:table-cell>
          <table:table-cell office:value-type="float" office:value="183" table:style-name="ce143">
            <text:p>+ 183</text:p>
          </table:table-cell>
          <table:table-cell office:value-type="float" office:value="19.614147909967848" table:style-name="ce144">
            <text:p>+19,6<text:s text:c="3"/></text:p>
          </table:table-cell>
          <table:table-cell office:value-type="float" office:value="-73" table:style-name="ce143">
            <text:p><text:s/>- 73</text:p>
          </table:table-cell>
          <table:table-cell office:value-type="float" office:value="-6.139613120269134" table:style-name="ce144">
            <text:p>-6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028" table:style-name="ce214">
            <text:p>1 028</text:p>
          </table:table-cell>
          <table:table-cell office:value-type="float" office:value="2.0994159212514805" table:style-name="ce215">
            <text:p>2,1<text:s text:c="5"/></text:p>
          </table:table-cell>
          <table:table-cell office:value-type="float" office:value="903" table:style-name="ce216">
            <text:p><text:s/>903</text:p>
          </table:table-cell>
          <table:table-cell office:value-type="float" office:value="2.4782501303619946" table:style-name="ce217">
            <text:p>2,5<text:s text:c="5"/></text:p>
          </table:table-cell>
          <table:table-cell office:value-type="float" office:value="1579" table:style-name="ce216">
            <text:p>1 579</text:p>
          </table:table-cell>
          <table:table-cell office:value-type="float" office:value="2.8830177655242926" table:style-name="ce218">
            <text:p>2,9<text:s text:c="5"/></text:p>
          </table:table-cell>
          <table:table-cell office:value-type="float" office:value="125" table:style-name="ce143">
            <text:p>+ 125</text:p>
          </table:table-cell>
          <table:table-cell office:value-type="float" office:value="13.842746400885936" table:style-name="ce144">
            <text:p>+13,8<text:s text:c="3"/></text:p>
          </table:table-cell>
          <table:table-cell office:value-type="float" office:value="-551" table:style-name="ce143">
            <text:p><text:s/>- 551</text:p>
          </table:table-cell>
          <table:table-cell office:value-type="float" office:value="-34.895503483217226" table:style-name="ce144">
            <text:p>-34,9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35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2"/>
          <table:table-cell table:style-name="ce98"/>
          <table:table-cell table:style-name="ce173"/>
          <table:table-cell table:number-columns-repeated="2" table:style-name="ce98"/>
          <table:table-cell table:number-columns-repeated="16372" table:style-name="ce1"/>
        </table:table-row>
        <table:table-row table:number-rows-repeated="3"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number-rows-repeated="2" table:style-name="ro9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98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style-name="ce172"/>
          <table:table-cell table:style-name="ce278"/>
          <table:table-cell table:style-name="ce279"/>
          <table:table-cell table:number-columns-repeated="4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5"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2" table:style-name="ro35">
          <table:table-cell/>
          <table:table-cell table:number-columns-repeated="3" table:style-name="ce1"/>
          <table:table-cell table:number-columns-repeated="2" table:style-name="ce94"/>
          <table:table-cell table:number-columns-repeated="7"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number-columns-repeated="16365"/>
        </table:table-row>
        <table:table-row table:style-name="ro24">
          <table:table-cell/>
          <table:table-cell table:number-columns-repeated="3" table:style-name="ce95"/>
          <table:table-cell table:number-columns-repeated="2" table:style-name="ce258"/>
          <table:table-cell table:number-columns-repeated="6" table:style-name="ce95"/>
          <table:table-cell table:style-name="ce1"/>
          <table:table-cell table:style-name="ce155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style-name="ro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1" table:default-cell-style-name="ce1"/>
        <table:table-column table:style-name="co16" table:default-cell-style-name="ce1"/>
        <table:table-column table:style-name="co42" table:default-cell-style-name="ce1"/>
        <table:table-column table:style-name="co34" table:default-cell-style-name="ce94"/>
        <table:table-column table:style-name="co42" table:default-cell-style-name="ce94"/>
        <table:table-column table:style-name="co43" table:default-cell-style-name="ce1"/>
        <table:table-column table:style-name="co42" table:default-cell-style-name="ce1"/>
        <table:table-column table:style-name="co36" table:default-cell-style-name="ce1"/>
        <table:table-column table:style-name="co42" table:default-cell-style-name="ce1"/>
        <table:table-column table:style-name="co36" table:default-cell-style-name="ce1"/>
        <table:table-column table:style-name="co42" table:default-cell-style-name="ce1"/>
        <table:table-column table:style-name="co20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974in" svg:y="0.23004in" svg:width="2.13664in" svg:height="0.51297in">
                <draw:text-box>
                  <text:p text:style-name="a70" text:class-names="" text:cond-style-name=""><text:span text:style-name="a68" text:class-names="">SETEMBRO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22" draw:style-name="a66" draw:name="Text Box 122" svg:x="0in" svg:y="0in" svg:width="0.97917in" svg:height="0.31414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/>
          <table:table-cell table:number-columns-repeated="11" table:style-name="ce97"/>
          <table:table-cell table:number-columns-repeated="6" table:style-name="ce98"/>
          <table:table-cell table:number-columns-repeated="16366"/>
        </table:table-row>
        <table:table-row table:style-name="ro20">
          <table:table-cell/>
          <table:table-cell office:value-type="string" table:style-name="ce99">
            <text:p><text:s/>Quadro 8 - OFERTAS DE EMPREGO RECEBIDAS, <text:s text:c="2"/>POR <text:s/>REGIÕES<text:s text:c="3"/></text:p>
          </table:table-cell>
          <table:table-cell table:number-columns-repeated="10" table:style-name="ce99"/>
          <table:table-cell table:number-columns-repeated="6" table:style-name="ce98"/>
          <table:table-cell table:number-columns-repeated="16366"/>
        </table:table-row>
        <table:table-row table:style-name="ro20">
          <table:table-cell/>
          <table:table-cell office:value-type="string" table:style-name="ce101">
            <text:p>Movimento ao longo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25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style-name="ce104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style-name="ce110"/>
          <table:table-cell office:value-type="string" table:style-name="ce178">
            <text:p>SETEMBRO 2021</text:p>
          </table:table-cell>
          <table:table-cell office:value-type="string" table:style-name="ce190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91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style-name="ce115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6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6" table:style-name="ce123"/>
          <table:table-cell table:number-columns-repeated="16366"/>
        </table:table-row>
        <table:table-row table:style-name="ro25">
          <table:table-cell/>
          <table:table-cell table:style-name="ce97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3"/>
          <table:table-cell table:number-columns-repeated="16371" table:style-name="ce1"/>
        </table:table-row>
        <table:table-row table:style-name="ro4">
          <table:table-cell/>
          <table:table-cell office:value-type="string" table:style-name="ce206">
            <text:p>PORTUGAL</text:p>
          </table:table-cell>
          <table:table-cell office:value-type="float" office:value="14415" table:style-name="ce207">
            <text:p>14 415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11048" table:style-name="ce209">
            <text:p>11 048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11806" table:style-name="ce209">
            <text:p>11 806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3367" table:style-name="ce134">
            <text:p>+3 367</text:p>
          </table:table-cell>
          <table:table-cell office:value-type="float" office:value="30.476104272266475" table:style-name="ce135">
            <text:p>+30,5<text:s text:c="3"/></text:p>
          </table:table-cell>
          <table:table-cell office:value-type="float" office:value="2609" table:style-name="ce134">
            <text:p>+2 609</text:p>
          </table:table-cell>
          <table:table-cell office:value-type="float" office:value="22.098932746061326" table:style-name="ce135">
            <text:p>+22,1<text:s text:c="3"/></text:p>
          </table:table-cell>
          <table:table-cell table:style-name="ce136"/>
          <table:table-cell table:style-name="ce98"/>
          <table:table-cell table:number-columns-repeated="2" table:style-name="ce287"/>
          <table:table-cell table:number-columns-repeated="2" table:style-name="ce137"/>
          <table:table-cell table:number-columns-repeated="16366"/>
        </table:table-row>
        <table:table-row table:style-name="ro37">
          <table:table-cell/>
          <table:table-cell office:value-type="string" table:style-name="ce212">
            <text:p>CONTINENTE</text:p>
          </table:table-cell>
          <table:table-cell office:value-type="float" office:value="13750" table:style-name="ce207">
            <text:p>13 750</text:p>
          </table:table-cell>
          <table:table-cell office:value-type="float" office:value="95.386749913284774" table:style-name="ce208">
            <text:p>95,4<text:s text:c="5"/></text:p>
          </table:table-cell>
          <table:table-cell office:value-type="float" office:value="10594" table:style-name="ce209">
            <text:p>10 594</text:p>
          </table:table-cell>
          <table:table-cell office:value-type="float" office:value="95.890658942795071" table:style-name="ce210">
            <text:p>95,9<text:s text:c="5"/></text:p>
          </table:table-cell>
          <table:table-cell office:value-type="float" office:value="11472" table:style-name="ce209">
            <text:p>11 472</text:p>
          </table:table-cell>
          <table:table-cell office:value-type="float" office:value="97.170930035575125" table:style-name="ce211">
            <text:p>97,2<text:s text:c="5"/></text:p>
          </table:table-cell>
          <table:table-cell office:value-type="float" office:value="3156" table:style-name="ce134">
            <text:p>+3 156</text:p>
          </table:table-cell>
          <table:table-cell office:value-type="float" office:value="29.790447423069661" table:style-name="ce135">
            <text:p>+29,8<text:s text:c="3"/></text:p>
          </table:table-cell>
          <table:table-cell office:value-type="float" office:value="2278" table:style-name="ce134">
            <text:p>+2 278</text:p>
          </table:table-cell>
          <table:table-cell office:value-type="float" office:value="19.857043235704325" table:style-name="ce135">
            <text:p>+19,9<text:s text:c="3"/></text:p>
          </table:table-cell>
          <table:table-cell table:style-name="ce154"/>
          <table:table-cell table:style-name="ce184"/>
          <table:table-cell table:number-columns-repeated="2" table:style-name="ce288"/>
          <table:table-cell table:number-columns-repeated="2" table:style-name="ce155"/>
          <table:table-cell table:number-columns-repeated="16366"/>
        </table:table-row>
        <table:table-row table:style-name="ro12">
          <table:table-cell/>
          <table:table-cell office:value-type="string" table:style-name="ce213">
            <text:p>Norte</text:p>
          </table:table-cell>
          <table:table-cell office:value-type="float" office:value="4878" table:style-name="ce214">
            <text:p>4 878</text:p>
          </table:table-cell>
          <table:table-cell office:value-type="float" office:value="33.839750260145678" table:style-name="ce215">
            <text:p>33,8<text:s text:c="5"/></text:p>
          </table:table-cell>
          <table:table-cell office:value-type="float" office:value="2564" table:style-name="ce216">
            <text:p>2 564</text:p>
          </table:table-cell>
          <table:table-cell office:value-type="float" office:value="23.207820419985516" table:style-name="ce217">
            <text:p>23,2<text:s text:c="5"/></text:p>
          </table:table-cell>
          <table:table-cell office:value-type="float" office:value="4285" table:style-name="ce216">
            <text:p>4 285</text:p>
          </table:table-cell>
          <table:table-cell office:value-type="float" office:value="36.295104184313061" table:style-name="ce218">
            <text:p>36,3<text:s text:c="5"/></text:p>
          </table:table-cell>
          <table:table-cell office:value-type="float" office:value="2314" table:style-name="ce143">
            <text:p>+2 314</text:p>
          </table:table-cell>
          <table:table-cell office:value-type="float" office:value="90.24960998439937" table:style-name="ce144">
            <text:p>+90,2<text:s text:c="3"/></text:p>
          </table:table-cell>
          <table:table-cell office:value-type="float" office:value="593" table:style-name="ce143">
            <text:p>+ 593</text:p>
          </table:table-cell>
          <table:table-cell office:value-type="float" office:value="13.8389731621937" table:style-name="ce144">
            <text:p>+13,8<text:s text:c="3"/></text:p>
          </table:table-cell>
          <table:table-cell table:style-name="ce160"/>
          <table:table-cell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3">
            <text:p>Centro</text:p>
          </table:table-cell>
          <table:table-cell office:value-type="float" office:value="3336" table:style-name="ce214">
            <text:p>3 336</text:p>
          </table:table-cell>
          <table:table-cell office:value-type="float" office:value="23.142559833506766" table:style-name="ce215">
            <text:p>23,1<text:s text:c="5"/></text:p>
          </table:table-cell>
          <table:table-cell office:value-type="float" office:value="2384" table:style-name="ce216">
            <text:p>2 384</text:p>
          </table:table-cell>
          <table:table-cell office:value-type="float" office:value="21.578566256335989" table:style-name="ce217">
            <text:p>21,6<text:s text:c="5"/></text:p>
          </table:table-cell>
          <table:table-cell office:value-type="float" office:value="3472" table:style-name="ce216">
            <text:p>3 472</text:p>
          </table:table-cell>
          <table:table-cell office:value-type="float" office:value="29.40877519905133" table:style-name="ce218">
            <text:p>29,4<text:s text:c="5"/></text:p>
          </table:table-cell>
          <table:table-cell office:value-type="float" office:value="952" table:style-name="ce143">
            <text:p>+ 952</text:p>
          </table:table-cell>
          <table:table-cell office:value-type="float" office:value="39.932885906040269" table:style-name="ce144">
            <text:p>+39,9<text:s text:c="3"/></text:p>
          </table:table-cell>
          <table:table-cell office:value-type="float" office:value="-136" table:style-name="ce143">
            <text:p><text:s/>- 136</text:p>
          </table:table-cell>
          <table:table-cell office:value-type="float" office:value="-3.9170506912442393" table:style-name="ce144">
            <text:p>-3,9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4358" table:style-name="ce214">
            <text:p>4 358</text:p>
          </table:table-cell>
          <table:table-cell office:value-type="float" office:value="30.232396808879642" table:style-name="ce215">
            <text:p>30,2<text:s text:c="5"/></text:p>
          </table:table-cell>
          <table:table-cell office:value-type="float" office:value="4083" table:style-name="ce216">
            <text:p>4 083</text:p>
          </table:table-cell>
          <table:table-cell office:value-type="float" office:value="36.956915278783491" table:style-name="ce217">
            <text:p>37,0<text:s text:c="5"/></text:p>
          </table:table-cell>
          <table:table-cell office:value-type="float" office:value="2760" table:style-name="ce216">
            <text:p>2 760</text:p>
          </table:table-cell>
          <table:table-cell office:value-type="float" office:value="23.377943418600712" table:style-name="ce218">
            <text:p>23,4<text:s text:c="5"/></text:p>
          </table:table-cell>
          <table:table-cell office:value-type="float" office:value="275" table:style-name="ce143">
            <text:p>+ 275</text:p>
          </table:table-cell>
          <table:table-cell office:value-type="float" office:value="6.7352436933627233" table:style-name="ce144">
            <text:p>+6,7<text:s text:c="3"/></text:p>
          </table:table-cell>
          <table:table-cell office:value-type="float" office:value="1598" table:style-name="ce143">
            <text:p>+1 598</text:p>
          </table:table-cell>
          <table:table-cell office:value-type="float" office:value="57.898550724637673" table:style-name="ce144">
            <text:p>+57,9<text:s text:c="3"/></text:p>
          </table:table-cell>
          <table:table-cell table:style-name="ce160"/>
          <table:table-cell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776" table:style-name="ce214">
            <text:p><text:s/>776</text:p>
          </table:table-cell>
          <table:table-cell office:value-type="float" office:value="5.3832813041970171" table:style-name="ce215">
            <text:p>5,4<text:s text:c="5"/></text:p>
          </table:table-cell>
          <table:table-cell office:value-type="float" office:value="898" table:style-name="ce216">
            <text:p><text:s/>898</text:p>
          </table:table-cell>
          <table:table-cell office:value-type="float" office:value="8.1281679942070966" table:style-name="ce217">
            <text:p>8,1<text:s text:c="5"/></text:p>
          </table:table-cell>
          <table:table-cell office:value-type="float" office:value="664" table:style-name="ce216">
            <text:p><text:s/>664</text:p>
          </table:table-cell>
          <table:table-cell office:value-type="float" office:value="5.6242588514314757" table:style-name="ce218">
            <text:p>5,6<text:s text:c="5"/></text:p>
          </table:table-cell>
          <table:table-cell office:value-type="float" office:value="-122" table:style-name="ce143">
            <text:p><text:s/>- 122</text:p>
          </table:table-cell>
          <table:table-cell office:value-type="float" office:value="-13.585746102449889" table:style-name="ce144">
            <text:p>-13,6<text:s text:c="3"/></text:p>
          </table:table-cell>
          <table:table-cell office:value-type="float" office:value="112" table:style-name="ce143">
            <text:p>+ 112</text:p>
          </table:table-cell>
          <table:table-cell office:value-type="float" office:value="16.867469879518072" table:style-name="ce144">
            <text:p>+16,9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402" table:style-name="ce214">
            <text:p><text:s/>402</text:p>
          </table:table-cell>
          <table:table-cell office:value-type="float" office:value="2.7887617065556713" table:style-name="ce215">
            <text:p>2,8<text:s text:c="5"/></text:p>
          </table:table-cell>
          <table:table-cell office:value-type="float" office:value="665" table:style-name="ce216">
            <text:p><text:s/>665</text:p>
          </table:table-cell>
          <table:table-cell office:value-type="float" office:value="6.0191889934829828" table:style-name="ce217">
            <text:p>6,0<text:s text:c="5"/></text:p>
          </table:table-cell>
          <table:table-cell office:value-type="float" office:value="291" table:style-name="ce216">
            <text:p><text:s/>291</text:p>
          </table:table-cell>
          <table:table-cell office:value-type="float" office:value="2.4648483821785536" table:style-name="ce218">
            <text:p>2,5<text:s text:c="5"/></text:p>
          </table:table-cell>
          <table:table-cell office:value-type="float" office:value="-263" table:style-name="ce143">
            <text:p><text:s/>- 263</text:p>
          </table:table-cell>
          <table:table-cell office:value-type="float" office:value="-39.548872180451127" table:style-name="ce144">
            <text:p>-39,5<text:s text:c="3"/></text:p>
          </table:table-cell>
          <table:table-cell office:value-type="float" office:value="111" table:style-name="ce143">
            <text:p>+ 111</text:p>
          </table:table-cell>
          <table:table-cell office:value-type="float" office:value="38.144329896907216" table:style-name="ce144">
            <text:p>+38,1<text:s text:c="3"/></text:p>
          </table:table-cell>
          <table:table-cell table:style-name="ce160"/>
          <table:table-cell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38">
          <table:table-cell/>
          <table:table-cell office:value-type="string" table:style-name="ce212">
            <text:p>REG.AUTÓNOMAS</text:p>
          </table:table-cell>
          <table:table-cell office:value-type="float" office:value="665" table:style-name="ce207">
            <text:p><text:s/>665</text:p>
          </table:table-cell>
          <table:table-cell office:value-type="float" office:value="4.6132500867152277" table:style-name="ce208">
            <text:p>4,6<text:s text:c="5"/></text:p>
          </table:table-cell>
          <table:table-cell office:value-type="float" office:value="454" table:style-name="ce209">
            <text:p><text:s/>454</text:p>
          </table:table-cell>
          <table:table-cell office:value-type="float" office:value="4.109341057204924" table:style-name="ce210">
            <text:p>4,1<text:s text:c="5"/></text:p>
          </table:table-cell>
          <table:table-cell office:value-type="float" office:value="334" table:style-name="ce209">
            <text:p><text:s/>334</text:p>
          </table:table-cell>
          <table:table-cell office:value-type="float" office:value="2.8290699644248689" table:style-name="ce211">
            <text:p>2,8<text:s text:c="5"/></text:p>
          </table:table-cell>
          <table:table-cell office:value-type="float" office:value="211" table:style-name="ce134">
            <text:p>+ 211</text:p>
          </table:table-cell>
          <table:table-cell office:value-type="float" office:value="46.475770925110133" table:style-name="ce135">
            <text:p>+46,5<text:s text:c="3"/></text:p>
          </table:table-cell>
          <table:table-cell office:value-type="float" office:value="331" table:style-name="ce134">
            <text:p>+ 331</text:p>
          </table:table-cell>
          <table:table-cell office:value-type="float" office:value="99.101796407185631" table:style-name="ce135">
            <text:p>+99,1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4"/>
          <table:table-cell table:number-columns-repeated="16366"/>
        </table:table-row>
        <table:table-row table:style-name="ro12">
          <table:table-cell/>
          <table:table-cell office:value-type="string" table:style-name="ce213">
            <text:p>Açores</text:p>
          </table:table-cell>
          <table:table-cell office:value-type="float" office:value="286" table:style-name="ce214">
            <text:p><text:s/>286</text:p>
          </table:table-cell>
          <table:table-cell office:value-type="float" office:value="1.9840443981963232" table:style-name="ce215">
            <text:p>2,0<text:s text:c="5"/></text:p>
          </table:table-cell>
          <table:table-cell office:value-type="float" office:value="269" table:style-name="ce216">
            <text:p><text:s/>269</text:p>
          </table:table-cell>
          <table:table-cell office:value-type="float" office:value="2.4348298334540188" table:style-name="ce217">
            <text:p>2,4<text:s text:c="5"/></text:p>
          </table:table-cell>
          <table:table-cell office:value-type="float" office:value="168" table:style-name="ce216">
            <text:p><text:s/>168</text:p>
          </table:table-cell>
          <table:table-cell office:value-type="float" office:value="1.4230052515669998" table:style-name="ce218">
            <text:p>1,4<text:s text:c="5"/></text:p>
          </table:table-cell>
          <table:table-cell office:value-type="float" office:value="17" table:style-name="ce143">
            <text:p>+ 17</text:p>
          </table:table-cell>
          <table:table-cell office:value-type="float" office:value="6.3197026022304827" table:style-name="ce144">
            <text:p>+6,3<text:s text:c="3"/></text:p>
          </table:table-cell>
          <table:table-cell office:value-type="float" office:value="118" table:style-name="ce143">
            <text:p>+ 118</text:p>
          </table:table-cell>
          <table:table-cell office:value-type="float" office:value="70.238095238095227" table:style-name="ce144">
            <text:p>+70,2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379" table:style-name="ce214">
            <text:p><text:s/>379</text:p>
          </table:table-cell>
          <table:table-cell office:value-type="float" office:value="2.6292056885189039" table:style-name="ce215">
            <text:p>2,6<text:s text:c="5"/></text:p>
          </table:table-cell>
          <table:table-cell office:value-type="float" office:value="185" table:style-name="ce216">
            <text:p><text:s/>185</text:p>
          </table:table-cell>
          <table:table-cell office:value-type="float" office:value="1.674511223750905" table:style-name="ce217">
            <text:p>1,7<text:s text:c="5"/></text:p>
          </table:table-cell>
          <table:table-cell office:value-type="float" office:value="166" table:style-name="ce216">
            <text:p><text:s/>166</text:p>
          </table:table-cell>
          <table:table-cell office:value-type="float" office:value="1.4060647128578689" table:style-name="ce218">
            <text:p>1,4<text:s text:c="5"/></text:p>
          </table:table-cell>
          <table:table-cell office:value-type="float" office:value="194" table:style-name="ce143">
            <text:p>+ 194</text:p>
          </table:table-cell>
          <table:table-cell office:value-type="float" office:value="104.86486486486486" table:style-name="ce144">
            <text:p>+104,9<text:s text:c="3"/></text:p>
          </table:table-cell>
          <table:table-cell office:value-type="float" office:value="213" table:style-name="ce143">
            <text:p>+ 213</text:p>
          </table:table-cell>
          <table:table-cell office:value-type="float" office:value="128.31325301204819" table:style-name="ce144">
            <text:p>+128,3<text:s text:c="3"/></text:p>
          </table:table-cell>
          <table:table-cell table:style-name="ce154"/>
          <table:table-cell table:number-columns-repeated="3" table:style-name="ce1"/>
          <table:table-cell table:number-columns-repeated="2" table:style-name="ce154"/>
          <table:table-cell table:number-columns-repeated="16366"/>
        </table:table-row>
        <table:table-row table:style-name="ro24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3" table:style-name="ce154"/>
          <table:table-cell table:style-name="ce289"/>
          <table:table-cell table:number-columns-repeated="2" table:style-name="ce154"/>
          <table:table-cell table:number-columns-repeated="16366"/>
        </table:table-row>
        <table:table-row table:style-name="ro14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2"/>
          <table:table-cell table:style-name="ce98"/>
          <table:table-cell table:style-name="ce173"/>
          <table:table-cell table:number-columns-repeated="2" table:style-name="ce98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20">
          <table:table-cell/>
          <table:table-cell office:value-type="string" table:style-name="ce9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9"/>
          <table:table-cell office:value-type="string" table:style-name="ce290">
            <text:p>CONTINENTE</text:p>
          </table:table-cell>
          <table:table-cell table:style-name="ce290"/>
          <table:table-cell table:number-columns-repeated="16372" table:style-name="ce1"/>
        </table:table-row>
        <table:table-row table:style-name="ro20">
          <table:table-cell/>
          <table:table-cell office:value-type="string" table:style-name="ce228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6" table:style-name="ce98"/>
          <table:table-cell table:number-columns-repeated="16366"/>
        </table:table-row>
        <table:table-row table:style-name="ro25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office:value-type="string" table:style-name="ce110">
            <text:p>CPP-<text:span text:style-name="T2">2010</text:span></text:p>
          </table:table-cell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2">(1)<text:s/></text:span></text:p>
          </table:table-cell>
          <table:covered-table-cell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09"/>
          <table:table-cell table:number-columns-repeated="16366"/>
        </table:table-row>
        <table:table-row table:style-name="ro31">
          <table:table-cell/>
          <table:table-cell table:style-name="ce110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style-name="ce98"/>
          <table:table-cell table:number-columns-repeated="16371" table:style-name="ce1"/>
        </table:table-row>
        <table:table-row table:style-name="ro13">
          <table:table-cell/>
          <table:table-cell office:value-type="string" table:style-name="ce291">
            <text:p>Total</text:p>
          </table:table-cell>
          <table:table-cell office:value-type="float" office:value="13750" table:style-name="ce130">
            <text:p>13 750</text:p>
          </table:table-cell>
          <table:table-cell office:value-type="float" office:value="100" table:style-name="ce238">
            <text:p>100,0<text:s text:c="5"/></text:p>
          </table:table-cell>
          <table:table-cell office:value-type="float" office:value="10594" table:style-name="ce239">
            <text:p>10 594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11472" table:style-name="ce132">
            <text:p>11 472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3156" table:style-name="ce134">
            <text:p>+3 156</text:p>
          </table:table-cell>
          <table:table-cell office:value-type="float" office:value="29.790447423069661" table:style-name="ce135">
            <text:p>+29,8<text:s text:c="3"/></text:p>
          </table:table-cell>
          <table:table-cell office:value-type="float" office:value="2278" table:style-name="ce134">
            <text:p>+2 278</text:p>
          </table:table-cell>
          <table:table-cell office:value-type="float" office:value="19.857043235704325" table:style-name="ce135">
            <text:p>+19,9<text:s text:c="3"/></text:p>
          </table:table-cell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office:value-type="string" table:style-name="ce292">
            <text:p>1- Repres. do poder legislativo e de órgãos exec., dirigentes, dire. e gestores execu.</text:p>
          </table:table-cell>
          <table:table-cell office:value-type="float" office:value="61" table:style-name="ce139">
            <text:p><text:s/>61</text:p>
          </table:table-cell>
          <table:table-cell office:value-type="float" office:value="0.44363636363636366" table:style-name="ce244">
            <text:p>0,4<text:s text:c="5"/></text:p>
          </table:table-cell>
          <table:table-cell office:value-type="float" office:value="50" table:style-name="ce245">
            <text:p><text:s/>50</text:p>
          </table:table-cell>
          <table:table-cell office:value-type="float" office:value="0.47196526335661693" table:style-name="ce246">
            <text:p>0,5<text:s text:c="5"/></text:p>
          </table:table-cell>
          <table:table-cell office:value-type="float" office:value="45" table:style-name="ce141">
            <text:p><text:s/>45</text:p>
          </table:table-cell>
          <table:table-cell office:value-type="float" office:value="0.39225941422594141" table:style-name="ce247">
            <text:p>0,4<text:s text:c="5"/></text:p>
          </table:table-cell>
          <table:table-cell office:value-type="float" office:value="11" table:style-name="ce143">
            <text:p>+ 11</text:p>
          </table:table-cell>
          <table:table-cell office:value-type="float" office:value="22" table:style-name="ce144">
            <text:p>+22,0<text:s text:c="3"/></text:p>
          </table:table-cell>
          <table:table-cell office:value-type="float" office:value="16" table:style-name="ce143">
            <text:p>+ 16</text:p>
          </table:table-cell>
          <table:table-cell office:value-type="float" office:value="35.555555555555557" table:style-name="ce144">
            <text:p>+35,6<text:s text:c="3"/></text:p>
          </table:table-cell>
          <table:table-cell table:style-name="ce136"/>
          <table:table-cell table:style-name="ce98"/>
          <table:table-cell table:number-columns-repeated="2" table:style-name="ce287"/>
          <table:table-cell table:number-columns-repeated="2" table:style-name="ce137"/>
          <table:table-cell table:number-columns-repeated="16366"/>
        </table:table-row>
        <table:table-row table:style-name="ro4">
          <table:table-cell/>
          <table:table-cell office:value-type="string" table:style-name="ce292">
            <text:p>2- Especialistas das atividades intelectuais e científicas</text:p>
          </table:table-cell>
          <table:table-cell office:value-type="float" office:value="1108" table:style-name="ce139">
            <text:p>1 108</text:p>
          </table:table-cell>
          <table:table-cell office:value-type="float" office:value="8.0581818181818186" table:style-name="ce244">
            <text:p>8,1<text:s text:c="5"/></text:p>
          </table:table-cell>
          <table:table-cell office:value-type="float" office:value="508" table:style-name="ce245">
            <text:p><text:s/>508</text:p>
          </table:table-cell>
          <table:table-cell office:value-type="float" office:value="4.7951670757032288" table:style-name="ce246">
            <text:p>4,8<text:s text:c="5"/></text:p>
          </table:table-cell>
          <table:table-cell office:value-type="float" office:value="779" table:style-name="ce141">
            <text:p><text:s/>779</text:p>
          </table:table-cell>
          <table:table-cell office:value-type="float" office:value="6.7904463040446297" table:style-name="ce247">
            <text:p>6,8<text:s text:c="5"/></text:p>
          </table:table-cell>
          <table:table-cell office:value-type="float" office:value="600" table:style-name="ce143">
            <text:p>+ 600</text:p>
          </table:table-cell>
          <table:table-cell office:value-type="float" office:value="118.11023622047243" table:style-name="ce144">
            <text:p>+118,1<text:s text:c="3"/></text:p>
          </table:table-cell>
          <table:table-cell office:value-type="float" office:value="329" table:style-name="ce143">
            <text:p>+ 329</text:p>
          </table:table-cell>
          <table:table-cell office:value-type="float" office:value="42.233632862644413" table:style-name="ce144">
            <text:p>+42,2<text:s text:c="3"/></text:p>
          </table:table-cell>
          <table:table-cell table:style-name="ce154"/>
          <table:table-cell table:style-name="ce184"/>
          <table:table-cell table:number-columns-repeated="2" table:style-name="ce288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3- Técnicos e profissões de nível intermédio</text:p>
          </table:table-cell>
          <table:table-cell office:value-type="float" office:value="815" table:style-name="ce139">
            <text:p><text:s/>815</text:p>
          </table:table-cell>
          <table:table-cell office:value-type="float" office:value="5.9272727272727277" table:style-name="ce244">
            <text:p>5,9<text:s text:c="5"/></text:p>
          </table:table-cell>
          <table:table-cell office:value-type="float" office:value="466" table:style-name="ce245">
            <text:p><text:s/>466</text:p>
          </table:table-cell>
          <table:table-cell office:value-type="float" office:value="4.39871625448367" table:style-name="ce246">
            <text:p>4,4<text:s text:c="5"/></text:p>
          </table:table-cell>
          <table:table-cell office:value-type="float" office:value="577" table:style-name="ce141">
            <text:p><text:s/>577</text:p>
          </table:table-cell>
          <table:table-cell office:value-type="float" office:value="5.0296373779637378" table:style-name="ce247">
            <text:p>5,0<text:s text:c="5"/></text:p>
          </table:table-cell>
          <table:table-cell office:value-type="float" office:value="349" table:style-name="ce143">
            <text:p>+ 349</text:p>
          </table:table-cell>
          <table:table-cell office:value-type="float" office:value="74.892703862660952" table:style-name="ce144">
            <text:p>+74,9<text:s text:c="3"/></text:p>
          </table:table-cell>
          <table:table-cell office:value-type="float" office:value="238" table:style-name="ce143">
            <text:p>+ 238</text:p>
          </table:table-cell>
          <table:table-cell office:value-type="float" office:value="41.247833622183713" table:style-name="ce144">
            <text:p>+41,2<text:s text:c="3"/></text:p>
          </table:table-cell>
          <table:table-cell table:style-name="ce160"/>
          <table:table-cell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4- Pessoal administrativo</text:p>
          </table:table-cell>
          <table:table-cell office:value-type="float" office:value="973" table:style-name="ce139">
            <text:p><text:s/>973</text:p>
          </table:table-cell>
          <table:table-cell office:value-type="float" office:value="7.0763636363636362" table:style-name="ce244">
            <text:p>7,1<text:s text:c="5"/></text:p>
          </table:table-cell>
          <table:table-cell office:value-type="float" office:value="757" table:style-name="ce245">
            <text:p><text:s/>757</text:p>
          </table:table-cell>
          <table:table-cell office:value-type="float" office:value="7.1455540872191801" table:style-name="ce246">
            <text:p>7,1<text:s text:c="5"/></text:p>
          </table:table-cell>
          <table:table-cell office:value-type="float" office:value="674" table:style-name="ce141">
            <text:p><text:s/>674</text:p>
          </table:table-cell>
          <table:table-cell office:value-type="float" office:value="5.8751743375174339" table:style-name="ce247">
            <text:p>5,9<text:s text:c="5"/></text:p>
          </table:table-cell>
          <table:table-cell office:value-type="float" office:value="216" table:style-name="ce143">
            <text:p>+ 216</text:p>
          </table:table-cell>
          <table:table-cell office:value-type="float" office:value="28.533685601056803" table:style-name="ce144">
            <text:p>+28,5<text:s text:c="3"/></text:p>
          </table:table-cell>
          <table:table-cell office:value-type="float" office:value="299" table:style-name="ce143">
            <text:p>+ 299</text:p>
          </table:table-cell>
          <table:table-cell office:value-type="float" office:value="44.362017804154306" table:style-name="ce144">
            <text:p>+44,4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5- Trabalhadores dos serviços pessoais, de proteção e segurança e vendedores</text:p>
          </table:table-cell>
          <table:table-cell office:value-type="float" office:value="2512" table:style-name="ce139">
            <text:p>2 512</text:p>
          </table:table-cell>
          <table:table-cell office:value-type="float" office:value="18.269090909090909" table:style-name="ce244">
            <text:p>18,3<text:s text:c="5"/></text:p>
          </table:table-cell>
          <table:table-cell office:value-type="float" office:value="1929" table:style-name="ce245">
            <text:p>1 929</text:p>
          </table:table-cell>
          <table:table-cell office:value-type="float" office:value="18.208419860298282" table:style-name="ce246">
            <text:p>18,2<text:s text:c="5"/></text:p>
          </table:table-cell>
          <table:table-cell office:value-type="float" office:value="1759" table:style-name="ce141">
            <text:p>1 759</text:p>
          </table:table-cell>
          <table:table-cell office:value-type="float" office:value="15.332984658298464" table:style-name="ce247">
            <text:p>15,3<text:s text:c="5"/></text:p>
          </table:table-cell>
          <table:table-cell office:value-type="float" office:value="583" table:style-name="ce143">
            <text:p>+ 583</text:p>
          </table:table-cell>
          <table:table-cell office:value-type="float" office:value="30.222913426645931" table:style-name="ce144">
            <text:p>+30,2<text:s text:c="3"/></text:p>
          </table:table-cell>
          <table:table-cell office:value-type="float" office:value="753" table:style-name="ce143">
            <text:p>+ 753</text:p>
          </table:table-cell>
          <table:table-cell office:value-type="float" office:value="42.808413871517907" table:style-name="ce144">
            <text:p>+42,8<text:s text:c="3"/></text:p>
          </table:table-cell>
          <table:table-cell table:style-name="ce160"/>
          <table:table-cell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6- Agricultores e trabalhadores qualificados da agricultura, da pesca e da floresta</text:p>
          </table:table-cell>
          <table:table-cell office:value-type="float" office:value="171" table:style-name="ce139">
            <text:p><text:s/>171</text:p>
          </table:table-cell>
          <table:table-cell office:value-type="float" office:value="1.2436363636363637" table:style-name="ce244">
            <text:p>1,2<text:s text:c="5"/></text:p>
          </table:table-cell>
          <table:table-cell office:value-type="float" office:value="299" table:style-name="ce245">
            <text:p><text:s/>299</text:p>
          </table:table-cell>
          <table:table-cell office:value-type="float" office:value="2.8223522748725696" table:style-name="ce246">
            <text:p>2,8<text:s text:c="5"/></text:p>
          </table:table-cell>
          <table:table-cell office:value-type="float" office:value="192" table:style-name="ce141">
            <text:p><text:s/>192</text:p>
          </table:table-cell>
          <table:table-cell office:value-type="float" office:value="1.6736401673640167" table:style-name="ce247">
            <text:p>1,7<text:s text:c="5"/></text:p>
          </table:table-cell>
          <table:table-cell office:value-type="float" office:value="-128" table:style-name="ce143">
            <text:p><text:s/>- 128</text:p>
          </table:table-cell>
          <table:table-cell office:value-type="float" office:value="-42.809364548494983" table:style-name="ce144">
            <text:p>-42,8<text:s text:c="3"/></text:p>
          </table:table-cell>
          <table:table-cell office:value-type="float" office:value="-21" table:style-name="ce143">
            <text:p><text:s/>- 21</text:p>
          </table:table-cell>
          <table:table-cell office:value-type="float" office:value="-10.9375" table:style-name="ce144">
            <text:p>-10,9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7- Trabalhadores qualificados da indústria, construção e artífices</text:p>
          </table:table-cell>
          <table:table-cell office:value-type="float" office:value="2179" table:style-name="ce139">
            <text:p>2 179</text:p>
          </table:table-cell>
          <table:table-cell office:value-type="float" office:value="15.847272727272726" table:style-name="ce244">
            <text:p>15,8<text:s text:c="5"/></text:p>
          </table:table-cell>
          <table:table-cell office:value-type="float" office:value="2020" table:style-name="ce245">
            <text:p>2 020</text:p>
          </table:table-cell>
          <table:table-cell office:value-type="float" office:value="19.067396639607324" table:style-name="ce246">
            <text:p>19,1<text:s text:c="5"/></text:p>
          </table:table-cell>
          <table:table-cell office:value-type="float" office:value="1839" table:style-name="ce141">
            <text:p>1 839</text:p>
          </table:table-cell>
          <table:table-cell office:value-type="float" office:value="16.030334728033473" table:style-name="ce247">
            <text:p>16,0<text:s text:c="5"/></text:p>
          </table:table-cell>
          <table:table-cell office:value-type="float" office:value="159" table:style-name="ce143">
            <text:p>+ 159</text:p>
          </table:table-cell>
          <table:table-cell office:value-type="float" office:value="7.8712871287128712" table:style-name="ce144">
            <text:p>+7,9<text:s text:c="3"/></text:p>
          </table:table-cell>
          <table:table-cell office:value-type="float" office:value="340" table:style-name="ce143">
            <text:p>+ 340</text:p>
          </table:table-cell>
          <table:table-cell office:value-type="float" office:value="18.488308863512778" table:style-name="ce144">
            <text:p>+18,5<text:s text:c="3"/></text:p>
          </table:table-cell>
          <table:table-cell table:style-name="ce160"/>
          <table:table-cell table:style-name="ce154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8- Operadores de instalações e máquinas e trabalhadores da montagem</text:p>
          </table:table-cell>
          <table:table-cell office:value-type="float" office:value="1305" table:style-name="ce139">
            <text:p>1 305</text:p>
          </table:table-cell>
          <table:table-cell office:value-type="float" office:value="9.4909090909090921" table:style-name="ce244">
            <text:p>9,5<text:s text:c="5"/></text:p>
          </table:table-cell>
          <table:table-cell office:value-type="float" office:value="1059" table:style-name="ce245">
            <text:p>1 059</text:p>
          </table:table-cell>
          <table:table-cell office:value-type="float" office:value="9.9962242778931465" table:style-name="ce246">
            <text:p>10,0<text:s text:c="5"/></text:p>
          </table:table-cell>
          <table:table-cell office:value-type="float" office:value="1200" table:style-name="ce141">
            <text:p>1 200</text:p>
          </table:table-cell>
          <table:table-cell office:value-type="float" office:value="10.460251046025103" table:style-name="ce247">
            <text:p>10,5<text:s text:c="5"/></text:p>
          </table:table-cell>
          <table:table-cell office:value-type="float" office:value="246" table:style-name="ce143">
            <text:p>+ 246</text:p>
          </table:table-cell>
          <table:table-cell office:value-type="float" office:value="23.229461756373937" table:style-name="ce144">
            <text:p>+23,2<text:s text:c="3"/></text:p>
          </table:table-cell>
          <table:table-cell office:value-type="float" office:value="105" table:style-name="ce143">
            <text:p>+ 105</text:p>
          </table:table-cell>
          <table:table-cell office:value-type="float" office:value="8.75" table:style-name="ce144">
            <text:p>+8,8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92">
            <text:p>9- Trabalhadores não qualificados</text:p>
          </table:table-cell>
          <table:table-cell office:value-type="float" office:value="4625" table:style-name="ce139">
            <text:p>4 625</text:p>
          </table:table-cell>
          <table:table-cell office:value-type="float" office:value="33.636363636363633" table:style-name="ce244">
            <text:p>33,6<text:s text:c="5"/></text:p>
          </table:table-cell>
          <table:table-cell office:value-type="float" office:value="3502" table:style-name="ce245">
            <text:p>3 502</text:p>
          </table:table-cell>
          <table:table-cell office:value-type="float" office:value="33.05644704549745" table:style-name="ce246">
            <text:p>33,1<text:s text:c="5"/></text:p>
          </table:table-cell>
          <table:table-cell office:value-type="float" office:value="4403" table:style-name="ce141">
            <text:p>4 403</text:p>
          </table:table-cell>
          <table:table-cell office:value-type="float" office:value="38.380404463040449" table:style-name="ce247">
            <text:p>38,4<text:s text:c="5"/></text:p>
          </table:table-cell>
          <table:table-cell office:value-type="float" office:value="1123" table:style-name="ce143">
            <text:p>+1 123</text:p>
          </table:table-cell>
          <table:table-cell office:value-type="float" office:value="32.067390062821246" table:style-name="ce144">
            <text:p>+32,1<text:s text:c="3"/></text:p>
          </table:table-cell>
          <table:table-cell office:value-type="float" office:value="222" table:style-name="ce143">
            <text:p>+ 222</text:p>
          </table:table-cell>
          <table:table-cell office:value-type="float" office:value="5.0420168067226889" table:style-name="ce144">
            <text:p>+5,0<text:s text:c="3"/></text:p>
          </table:table-cell>
          <table:table-cell table:number-columns-repeated="2" table:style-name="ce154"/>
          <table:table-cell table:number-columns-repeated="2" table:style-name="ce289"/>
          <table:table-cell table:number-columns-repeated="2" table:style-name="ce154"/>
          <table:table-cell table:number-columns-repeated="16366"/>
        </table:table-row>
        <table:table-row table:style-name="ro4">
          <table:table-cell/>
          <table:table-cell office:value-type="string" table:style-name="ce292">
            <text:p>0- Profissões das Forças Armadas</text:p>
          </table:table-cell>
          <table:table-cell office:value-type="float" office:value="1" table:style-name="ce139">
            <text:p><text:s/>1</text:p>
          </table:table-cell>
          <table:table-cell office:value-type="float" office:value="7.2727272727272727E-3" table:style-name="ce244">
            <text:p>0,0<text:s text:c="5"/></text:p>
          </table:table-cell>
          <table:table-cell office:value-type="float" office:value="4" table:style-name="ce245">
            <text:p><text:s/>4</text:p>
          </table:table-cell>
          <table:table-cell office:value-type="float" office:value="3.7757221068529356E-2" table:style-name="ce246">
            <text:p>0,0<text:s text:c="5"/></text:p>
          </table:table-cell>
          <table:table-cell office:value-type="float" office:value="4" table:style-name="ce141">
            <text:p><text:s/>4</text:p>
          </table:table-cell>
          <table:table-cell office:value-type="float" office:value="3.4867503486750349E-2" table:style-name="ce247">
            <text:p>0,0<text:s text:c="5"/></text:p>
          </table:table-cell>
          <table:table-cell office:value-type="float" office:value="-3" table:style-name="ce143">
            <text:p><text:s/>- 3</text:p>
          </table:table-cell>
          <table:table-cell office:value-type="float" office:value="-75" table:style-name="ce144">
            <text:p>-75,0<text:s text:c="3"/></text:p>
          </table:table-cell>
          <table:table-cell office:value-type="float" office:value="-3" table:style-name="ce143">
            <text:p><text:s/>- 3</text:p>
          </table:table-cell>
          <table:table-cell office:value-type="float" office:value="-75" table:style-name="ce144">
            <text:p>-75,0<text:s text:c="3"/></text:p>
          </table:table-cell>
          <table:table-cell table:number-columns-repeated="6" table:style-name="ce154"/>
          <table:table-cell table:number-columns-repeated="16366"/>
        </table:table-row>
        <table:table-row table:style-name="ro4">
          <table:table-cell/>
          <table:table-cell office:value-type="string" table:style-name="ce292">
            <text:p><text:s text:c="5"/>Outros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0" table:style-name="ce245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41">
            <text:p><text:s/>0</text:p>
          </table:table-cell>
          <table:table-cell office:value-type="float" office:value="0" table:style-name="ce247">
            <text:p>0,0<text:s text:c="5"/></text:p>
          </table:table-cell>
          <table:table-cell office:value-type="float" office:value="0" table:style-name="ce143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3">
            <text:p>+ 0</text:p>
          </table:table-cell>
          <table:table-cell office:value-type="string" table:style-name="ce293">
            <text:p>-</text:p>
          </table:table-cell>
          <table:table-cell table:number-columns-repeated="6" table:style-name="ce154"/>
          <table:table-cell table:number-columns-repeated="16366"/>
        </table:table-row>
        <table:table-row table:style-name="ro14">
          <table:table-cell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14">
          <table:table-cell/>
          <table:table-cell office:value-type="string" table:style-name="ce22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4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94"/>
          <table:table-cell table:number-columns-repeated="3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6" table:style-name="ce9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94"/>
          <table:table-cell table:number-columns-repeated="7" table:style-name="ce1"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09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23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36"/>
          <table:table-cell table:style-name="ce98"/>
          <table:table-cell table:number-columns-repeated="4" table:style-name="ce137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184"/>
          <table:table-cell table:number-columns-repeated="4" table:style-name="ce15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style-name="ce184"/>
          <table:table-cell table:number-columns-repeated="4" table:style-name="ce15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2" table:style-name="ce160"/>
          <table:table-cell table:number-columns-repeated="4" table:style-name="ce15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2" table:style-name="ce154"/>
          <table:table-cell table:number-columns-repeated="4" table:style-name="ce15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style-name="ce154"/>
          <table:table-cell table:number-columns-repeated="4" table:style-name="ce155"/>
          <table:table-cell table:number-columns-repeated="16366"/>
        </table:table-row>
        <table:table-row table:number-rows-repeated="3"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54"/>
          <table:table-cell table:number-columns-repeated="16366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6" table:style-name="ce154"/>
          <table:table-cell table:number-columns-repeated="16366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95"/>
          <table:table-cell table:number-columns-repeated="2" table:style-name="ce258"/>
          <table:table-cell table:number-columns-repeated="6" table:style-name="ce95"/>
          <table:table-cell table:number-columns-repeated="16372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45" table:default-cell-style-name="ce1"/>
        <table:table-column table:style-name="co16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7" table:default-cell-style-name="ce1"/>
        <table:table-column table:style-name="co20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47" table:default-cell-style-name="ce1"/>
        <table:table-column table:style-name="co20" table:number-columns-repeated="16366" table:default-cell-style-name="ce1"/>
        <table:table-row table:style-name="ro1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3473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8225in" svg:y="0.28879in" svg:width="1.85779in" svg:height="0.51196in">
                <draw:text-box>
                  <text:p text:style-name="a90" text:class-names="" text:cond-style-name=""><text:span text:style-name="a88" text:class-names="">SETEMBRO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26" draw:style-name="a77" draw:name="Text Box 122" svg:x="0in" svg:y="0in" svg:width="0.97917in" svg:height="0.31646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4">
          <table:table-cell table:style-name="ce1"/>
          <table:table-cell table:number-columns-repeated="11" table:style-name="ce97"/>
          <table:table-cell table:number-columns-repeated="6" table:style-name="ce98"/>
          <table:table-cell table:number-columns-repeated="16366" table:style-name="ce1"/>
        </table:table-row>
        <table:table-row table:style-name="ro14">
          <table:table-cell table:style-name="ce1"/>
          <table:table-cell table:number-columns-repeated="11" table:style-name="ce97"/>
          <table:table-cell table:number-columns-repeated="16372" table:style-name="ce1"/>
        </table:table-row>
        <table:table-row table:style-name="ro20">
          <table:table-cell table:style-name="ce294"/>
          <table:table-cell office:value-type="string" table:style-name="ce99">
            <text:p>Quadro 10 - OFERTAS DE EMPREGO <text:s/>RECEBIDAS, <text:s text:c="3"/>POR ATIVIDADE ECONÓMICA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style-name="ce1"/>
          <table:table-cell table:number-columns-repeated="5" table:style-name="ce98"/>
          <table:table-cell table:number-columns-repeated="16366" table:style-name="ce1"/>
        </table:table-row>
        <table:table-row table:style-name="ro20">
          <table:table-cell table:style-name="ce294"/>
          <table:table-cell office:value-type="string" table:style-name="ce101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style-name="ce1"/>
          <table:table-cell table:number-columns-repeated="5" table:style-name="ce98"/>
          <table:table-cell table:number-columns-repeated="16366" table:style-name="ce1"/>
        </table:table-row>
        <table:table-row table:style-name="ro4">
          <table:table-cell table:style-name="ce294"/>
          <table:table-cell table:style-name="ce97"/>
          <table:table-cell table:style-name="ce103"/>
          <table:table-cell table:number-columns-repeated="9" table:style-name="ce97"/>
          <table:table-cell table:style-name="ce1"/>
          <table:table-cell table:number-columns-repeated="5" table:style-name="ce98"/>
          <table:table-cell table:number-columns-repeated="16366" table:style-name="ce1"/>
        </table:table-row>
        <table:table-row table:style-name="ro14">
          <table:table-cell table:style-name="ce1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6" table:style-name="ce109"/>
          <table:table-cell table:number-columns-repeated="16366" table:style-name="ce1"/>
        </table:table-row>
        <table:table-row table:style-name="ro14">
          <table:table-cell table:style-name="ce1"/>
          <table:table-cell office:value-type="string" table:style-name="ce110">
            <text:p>CAE <text:s/>Rev.3</text:p>
          </table:table-cell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2">(1)<text:s/></text:span></text:p>
          </table:table-cell>
          <table:covered-table-cell/>
          <table:table-cell table:number-columns-repeated="6" table:style-name="ce109"/>
          <table:table-cell table:number-columns-repeated="16366" table:style-name="ce1"/>
        </table:table-row>
        <table:table-row table:style-name="ro14">
          <table:table-cell table:style-name="ce1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6" table:style-name="ce123"/>
          <table:table-cell table:number-columns-repeated="16366" table:style-name="ce1"/>
        </table:table-row>
        <table:table-row table:style-name="ro33">
          <table:table-cell table:style-name="ce1"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number-columns-repeated="6" table:style-name="ce123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3">
            <text:p><text:s text:c="2"/>Total</text:p>
          </table:table-cell>
          <table:table-cell office:value-type="float" office:value="13750" table:style-name="ce130">
            <text:p>13 750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10594" table:style-name="ce132">
            <text:p>10 594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1472" table:style-name="ce132">
            <text:p>11 472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3156" table:style-name="ce134">
            <text:p>+3 156</text:p>
          </table:table-cell>
          <table:table-cell office:value-type="float" office:value="29.790447423069661" table:style-name="ce135">
            <text:p>+29,8<text:s text:c="3"/></text:p>
          </table:table-cell>
          <table:table-cell office:value-type="float" office:value="2278" table:style-name="ce134">
            <text:p>+2 278</text:p>
          </table:table-cell>
          <table:table-cell office:value-type="float" office:value="19.857043235704325" table:style-name="ce135">
            <text:p>+19,9<text:s text:c="3"/></text:p>
          </table:table-cell>
          <table:table-cell table:style-name="ce136"/>
          <table:table-cell table:style-name="ce1"/>
          <table:table-cell table:number-columns-repeated="4" table:style-name="ce137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5">
            <text:p>Agricultura, produção animal, caça, floresta e pesca</text:p>
          </table:table-cell>
          <table:table-cell office:value-type="float" office:value="274" table:style-name="ce130">
            <text:p><text:s/>274</text:p>
          </table:table-cell>
          <table:table-cell office:value-type="float" office:value="1.9927272727272727" table:style-name="ce131">
            <text:p>2,0<text:s text:c="5"/></text:p>
          </table:table-cell>
          <table:table-cell office:value-type="float" office:value="399" table:style-name="ce132">
            <text:p><text:s/>399</text:p>
          </table:table-cell>
          <table:table-cell office:value-type="float" office:value="3.7662828015858034" table:style-name="ce133">
            <text:p>3,8<text:s text:c="5"/></text:p>
          </table:table-cell>
          <table:table-cell office:value-type="float" office:value="213" table:style-name="ce132">
            <text:p><text:s/>213</text:p>
          </table:table-cell>
          <table:table-cell office:value-type="float" office:value="1.856694560669456" table:style-name="ce133">
            <text:p>1,9<text:s text:c="5"/></text:p>
          </table:table-cell>
          <table:table-cell office:value-type="float" office:value="-125" table:style-name="ce134">
            <text:p><text:s/>- 125</text:p>
          </table:table-cell>
          <table:table-cell office:value-type="float" office:value="-31.32832080200501" table:style-name="ce135">
            <text:p>-31,3<text:s text:c="3"/></text:p>
          </table:table-cell>
          <table:table-cell office:value-type="float" office:value="61" table:style-name="ce134">
            <text:p>+ 61</text:p>
          </table:table-cell>
          <table:table-cell office:value-type="float" office:value="28.638497652582164" table:style-name="ce135">
            <text:p>+28,6<text:s text:c="3"/></text:p>
          </table:table-cell>
          <table:table-cell table:style-name="ce154"/>
          <table:table-cell table:style-name="ce295"/>
          <table:table-cell table:style-name="ce296"/>
          <table:table-cell table:style-name="ce282"/>
          <table:table-cell table:style-name="ce155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4">
          <table:table-cell table:style-name="ce1"/>
          <table:table-cell office:value-type="string" table:style-name="ce265">
            <text:p>Indústria, energia e água e construção</text:p>
          </table:table-cell>
          <table:table-cell office:value-type="float" office:value="3663" table:style-name="ce150">
            <text:p>3 663</text:p>
          </table:table-cell>
          <table:table-cell office:value-type="float" office:value="26.640000000000004" table:style-name="ce151">
            <text:p>26,6<text:s text:c="5"/></text:p>
          </table:table-cell>
          <table:table-cell office:value-type="float" office:value="2661" table:style-name="ce132">
            <text:p>2 661</text:p>
          </table:table-cell>
          <table:table-cell office:value-type="float" office:value="25.117991315839156" table:style-name="ce133">
            <text:p>25,1<text:s text:c="5"/></text:p>
          </table:table-cell>
          <table:table-cell office:value-type="float" office:value="2994" table:style-name="ce132">
            <text:p>2 994</text:p>
          </table:table-cell>
          <table:table-cell office:value-type="float" office:value="26.098326359832637" table:style-name="ce133">
            <text:p>26,1<text:s text:c="5"/></text:p>
          </table:table-cell>
          <table:table-cell office:value-type="float" office:value="1002" table:style-name="ce134">
            <text:p>+1 002</text:p>
          </table:table-cell>
          <table:table-cell office:value-type="float" office:value="37.655016910935743" table:style-name="ce135">
            <text:p>+37,7<text:s text:c="3"/></text:p>
          </table:table-cell>
          <table:table-cell office:value-type="float" office:value="669" table:style-name="ce134">
            <text:p>+ 669</text:p>
          </table:table-cell>
          <table:table-cell office:value-type="float" office:value="22.344689378757515" table:style-name="ce135">
            <text:p>+22,3<text:s text:c="3"/></text:p>
          </table:table-cell>
          <table:table-cell table:style-name="ce154"/>
          <table:table-cell table:style-name="ce295"/>
          <table:table-cell table:style-name="ce296"/>
          <table:table-cell table:style-name="ce282"/>
          <table:table-cell table:style-name="ce155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 table:style-name="ce1"/>
          <table:table-cell office:value-type="string" table:style-name="ce267">
            <text:p>Indústrias extrativas</text:p>
          </table:table-cell>
          <table:table-cell office:value-type="float" office:value="16" table:style-name="ce139">
            <text:p><text:s/>16</text:p>
          </table:table-cell>
          <table:table-cell office:value-type="float" office:value="0.11636363636363636" table:style-name="ce140">
            <text:p>0,1<text:s text:c="5"/></text:p>
          </table:table-cell>
          <table:table-cell office:value-type="float" office:value="21" table:style-name="ce141">
            <text:p><text:s/>21</text:p>
          </table:table-cell>
          <table:table-cell office:value-type="float" office:value="0.19822541060977913" table:style-name="ce142">
            <text:p>0,2<text:s text:c="5"/></text:p>
          </table:table-cell>
          <table:table-cell office:value-type="float" office:value="14" table:style-name="ce141">
            <text:p><text:s/>14</text:p>
          </table:table-cell>
          <table:table-cell office:value-type="float" office:value="0.12203626220362622" table:style-name="ce142">
            <text:p>0,1<text:s text:c="5"/></text:p>
          </table:table-cell>
          <table:table-cell office:value-type="float" office:value="-5" table:style-name="ce143">
            <text:p><text:s/>- 5</text:p>
          </table:table-cell>
          <table:table-cell office:value-type="float" office:value="-23.809523809523807" table:style-name="ce144">
            <text:p>-23,8<text:s text:c="3"/></text:p>
          </table:table-cell>
          <table:table-cell office:value-type="float" office:value="2" table:style-name="ce143">
            <text:p>+ 2</text:p>
          </table:table-cell>
          <table:table-cell office:value-type="float" office:value="14.285714285714285" table:style-name="ce144">
            <text:p>+14,3<text:s text:c="3"/></text:p>
          </table:table-cell>
          <table:table-cell table:style-name="ce160"/>
          <table:table-cell table:style-name="ce295"/>
          <table:table-cell table:style-name="ce296"/>
          <table:table-cell table:style-name="ce282"/>
          <table:table-cell table:style-name="ce155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295" table:style-name="ce139">
            <text:p><text:s/>295</text:p>
          </table:table-cell>
          <table:table-cell office:value-type="float" office:value="2.1454545454545455" table:style-name="ce140">
            <text:p>2,1<text:s text:c="5"/></text:p>
          </table:table-cell>
          <table:table-cell office:value-type="float" office:value="333" table:style-name="ce141">
            <text:p><text:s/>333</text:p>
          </table:table-cell>
          <table:table-cell office:value-type="float" office:value="3.1432886539550688" table:style-name="ce142">
            <text:p>3,1<text:s text:c="5"/></text:p>
          </table:table-cell>
          <table:table-cell office:value-type="float" office:value="283" table:style-name="ce141">
            <text:p><text:s/>283</text:p>
          </table:table-cell>
          <table:table-cell office:value-type="float" office:value="2.4668758716875869" table:style-name="ce142">
            <text:p>2,5<text:s text:c="5"/></text:p>
          </table:table-cell>
          <table:table-cell office:value-type="float" office:value="-38" table:style-name="ce143">
            <text:p><text:s/>- 38</text:p>
          </table:table-cell>
          <table:table-cell office:value-type="float" office:value="-11.411411411411411" table:style-name="ce144">
            <text:p>-11,4<text:s text:c="3"/></text:p>
          </table:table-cell>
          <table:table-cell office:value-type="float" office:value="12" table:style-name="ce143">
            <text:p>+ 12</text:p>
          </table:table-cell>
          <table:table-cell office:value-type="float" office:value="4.2402826855123674" table:style-name="ce144">
            <text:p>+4,2<text:s text:c="3"/></text:p>
          </table:table-cell>
          <table:table-cell table:style-name="ce154"/>
          <table:table-cell table:style-name="ce295"/>
          <table:table-cell table:style-name="ce296"/>
          <table:table-cell table:style-name="ce282"/>
          <table:table-cell table:style-name="ce155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ricação de têxteis</text:p>
          </table:table-cell>
          <table:table-cell office:value-type="float" office:value="197" table:style-name="ce139">
            <text:p><text:s/>197</text:p>
          </table:table-cell>
          <table:table-cell office:value-type="float" office:value="1.4327272727272726" table:style-name="ce157">
            <text:p>1,4<text:s text:c="5"/></text:p>
          </table:table-cell>
          <table:table-cell office:value-type="float" office:value="57" table:style-name="ce158">
            <text:p><text:s/>57</text:p>
          </table:table-cell>
          <table:table-cell office:value-type="float" office:value="0.53804040022654331" table:style-name="ce159">
            <text:p>0,5<text:s text:c="5"/></text:p>
          </table:table-cell>
          <table:table-cell office:value-type="float" office:value="106" table:style-name="ce141">
            <text:p><text:s/>106</text:p>
          </table:table-cell>
          <table:table-cell office:value-type="float" office:value="0.92398884239888424" table:style-name="ce159">
            <text:p>0,9<text:s text:c="5"/></text:p>
          </table:table-cell>
          <table:table-cell office:value-type="float" office:value="140" table:style-name="ce143">
            <text:p>+ 140</text:p>
          </table:table-cell>
          <table:table-cell office:value-type="float" office:value="245.61403508771932" table:style-name="ce144">
            <text:p>+245,6<text:s text:c="3"/></text:p>
          </table:table-cell>
          <table:table-cell office:value-type="float" office:value="91" table:style-name="ce143">
            <text:p>+ 91</text:p>
          </table:table-cell>
          <table:table-cell office:value-type="float" office:value="85.84905660377359" table:style-name="ce144">
            <text:p>+85,8<text:s text:c="3"/></text:p>
          </table:table-cell>
          <table:table-cell table:style-name="ce160"/>
          <table:table-cell table:style-name="ce295"/>
          <table:table-cell table:style-name="ce296"/>
          <table:table-cell table:style-name="ce282"/>
          <table:table-cell table:style-name="ce155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8">
            <text:p>Indústria do vestuário</text:p>
          </table:table-cell>
          <table:table-cell office:value-type="float" office:value="485" table:style-name="ce139">
            <text:p><text:s/>485</text:p>
          </table:table-cell>
          <table:table-cell office:value-type="float" office:value="3.5272727272727273" table:style-name="ce157">
            <text:p>3,5<text:s text:c="5"/></text:p>
          </table:table-cell>
          <table:table-cell office:value-type="float" office:value="119" table:style-name="ce158">
            <text:p><text:s/>119</text:p>
          </table:table-cell>
          <table:table-cell office:value-type="float" office:value="1.1232773267887484" table:style-name="ce159">
            <text:p>1,1<text:s text:c="5"/></text:p>
          </table:table-cell>
          <table:table-cell office:value-type="float" office:value="335" table:style-name="ce141">
            <text:p><text:s/>335</text:p>
          </table:table-cell>
          <table:table-cell office:value-type="float" office:value="2.9201534170153418" table:style-name="ce159">
            <text:p>2,9<text:s text:c="5"/></text:p>
          </table:table-cell>
          <table:table-cell office:value-type="float" office:value="366" table:style-name="ce143">
            <text:p>+ 366</text:p>
          </table:table-cell>
          <table:table-cell office:value-type="float" office:value="307.56302521008405" table:style-name="ce144">
            <text:p>+307,6<text:s text:c="3"/></text:p>
          </table:table-cell>
          <table:table-cell office:value-type="float" office:value="150" table:style-name="ce143">
            <text:p>+ 150</text:p>
          </table:table-cell>
          <table:table-cell office:value-type="float" office:value="44.776119402985074" table:style-name="ce144">
            <text:p>+44,8<text:s text:c="3"/></text:p>
          </table:table-cell>
          <table:table-cell table:style-name="ce154"/>
          <table:table-cell table:style-name="ce295"/>
          <table:table-cell table:style-name="ce296"/>
          <table:table-cell table:style-name="ce282"/>
          <table:table-cell table:style-name="ce154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326" table:style-name="ce139">
            <text:p><text:s/>326</text:p>
          </table:table-cell>
          <table:table-cell office:value-type="float" office:value="2.3709090909090911" table:style-name="ce157">
            <text:p>2,4<text:s text:c="5"/></text:p>
          </table:table-cell>
          <table:table-cell office:value-type="float" office:value="74" table:style-name="ce158">
            <text:p><text:s/>74</text:p>
          </table:table-cell>
          <table:table-cell office:value-type="float" office:value="0.69850858976779306" table:style-name="ce159">
            <text:p>0,7<text:s text:c="5"/></text:p>
          </table:table-cell>
          <table:table-cell office:value-type="float" office:value="170" table:style-name="ce141">
            <text:p><text:s/>170</text:p>
          </table:table-cell>
          <table:table-cell office:value-type="float" office:value="1.4818688981868899" table:style-name="ce159">
            <text:p>1,5<text:s text:c="5"/></text:p>
          </table:table-cell>
          <table:table-cell office:value-type="float" office:value="252" table:style-name="ce143">
            <text:p>+ 252</text:p>
          </table:table-cell>
          <table:table-cell office:value-type="float" office:value="340.54054054054052" table:style-name="ce144">
            <text:p>+340,5<text:s text:c="3"/></text:p>
          </table:table-cell>
          <table:table-cell office:value-type="float" office:value="156" table:style-name="ce143">
            <text:p>+ 156</text:p>
          </table:table-cell>
          <table:table-cell office:value-type="float" office:value="91.764705882352942" table:style-name="ce144">
            <text:p>+91,8<text:s text:c="3"/></text:p>
          </table:table-cell>
          <table:table-cell table:style-name="ce154"/>
          <table:table-cell table:style-name="ce295"/>
          <table:table-cell table:style-name="ce296"/>
          <table:table-cell table:style-name="ce282"/>
          <table:table-cell table:style-name="ce154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 da madeira e da cortiça</text:p>
          </table:table-cell>
          <table:table-cell office:value-type="float" office:value="105" table:style-name="ce139">
            <text:p><text:s/>105</text:p>
          </table:table-cell>
          <table:table-cell office:value-type="float" office:value="0.76363636363636367" table:style-name="ce157">
            <text:p>0,8<text:s text:c="5"/></text:p>
          </table:table-cell>
          <table:table-cell office:value-type="float" office:value="41" table:style-name="ce158">
            <text:p><text:s/>41</text:p>
          </table:table-cell>
          <table:table-cell office:value-type="float" office:value="0.38701151595242594" table:style-name="ce159">
            <text:p>0,4<text:s text:c="5"/></text:p>
          </table:table-cell>
          <table:table-cell office:value-type="float" office:value="71" table:style-name="ce141">
            <text:p><text:s/>71</text:p>
          </table:table-cell>
          <table:table-cell office:value-type="float" office:value="0.61889818688981868" table:style-name="ce159">
            <text:p>0,6<text:s text:c="5"/></text:p>
          </table:table-cell>
          <table:table-cell office:value-type="float" office:value="64" table:style-name="ce143">
            <text:p>+ 64</text:p>
          </table:table-cell>
          <table:table-cell office:value-type="float" office:value="156.09756097560975" table:style-name="ce144">
            <text:p>+156,1<text:s text:c="3"/></text:p>
          </table:table-cell>
          <table:table-cell office:value-type="float" office:value="34" table:style-name="ce143">
            <text:p>+ 34</text:p>
          </table:table-cell>
          <table:table-cell office:value-type="float" office:value="47.887323943661968" table:style-name="ce144">
            <text:p>+47,9<text:s text:c="3"/></text:p>
          </table:table-cell>
          <table:table-cell table:style-name="ce154"/>
          <table:table-cell table:style-name="ce295"/>
          <table:table-cell table:style-name="ce296"/>
          <table:table-cell table:style-name="ce282"/>
          <table:table-cell table:style-name="ce154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46" table:style-name="ce139">
            <text:p><text:s/>46</text:p>
          </table:table-cell>
          <table:table-cell office:value-type="float" office:value="0.33454545454545453" table:style-name="ce157">
            <text:p>0,3<text:s text:c="5"/></text:p>
          </table:table-cell>
          <table:table-cell office:value-type="float" office:value="29" table:style-name="ce158">
            <text:p><text:s/>29</text:p>
          </table:table-cell>
          <table:table-cell office:value-type="float" office:value="0.27373985274683782" table:style-name="ce159">
            <text:p>0,3<text:s text:c="5"/></text:p>
          </table:table-cell>
          <table:table-cell office:value-type="float" office:value="19" table:style-name="ce141">
            <text:p><text:s/>19</text:p>
          </table:table-cell>
          <table:table-cell office:value-type="float" office:value="0.16562064156206416" table:style-name="ce159">
            <text:p>0,2<text:s text:c="5"/></text:p>
          </table:table-cell>
          <table:table-cell office:value-type="float" office:value="17" table:style-name="ce143">
            <text:p>+ 17</text:p>
          </table:table-cell>
          <table:table-cell office:value-type="float" office:value="58.620689655172406" table:style-name="ce144">
            <text:p>+58,6<text:s text:c="3"/></text:p>
          </table:table-cell>
          <table:table-cell office:value-type="float" office:value="27" table:style-name="ce143">
            <text:p>+ 27</text:p>
          </table:table-cell>
          <table:table-cell office:value-type="float" office:value="142.10526315789474" table:style-name="ce144">
            <text:p>+142,1<text:s text:c="3"/></text:p>
          </table:table-cell>
          <table:table-cell table:style-name="ce154"/>
          <table:table-cell table:style-name="ce295"/>
          <table:table-cell table:style-name="ce296"/>
          <table:table-cell table:style-name="ce282"/>
          <table:table-cell table:style-name="ce15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74" table:style-name="ce139">
            <text:p><text:s/>74</text:p>
          </table:table-cell>
          <table:table-cell office:value-type="float" office:value="0.53818181818181821" table:style-name="ce157">
            <text:p>0,5<text:s text:c="5"/></text:p>
          </table:table-cell>
          <table:table-cell office:value-type="float" office:value="58" table:style-name="ce158">
            <text:p><text:s/>58</text:p>
          </table:table-cell>
          <table:table-cell office:value-type="float" office:value="0.54747970549367564" table:style-name="ce159">
            <text:p>0,5<text:s text:c="5"/></text:p>
          </table:table-cell>
          <table:table-cell office:value-type="float" office:value="89" table:style-name="ce141">
            <text:p><text:s/>89</text:p>
          </table:table-cell>
          <table:table-cell office:value-type="float" office:value="0.77580195258019524" table:style-name="ce159">
            <text:p>0,8<text:s text:c="5"/></text:p>
          </table:table-cell>
          <table:table-cell office:value-type="float" office:value="16" table:style-name="ce143">
            <text:p>+ 16</text:p>
          </table:table-cell>
          <table:table-cell office:value-type="float" office:value="27.586206896551722" table:style-name="ce144">
            <text:p>+27,6<text:s text:c="3"/></text:p>
          </table:table-cell>
          <table:table-cell office:value-type="float" office:value="-15" table:style-name="ce143">
            <text:p><text:s/>- 15</text:p>
          </table:table-cell>
          <table:table-cell office:value-type="float" office:value="-16.853932584269664" table:style-name="ce144">
            <text:p>-16,9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124" table:style-name="ce139">
            <text:p><text:s/>124</text:p>
          </table:table-cell>
          <table:table-cell office:value-type="float" office:value="0.90181818181818174" table:style-name="ce157">
            <text:p>0,9<text:s text:c="5"/></text:p>
          </table:table-cell>
          <table:table-cell office:value-type="float" office:value="98" table:style-name="ce158">
            <text:p><text:s/>98</text:p>
          </table:table-cell>
          <table:table-cell office:value-type="float" office:value="0.9250519161789692" table:style-name="ce159">
            <text:p>0,9<text:s text:c="5"/></text:p>
          </table:table-cell>
          <table:table-cell office:value-type="float" office:value="142" table:style-name="ce141">
            <text:p><text:s/>142</text:p>
          </table:table-cell>
          <table:table-cell office:value-type="float" office:value="1.2377963737796374" table:style-name="ce159">
            <text:p>1,2<text:s text:c="5"/></text:p>
          </table:table-cell>
          <table:table-cell office:value-type="float" office:value="26" table:style-name="ce143">
            <text:p>+ 26</text:p>
          </table:table-cell>
          <table:table-cell office:value-type="float" office:value="26.530612244897959" table:style-name="ce144">
            <text:p>+26,5<text:s text:c="3"/></text:p>
          </table:table-cell>
          <table:table-cell office:value-type="float" office:value="-18" table:style-name="ce143">
            <text:p><text:s/>- 18</text:p>
          </table:table-cell>
          <table:table-cell office:value-type="float" office:value="-12.676056338028168" table:style-name="ce144">
            <text:p>-12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296" table:style-name="ce139">
            <text:p><text:s/>296</text:p>
          </table:table-cell>
          <table:table-cell office:value-type="float" office:value="2.1527272727272728" table:style-name="ce157">
            <text:p>2,2<text:s text:c="5"/></text:p>
          </table:table-cell>
          <table:table-cell office:value-type="float" office:value="223" table:style-name="ce158">
            <text:p><text:s/>223</text:p>
          </table:table-cell>
          <table:table-cell office:value-type="float" office:value="2.1049650745705115" table:style-name="ce159">
            <text:p>2,1<text:s text:c="5"/></text:p>
          </table:table-cell>
          <table:table-cell office:value-type="float" office:value="267" table:style-name="ce141">
            <text:p><text:s/>267</text:p>
          </table:table-cell>
          <table:table-cell office:value-type="float" office:value="2.3274058577405854" table:style-name="ce159">
            <text:p>2,3<text:s text:c="5"/></text:p>
          </table:table-cell>
          <table:table-cell office:value-type="float" office:value="73" table:style-name="ce143">
            <text:p>+ 73</text:p>
          </table:table-cell>
          <table:table-cell office:value-type="float" office:value="32.735426008968609" table:style-name="ce144">
            <text:p>+32,7<text:s text:c="3"/></text:p>
          </table:table-cell>
          <table:table-cell office:value-type="float" office:value="29" table:style-name="ce143">
            <text:p>+ 29</text:p>
          </table:table-cell>
          <table:table-cell office:value-type="float" office:value="10.861423220973784" table:style-name="ce144">
            <text:p>+10,9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105" table:style-name="ce139">
            <text:p><text:s/>105</text:p>
          </table:table-cell>
          <table:table-cell office:value-type="float" office:value="0.76363636363636367" table:style-name="ce157">
            <text:p>0,8<text:s text:c="5"/></text:p>
          </table:table-cell>
          <table:table-cell office:value-type="float" office:value="54" table:style-name="ce158">
            <text:p><text:s/>54</text:p>
          </table:table-cell>
          <table:table-cell office:value-type="float" office:value="0.50972248442514634" table:style-name="ce159">
            <text:p>0,5<text:s text:c="5"/></text:p>
          </table:table-cell>
          <table:table-cell office:value-type="float" office:value="84" table:style-name="ce141">
            <text:p><text:s/>84</text:p>
          </table:table-cell>
          <table:table-cell office:value-type="float" office:value="0.73221757322175729" table:style-name="ce159">
            <text:p>0,7<text:s text:c="5"/></text:p>
          </table:table-cell>
          <table:table-cell office:value-type="float" office:value="51" table:style-name="ce143">
            <text:p>+ 51</text:p>
          </table:table-cell>
          <table:table-cell office:value-type="float" office:value="94.444444444444443" table:style-name="ce144">
            <text:p>+94,4<text:s text:c="3"/></text:p>
          </table:table-cell>
          <table:table-cell office:value-type="float" office:value="21" table:style-name="ce143">
            <text:p>+ 21</text:p>
          </table:table-cell>
          <table:table-cell office:value-type="float" office:value="25" table:style-name="ce144">
            <text:p>+25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53" table:style-name="ce139">
            <text:p><text:s/>53</text:p>
          </table:table-cell>
          <table:table-cell office:value-type="float" office:value="0.38545454545454549" table:style-name="ce157">
            <text:p>0,4<text:s text:c="5"/></text:p>
          </table:table-cell>
          <table:table-cell office:value-type="float" office:value="121" table:style-name="ce158">
            <text:p><text:s/>121</text:p>
          </table:table-cell>
          <table:table-cell office:value-type="float" office:value="1.142155937323013" table:style-name="ce159">
            <text:p>1,1<text:s text:c="5"/></text:p>
          </table:table-cell>
          <table:table-cell office:value-type="float" office:value="41" table:style-name="ce141">
            <text:p><text:s/>41</text:p>
          </table:table-cell>
          <table:table-cell office:value-type="float" office:value="0.35739191073919108" table:style-name="ce159">
            <text:p>0,4<text:s text:c="5"/></text:p>
          </table:table-cell>
          <table:table-cell office:value-type="float" office:value="-68" table:style-name="ce143">
            <text:p><text:s/>- 68</text:p>
          </table:table-cell>
          <table:table-cell office:value-type="float" office:value="-56.198347107438018" table:style-name="ce144">
            <text:p>-56,2<text:s text:c="3"/></text:p>
          </table:table-cell>
          <table:table-cell office:value-type="float" office:value="12" table:style-name="ce143">
            <text:p>+ 12</text:p>
          </table:table-cell>
          <table:table-cell office:value-type="float" office:value="29.268292682926827" table:style-name="ce144">
            <text:p>+29,3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312" table:style-name="ce139">
            <text:p><text:s/>312</text:p>
          </table:table-cell>
          <table:table-cell office:value-type="float" office:value="2.269090909090909" table:style-name="ce157">
            <text:p>2,3<text:s text:c="5"/></text:p>
          </table:table-cell>
          <table:table-cell office:value-type="float" office:value="154" table:style-name="ce158">
            <text:p><text:s/>154</text:p>
          </table:table-cell>
          <table:table-cell office:value-type="float" office:value="1.4536530111383803" table:style-name="ce159">
            <text:p>1,5<text:s text:c="5"/></text:p>
          </table:table-cell>
          <table:table-cell office:value-type="float" office:value="328" table:style-name="ce141">
            <text:p><text:s/>328</text:p>
          </table:table-cell>
          <table:table-cell office:value-type="float" office:value="2.8591352859135286" table:style-name="ce159">
            <text:p>2,9<text:s text:c="5"/></text:p>
          </table:table-cell>
          <table:table-cell office:value-type="float" office:value="158" table:style-name="ce143">
            <text:p>+ 158</text:p>
          </table:table-cell>
          <table:table-cell office:value-type="float" office:value="102.59740259740259" table:style-name="ce144">
            <text:p>+102,6<text:s text:c="3"/></text:p>
          </table:table-cell>
          <table:table-cell office:value-type="float" office:value="-16" table:style-name="ce143">
            <text:p><text:s/>- 16</text:p>
          </table:table-cell>
          <table:table-cell office:value-type="float" office:value="-4.8780487804878048" table:style-name="ce144">
            <text:p>-4,9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51" table:style-name="ce139">
            <text:p><text:s/>51</text:p>
          </table:table-cell>
          <table:table-cell office:value-type="float" office:value="0.37090909090909091" table:style-name="ce157">
            <text:p>0,4<text:s text:c="5"/></text:p>
          </table:table-cell>
          <table:table-cell office:value-type="float" office:value="88" table:style-name="ce158">
            <text:p><text:s/>88</text:p>
          </table:table-cell>
          <table:table-cell office:value-type="float" office:value="0.83065886350764584" table:style-name="ce159">
            <text:p>0,8<text:s text:c="5"/></text:p>
          </table:table-cell>
          <table:table-cell office:value-type="float" office:value="55" table:style-name="ce141">
            <text:p><text:s/>55</text:p>
          </table:table-cell>
          <table:table-cell office:value-type="float" office:value="0.47942817294281731" table:style-name="ce159">
            <text:p>0,5<text:s text:c="5"/></text:p>
          </table:table-cell>
          <table:table-cell office:value-type="float" office:value="-37" table:style-name="ce143">
            <text:p><text:s/>- 37</text:p>
          </table:table-cell>
          <table:table-cell office:value-type="float" office:value="-42.045454545454547" table:style-name="ce144">
            <text:p>-42,0<text:s text:c="3"/></text:p>
          </table:table-cell>
          <table:table-cell office:value-type="float" office:value="-4" table:style-name="ce143">
            <text:p><text:s/>- 4</text:p>
          </table:table-cell>
          <table:table-cell office:value-type="float" office:value="-7.2727272727272725" table:style-name="ce144">
            <text:p>-7,3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Construção</text:p>
          </table:table-cell>
          <table:table-cell office:value-type="float" office:value="1178" table:style-name="ce139">
            <text:p>1 178</text:p>
          </table:table-cell>
          <table:table-cell office:value-type="float" office:value="8.5672727272727283" table:style-name="ce157">
            <text:p>8,6<text:s text:c="5"/></text:p>
          </table:table-cell>
          <table:table-cell office:value-type="float" office:value="1191" table:style-name="ce158">
            <text:p>1 191</text:p>
          </table:table-cell>
          <table:table-cell office:value-type="float" office:value="11.242212573154616" table:style-name="ce159">
            <text:p>11,2<text:s text:c="5"/></text:p>
          </table:table-cell>
          <table:table-cell office:value-type="float" office:value="990" table:style-name="ce141">
            <text:p><text:s/>990</text:p>
          </table:table-cell>
          <table:table-cell office:value-type="float" office:value="8.6297071129707117" table:style-name="ce159">
            <text:p>8,6<text:s text:c="5"/></text:p>
          </table:table-cell>
          <table:table-cell office:value-type="float" office:value="-13" table:style-name="ce143">
            <text:p><text:s/>- 13</text:p>
          </table:table-cell>
          <table:table-cell office:value-type="float" office:value="-1.0915197313182201" table:style-name="ce144">
            <text:p>-1,1<text:s text:c="3"/></text:p>
          </table:table-cell>
          <table:table-cell office:value-type="float" office:value="188" table:style-name="ce143">
            <text:p>+ 188</text:p>
          </table:table-cell>
          <table:table-cell office:value-type="float" office:value="18.98989898989899" table:style-name="ce144">
            <text:p>+19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4">
          <table:table-cell/>
          <table:table-cell office:value-type="string" table:style-name="ce265">
            <text:p>Serviços</text:p>
          </table:table-cell>
          <table:table-cell office:value-type="float" office:value="9813" table:style-name="ce150">
            <text:p>9 813</text:p>
          </table:table-cell>
          <table:table-cell office:value-type="float" office:value="71.36727272727272" table:style-name="ce151">
            <text:p>71,4<text:s text:c="5"/></text:p>
          </table:table-cell>
          <table:table-cell office:value-type="float" office:value="7534" table:style-name="ce152">
            <text:p>7 534</text:p>
          </table:table-cell>
          <table:table-cell office:value-type="float" office:value="71.115725882575049" table:style-name="ce153">
            <text:p>71,1<text:s text:c="5"/></text:p>
          </table:table-cell>
          <table:table-cell office:value-type="float" office:value="8265" table:style-name="ce152">
            <text:p>8 265</text:p>
          </table:table-cell>
          <table:table-cell office:value-type="float" office:value="72.044979079497907" table:style-name="ce153">
            <text:p>72,0<text:s text:c="5"/></text:p>
          </table:table-cell>
          <table:table-cell office:value-type="float" office:value="2279" table:style-name="ce134">
            <text:p>+2 279</text:p>
          </table:table-cell>
          <table:table-cell office:value-type="float" office:value="30.249535439341653" table:style-name="ce135">
            <text:p>+30,2<text:s text:c="3"/></text:p>
          </table:table-cell>
          <table:table-cell office:value-type="float" office:value="1548" table:style-name="ce134">
            <text:p>+1 548</text:p>
          </table:table-cell>
          <table:table-cell office:value-type="float" office:value="18.729582577132486" table:style-name="ce135">
            <text:p>+18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205" table:style-name="ce139">
            <text:p><text:s/>205</text:p>
          </table:table-cell>
          <table:table-cell office:value-type="float" office:value="1.4909090909090907" table:style-name="ce157">
            <text:p>1,5<text:s text:c="5"/></text:p>
          </table:table-cell>
          <table:table-cell office:value-type="float" office:value="144" table:style-name="ce158">
            <text:p><text:s/>144</text:p>
          </table:table-cell>
          <table:table-cell office:value-type="float" office:value="1.3592599584670568" table:style-name="ce159">
            <text:p>1,4<text:s text:c="5"/></text:p>
          </table:table-cell>
          <table:table-cell office:value-type="float" office:value="215" table:style-name="ce158">
            <text:p><text:s/>215</text:p>
          </table:table-cell>
          <table:table-cell office:value-type="float" office:value="1.8741283124128312" table:style-name="ce159">
            <text:p>1,9<text:s text:c="5"/></text:p>
          </table:table-cell>
          <table:table-cell office:value-type="float" office:value="61" table:style-name="ce143">
            <text:p>+ 61</text:p>
          </table:table-cell>
          <table:table-cell office:value-type="float" office:value="42.361111111111107" table:style-name="ce144">
            <text:p>+42,4<text:s text:c="3"/></text:p>
          </table:table-cell>
          <table:table-cell office:value-type="float" office:value="-10" table:style-name="ce143">
            <text:p><text:s/>- 10</text:p>
          </table:table-cell>
          <table:table-cell office:value-type="float" office:value="-4.6511627906976747" table:style-name="ce144">
            <text:p>-4,7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Comércio por grosso e a retalho</text:p>
          </table:table-cell>
          <table:table-cell office:value-type="float" office:value="1448" table:style-name="ce139">
            <text:p>1 448</text:p>
          </table:table-cell>
          <table:table-cell office:value-type="float" office:value="10.530909090909091" table:style-name="ce157">
            <text:p>10,5<text:s text:c="5"/></text:p>
          </table:table-cell>
          <table:table-cell office:value-type="float" office:value="1326" table:style-name="ce158">
            <text:p>1 326</text:p>
          </table:table-cell>
          <table:table-cell office:value-type="float" office:value="12.516518784217482" table:style-name="ce159">
            <text:p>12,5<text:s text:c="5"/></text:p>
          </table:table-cell>
          <table:table-cell office:value-type="float" office:value="981" table:style-name="ce158">
            <text:p><text:s/>981</text:p>
          </table:table-cell>
          <table:table-cell office:value-type="float" office:value="8.5512552301255234" table:style-name="ce159">
            <text:p>8,6<text:s text:c="5"/></text:p>
          </table:table-cell>
          <table:table-cell office:value-type="float" office:value="122" table:style-name="ce143">
            <text:p>+ 122</text:p>
          </table:table-cell>
          <table:table-cell office:value-type="float" office:value="9.2006033182503781" table:style-name="ce144">
            <text:p>+9,2<text:s text:c="3"/></text:p>
          </table:table-cell>
          <table:table-cell office:value-type="float" office:value="467" table:style-name="ce143">
            <text:p>+ 467</text:p>
          </table:table-cell>
          <table:table-cell office:value-type="float" office:value="47.604485219164118" table:style-name="ce144">
            <text:p>+47,6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Transportes e armazenagem</text:p>
          </table:table-cell>
          <table:table-cell office:value-type="float" office:value="220" table:style-name="ce139">
            <text:p><text:s/>220</text:p>
          </table:table-cell>
          <table:table-cell office:value-type="float" office:value="1.6" table:style-name="ce157">
            <text:p>1,6<text:s text:c="5"/></text:p>
          </table:table-cell>
          <table:table-cell office:value-type="float" office:value="172" table:style-name="ce158">
            <text:p><text:s/>172</text:p>
          </table:table-cell>
          <table:table-cell office:value-type="float" office:value="1.6235605059467622" table:style-name="ce159">
            <text:p>1,6<text:s text:c="5"/></text:p>
          </table:table-cell>
          <table:table-cell office:value-type="float" office:value="158" table:style-name="ce158">
            <text:p><text:s/>158</text:p>
          </table:table-cell>
          <table:table-cell office:value-type="float" office:value="1.3772663877266387" table:style-name="ce159">
            <text:p>1,4<text:s text:c="5"/></text:p>
          </table:table-cell>
          <table:table-cell office:value-type="float" office:value="48" table:style-name="ce143">
            <text:p>+ 48</text:p>
          </table:table-cell>
          <table:table-cell office:value-type="float" office:value="27.906976744186046" table:style-name="ce144">
            <text:p>+27,9<text:s text:c="3"/></text:p>
          </table:table-cell>
          <table:table-cell office:value-type="float" office:value="62" table:style-name="ce143">
            <text:p>+ 62</text:p>
          </table:table-cell>
          <table:table-cell office:value-type="float" office:value="39.24050632911392" table:style-name="ce144">
            <text:p>+39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lojamento, restauração e similares</text:p>
          </table:table-cell>
          <table:table-cell office:value-type="float" office:value="2598" table:style-name="ce139">
            <text:p>2 598</text:p>
          </table:table-cell>
          <table:table-cell office:value-type="float" office:value="18.894545454545455" table:style-name="ce157">
            <text:p>18,9<text:s text:c="5"/></text:p>
          </table:table-cell>
          <table:table-cell office:value-type="float" office:value="1319" table:style-name="ce158">
            <text:p>1 319</text:p>
          </table:table-cell>
          <table:table-cell office:value-type="float" office:value="12.450443647347555" table:style-name="ce159">
            <text:p>12,5<text:s text:c="5"/></text:p>
          </table:table-cell>
          <table:table-cell office:value-type="float" office:value="1817" table:style-name="ce158">
            <text:p>1 817</text:p>
          </table:table-cell>
          <table:table-cell office:value-type="float" office:value="15.838563458856344" table:style-name="ce159">
            <text:p>15,8<text:s text:c="5"/></text:p>
          </table:table-cell>
          <table:table-cell office:value-type="float" office:value="1279" table:style-name="ce143">
            <text:p>+1 279</text:p>
          </table:table-cell>
          <table:table-cell office:value-type="float" office:value="96.967399545109927" table:style-name="ce144">
            <text:p>+97,0<text:s text:c="3"/></text:p>
          </table:table-cell>
          <table:table-cell office:value-type="float" office:value="781" table:style-name="ce143">
            <text:p>+ 781</text:p>
          </table:table-cell>
          <table:table-cell office:value-type="float" office:value="42.982938910291693" table:style-name="ce144">
            <text:p>+43,0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270" table:style-name="ce139">
            <text:p><text:s/>270</text:p>
          </table:table-cell>
          <table:table-cell office:value-type="float" office:value="1.9636363636363636" table:style-name="ce157">
            <text:p>2,0<text:s text:c="5"/></text:p>
          </table:table-cell>
          <table:table-cell office:value-type="float" office:value="181" table:style-name="ce158">
            <text:p><text:s/>181</text:p>
          </table:table-cell>
          <table:table-cell office:value-type="float" office:value="1.7085142533509532" table:style-name="ce159">
            <text:p>1,7<text:s text:c="5"/></text:p>
          </table:table-cell>
          <table:table-cell office:value-type="float" office:value="187" table:style-name="ce158">
            <text:p><text:s/>187</text:p>
          </table:table-cell>
          <table:table-cell office:value-type="float" office:value="1.6300557880055788" table:style-name="ce159">
            <text:p>1,6<text:s text:c="5"/></text:p>
          </table:table-cell>
          <table:table-cell office:value-type="float" office:value="89" table:style-name="ce143">
            <text:p>+ 89</text:p>
          </table:table-cell>
          <table:table-cell office:value-type="float" office:value="49.171270718232044" table:style-name="ce144">
            <text:p>+49,2<text:s text:c="3"/></text:p>
          </table:table-cell>
          <table:table-cell office:value-type="float" office:value="83" table:style-name="ce143">
            <text:p>+ 83</text:p>
          </table:table-cell>
          <table:table-cell office:value-type="float" office:value="44.385026737967912" table:style-name="ce144">
            <text:p>+44,4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financeiras e de seguros</text:p>
          </table:table-cell>
          <table:table-cell office:value-type="float" office:value="32" table:style-name="ce139">
            <text:p><text:s/>32</text:p>
          </table:table-cell>
          <table:table-cell office:value-type="float" office:value="0.23272727272727273" table:style-name="ce157">
            <text:p>0,2<text:s text:c="5"/></text:p>
          </table:table-cell>
          <table:table-cell office:value-type="float" office:value="27" table:style-name="ce158">
            <text:p><text:s/>27</text:p>
          </table:table-cell>
          <table:table-cell office:value-type="float" office:value="0.25486124221257317" table:style-name="ce159">
            <text:p>0,3<text:s text:c="5"/></text:p>
          </table:table-cell>
          <table:table-cell office:value-type="float" office:value="31" table:style-name="ce158">
            <text:p><text:s/>31</text:p>
          </table:table-cell>
          <table:table-cell office:value-type="float" office:value="0.27022315202231523" table:style-name="ce159">
            <text:p>0,3<text:s text:c="5"/></text:p>
          </table:table-cell>
          <table:table-cell office:value-type="float" office:value="5" table:style-name="ce143">
            <text:p>+ 5</text:p>
          </table:table-cell>
          <table:table-cell office:value-type="float" office:value="18.518518518518519" table:style-name="ce144">
            <text:p>+18,5<text:s text:c="3"/></text:p>
          </table:table-cell>
          <table:table-cell office:value-type="float" office:value="1" table:style-name="ce143">
            <text:p>+ 1</text:p>
          </table:table-cell>
          <table:table-cell office:value-type="float" office:value="3.225806451612903" table:style-name="ce144">
            <text:p>+3,2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2694" table:style-name="ce139">
            <text:p>2 694</text:p>
          </table:table-cell>
          <table:table-cell office:value-type="float" office:value="19.592727272727274" table:style-name="ce157">
            <text:p>19,6<text:s text:c="5"/></text:p>
          </table:table-cell>
          <table:table-cell office:value-type="float" office:value="2955" table:style-name="ce158">
            <text:p>2 955</text:p>
          </table:table-cell>
          <table:table-cell office:value-type="float" office:value="27.893147064376063" table:style-name="ce159">
            <text:p>27,9<text:s text:c="5"/></text:p>
          </table:table-cell>
          <table:table-cell office:value-type="float" office:value="3024" table:style-name="ce158">
            <text:p>3 024</text:p>
          </table:table-cell>
          <table:table-cell office:value-type="float" office:value="26.359832635983267" table:style-name="ce159">
            <text:p>26,4<text:s text:c="5"/></text:p>
          </table:table-cell>
          <table:table-cell office:value-type="float" office:value="-261" table:style-name="ce143">
            <text:p><text:s/>- 261</text:p>
          </table:table-cell>
          <table:table-cell office:value-type="float" office:value="-8.8324873096446694" table:style-name="ce144">
            <text:p>-8,8<text:s text:c="3"/></text:p>
          </table:table-cell>
          <table:table-cell office:value-type="float" office:value="-330" table:style-name="ce143">
            <text:p><text:s/>- 330</text:p>
          </table:table-cell>
          <table:table-cell office:value-type="float" office:value="-10.912698412698413" table:style-name="ce144">
            <text:p>-10,9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575" table:style-name="ce139">
            <text:p><text:s/>575</text:p>
          </table:table-cell>
          <table:table-cell office:value-type="float" office:value="4.1818181818181817" table:style-name="ce157">
            <text:p>4,2<text:s text:c="5"/></text:p>
          </table:table-cell>
          <table:table-cell office:value-type="float" office:value="335" table:style-name="ce158">
            <text:p><text:s/>335</text:p>
          </table:table-cell>
          <table:table-cell office:value-type="float" office:value="3.1621672644893337" table:style-name="ce159">
            <text:p>3,2<text:s text:c="5"/></text:p>
          </table:table-cell>
          <table:table-cell office:value-type="float" office:value="459" table:style-name="ce158">
            <text:p><text:s/>459</text:p>
          </table:table-cell>
          <table:table-cell office:value-type="float" office:value="4.0010460251046025" table:style-name="ce159">
            <text:p>4,0<text:s text:c="5"/></text:p>
          </table:table-cell>
          <table:table-cell office:value-type="float" office:value="240" table:style-name="ce143">
            <text:p>+ 240</text:p>
          </table:table-cell>
          <table:table-cell office:value-type="float" office:value="71.641791044776113" table:style-name="ce144">
            <text:p>+71,6<text:s text:c="3"/></text:p>
          </table:table-cell>
          <table:table-cell office:value-type="float" office:value="116" table:style-name="ce143">
            <text:p>+ 116</text:p>
          </table:table-cell>
          <table:table-cell office:value-type="float" office:value="25.272331154684096" table:style-name="ce144">
            <text:p>+25,3<text:s text:c="3"/></text:p>
          </table:table-cell>
          <table:table-cell table:style-name="ce1"/>
          <table:table-cell table:style-name="ce295"/>
          <table:table-cell table:style-name="ce296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1435" table:style-name="ce139">
            <text:p>1 435</text:p>
          </table:table-cell>
          <table:table-cell office:value-type="float" office:value="10.436363636363637" table:style-name="ce157">
            <text:p>10,4<text:s text:c="5"/></text:p>
          </table:table-cell>
          <table:table-cell office:value-type="float" office:value="816" table:style-name="ce158">
            <text:p><text:s/>816</text:p>
          </table:table-cell>
          <table:table-cell office:value-type="float" office:value="7.7024730979799898" table:style-name="ce159">
            <text:p>7,7<text:s text:c="5"/></text:p>
          </table:table-cell>
          <table:table-cell office:value-type="float" office:value="1136" table:style-name="ce158">
            <text:p>1 136</text:p>
          </table:table-cell>
          <table:table-cell office:value-type="float" office:value="9.9023709902370989" table:style-name="ce159">
            <text:p>9,9<text:s text:c="5"/></text:p>
          </table:table-cell>
          <table:table-cell office:value-type="float" office:value="619" table:style-name="ce143">
            <text:p>+ 619</text:p>
          </table:table-cell>
          <table:table-cell office:value-type="float" office:value="75.857843137254903" table:style-name="ce144">
            <text:p>+75,9<text:s text:c="3"/></text:p>
          </table:table-cell>
          <table:table-cell office:value-type="float" office:value="299" table:style-name="ce143">
            <text:p>+ 299</text:p>
          </table:table-cell>
          <table:table-cell office:value-type="float" office:value="26.320422535211268" table:style-name="ce144">
            <text:p>+26,3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Outras atividades de serviços</text:p>
          </table:table-cell>
          <table:table-cell office:value-type="float" office:value="336" table:style-name="ce139">
            <text:p><text:s/>336</text:p>
          </table:table-cell>
          <table:table-cell office:value-type="float" office:value="2.4436363636363638" table:style-name="ce157">
            <text:p>2,4<text:s text:c="5"/></text:p>
          </table:table-cell>
          <table:table-cell office:value-type="float" office:value="259" table:style-name="ce158">
            <text:p><text:s/>259</text:p>
          </table:table-cell>
          <table:table-cell office:value-type="float" office:value="2.4447800641872757" table:style-name="ce159">
            <text:p>2,4<text:s text:c="5"/></text:p>
          </table:table-cell>
          <table:table-cell office:value-type="float" office:value="257" table:style-name="ce158">
            <text:p><text:s/>257</text:p>
          </table:table-cell>
          <table:table-cell office:value-type="float" office:value="2.2402370990237097" table:style-name="ce159">
            <text:p>2,2<text:s text:c="5"/></text:p>
          </table:table-cell>
          <table:table-cell office:value-type="float" office:value="77" table:style-name="ce143">
            <text:p>+ 77</text:p>
          </table:table-cell>
          <table:table-cell office:value-type="float" office:value="29.72972972972973" table:style-name="ce144">
            <text:p>+29,7<text:s text:c="3"/></text:p>
          </table:table-cell>
          <table:table-cell office:value-type="float" office:value="79" table:style-name="ce143">
            <text:p>+ 79</text:p>
          </table:table-cell>
          <table:table-cell office:value-type="float" office:value="30.739299610894943" table:style-name="ce144">
            <text:p>+30,7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Sem classificação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8">
            <text:p><text:s/>0</text:p>
          </table:table-cell>
          <table:table-cell office:value-type="float" office:value="0" table:style-name="ce159">
            <text:p>0,0<text:s text:c="5"/></text:p>
          </table:table-cell>
          <table:table-cell office:value-type="float" office:value="0" table:style-name="ce158">
            <text:p><text:s/>0</text:p>
          </table:table-cell>
          <table:table-cell office:value-type="float" office:value="0" table:style-name="ce159">
            <text:p>0,0<text:s text:c="5"/></text:p>
          </table:table-cell>
          <table:table-cell office:value-type="float" office:value="0" table:style-name="ce143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3">
            <text:p>+ 0</text:p>
          </table:table-cell>
          <table:table-cell office:value-type="string" table:style-name="ce293">
            <text:p>-</text:p>
          </table:table-cell>
          <table:table-cell table:style-name="ce1"/>
          <table:table-cell table:style-name="ce160"/>
          <table:table-cell table:style-name="ce299"/>
          <table:table-cell table:number-columns-repeated="16369" table:style-name="ce1"/>
        </table:table-row>
        <table:table-row table:style-name="ro25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275"/>
          <table:table-cell table:number-columns-repeated="2" table:style-name="ce1"/>
          <table:table-cell table:style-name="ce299"/>
          <table:table-cell table:number-columns-repeated="16369" table:style-name="ce1"/>
        </table:table-row>
        <table:table-row table:style-name="ro14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style-name="ro14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65147in" svg:y="5.93752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6674in" svg:y="4.80619in" svg:width="0.06856in" svg:height="0.2095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6" table:style-name="ce98"/>
          <table:table-cell table:number-columns-repeated="16366" table:style-name="ce1"/>
        </table:table-row>
        <table:table-row table:style-name="ro11">
          <table:table-cell table:style-name="ce294"/>
          <table:table-cell table:number-columns-repeated="12" table:style-name="ce1"/>
          <table:table-cell table:number-columns-repeated="5" table:style-name="ce98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98"/>
          <table:table-cell table:number-columns-repeated="16366" table:style-name="ce1"/>
        </table:table-row>
        <table:table-row table:number-rows-repeated="2" table:style-name="ro29">
          <table:table-cell table:number-columns-repeated="12" table:style-name="ce1"/>
          <table:table-cell table:number-columns-repeated="6" table:style-name="ce109"/>
          <table:table-cell table:number-columns-repeated="16366" table:style-name="ce1"/>
        </table:table-row>
        <table:table-row table:style-name="ro29">
          <table:table-cell table:number-columns-repeated="12" table:style-name="ce1"/>
          <table:table-cell table:number-columns-repeated="6" table:style-name="ce123"/>
          <table:table-cell table:number-columns-repeated="16366" table:style-name="ce1"/>
        </table:table-row>
        <table:table-row table:style-name="ro24">
          <table:table-cell table:number-columns-repeated="12" table:style-name="ce1"/>
          <table:table-cell table:number-columns-repeated="6" table:style-name="ce123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4"/>
          <table:table-cell table:style-name="ce98"/>
          <table:table-cell table:number-columns-repeated="4" table:style-name="ce137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4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60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4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4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2">
          <table:table-cell table:number-columns-repeated="12"/>
          <table:table-cell table:style-name="ce1"/>
          <table:table-cell table:style-name="ce155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23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style-name="ro1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40" table:default-cell-style-name="ce1" table:visibility="collapse"/>
        <table:table-column table:style-name="co50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94"/>
        <table:table-column table:style-name="co38" table:default-cell-style-name="ce94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7" table:default-cell-style-name="ce1"/>
        <table:table-column table:style-name="co38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73903in" svg:height="0.648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4482in" svg:y="0.29761in" svg:width="2.08998in" svg:height="0.51168in">
                <draw:text-box>
                  <text:p text:style-name="a101" text:class-names="" text:cond-style-name=""><text:span text:style-name="a99" text:class-names="">SETEMBRO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34" draw:style-name="a97" draw:name="Text Box 122" svg:x="0in" svg:y="0in" svg:width="0.97917in" svg:height="0.31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4">
          <table:table-cell table:style-name="ce1"/>
          <table:table-cell table:number-columns-repeated="11" table:style-name="ce97"/>
          <table:table-cell table:number-columns-repeated="5" table:style-name="ce98"/>
          <table:table-cell table:number-columns-repeated="16367"/>
        </table:table-row>
        <table:table-row table:style-name="ro14">
          <table:table-cell table:style-name="ce1"/>
          <table:table-cell table:number-columns-repeated="11" table:style-name="ce97"/>
          <table:table-cell table:number-columns-repeated="16372" table:style-name="ce1"/>
        </table:table-row>
        <table:table-row table:style-name="ro20">
          <table:table-cell table:style-name="ce294"/>
          <table:table-cell office:value-type="string" table:style-name="ce99">
            <text:p><text:s/>Quadro 11 - <text:s/>COLOCAÇÕES EFETUADAS, <text:s text:c="2"/>POR <text:s/>REGIÕES<text:s text:c="3"/></text:p>
          </table:table-cell>
          <table:table-cell table:number-columns-repeated="10" table:style-name="ce96"/>
          <table:table-cell table:number-columns-repeated="16372" table:style-name="ce1"/>
        </table:table-row>
        <table:table-row table:style-name="ro20">
          <table:table-cell table:style-name="ce294"/>
          <table:table-cell office:value-type="string" table:style-name="ce101">
            <text:p>movimento ao longo do mês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4">
          <table:table-cell table:style-name="ce294"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14">
          <table:table-cell table:style-name="ce1"/>
          <table:table-cell table:style-name="ce104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3" table:style-name="ce109"/>
          <table:table-cell table:number-columns-repeated="16369" table:style-name="ce1"/>
        </table:table-row>
        <table:table-row table:style-name="ro14">
          <table:table-cell table:style-name="ce1"/>
          <table:table-cell table:style-name="ce110"/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3" table:style-name="ce109"/>
          <table:table-cell table:number-columns-repeated="16369" table:style-name="ce1"/>
        </table:table-row>
        <table:table-row table:style-name="ro14">
          <table:table-cell table:style-name="ce1"/>
          <table:table-cell table:style-name="ce115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3" table:style-name="ce123"/>
          <table:table-cell table:number-columns-repeated="16369" table:style-name="ce1"/>
        </table:table-row>
        <table:table-row table:style-name="ro25">
          <table:table-cell table:style-name="ce1"/>
          <table:table-cell table:style-name="ce97"/>
          <table:table-cell table:style-name="ce200"/>
          <table:table-cell table:style-name="ce201"/>
          <table:table-cell table:style-name="ce202"/>
          <table:table-cell table:style-name="ce203"/>
          <table:table-cell table:style-name="ce202"/>
          <table:table-cell table:style-name="ce203"/>
          <table:table-cell table:style-name="ce204"/>
          <table:table-cell table:number-columns-repeated="3" table:style-name="ce205"/>
          <table:table-cell table:style-name="ce123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6">
            <text:p>PORTUGAL</text:p>
          </table:table-cell>
          <table:table-cell office:value-type="float" office:value="8911" table:style-name="ce207">
            <text:p>8 911</text:p>
          </table:table-cell>
          <table:table-cell office:value-type="float" office:value="100" table:style-name="ce208">
            <text:p>100,0<text:s text:c="5"/></text:p>
          </table:table-cell>
          <table:table-cell office:value-type="float" office:value="6343" table:style-name="ce209">
            <text:p>6 343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8244" table:style-name="ce209">
            <text:p>8 244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2568" table:style-name="ce134">
            <text:p>+2 568</text:p>
          </table:table-cell>
          <table:table-cell office:value-type="float" office:value="40.485574649219615" table:style-name="ce135">
            <text:p>+40,5<text:s text:c="3"/></text:p>
          </table:table-cell>
          <table:table-cell office:value-type="float" office:value="667" table:style-name="ce134">
            <text:p>+ 667</text:p>
          </table:table-cell>
          <table:table-cell office:value-type="float" office:value="8.0907326540514308" table:style-name="ce135">
            <text:p>+8,1<text:s text:c="3"/></text:p>
          </table:table-cell>
          <table:table-cell table:style-name="ce98"/>
          <table:table-cell table:number-columns-repeated="2" table:style-name="ce137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2">
            <text:p>CONTINENTE</text:p>
          </table:table-cell>
          <table:table-cell office:value-type="float" office:value="8547" table:style-name="ce207">
            <text:p>8 547</text:p>
          </table:table-cell>
          <table:table-cell office:value-type="float" office:value="95.915161036920665" table:style-name="ce208">
            <text:p>95,9<text:s text:c="5"/></text:p>
          </table:table-cell>
          <table:table-cell office:value-type="float" office:value="5987" table:style-name="ce209">
            <text:p>5 987</text:p>
          </table:table-cell>
          <table:table-cell office:value-type="float" office:value="94.38751379473436" table:style-name="ce210">
            <text:p>94,4<text:s text:c="5"/></text:p>
          </table:table-cell>
          <table:table-cell office:value-type="float" office:value="7984" table:style-name="ce209">
            <text:p>7 984</text:p>
          </table:table-cell>
          <table:table-cell office:value-type="float" office:value="96.84619116933527" table:style-name="ce211">
            <text:p>96,8<text:s text:c="5"/></text:p>
          </table:table-cell>
          <table:table-cell office:value-type="float" office:value="2560" table:style-name="ce134">
            <text:p>+2 560</text:p>
          </table:table-cell>
          <table:table-cell office:value-type="float" office:value="42.75931184232504" table:style-name="ce135">
            <text:p>+42,8<text:s text:c="3"/></text:p>
          </table:table-cell>
          <table:table-cell office:value-type="float" office:value="563" table:style-name="ce134">
            <text:p>+ 563</text:p>
          </table:table-cell>
          <table:table-cell office:value-type="float" office:value="7.0516032064128247" table:style-name="ce135">
            <text:p>+7,1<text:s text:c="3"/></text:p>
          </table:table-cell>
          <table:table-cell table:style-name="ce184"/>
          <table:table-cell table:number-columns-repeated="2" table:style-name="ce155"/>
          <table:table-cell table:number-columns-repeated="16369" table:style-name="ce1"/>
        </table:table-row>
        <table:table-row table:style-name="ro40">
          <table:table-cell table:style-name="ce1"/>
          <table:table-cell office:value-type="string" table:style-name="ce213">
            <text:p>Norte</text:p>
          </table:table-cell>
          <table:table-cell office:value-type="float" office:value="3224" table:style-name="ce214">
            <text:p>3 224</text:p>
          </table:table-cell>
          <table:table-cell office:value-type="float" office:value="36.180002244417011" table:style-name="ce215">
            <text:p>36,2<text:s text:c="5"/></text:p>
          </table:table-cell>
          <table:table-cell office:value-type="float" office:value="1548" table:style-name="ce216">
            <text:p>1 548</text:p>
          </table:table-cell>
          <table:table-cell office:value-type="float" office:value="24.404855746492196" table:style-name="ce217">
            <text:p>24,4<text:s text:c="5"/></text:p>
          </table:table-cell>
          <table:table-cell office:value-type="float" office:value="3347" table:style-name="ce216">
            <text:p>3 347</text:p>
          </table:table-cell>
          <table:table-cell office:value-type="float" office:value="40.599223677826295" table:style-name="ce218">
            <text:p>40,6<text:s text:c="5"/></text:p>
          </table:table-cell>
          <table:table-cell office:value-type="float" office:value="1676" table:style-name="ce143">
            <text:p>+1 676</text:p>
          </table:table-cell>
          <table:table-cell office:value-type="float" office:value="108.26873385012921" table:style-name="ce144">
            <text:p>+108,3<text:s text:c="3"/></text:p>
          </table:table-cell>
          <table:table-cell office:value-type="float" office:value="-123" table:style-name="ce143">
            <text:p><text:s/>- 123</text:p>
          </table:table-cell>
          <table:table-cell office:value-type="float" office:value="-3.6749327756199581" table:style-name="ce144">
            <text:p>-3,7<text:s text:c="3"/></text:p>
          </table:table-cell>
          <table:table-cell table:style-name="ce184"/>
          <table:table-cell table:number-columns-repeated="2" table:style-name="ce155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3">
            <text:p>Centro</text:p>
          </table:table-cell>
          <table:table-cell office:value-type="float" office:value="2275" table:style-name="ce214">
            <text:p>2 275</text:p>
          </table:table-cell>
          <table:table-cell office:value-type="float" office:value="25.530243519245875" table:style-name="ce215">
            <text:p>25,5<text:s text:c="5"/></text:p>
          </table:table-cell>
          <table:table-cell office:value-type="float" office:value="1536" table:style-name="ce216">
            <text:p>1 536</text:p>
          </table:table-cell>
          <table:table-cell office:value-type="float" office:value="24.215670818224815" table:style-name="ce217">
            <text:p>24,2<text:s text:c="5"/></text:p>
          </table:table-cell>
          <table:table-cell office:value-type="float" office:value="2412" table:style-name="ce216">
            <text:p>2 412</text:p>
          </table:table-cell>
          <table:table-cell office:value-type="float" office:value="29.257641921397383" table:style-name="ce218">
            <text:p>29,3<text:s text:c="5"/></text:p>
          </table:table-cell>
          <table:table-cell office:value-type="float" office:value="739" table:style-name="ce143">
            <text:p>+ 739</text:p>
          </table:table-cell>
          <table:table-cell office:value-type="float" office:value="48.111979166666671" table:style-name="ce144">
            <text:p>+48,1<text:s text:c="3"/></text:p>
          </table:table-cell>
          <table:table-cell office:value-type="float" office:value="-137" table:style-name="ce143">
            <text:p><text:s/>- 137</text:p>
          </table:table-cell>
          <table:table-cell office:value-type="float" office:value="-5.6799336650082921" table:style-name="ce144">
            <text:p>-5,7<text:s text:c="3"/></text:p>
          </table:table-cell>
          <table:table-cell table:style-name="ce160"/>
          <table:table-cell table:number-columns-repeated="2" table:style-name="ce155"/>
          <table:table-cell table:number-columns-repeated="16369" table:style-name="ce1"/>
        </table:table-row>
        <table:table-row table:style-name="ro4">
          <table:table-cell/>
          <table:table-cell office:value-type="string" table:style-name="ce213">
            <text:p>Lisboa V. Tejo</text:p>
          </table:table-cell>
          <table:table-cell office:value-type="float" office:value="2493" table:style-name="ce214">
            <text:p>2 493</text:p>
          </table:table-cell>
          <table:table-cell office:value-type="float" office:value="27.976658063068115" table:style-name="ce215">
            <text:p>28,0<text:s text:c="5"/></text:p>
          </table:table-cell>
          <table:table-cell office:value-type="float" office:value="2160" table:style-name="ce216">
            <text:p>2 160</text:p>
          </table:table-cell>
          <table:table-cell office:value-type="float" office:value="34.053287088128648" table:style-name="ce217">
            <text:p>34,1<text:s text:c="5"/></text:p>
          </table:table-cell>
          <table:table-cell office:value-type="float" office:value="1650" table:style-name="ce216">
            <text:p>1 650</text:p>
          </table:table-cell>
          <table:table-cell office:value-type="float" office:value="20.014556040756915" table:style-name="ce218">
            <text:p>20,0<text:s text:c="5"/></text:p>
          </table:table-cell>
          <table:table-cell office:value-type="float" office:value="333" table:style-name="ce143">
            <text:p>+ 333</text:p>
          </table:table-cell>
          <table:table-cell office:value-type="float" office:value="15.416666666666668" table:style-name="ce144">
            <text:p>+15,4<text:s text:c="3"/></text:p>
          </table:table-cell>
          <table:table-cell office:value-type="float" office:value="843" table:style-name="ce143">
            <text:p>+ 843</text:p>
          </table:table-cell>
          <table:table-cell office:value-type="float" office:value="51.090909090909086" table:style-name="ce144">
            <text:p>+51,1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entejo</text:p>
          </table:table-cell>
          <table:table-cell office:value-type="float" office:value="327" table:style-name="ce214">
            <text:p><text:s/>327</text:p>
          </table:table-cell>
          <table:table-cell office:value-type="float" office:value="3.6696218157333633" table:style-name="ce215">
            <text:p>3,7<text:s text:c="5"/></text:p>
          </table:table-cell>
          <table:table-cell office:value-type="float" office:value="330" table:style-name="ce216">
            <text:p><text:s/>330</text:p>
          </table:table-cell>
          <table:table-cell office:value-type="float" office:value="5.2025855273529871" table:style-name="ce217">
            <text:p>5,2<text:s text:c="5"/></text:p>
          </table:table-cell>
          <table:table-cell office:value-type="float" office:value="348" table:style-name="ce216">
            <text:p><text:s/>348</text:p>
          </table:table-cell>
          <table:table-cell office:value-type="float" office:value="4.2212518195050945" table:style-name="ce218">
            <text:p>4,2<text:s text:c="5"/></text:p>
          </table:table-cell>
          <table:table-cell office:value-type="float" office:value="-3" table:style-name="ce143">
            <text:p><text:s/>- 3</text:p>
          </table:table-cell>
          <table:table-cell office:value-type="float" office:value="-0.90909090909090906" table:style-name="ce144">
            <text:p>-0,9<text:s text:c="3"/></text:p>
          </table:table-cell>
          <table:table-cell office:value-type="float" office:value="-21" table:style-name="ce143">
            <text:p><text:s/>- 21</text:p>
          </table:table-cell>
          <table:table-cell office:value-type="float" office:value="-6.0344827586206895" table:style-name="ce144">
            <text:p>-6,0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4">
          <table:table-cell/>
          <table:table-cell office:value-type="string" table:style-name="ce213">
            <text:p>Algarve</text:p>
          </table:table-cell>
          <table:table-cell office:value-type="float" office:value="228" table:style-name="ce214">
            <text:p><text:s/>228</text:p>
          </table:table-cell>
          <table:table-cell office:value-type="float" office:value="2.5586353944562901" table:style-name="ce215">
            <text:p>2,6<text:s text:c="5"/></text:p>
          </table:table-cell>
          <table:table-cell office:value-type="float" office:value="413" table:style-name="ce216">
            <text:p><text:s/>413</text:p>
          </table:table-cell>
          <table:table-cell office:value-type="float" office:value="6.5111146145357086" table:style-name="ce217">
            <text:p>6,5<text:s text:c="5"/></text:p>
          </table:table-cell>
          <table:table-cell office:value-type="float" office:value="227" table:style-name="ce216">
            <text:p><text:s/>227</text:p>
          </table:table-cell>
          <table:table-cell office:value-type="float" office:value="2.7535177098495875" table:style-name="ce218">
            <text:p>2,8<text:s text:c="5"/></text:p>
          </table:table-cell>
          <table:table-cell office:value-type="float" office:value="-185" table:style-name="ce143">
            <text:p><text:s/>- 185</text:p>
          </table:table-cell>
          <table:table-cell office:value-type="float" office:value="-44.794188861985475" table:style-name="ce144">
            <text:p>-44,8<text:s text:c="3"/></text:p>
          </table:table-cell>
          <table:table-cell office:value-type="float" office:value="1" table:style-name="ce143">
            <text:p>+ 1</text:p>
          </table:table-cell>
          <table:table-cell office:value-type="float" office:value="0.44052863436123352" table:style-name="ce144">
            <text:p>+0,4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41">
          <table:table-cell/>
          <table:table-cell office:value-type="string" table:style-name="ce212">
            <text:p>REG.AUTÓNOMAS</text:p>
          </table:table-cell>
          <table:table-cell office:value-type="float" office:value="364" table:style-name="ce207">
            <text:p><text:s/>364</text:p>
          </table:table-cell>
          <table:table-cell office:value-type="float" office:value="4.0848389630793402" table:style-name="ce208">
            <text:p>4,1<text:s text:c="5"/></text:p>
          </table:table-cell>
          <table:table-cell office:value-type="float" office:value="356" table:style-name="ce209">
            <text:p><text:s/>356</text:p>
          </table:table-cell>
          <table:table-cell office:value-type="float" office:value="5.6124862052656477" table:style-name="ce210">
            <text:p>5,6<text:s text:c="5"/></text:p>
          </table:table-cell>
          <table:table-cell office:value-type="float" office:value="260" table:style-name="ce209">
            <text:p><text:s/>260</text:p>
          </table:table-cell>
          <table:table-cell office:value-type="float" office:value="3.1538088306647261" table:style-name="ce211">
            <text:p>3,2<text:s text:c="5"/></text:p>
          </table:table-cell>
          <table:table-cell office:value-type="float" office:value="8" table:style-name="ce134">
            <text:p>+ 8</text:p>
          </table:table-cell>
          <table:table-cell office:value-type="float" office:value="2.2471910112359552" table:style-name="ce135">
            <text:p>+2,2<text:s text:c="3"/></text:p>
          </table:table-cell>
          <table:table-cell office:value-type="float" office:value="104" table:style-name="ce134">
            <text:p>+ 104</text:p>
          </table:table-cell>
          <table:table-cell office:value-type="float" office:value="40" table:style-name="ce135">
            <text:p>+40,0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12">
          <table:table-cell/>
          <table:table-cell office:value-type="string" table:style-name="ce213">
            <text:p>Açores</text:p>
          </table:table-cell>
          <table:table-cell office:value-type="float" office:value="234" table:style-name="ce214">
            <text:p><text:s/>234</text:p>
          </table:table-cell>
          <table:table-cell office:value-type="float" office:value="2.6259679048367186" table:style-name="ce215">
            <text:p>2,6<text:s text:c="5"/></text:p>
          </table:table-cell>
          <table:table-cell office:value-type="float" office:value="234" table:style-name="ce216">
            <text:p><text:s/>234</text:p>
          </table:table-cell>
          <table:table-cell office:value-type="float" office:value="3.689106101213937" table:style-name="ce217">
            <text:p>3,7<text:s text:c="5"/></text:p>
          </table:table-cell>
          <table:table-cell office:value-type="float" office:value="149" table:style-name="ce216">
            <text:p><text:s/>149</text:p>
          </table:table-cell>
          <table:table-cell office:value-type="float" office:value="1.80737506065017" table:style-name="ce218">
            <text:p>1,8<text:s text:c="5"/></text:p>
          </table:table-cell>
          <table:table-cell office:value-type="float" office:value="0" table:style-name="ce143">
            <text:p>+ 0</text:p>
          </table:table-cell>
          <table:table-cell office:value-type="float" office:value="0" table:style-name="ce144">
            <text:p>+0,0<text:s text:c="3"/></text:p>
          </table:table-cell>
          <table:table-cell office:value-type="float" office:value="85" table:style-name="ce143">
            <text:p>+ 85</text:p>
          </table:table-cell>
          <table:table-cell office:value-type="float" office:value="57.04697986577181" table:style-name="ce144">
            <text:p>+57,0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4">
          <table:table-cell/>
          <table:table-cell office:value-type="string" table:style-name="ce213">
            <text:p>Madeira</text:p>
          </table:table-cell>
          <table:table-cell office:value-type="float" office:value="130" table:style-name="ce214">
            <text:p><text:s/>130</text:p>
          </table:table-cell>
          <table:table-cell office:value-type="float" office:value="1.4588710582426214" table:style-name="ce215">
            <text:p>1,5<text:s text:c="5"/></text:p>
          </table:table-cell>
          <table:table-cell office:value-type="float" office:value="122" table:style-name="ce216">
            <text:p><text:s/>122</text:p>
          </table:table-cell>
          <table:table-cell office:value-type="float" office:value="1.9233801040517104" table:style-name="ce217">
            <text:p>1,9<text:s text:c="5"/></text:p>
          </table:table-cell>
          <table:table-cell office:value-type="float" office:value="111" table:style-name="ce216">
            <text:p><text:s/>111</text:p>
          </table:table-cell>
          <table:table-cell office:value-type="float" office:value="1.3464337700145561" table:style-name="ce218">
            <text:p>1,3<text:s text:c="5"/></text:p>
          </table:table-cell>
          <table:table-cell office:value-type="float" office:value="8" table:style-name="ce143">
            <text:p>+ 8</text:p>
          </table:table-cell>
          <table:table-cell office:value-type="float" office:value="6.557377049180328" table:style-name="ce144">
            <text:p>+6,6<text:s text:c="3"/></text:p>
          </table:table-cell>
          <table:table-cell office:value-type="float" office:value="19" table:style-name="ce143">
            <text:p>+ 19</text:p>
          </table:table-cell>
          <table:table-cell office:value-type="float" office:value="17.117117117117118" table:style-name="ce144">
            <text:p>+17,1<text:s text:c="3"/></text:p>
          </table:table-cell>
          <table:table-cell table:style-name="ce160"/>
          <table:table-cell table:number-columns-repeated="2" table:style-name="ce154"/>
          <table:table-cell table:number-columns-repeated="16369"/>
        </table:table-row>
        <table:table-row table:style-name="ro39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16372" table:style-name="ce1"/>
        </table:table-row>
        <table:table-row table:style-name="ro39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8"/>
          <table:table-cell table:number-columns-repeated="4" table:style-name="ce172"/>
          <table:table-cell table:style-name="ce98"/>
          <table:table-cell table:style-name="ce173"/>
          <table:table-cell table:number-columns-repeated="2" table:style-name="ce98"/>
          <table:table-cell table:number-columns-repeated="16372" table:style-name="ce1"/>
        </table:table-row>
        <table:table-row table:number-rows-repeated="7" table:style-name="ro39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20">
          <table:table-cell/>
          <table:table-cell office:value-type="string" table:style-name="ce9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96"/>
          <table:table-cell office:value-type="string" table:style-name="ce277">
            <text:p>CONTINENTE</text:p>
          </table:table-cell>
          <table:table-cell table:style-name="ce277"/>
          <table:table-cell table:number-columns-repeated="16372" table:style-name="ce1"/>
        </table:table-row>
        <table:table-row table:style-name="ro20">
          <table:table-cell/>
          <table:table-cell office:value-type="string" table:style-name="ce300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/>
        </table:table-row>
        <table:table-row table:style-name="ro4">
          <table:table-cell/>
          <table:table-cell table:style-name="ce97"/>
          <table:table-cell table:style-name="ce103"/>
          <table:table-cell table:number-columns-repeated="9" table:style-name="ce97"/>
          <table:table-cell table:number-columns-repeated="16372"/>
        </table:table-row>
        <table:table-row table:style-name="ro39">
          <table:table-cell/>
          <table:table-cell table:style-name="ce104"/>
          <table:table-cell table:style-name="ce186"/>
          <table:table-cell table:style-name="ce187"/>
          <table:table-cell table:style-name="ce188"/>
          <table:table-cell table:style-name="ce189"/>
          <table:table-cell table:style-name="ce188"/>
          <table:table-cell table:style-name="ce189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9">
          <table:table-cell/>
          <table:table-cell office:value-type="string" table:style-name="ce110">
            <text:p>CPP-<text:span text:style-name="T2">2010</text:span></text:p>
          </table:table-cell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9">
          <table:table-cell/>
          <table:table-cell table:style-name="ce115"/>
          <table:table-cell table:style-name="ce192"/>
          <table:table-cell table:style-name="ce193"/>
          <table:table-cell table:style-name="ce194"/>
          <table:table-cell table:style-name="ce195"/>
          <table:table-cell table:style-name="ce194"/>
          <table:table-cell table:style-name="ce195"/>
          <table:table-cell office:value-type="string" table:style-name="ce197">
            <text:p>Var. Abs.</text:p>
          </table:table-cell>
          <table:table-cell office:value-type="string" table:style-name="ce198">
            <text:p>Var. %</text:p>
          </table:table-cell>
          <table:table-cell office:value-type="string" table:style-name="ce197">
            <text:p>Var. Abs.</text:p>
          </table:table-cell>
          <table:table-cell office:value-type="string" table:style-name="ce199">
            <text:p>Var. %</text:p>
          </table:table-cell>
          <table:table-cell table:number-columns-repeated="16372"/>
        </table:table-row>
        <table:table-row table:style-name="ro24">
          <table:table-cell/>
          <table:table-cell table:style-name="ce110"/>
          <table:table-cell table:style-name="ce229"/>
          <table:table-cell table:style-name="ce301"/>
          <table:table-cell table:style-name="ce231"/>
          <table:table-cell table:style-name="ce302"/>
          <table:table-cell table:style-name="ce233"/>
          <table:table-cell table:style-name="ce303"/>
          <table:table-cell table:style-name="ce304"/>
          <table:table-cell table:style-name="ce305"/>
          <table:table-cell table:style-name="ce304"/>
          <table:table-cell table:style-name="ce236"/>
          <table:table-cell table:number-columns-repeated="16372"/>
        </table:table-row>
        <table:table-row table:style-name="ro35">
          <table:table-cell/>
          <table:table-cell office:value-type="string" table:style-name="ce306">
            <text:p>Total</text:p>
          </table:table-cell>
          <table:table-cell office:value-type="float" office:value="8547" table:style-name="ce130">
            <text:p>8 547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987" table:style-name="ce239">
            <text:p>5 987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7980" table:style-name="ce132">
            <text:p>7 980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2560" table:style-name="ce307">
            <text:p>+2 560</text:p>
          </table:table-cell>
          <table:table-cell office:value-type="float" office:value="42.75931184232504" table:style-name="ce135">
            <text:p>+42,8<text:s text:c="3"/></text:p>
          </table:table-cell>
          <table:table-cell office:value-type="float" office:value="567" table:style-name="ce307">
            <text:p>+ 567</text:p>
          </table:table-cell>
          <table:table-cell office:value-type="float" office:value="7.1052631578947363" table:style-name="ce135">
            <text:p>+7,1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08">
            <text:p>1- Repres. do poder legislativo e de órgãos exec., dirigentes, dire. e gestores execu.</text:p>
          </table:table-cell>
          <table:table-cell office:value-type="float" office:value="44" table:style-name="ce139">
            <text:p><text:s/>44</text:p>
          </table:table-cell>
          <table:table-cell office:value-type="float" office:value="0.51480051480051481" table:style-name="ce140">
            <text:p>0,5<text:s text:c="5"/></text:p>
          </table:table-cell>
          <table:table-cell office:value-type="float" office:value="28" table:style-name="ce245">
            <text:p><text:s/>28</text:p>
          </table:table-cell>
          <table:table-cell office:value-type="float" office:value="0.46767997327543015" table:style-name="ce309">
            <text:p>0,5<text:s text:c="5"/></text:p>
          </table:table-cell>
          <table:table-cell office:value-type="float" office:value="19" table:style-name="ce141">
            <text:p><text:s/>19</text:p>
          </table:table-cell>
          <table:table-cell office:value-type="float" office:value="0.23809523809523811" table:style-name="ce142">
            <text:p>0,2<text:s text:c="5"/></text:p>
          </table:table-cell>
          <table:table-cell office:value-type="float" office:value="16" table:style-name="ce310">
            <text:p>+ 16</text:p>
          </table:table-cell>
          <table:table-cell office:value-type="float" office:value="57.142857142857139" table:style-name="ce144">
            <text:p>+57,1<text:s text:c="3"/></text:p>
          </table:table-cell>
          <table:table-cell office:value-type="float" office:value="25" table:style-name="ce310">
            <text:p>+ 25</text:p>
          </table:table-cell>
          <table:table-cell office:value-type="float" office:value="131.57894736842107" table:style-name="ce144">
            <text:p>+131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2- Especialistas das atividades intelectuais e científicas</text:p>
          </table:table-cell>
          <table:table-cell office:value-type="float" office:value="714" table:style-name="ce139">
            <text:p><text:s/>714</text:p>
          </table:table-cell>
          <table:table-cell office:value-type="float" office:value="8.3538083538083541" table:style-name="ce140">
            <text:p>8,4<text:s text:c="5"/></text:p>
          </table:table-cell>
          <table:table-cell office:value-type="float" office:value="222" table:style-name="ce245">
            <text:p><text:s/>222</text:p>
          </table:table-cell>
          <table:table-cell office:value-type="float" office:value="3.7080340738266244" table:style-name="ce309">
            <text:p>3,7<text:s text:c="5"/></text:p>
          </table:table-cell>
          <table:table-cell office:value-type="float" office:value="526" table:style-name="ce141">
            <text:p><text:s/>526</text:p>
          </table:table-cell>
          <table:table-cell office:value-type="float" office:value="6.5914786967418548" table:style-name="ce142">
            <text:p>6,6<text:s text:c="5"/></text:p>
          </table:table-cell>
          <table:table-cell office:value-type="float" office:value="492" table:style-name="ce310">
            <text:p>+ 492</text:p>
          </table:table-cell>
          <table:table-cell office:value-type="float" office:value="221.62162162162161" table:style-name="ce144">
            <text:p>+221,6<text:s text:c="3"/></text:p>
          </table:table-cell>
          <table:table-cell office:value-type="float" office:value="188" table:style-name="ce310">
            <text:p>+ 188</text:p>
          </table:table-cell>
          <table:table-cell office:value-type="float" office:value="35.741444866920155" table:style-name="ce144">
            <text:p>+3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3- Técnicos e profissões de nível intermédio</text:p>
          </table:table-cell>
          <table:table-cell office:value-type="float" office:value="496" table:style-name="ce139">
            <text:p><text:s/>496</text:p>
          </table:table-cell>
          <table:table-cell office:value-type="float" office:value="5.8032058032058034" table:style-name="ce140">
            <text:p>5,8<text:s text:c="5"/></text:p>
          </table:table-cell>
          <table:table-cell office:value-type="float" office:value="220" table:style-name="ce245">
            <text:p><text:s/>220</text:p>
          </table:table-cell>
          <table:table-cell office:value-type="float" office:value="3.6746283614498081" table:style-name="ce309">
            <text:p>3,7<text:s text:c="5"/></text:p>
          </table:table-cell>
          <table:table-cell office:value-type="float" office:value="312" table:style-name="ce141">
            <text:p><text:s/>312</text:p>
          </table:table-cell>
          <table:table-cell office:value-type="float" office:value="3.9097744360902258" table:style-name="ce142">
            <text:p>3,9<text:s text:c="5"/></text:p>
          </table:table-cell>
          <table:table-cell office:value-type="float" office:value="276" table:style-name="ce310">
            <text:p>+ 276</text:p>
          </table:table-cell>
          <table:table-cell office:value-type="float" office:value="125.45454545454547" table:style-name="ce144">
            <text:p>+125,5<text:s text:c="3"/></text:p>
          </table:table-cell>
          <table:table-cell office:value-type="float" office:value="184" table:style-name="ce310">
            <text:p>+ 184</text:p>
          </table:table-cell>
          <table:table-cell office:value-type="float" office:value="58.974358974358978" table:style-name="ce144">
            <text:p>+59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4- Pessoal administrativo</text:p>
          </table:table-cell>
          <table:table-cell office:value-type="float" office:value="676" table:style-name="ce139">
            <text:p><text:s/>676</text:p>
          </table:table-cell>
          <table:table-cell office:value-type="float" office:value="7.9092079092079093" table:style-name="ce140">
            <text:p>7,9<text:s text:c="5"/></text:p>
          </table:table-cell>
          <table:table-cell office:value-type="float" office:value="445" table:style-name="ce245">
            <text:p><text:s/>445</text:p>
          </table:table-cell>
          <table:table-cell office:value-type="float" office:value="7.4327710038416566" table:style-name="ce309">
            <text:p>7,4<text:s text:c="5"/></text:p>
          </table:table-cell>
          <table:table-cell office:value-type="float" office:value="564" table:style-name="ce141">
            <text:p><text:s/>564</text:p>
          </table:table-cell>
          <table:table-cell office:value-type="float" office:value="7.0676691729323311" table:style-name="ce142">
            <text:p>7,1<text:s text:c="5"/></text:p>
          </table:table-cell>
          <table:table-cell office:value-type="float" office:value="231" table:style-name="ce310">
            <text:p>+ 231</text:p>
          </table:table-cell>
          <table:table-cell office:value-type="float" office:value="51.910112359550567" table:style-name="ce144">
            <text:p>+51,9<text:s text:c="3"/></text:p>
          </table:table-cell>
          <table:table-cell office:value-type="float" office:value="112" table:style-name="ce310">
            <text:p>+ 112</text:p>
          </table:table-cell>
          <table:table-cell office:value-type="float" office:value="19.858156028368796" table:style-name="ce144">
            <text:p>+19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5- Trabalhadores dos serviços pessoais, de proteção e segurança e vendedores</text:p>
          </table:table-cell>
          <table:table-cell office:value-type="float" office:value="1364" table:style-name="ce139">
            <text:p>1 364</text:p>
          </table:table-cell>
          <table:table-cell office:value-type="float" office:value="15.958815958815958" table:style-name="ce140">
            <text:p>16,0<text:s text:c="5"/></text:p>
          </table:table-cell>
          <table:table-cell office:value-type="float" office:value="1101" table:style-name="ce245">
            <text:p>1 101</text:p>
          </table:table-cell>
          <table:table-cell office:value-type="float" office:value="18.389844663437451" table:style-name="ce309">
            <text:p>18,4<text:s text:c="5"/></text:p>
          </table:table-cell>
          <table:table-cell office:value-type="float" office:value="1162" table:style-name="ce141">
            <text:p>1 162</text:p>
          </table:table-cell>
          <table:table-cell office:value-type="float" office:value="14.561403508771932" table:style-name="ce142">
            <text:p>14,6<text:s text:c="5"/></text:p>
          </table:table-cell>
          <table:table-cell office:value-type="float" office:value="263" table:style-name="ce310">
            <text:p>+ 263</text:p>
          </table:table-cell>
          <table:table-cell office:value-type="float" office:value="23.887375113533153" table:style-name="ce144">
            <text:p>+23,9<text:s text:c="3"/></text:p>
          </table:table-cell>
          <table:table-cell office:value-type="float" office:value="202" table:style-name="ce310">
            <text:p>+ 202</text:p>
          </table:table-cell>
          <table:table-cell office:value-type="float" office:value="17.383820998278829" table:style-name="ce144">
            <text:p>+17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6- Agricultores e trabalhadores qualificados da agricultura, da pesca e da floresta</text:p>
          </table:table-cell>
          <table:table-cell office:value-type="float" office:value="94" table:style-name="ce139">
            <text:p><text:s/>94</text:p>
          </table:table-cell>
          <table:table-cell office:value-type="float" office:value="1.0998010998010999" table:style-name="ce140">
            <text:p>1,1<text:s text:c="5"/></text:p>
          </table:table-cell>
          <table:table-cell office:value-type="float" office:value="148" table:style-name="ce245">
            <text:p><text:s/>148</text:p>
          </table:table-cell>
          <table:table-cell office:value-type="float" office:value="2.4720227158844161" table:style-name="ce309">
            <text:p>2,5<text:s text:c="5"/></text:p>
          </table:table-cell>
          <table:table-cell office:value-type="float" office:value="142" table:style-name="ce141">
            <text:p><text:s/>142</text:p>
          </table:table-cell>
          <table:table-cell office:value-type="float" office:value="1.7794486215538845" table:style-name="ce142">
            <text:p>1,8<text:s text:c="5"/></text:p>
          </table:table-cell>
          <table:table-cell office:value-type="float" office:value="-54" table:style-name="ce310">
            <text:p><text:s/>- 54</text:p>
          </table:table-cell>
          <table:table-cell office:value-type="float" office:value="-36.486486486486484" table:style-name="ce144">
            <text:p>-36,5<text:s text:c="3"/></text:p>
          </table:table-cell>
          <table:table-cell office:value-type="float" office:value="-48" table:style-name="ce310">
            <text:p><text:s/>- 48</text:p>
          </table:table-cell>
          <table:table-cell office:value-type="float" office:value="-33.802816901408448" table:style-name="ce144">
            <text:p>-33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7- Trabalhadores qualificados da indústria, construção e artífices</text:p>
          </table:table-cell>
          <table:table-cell office:value-type="float" office:value="904" table:style-name="ce139">
            <text:p><text:s/>904</text:p>
          </table:table-cell>
          <table:table-cell office:value-type="float" office:value="10.576810576810578" table:style-name="ce140">
            <text:p>10,6<text:s text:c="5"/></text:p>
          </table:table-cell>
          <table:table-cell office:value-type="float" office:value="810" table:style-name="ce245">
            <text:p><text:s/>810</text:p>
          </table:table-cell>
          <table:table-cell office:value-type="float" office:value="13.529313512610655" table:style-name="ce309">
            <text:p>13,5<text:s text:c="5"/></text:p>
          </table:table-cell>
          <table:table-cell office:value-type="float" office:value="880" table:style-name="ce141">
            <text:p><text:s/>880</text:p>
          </table:table-cell>
          <table:table-cell office:value-type="float" office:value="11.027568922305765" table:style-name="ce142">
            <text:p>11,0<text:s text:c="5"/></text:p>
          </table:table-cell>
          <table:table-cell office:value-type="float" office:value="94" table:style-name="ce310">
            <text:p>+ 94</text:p>
          </table:table-cell>
          <table:table-cell office:value-type="float" office:value="11.604938271604938" table:style-name="ce144">
            <text:p>+11,6<text:s text:c="3"/></text:p>
          </table:table-cell>
          <table:table-cell office:value-type="float" office:value="24" table:style-name="ce310">
            <text:p>+ 24</text:p>
          </table:table-cell>
          <table:table-cell office:value-type="float" office:value="2.7272727272727271" table:style-name="ce144">
            <text:p>+2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8- Operadores de instalações e máquinas e trabalhadores da montagem</text:p>
          </table:table-cell>
          <table:table-cell office:value-type="float" office:value="702" table:style-name="ce139">
            <text:p><text:s/>702</text:p>
          </table:table-cell>
          <table:table-cell office:value-type="float" office:value="8.2134082134082131" table:style-name="ce140">
            <text:p>8,2<text:s text:c="5"/></text:p>
          </table:table-cell>
          <table:table-cell office:value-type="float" office:value="473" table:style-name="ce245">
            <text:p><text:s/>473</text:p>
          </table:table-cell>
          <table:table-cell office:value-type="float" office:value="7.9004509771170861" table:style-name="ce309">
            <text:p>7,9<text:s text:c="5"/></text:p>
          </table:table-cell>
          <table:table-cell office:value-type="float" office:value="775" table:style-name="ce141">
            <text:p><text:s/>775</text:p>
          </table:table-cell>
          <table:table-cell office:value-type="float" office:value="9.7117794486215541" table:style-name="ce142">
            <text:p>9,7<text:s text:c="5"/></text:p>
          </table:table-cell>
          <table:table-cell office:value-type="float" office:value="229" table:style-name="ce310">
            <text:p>+ 229</text:p>
          </table:table-cell>
          <table:table-cell office:value-type="float" office:value="48.414376321353068" table:style-name="ce144">
            <text:p>+48,4<text:s text:c="3"/></text:p>
          </table:table-cell>
          <table:table-cell office:value-type="float" office:value="-73" table:style-name="ce310">
            <text:p><text:s/>- 73</text:p>
          </table:table-cell>
          <table:table-cell office:value-type="float" office:value="-9.4193548387096779" table:style-name="ce144">
            <text:p>-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9- Trabalhadores não qualificados</text:p>
          </table:table-cell>
          <table:table-cell office:value-type="float" office:value="3552" table:style-name="ce139">
            <text:p>3 552</text:p>
          </table:table-cell>
          <table:table-cell office:value-type="float" office:value="41.558441558441558" table:style-name="ce140">
            <text:p>41,6<text:s text:c="5"/></text:p>
          </table:table-cell>
          <table:table-cell office:value-type="float" office:value="2536" table:style-name="ce245">
            <text:p>2 536</text:p>
          </table:table-cell>
          <table:table-cell office:value-type="float" office:value="42.358443293803241" table:style-name="ce309">
            <text:p>42,4<text:s text:c="5"/></text:p>
          </table:table-cell>
          <table:table-cell office:value-type="float" office:value="3600" table:style-name="ce141">
            <text:p>3 600</text:p>
          </table:table-cell>
          <table:table-cell office:value-type="float" office:value="45.112781954887218" table:style-name="ce142">
            <text:p>45,1<text:s text:c="5"/></text:p>
          </table:table-cell>
          <table:table-cell office:value-type="float" office:value="1016" table:style-name="ce310">
            <text:p>+1 016</text:p>
          </table:table-cell>
          <table:table-cell office:value-type="float" office:value="40.063091482649845" table:style-name="ce144">
            <text:p>+40,1<text:s text:c="3"/></text:p>
          </table:table-cell>
          <table:table-cell office:value-type="float" office:value="-48" table:style-name="ce310">
            <text:p><text:s/>- 48</text:p>
          </table:table-cell>
          <table:table-cell office:value-type="float" office:value="-1.3333333333333335" table:style-name="ce144">
            <text:p>-1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0- Profissões das Forças Armadas</text:p>
          </table:table-cell>
          <table:table-cell office:value-type="float" office:value="1" table:style-name="ce139">
            <text:p><text:s/>1</text:p>
          </table:table-cell>
          <table:table-cell office:value-type="float" office:value="1.1700011700011701E-2" table:style-name="ce140">
            <text:p>0,0<text:s text:c="5"/></text:p>
          </table:table-cell>
          <table:table-cell office:value-type="float" office:value="4" table:style-name="ce245">
            <text:p><text:s/>4</text:p>
          </table:table-cell>
          <table:table-cell office:value-type="float" office:value="6.6811424753632873E-2" table:style-name="ce309">
            <text:p>0,1<text:s text:c="5"/></text:p>
          </table:table-cell>
          <table:table-cell office:value-type="float" office:value="0" table:style-name="ce141">
            <text:p><text:s/>0</text:p>
          </table:table-cell>
          <table:table-cell office:value-type="float" office:value="0" table:style-name="ce142">
            <text:p>0,0<text:s text:c="5"/></text:p>
          </table:table-cell>
          <table:table-cell office:value-type="float" office:value="-3" table:style-name="ce310">
            <text:p><text:s/>- 3</text:p>
          </table:table-cell>
          <table:table-cell office:value-type="float" office:value="-75" table:style-name="ce144">
            <text:p>-75,0<text:s text:c="3"/></text:p>
          </table:table-cell>
          <table:table-cell office:value-type="float" office:value="1" table:style-name="ce310">
            <text:p>+ 1</text:p>
          </table:table-cell>
          <table:table-cell office:value-type="string" table:style-name="ce293">
            <text:p>-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8">
            <text:p><text:s text:c="5"/>Outros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245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0" table:style-name="ce141">
            <text:p><text:s/>0</text:p>
          </table:table-cell>
          <table:table-cell office:value-type="float" office:value="0" table:style-name="ce142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310">
            <text:p>+ 0</text:p>
          </table:table-cell>
          <table:table-cell office:value-type="string" table:style-name="ce293">
            <text:p>-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14">
          <table:table-cell/>
          <table:table-cell office:value-type="string" table:style-name="ce172">
            <text:p><text:s text:c="4"/>(1) - Mês homólogo do ano anterior</text:p>
          </table:table-cell>
          <table:table-cell table:style-name="ce278"/>
          <table:table-cell table:style-name="ce279"/>
          <table:table-cell table:number-columns-repeated="4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number-rows-repeated="3" table:style-name="ro14">
          <table:table-cell table:number-columns-repeated="16384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98"/>
          <table:table-cell table:number-columns-repeated="16367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98"/>
          <table:table-cell table:number-columns-repeated="16367"/>
        </table:table-row>
        <table:table-row table:style-name="ro29">
          <table:table-cell/>
          <table:table-cell table:number-columns-repeated="11" table:style-name="ce1"/>
          <table:table-cell table:number-columns-repeated="5" table:style-name="ce109"/>
          <table:table-cell table:number-columns-repeated="16367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109"/>
          <table:table-cell table:number-columns-repeated="16367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123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84"/>
          <table:table-cell table:number-columns-repeated="4" table:style-name="ce15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number-columns-repeated="4" table:style-name="ce155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54"/>
          <table:table-cell table:number-columns-repeated="4" table:style-name="ce15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number-columns-repeated="5" table:style-name="ce154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6" table:style-name="ce1"/>
          <table:table-cell table:style-name="ce160"/>
          <table:table-cell table:number-columns-repeated="4" table:style-name="ce154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style-name="ro32">
          <table:table-cell/>
          <table:table-cell table:number-columns-repeated="3" table:style-name="ce95"/>
          <table:table-cell table:number-columns-repeated="2" table:style-name="ce258"/>
          <table:table-cell table:number-columns-repeated="6" table:style-name="ce95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4"/>
          <table:table-cell table:number-columns-repeated="16378" table:style-name="ce1"/>
        </table:table-row>
        <table:table-row table:number-rows-repeated="1048498" table:style-name="ro1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45" table:default-cell-style-name="ce1"/>
        <table:table-column table:style-name="co16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1" table:default-cell-style-name="ce1"/>
        <table:table-column table:style-name="co51" table:default-cell-style-name="ce1"/>
        <table:table-column table:style-name="co38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63068in" svg:height="0.632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3179in" svg:y="0.22802in" svg:width="2.0073in" svg:height="0.49889in">
                <draw:text-box>
                  <text:p text:style-name="a115" text:class-names="" text:cond-style-name=""><text:span text:style-name="a113" text:class-names="">SETEMBRO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8834in" svg:height="0.2974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4">
          <table:table-cell table:style-name="ce1">
            <draw:frame draw:z-index="1" draw:id="id38" draw:style-name="a108" draw:name="Text Box 122" svg:x="0in" svg:y="0in" svg:width="0.97917in" svg:height="0.31424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4">
          <table:table-cell table:style-name="ce1"/>
          <table:table-cell table:number-columns-repeated="11" table:style-name="ce97"/>
          <table:table-cell table:number-columns-repeated="3" table:style-name="ce98"/>
          <table:table-cell table:number-columns-repeated="16369"/>
        </table:table-row>
        <table:table-row table:style-name="ro14">
          <table:table-cell table:style-name="ce1"/>
          <table:table-cell table:number-columns-repeated="11" table:style-name="ce97"/>
          <table:table-cell table:number-columns-repeated="16372" table:style-name="ce1"/>
        </table:table-row>
        <table:table-row table:style-name="ro20">
          <table:table-cell table:style-name="ce294"/>
          <table:table-cell office:value-type="string" table:style-name="ce99">
            <text:p>Quadro 13 <text:s/>- <text:s/>COLOCAÇÕES EFETUADAS, <text:s text:c="2"/>POR <text:s/>ATIVIDADE <text:s/>ECONÓMICA</text:p>
          </table:table-cell>
          <table:table-cell table:number-columns-repeated="8" table:style-name="ce99"/>
          <table:table-cell office:value-type="string" table:number-columns-spanned="2" table:number-rows-spanned="1" table:style-name="ce174">
            <text:p>CONTINENTE</text:p>
          </table:table-cell>
          <table:covered-table-cell/>
          <table:table-cell table:number-columns-repeated="16372" table:style-name="ce1"/>
        </table:table-row>
        <table:table-row table:style-name="ro20">
          <table:table-cell table:style-name="ce294"/>
          <table:table-cell office:value-type="string" table:style-name="ce101">
            <text:p>Movimento ao longo do mês<text:s text:c="2"/></text:p>
          </table:table-cell>
          <table:table-cell table:number-columns-repeated="2" table:style-name="ce102"/>
          <table:table-cell table:number-columns-repeated="4" table:style-name="ce101"/>
          <table:table-cell table:number-columns-repeated="4" table:style-name="ce102"/>
          <table:table-cell table:number-columns-repeated="16372" table:style-name="ce1"/>
        </table:table-row>
        <table:table-row table:style-name="ro4">
          <table:table-cell table:style-name="ce294"/>
          <table:table-cell table:style-name="ce97"/>
          <table:table-cell table:style-name="ce103"/>
          <table:table-cell table:number-columns-repeated="9" table:style-name="ce97"/>
          <table:table-cell table:number-columns-repeated="16372" table:style-name="ce1"/>
        </table:table-row>
        <table:table-row table:style-name="ro4">
          <table:table-cell table:style-name="ce1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7"/>
          <table:table-cell table:style-name="ce108"/>
          <table:table-cell office:value-type="string" table:number-columns-spanned="4" table:number-rows-spanned="1" table:style-name="ce175">
            <text:p>Variação</text:p>
          </table:table-cell>
          <table:covered-table-cell table:number-columns-repeated="3"/>
          <table:table-cell table:number-columns-repeated="3" table:style-name="ce109"/>
          <table:table-cell table:number-columns-repeated="16369"/>
        </table:table-row>
        <table:table-row table:style-name="ro14">
          <table:table-cell table:style-name="ce1"/>
          <table:table-cell office:value-type="string" table:style-name="ce110">
            <text:p>CAE <text:s/>Rev.3</text:p>
          </table:table-cell>
          <table:table-cell office:value-type="string" table:style-name="ce178">
            <text:p>SETEMBRO 2021</text:p>
          </table:table-cell>
          <table:table-cell office:value-type="string" table:style-name="ce112">
            <text:p>%</text:p>
          </table:table-cell>
          <table:table-cell office:value-type="string" table:style-name="ce113">
            <text:p>AGOSTO 2021</text:p>
          </table:table-cell>
          <table:table-cell office:value-type="string" table:style-name="ce114">
            <text:p>%</text:p>
          </table:table-cell>
          <table:table-cell office:value-type="string" table:style-name="ce113">
            <text:p>SETEMBRO 2020</text:p>
          </table:table-cell>
          <table:table-cell office:value-type="string" table:style-name="ce114">
            <text:p>%</text:p>
          </table:table-cell>
          <table:table-cell office:value-type="string" table:number-columns-spanned="2" table:number-rows-spanned="1" table:style-name="ce176">
            <text:p>Mês <text:s/>anterior</text:p>
          </table:table-cell>
          <table:covered-table-cell/>
          <table:table-cell office:value-type="string" table:number-columns-spanned="2" table:number-rows-spanned="1" table:style-name="ce177">
            <text:p>Mês <text:s/>homólogo<text:span text:style-name="T2">(1)<text:s/></text:span></text:p>
          </table:table-cell>
          <table:covered-table-cell/>
          <table:table-cell table:number-columns-repeated="3" table:style-name="ce109"/>
          <table:table-cell table:number-columns-repeated="16369"/>
        </table:table-row>
        <table:table-row table:style-name="ro14">
          <table:table-cell table:style-name="ce1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18"/>
          <table:table-cell table:style-name="ce119"/>
          <table:table-cell office:value-type="string" table:style-name="ce120">
            <text:p>Var. Abs.</text:p>
          </table:table-cell>
          <table:table-cell office:value-type="string" table:style-name="ce121">
            <text:p>Var. %</text:p>
          </table:table-cell>
          <table:table-cell office:value-type="string" table:style-name="ce120">
            <text:p>Var. Abs.</text:p>
          </table:table-cell>
          <table:table-cell office:value-type="string" table:style-name="ce122">
            <text:p>Var. %</text:p>
          </table:table-cell>
          <table:table-cell table:number-columns-repeated="3" table:style-name="ce123"/>
          <table:table-cell table:number-columns-repeated="16369"/>
        </table:table-row>
        <table:table-row table:style-name="ro33">
          <table:table-cell table:style-name="ce1"/>
          <table:table-cell table:style-name="ce11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4" table:style-name="ce183"/>
          <table:table-cell table:number-columns-repeated="3" table:style-name="ce123"/>
          <table:table-cell table:number-columns-repeated="16369"/>
        </table:table-row>
        <table:table-row table:style-name="ro39">
          <table:table-cell table:style-name="ce1"/>
          <table:table-cell office:value-type="string" table:style-name="ce263">
            <text:p><text:s text:c="2"/>Total</text:p>
          </table:table-cell>
          <table:table-cell office:value-type="float" office:value="8548" table:style-name="ce130">
            <text:p>8 548</text:p>
          </table:table-cell>
          <table:table-cell office:value-type="float" office:value="100" table:style-name="ce131">
            <text:p>100,0<text:s text:c="5"/></text:p>
          </table:table-cell>
          <table:table-cell office:value-type="float" office:value="5987" table:style-name="ce132">
            <text:p>5 987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7984" table:style-name="ce132">
            <text:p>7 984</text:p>
          </table:table-cell>
          <table:table-cell office:value-type="float" office:value="99.999999999999986" table:style-name="ce133">
            <text:p>100,0<text:s text:c="5"/></text:p>
          </table:table-cell>
          <table:table-cell office:value-type="float" office:value="2561" table:style-name="ce134">
            <text:p>+2 561</text:p>
          </table:table-cell>
          <table:table-cell office:value-type="float" office:value="42.77601469851345" table:style-name="ce135">
            <text:p>+42,8<text:s text:c="3"/></text:p>
          </table:table-cell>
          <table:table-cell office:value-type="float" office:value="564" table:style-name="ce134">
            <text:p>+ 564</text:p>
          </table:table-cell>
          <table:table-cell office:value-type="float" office:value="7.0641282565130261" table:style-name="ce135">
            <text:p>+7,1<text:s text:c="3"/></text:p>
          </table:table-cell>
          <table:table-cell table:style-name="ce98"/>
          <table:table-cell table:number-columns-repeated="2" table:style-name="ce137"/>
          <table:table-cell table:number-columns-repeated="16369"/>
        </table:table-row>
        <table:table-row table:style-name="ro9">
          <table:table-cell table:style-name="ce1"/>
          <table:table-cell office:value-type="string" table:style-name="ce265">
            <text:p>Agricultura, produção animal, caça, floresta e pesca</text:p>
          </table:table-cell>
          <table:table-cell office:value-type="float" office:value="152" table:style-name="ce130">
            <text:p><text:s/>152</text:p>
          </table:table-cell>
          <table:table-cell office:value-type="float" office:value="1.7781937295273749" table:style-name="ce131">
            <text:p>1,8<text:s text:c="5"/></text:p>
          </table:table-cell>
          <table:table-cell office:value-type="float" office:value="181" table:style-name="ce132">
            <text:p><text:s/>181</text:p>
          </table:table-cell>
          <table:table-cell office:value-type="float" office:value="3.0232169701018874" table:style-name="ce133">
            <text:p>3,0<text:s text:c="5"/></text:p>
          </table:table-cell>
          <table:table-cell office:value-type="float" office:value="152" table:style-name="ce132">
            <text:p><text:s/>152</text:p>
          </table:table-cell>
          <table:table-cell office:value-type="float" office:value="1.903807615230461" table:style-name="ce133">
            <text:p>1,9<text:s text:c="5"/></text:p>
          </table:table-cell>
          <table:table-cell office:value-type="float" office:value="-29" table:style-name="ce134">
            <text:p><text:s/>- 29</text:p>
          </table:table-cell>
          <table:table-cell office:value-type="float" office:value="-16.022099447513813" table:style-name="ce135">
            <text:p>-16,0<text:s text:c="3"/></text:p>
          </table:table-cell>
          <table:table-cell office:value-type="float" office:value="0" table:style-name="ce134">
            <text:p>+ 0</text:p>
          </table:table-cell>
          <table:table-cell office:value-type="float" office:value="0" table:style-name="ce135">
            <text:p>+0,0<text:s text:c="3"/></text:p>
          </table:table-cell>
          <table:table-cell table:style-name="ce184"/>
          <table:table-cell table:number-columns-repeated="2" table:style-name="ce155"/>
          <table:table-cell table:number-columns-repeated="16369"/>
        </table:table-row>
        <table:table-row table:style-name="ro38">
          <table:table-cell table:style-name="ce1"/>
          <table:table-cell office:value-type="string" table:style-name="ce265">
            <text:p>Indústria, energia e água e construção</text:p>
          </table:table-cell>
          <table:table-cell office:value-type="float" office:value="1773" table:style-name="ce150">
            <text:p>1 773</text:p>
          </table:table-cell>
          <table:table-cell office:value-type="float" office:value="20.741693963500236" table:style-name="ce151">
            <text:p>20,7<text:s text:c="5"/></text:p>
          </table:table-cell>
          <table:table-cell office:value-type="float" office:value="1015" table:style-name="ce132">
            <text:p>1 015</text:p>
          </table:table-cell>
          <table:table-cell office:value-type="float" office:value="16.953399031234344" table:style-name="ce133">
            <text:p>17,0<text:s text:c="5"/></text:p>
          </table:table-cell>
          <table:table-cell office:value-type="float" office:value="1622" table:style-name="ce132">
            <text:p>1 622</text:p>
          </table:table-cell>
          <table:table-cell office:value-type="float" office:value="20.315631262525049" table:style-name="ce133">
            <text:p>20,3<text:s text:c="5"/></text:p>
          </table:table-cell>
          <table:table-cell office:value-type="float" office:value="758" table:style-name="ce134">
            <text:p>+ 758</text:p>
          </table:table-cell>
          <table:table-cell office:value-type="float" office:value="74.679802955665025" table:style-name="ce135">
            <text:p>+74,7<text:s text:c="3"/></text:p>
          </table:table-cell>
          <table:table-cell office:value-type="float" office:value="151" table:style-name="ce134">
            <text:p>+ 151</text:p>
          </table:table-cell>
          <table:table-cell office:value-type="float" office:value="9.3094944512946967" table:style-name="ce135">
            <text:p>+9,3<text:s text:c="3"/></text:p>
          </table:table-cell>
          <table:table-cell table:style-name="ce184"/>
          <table:table-cell table:number-columns-repeated="2" table:style-name="ce155"/>
          <table:table-cell table:number-columns-repeated="16369"/>
        </table:table-row>
        <table:table-row table:style-name="ro39">
          <table:table-cell table:style-name="ce1"/>
          <table:table-cell office:value-type="string" table:style-name="ce267">
            <text:p>Indústrias extrativas</text:p>
          </table:table-cell>
          <table:table-cell office:value-type="float" office:value="2" table:style-name="ce139">
            <text:p><text:s/>2</text:p>
          </table:table-cell>
          <table:table-cell office:value-type="float" office:value="2.3397285914833879E-2" table:style-name="ce140">
            <text:p>0,0<text:s text:c="5"/></text:p>
          </table:table-cell>
          <table:table-cell office:value-type="float" office:value="3" table:style-name="ce141">
            <text:p><text:s/>3</text:p>
          </table:table-cell>
          <table:table-cell office:value-type="float" office:value="5.0108568565224651E-2" table:style-name="ce142">
            <text:p>0,1<text:s text:c="5"/></text:p>
          </table:table-cell>
          <table:table-cell office:value-type="float" office:value="8" table:style-name="ce141">
            <text:p><text:s/>8</text:p>
          </table:table-cell>
          <table:table-cell office:value-type="float" office:value="0.1002004008016032" table:style-name="ce142">
            <text:p>0,1<text:s text:c="5"/></text:p>
          </table:table-cell>
          <table:table-cell office:value-type="float" office:value="-1" table:style-name="ce143">
            <text:p><text:s/>- 1</text:p>
          </table:table-cell>
          <table:table-cell office:value-type="float" office:value="-33.333333333333329" table:style-name="ce144">
            <text:p>-33,3<text:s text:c="3"/></text:p>
          </table:table-cell>
          <table:table-cell office:value-type="float" office:value="-6" table:style-name="ce143">
            <text:p><text:s/>- 6</text:p>
          </table:table-cell>
          <table:table-cell office:value-type="float" office:value="-75" table:style-name="ce144">
            <text:p>-75,0<text:s text:c="3"/></text:p>
          </table:table-cell>
          <table:table-cell table:style-name="ce160"/>
          <table:table-cell table:number-columns-repeated="2" table:style-name="ce155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206" table:style-name="ce139">
            <text:p><text:s/>206</text:p>
          </table:table-cell>
          <table:table-cell office:value-type="float" office:value="2.4099204492278896" table:style-name="ce140">
            <text:p>2,4<text:s text:c="5"/></text:p>
          </table:table-cell>
          <table:table-cell office:value-type="float" office:value="233" table:style-name="ce141">
            <text:p><text:s/>233</text:p>
          </table:table-cell>
          <table:table-cell office:value-type="float" office:value="3.8917654918991151" table:style-name="ce142">
            <text:p>3,9<text:s text:c="5"/></text:p>
          </table:table-cell>
          <table:table-cell office:value-type="float" office:value="204" table:style-name="ce141">
            <text:p><text:s/>204</text:p>
          </table:table-cell>
          <table:table-cell office:value-type="float" office:value="2.555110220440882" table:style-name="ce142">
            <text:p>2,6<text:s text:c="5"/></text:p>
          </table:table-cell>
          <table:table-cell office:value-type="float" office:value="-27" table:style-name="ce143">
            <text:p><text:s/>- 27</text:p>
          </table:table-cell>
          <table:table-cell office:value-type="float" office:value="-11.587982832618025" table:style-name="ce144">
            <text:p>-11,6<text:s text:c="3"/></text:p>
          </table:table-cell>
          <table:table-cell office:value-type="float" office:value="2" table:style-name="ce143">
            <text:p>+ 2</text:p>
          </table:table-cell>
          <table:table-cell office:value-type="float" office:value="0.98039215686274506" table:style-name="ce144">
            <text:p>+1,0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Fabricação de têxteis</text:p>
          </table:table-cell>
          <table:table-cell office:value-type="float" office:value="117" table:style-name="ce139">
            <text:p><text:s/>117</text:p>
          </table:table-cell>
          <table:table-cell office:value-type="float" office:value="1.368741226017782" table:style-name="ce157">
            <text:p>1,4<text:s text:c="5"/></text:p>
          </table:table-cell>
          <table:table-cell office:value-type="float" office:value="24" table:style-name="ce158">
            <text:p><text:s/>24</text:p>
          </table:table-cell>
          <table:table-cell office:value-type="float" office:value="0.40086854852179721" table:style-name="ce159">
            <text:p>0,4<text:s text:c="5"/></text:p>
          </table:table-cell>
          <table:table-cell office:value-type="float" office:value="67" table:style-name="ce141">
            <text:p><text:s/>67</text:p>
          </table:table-cell>
          <table:table-cell office:value-type="float" office:value="0.83917835671342678" table:style-name="ce159">
            <text:p>0,8<text:s text:c="5"/></text:p>
          </table:table-cell>
          <table:table-cell office:value-type="float" office:value="93" table:style-name="ce143">
            <text:p>+ 93</text:p>
          </table:table-cell>
          <table:table-cell office:value-type="float" office:value="387.5" table:style-name="ce144">
            <text:p>+387,5<text:s text:c="3"/></text:p>
          </table:table-cell>
          <table:table-cell office:value-type="float" office:value="50" table:style-name="ce143">
            <text:p>+ 50</text:p>
          </table:table-cell>
          <table:table-cell office:value-type="float" office:value="74.626865671641795" table:style-name="ce144">
            <text:p>+74,6<text:s text:c="3"/></text:p>
          </table:table-cell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39">
          <table:table-cell/>
          <table:table-cell office:value-type="string" table:style-name="ce268">
            <text:p>Indústria do vestuário</text:p>
          </table:table-cell>
          <table:table-cell office:value-type="float" office:value="260" table:style-name="ce139">
            <text:p><text:s/>260</text:p>
          </table:table-cell>
          <table:table-cell office:value-type="float" office:value="3.0416471689284044" table:style-name="ce157">
            <text:p>3,0<text:s text:c="5"/></text:p>
          </table:table-cell>
          <table:table-cell office:value-type="float" office:value="56" table:style-name="ce158">
            <text:p><text:s/>56</text:p>
          </table:table-cell>
          <table:table-cell office:value-type="float" office:value="0.9353599465508603" table:style-name="ce159">
            <text:p>0,9<text:s text:c="5"/></text:p>
          </table:table-cell>
          <table:table-cell office:value-type="float" office:value="221" table:style-name="ce141">
            <text:p><text:s/>221</text:p>
          </table:table-cell>
          <table:table-cell office:value-type="float" office:value="2.7680360721442887" table:style-name="ce159">
            <text:p>2,8<text:s text:c="5"/></text:p>
          </table:table-cell>
          <table:table-cell office:value-type="float" office:value="204" table:style-name="ce143">
            <text:p>+ 204</text:p>
          </table:table-cell>
          <table:table-cell office:value-type="float" office:value="364.28571428571428" table:style-name="ce144">
            <text:p>+364,3<text:s text:c="3"/></text:p>
          </table:table-cell>
          <table:table-cell office:value-type="float" office:value="39" table:style-name="ce143">
            <text:p>+ 39</text:p>
          </table:table-cell>
          <table:table-cell office:value-type="float" office:value="17.647058823529413" table:style-name="ce144">
            <text:p>+17,6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193" table:style-name="ce139">
            <text:p><text:s/>193</text:p>
          </table:table-cell>
          <table:table-cell office:value-type="float" office:value="2.2578380907814695" table:style-name="ce157">
            <text:p>2,3<text:s text:c="5"/></text:p>
          </table:table-cell>
          <table:table-cell office:value-type="float" office:value="43" table:style-name="ce158">
            <text:p><text:s/>43</text:p>
          </table:table-cell>
          <table:table-cell office:value-type="float" office:value="0.71822281610155336" table:style-name="ce159">
            <text:p>0,7<text:s text:c="5"/></text:p>
          </table:table-cell>
          <table:table-cell office:value-type="float" office:value="143" table:style-name="ce141">
            <text:p><text:s/>143</text:p>
          </table:table-cell>
          <table:table-cell office:value-type="float" office:value="1.7910821643286574" table:style-name="ce159">
            <text:p>1,8<text:s text:c="5"/></text:p>
          </table:table-cell>
          <table:table-cell office:value-type="float" office:value="150" table:style-name="ce143">
            <text:p>+ 150</text:p>
          </table:table-cell>
          <table:table-cell office:value-type="float" office:value="348.83720930232556" table:style-name="ce144">
            <text:p>+348,8<text:s text:c="3"/></text:p>
          </table:table-cell>
          <table:table-cell office:value-type="float" office:value="50" table:style-name="ce143">
            <text:p>+ 50</text:p>
          </table:table-cell>
          <table:table-cell office:value-type="float" office:value="34.965034965034967" table:style-name="ce144">
            <text:p>+35,0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 da madeira e da cortiça</text:p>
          </table:table-cell>
          <table:table-cell office:value-type="float" office:value="45" table:style-name="ce139">
            <text:p><text:s/>45</text:p>
          </table:table-cell>
          <table:table-cell office:value-type="float" office:value="0.52643893308376222" table:style-name="ce157">
            <text:p>0,5<text:s text:c="5"/></text:p>
          </table:table-cell>
          <table:table-cell office:value-type="float" office:value="26" table:style-name="ce158">
            <text:p><text:s/>26</text:p>
          </table:table-cell>
          <table:table-cell office:value-type="float" office:value="0.43427426089861371" table:style-name="ce159">
            <text:p>0,4<text:s text:c="5"/></text:p>
          </table:table-cell>
          <table:table-cell office:value-type="float" office:value="20" table:style-name="ce141">
            <text:p><text:s/>20</text:p>
          </table:table-cell>
          <table:table-cell office:value-type="float" office:value="0.25050100200400799" table:style-name="ce159">
            <text:p>0,3<text:s text:c="5"/></text:p>
          </table:table-cell>
          <table:table-cell office:value-type="float" office:value="19" table:style-name="ce143">
            <text:p>+ 19</text:p>
          </table:table-cell>
          <table:table-cell office:value-type="float" office:value="73.076923076923066" table:style-name="ce144">
            <text:p>+73,1<text:s text:c="3"/></text:p>
          </table:table-cell>
          <table:table-cell office:value-type="float" office:value="25" table:style-name="ce143">
            <text:p>+ 25</text:p>
          </table:table-cell>
          <table:table-cell office:value-type="float" office:value="125" table:style-name="ce144">
            <text:p>+125,0<text:s text:c="3"/></text:p>
          </table:table-cell>
          <table:table-cell table:number-columns-repeated="3" table:style-name="ce154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29" table:style-name="ce139">
            <text:p><text:s/>29</text:p>
          </table:table-cell>
          <table:table-cell office:value-type="float" office:value="0.33926064576509124" table:style-name="ce157">
            <text:p>0,3<text:s text:c="5"/></text:p>
          </table:table-cell>
          <table:table-cell office:value-type="float" office:value="26" table:style-name="ce158">
            <text:p><text:s/>26</text:p>
          </table:table-cell>
          <table:table-cell office:value-type="float" office:value="0.43427426089861371" table:style-name="ce159">
            <text:p>0,4<text:s text:c="5"/></text:p>
          </table:table-cell>
          <table:table-cell office:value-type="float" office:value="13" table:style-name="ce141">
            <text:p><text:s/>13</text:p>
          </table:table-cell>
          <table:table-cell office:value-type="float" office:value="0.16282565130260521" table:style-name="ce159">
            <text:p>0,2<text:s text:c="5"/></text:p>
          </table:table-cell>
          <table:table-cell office:value-type="float" office:value="3" table:style-name="ce143">
            <text:p>+ 3</text:p>
          </table:table-cell>
          <table:table-cell office:value-type="float" office:value="11.538461538461538" table:style-name="ce144">
            <text:p>+11,5<text:s text:c="3"/></text:p>
          </table:table-cell>
          <table:table-cell office:value-type="float" office:value="16" table:style-name="ce143">
            <text:p>+ 16</text:p>
          </table:table-cell>
          <table:table-cell office:value-type="float" office:value="123.07692307692308" table:style-name="ce144">
            <text:p>+123,1<text:s text:c="3"/></text:p>
          </table:table-cell>
          <table:table-cell table:style-name="ce160"/>
          <table:table-cell table:number-columns-repeated="2" table:style-name="ce154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69" table:style-name="ce139">
            <text:p><text:s/>69</text:p>
          </table:table-cell>
          <table:table-cell office:value-type="float" office:value="0.80720636406176882" table:style-name="ce157">
            <text:p>0,8<text:s text:c="5"/></text:p>
          </table:table-cell>
          <table:table-cell office:value-type="float" office:value="43" table:style-name="ce158">
            <text:p><text:s/>43</text:p>
          </table:table-cell>
          <table:table-cell office:value-type="float" office:value="0.71822281610155336" table:style-name="ce159">
            <text:p>0,7<text:s text:c="5"/></text:p>
          </table:table-cell>
          <table:table-cell office:value-type="float" office:value="76" table:style-name="ce141">
            <text:p><text:s/>76</text:p>
          </table:table-cell>
          <table:table-cell office:value-type="float" office:value="0.95190380761523052" table:style-name="ce159">
            <text:p>1,0<text:s text:c="5"/></text:p>
          </table:table-cell>
          <table:table-cell office:value-type="float" office:value="26" table:style-name="ce143">
            <text:p>+ 26</text:p>
          </table:table-cell>
          <table:table-cell office:value-type="float" office:value="60.465116279069761" table:style-name="ce144">
            <text:p>+60,5<text:s text:c="3"/></text:p>
          </table:table-cell>
          <table:table-cell office:value-type="float" office:value="-7" table:style-name="ce143">
            <text:p><text:s/>- 7</text:p>
          </table:table-cell>
          <table:table-cell office:value-type="float" office:value="-9.2105263157894726" table:style-name="ce144">
            <text:p>-9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73" table:style-name="ce139">
            <text:p><text:s/>73</text:p>
          </table:table-cell>
          <table:table-cell office:value-type="float" office:value="0.85400093589143666" table:style-name="ce157">
            <text:p>0,9<text:s text:c="5"/></text:p>
          </table:table-cell>
          <table:table-cell office:value-type="float" office:value="41" table:style-name="ce158">
            <text:p><text:s/>41</text:p>
          </table:table-cell>
          <table:table-cell office:value-type="float" office:value="0.68481710372473692" table:style-name="ce159">
            <text:p>0,7<text:s text:c="5"/></text:p>
          </table:table-cell>
          <table:table-cell office:value-type="float" office:value="67" table:style-name="ce141">
            <text:p><text:s/>67</text:p>
          </table:table-cell>
          <table:table-cell office:value-type="float" office:value="0.83917835671342678" table:style-name="ce159">
            <text:p>0,8<text:s text:c="5"/></text:p>
          </table:table-cell>
          <table:table-cell office:value-type="float" office:value="32" table:style-name="ce143">
            <text:p>+ 32</text:p>
          </table:table-cell>
          <table:table-cell office:value-type="float" office:value="78.048780487804876" table:style-name="ce144">
            <text:p>+78,0<text:s text:c="3"/></text:p>
          </table:table-cell>
          <table:table-cell office:value-type="float" office:value="6" table:style-name="ce143">
            <text:p>+ 6</text:p>
          </table:table-cell>
          <table:table-cell office:value-type="float" office:value="8.9552238805970141" table:style-name="ce144">
            <text:p>+9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174" table:style-name="ce139">
            <text:p><text:s/>174</text:p>
          </table:table-cell>
          <table:table-cell office:value-type="float" office:value="2.0355638745905473" table:style-name="ce157">
            <text:p>2,0<text:s text:c="5"/></text:p>
          </table:table-cell>
          <table:table-cell office:value-type="float" office:value="100" table:style-name="ce158">
            <text:p><text:s/>100</text:p>
          </table:table-cell>
          <table:table-cell office:value-type="float" office:value="1.6702856188408217" table:style-name="ce159">
            <text:p>1,7<text:s text:c="5"/></text:p>
          </table:table-cell>
          <table:table-cell office:value-type="float" office:value="156" table:style-name="ce141">
            <text:p><text:s/>156</text:p>
          </table:table-cell>
          <table:table-cell office:value-type="float" office:value="1.9539078156312624" table:style-name="ce159">
            <text:p>2,0<text:s text:c="5"/></text:p>
          </table:table-cell>
          <table:table-cell office:value-type="float" office:value="74" table:style-name="ce143">
            <text:p>+ 74</text:p>
          </table:table-cell>
          <table:table-cell office:value-type="float" office:value="74" table:style-name="ce144">
            <text:p>+74,0<text:s text:c="3"/></text:p>
          </table:table-cell>
          <table:table-cell office:value-type="float" office:value="18" table:style-name="ce143">
            <text:p>+ 18</text:p>
          </table:table-cell>
          <table:table-cell office:value-type="float" office:value="11.538461538461538" table:style-name="ce144">
            <text:p>+11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62" table:style-name="ce139">
            <text:p><text:s/>62</text:p>
          </table:table-cell>
          <table:table-cell office:value-type="float" office:value="0.72531586335985021" table:style-name="ce157">
            <text:p>0,7<text:s text:c="5"/></text:p>
          </table:table-cell>
          <table:table-cell office:value-type="float" office:value="26" table:style-name="ce158">
            <text:p><text:s/>26</text:p>
          </table:table-cell>
          <table:table-cell office:value-type="float" office:value="0.43427426089861371" table:style-name="ce159">
            <text:p>0,4<text:s text:c="5"/></text:p>
          </table:table-cell>
          <table:table-cell office:value-type="float" office:value="49" table:style-name="ce141">
            <text:p><text:s/>49</text:p>
          </table:table-cell>
          <table:table-cell office:value-type="float" office:value="0.61372745490981961" table:style-name="ce159">
            <text:p>0,6<text:s text:c="5"/></text:p>
          </table:table-cell>
          <table:table-cell office:value-type="float" office:value="36" table:style-name="ce143">
            <text:p>+ 36</text:p>
          </table:table-cell>
          <table:table-cell office:value-type="float" office:value="138.46153846153845" table:style-name="ce144">
            <text:p>+138,5<text:s text:c="3"/></text:p>
          </table:table-cell>
          <table:table-cell office:value-type="float" office:value="13" table:style-name="ce143">
            <text:p>+ 13</text:p>
          </table:table-cell>
          <table:table-cell office:value-type="float" office:value="26.530612244897959" table:style-name="ce144">
            <text:p>+26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46" table:style-name="ce139">
            <text:p><text:s/>46</text:p>
          </table:table-cell>
          <table:table-cell office:value-type="float" office:value="0.53813757604117929" table:style-name="ce157">
            <text:p>0,5<text:s text:c="5"/></text:p>
          </table:table-cell>
          <table:table-cell office:value-type="float" office:value="28" table:style-name="ce158">
            <text:p><text:s/>28</text:p>
          </table:table-cell>
          <table:table-cell office:value-type="float" office:value="0.46767997327543015" table:style-name="ce159">
            <text:p>0,5<text:s text:c="5"/></text:p>
          </table:table-cell>
          <table:table-cell office:value-type="float" office:value="28" table:style-name="ce141">
            <text:p><text:s/>28</text:p>
          </table:table-cell>
          <table:table-cell office:value-type="float" office:value="0.35070140280561124" table:style-name="ce159">
            <text:p>0,4<text:s text:c="5"/></text:p>
          </table:table-cell>
          <table:table-cell office:value-type="float" office:value="18" table:style-name="ce143">
            <text:p>+ 18</text:p>
          </table:table-cell>
          <table:table-cell office:value-type="float" office:value="64.285714285714292" table:style-name="ce144">
            <text:p>+64,3<text:s text:c="3"/></text:p>
          </table:table-cell>
          <table:table-cell office:value-type="float" office:value="18" table:style-name="ce143">
            <text:p>+ 18</text:p>
          </table:table-cell>
          <table:table-cell office:value-type="float" office:value="64.285714285714292" table:style-name="ce144">
            <text:p>+64,3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158" table:style-name="ce139">
            <text:p><text:s/>158</text:p>
          </table:table-cell>
          <table:table-cell office:value-type="float" office:value="1.8483855872718766" table:style-name="ce157">
            <text:p>1,8<text:s text:c="5"/></text:p>
          </table:table-cell>
          <table:table-cell office:value-type="float" office:value="96" table:style-name="ce158">
            <text:p><text:s/>96</text:p>
          </table:table-cell>
          <table:table-cell office:value-type="float" office:value="1.6034741940871888" table:style-name="ce159">
            <text:p>1,6<text:s text:c="5"/></text:p>
          </table:table-cell>
          <table:table-cell office:value-type="float" office:value="200" table:style-name="ce141">
            <text:p><text:s/>200</text:p>
          </table:table-cell>
          <table:table-cell office:value-type="float" office:value="2.5050100200400802" table:style-name="ce159">
            <text:p>2,5<text:s text:c="5"/></text:p>
          </table:table-cell>
          <table:table-cell office:value-type="float" office:value="62" table:style-name="ce143">
            <text:p>+ 62</text:p>
          </table:table-cell>
          <table:table-cell office:value-type="float" office:value="64.583333333333343" table:style-name="ce144">
            <text:p>+64,6<text:s text:c="3"/></text:p>
          </table:table-cell>
          <table:table-cell office:value-type="float" office:value="-42" table:style-name="ce143">
            <text:p><text:s/>- 42</text:p>
          </table:table-cell>
          <table:table-cell office:value-type="float" office:value="-21" table:style-name="ce144">
            <text:p>-21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30" table:style-name="ce139">
            <text:p><text:s/>30</text:p>
          </table:table-cell>
          <table:table-cell office:value-type="float" office:value="0.3509592887225082" table:style-name="ce157">
            <text:p>0,4<text:s text:c="5"/></text:p>
          </table:table-cell>
          <table:table-cell office:value-type="float" office:value="37" table:style-name="ce158">
            <text:p><text:s/>37</text:p>
          </table:table-cell>
          <table:table-cell office:value-type="float" office:value="0.61800567897110403" table:style-name="ce159">
            <text:p>0,6<text:s text:c="5"/></text:p>
          </table:table-cell>
          <table:table-cell office:value-type="float" office:value="39" table:style-name="ce141">
            <text:p><text:s/>39</text:p>
          </table:table-cell>
          <table:table-cell office:value-type="float" office:value="0.48847695390781559" table:style-name="ce159">
            <text:p>0,5<text:s text:c="5"/></text:p>
          </table:table-cell>
          <table:table-cell office:value-type="float" office:value="-7" table:style-name="ce143">
            <text:p><text:s/>- 7</text:p>
          </table:table-cell>
          <table:table-cell office:value-type="float" office:value="-18.918918918918919" table:style-name="ce144">
            <text:p>-18,9<text:s text:c="3"/></text:p>
          </table:table-cell>
          <table:table-cell office:value-type="float" office:value="-9" table:style-name="ce143">
            <text:p><text:s/>- 9</text:p>
          </table:table-cell>
          <table:table-cell office:value-type="float" office:value="-23.076923076923077" table:style-name="ce144">
            <text:p>-23,1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Construção</text:p>
          </table:table-cell>
          <table:table-cell office:value-type="float" office:value="309" table:style-name="ce139">
            <text:p><text:s/>309</text:p>
          </table:table-cell>
          <table:table-cell office:value-type="float" office:value="3.6148806738418346" table:style-name="ce157">
            <text:p>3,6<text:s text:c="5"/></text:p>
          </table:table-cell>
          <table:table-cell office:value-type="float" office:value="233" table:style-name="ce158">
            <text:p><text:s/>233</text:p>
          </table:table-cell>
          <table:table-cell office:value-type="float" office:value="3.8917654918991151" table:style-name="ce159">
            <text:p>3,9<text:s text:c="5"/></text:p>
          </table:table-cell>
          <table:table-cell office:value-type="float" office:value="331" table:style-name="ce141">
            <text:p><text:s/>331</text:p>
          </table:table-cell>
          <table:table-cell office:value-type="float" office:value="4.145791583166333" table:style-name="ce159">
            <text:p>4,1<text:s text:c="5"/></text:p>
          </table:table-cell>
          <table:table-cell office:value-type="float" office:value="76" table:style-name="ce143">
            <text:p>+ 76</text:p>
          </table:table-cell>
          <table:table-cell office:value-type="float" office:value="32.618025751072963" table:style-name="ce144">
            <text:p>+32,6<text:s text:c="3"/></text:p>
          </table:table-cell>
          <table:table-cell office:value-type="float" office:value="-22" table:style-name="ce143">
            <text:p><text:s/>- 22</text:p>
          </table:table-cell>
          <table:table-cell office:value-type="float" office:value="-6.6465256797583088" table:style-name="ce144">
            <text:p>-6,6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65">
            <text:p>Serviços</text:p>
          </table:table-cell>
          <table:table-cell office:value-type="float" office:value="6623" table:style-name="ce150">
            <text:p>6 623</text:p>
          </table:table-cell>
          <table:table-cell office:value-type="float" office:value="77.480112306972387" table:style-name="ce151">
            <text:p>77,5<text:s text:c="5"/></text:p>
          </table:table-cell>
          <table:table-cell office:value-type="float" office:value="4791" table:style-name="ce152">
            <text:p>4 791</text:p>
          </table:table-cell>
          <table:table-cell office:value-type="float" office:value="80.023383998663761" table:style-name="ce153">
            <text:p>80,0<text:s text:c="5"/></text:p>
          </table:table-cell>
          <table:table-cell office:value-type="float" office:value="6210" table:style-name="ce152">
            <text:p>6 210</text:p>
          </table:table-cell>
          <table:table-cell office:value-type="float" office:value="77.780561122244478" table:style-name="ce153">
            <text:p>77,8<text:s text:c="5"/></text:p>
          </table:table-cell>
          <table:table-cell office:value-type="float" office:value="1832" table:style-name="ce134">
            <text:p>+1 832</text:p>
          </table:table-cell>
          <table:table-cell office:value-type="float" office:value="38.238363598413692" table:style-name="ce135">
            <text:p>+38,2<text:s text:c="3"/></text:p>
          </table:table-cell>
          <table:table-cell office:value-type="float" office:value="413" table:style-name="ce134">
            <text:p>+ 413</text:p>
          </table:table-cell>
          <table:table-cell office:value-type="float" office:value="6.6505636070853473" table:style-name="ce135">
            <text:p>+6,7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97" table:style-name="ce139">
            <text:p><text:s/>97</text:p>
          </table:table-cell>
          <table:table-cell office:value-type="float" office:value="1.1347683668694433" table:style-name="ce157">
            <text:p>1,1<text:s text:c="5"/></text:p>
          </table:table-cell>
          <table:table-cell office:value-type="float" office:value="71" table:style-name="ce158">
            <text:p><text:s/>71</text:p>
          </table:table-cell>
          <table:table-cell office:value-type="float" office:value="1.1859027893769836" table:style-name="ce159">
            <text:p>1,2<text:s text:c="5"/></text:p>
          </table:table-cell>
          <table:table-cell office:value-type="float" office:value="77" table:style-name="ce158">
            <text:p><text:s/>77</text:p>
          </table:table-cell>
          <table:table-cell office:value-type="float" office:value="0.96442885771543074" table:style-name="ce159">
            <text:p>1,0<text:s text:c="5"/></text:p>
          </table:table-cell>
          <table:table-cell office:value-type="float" office:value="26" table:style-name="ce143">
            <text:p>+ 26</text:p>
          </table:table-cell>
          <table:table-cell office:value-type="float" office:value="36.619718309859159" table:style-name="ce144">
            <text:p>+36,6<text:s text:c="3"/></text:p>
          </table:table-cell>
          <table:table-cell office:value-type="float" office:value="20" table:style-name="ce143">
            <text:p>+ 20</text:p>
          </table:table-cell>
          <table:table-cell office:value-type="float" office:value="25.97402597402597" table:style-name="ce144">
            <text:p>+26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Comércio por grosso e a retalho</text:p>
          </table:table-cell>
          <table:table-cell office:value-type="float" office:value="906" table:style-name="ce139">
            <text:p><text:s/>906</text:p>
          </table:table-cell>
          <table:table-cell office:value-type="float" office:value="10.598970519419746" table:style-name="ce157">
            <text:p>10,6<text:s text:c="5"/></text:p>
          </table:table-cell>
          <table:table-cell office:value-type="float" office:value="923" table:style-name="ce158">
            <text:p><text:s/>923</text:p>
          </table:table-cell>
          <table:table-cell office:value-type="float" office:value="15.416736261900784" table:style-name="ce159">
            <text:p>15,4<text:s text:c="5"/></text:p>
          </table:table-cell>
          <table:table-cell office:value-type="float" office:value="650" table:style-name="ce158">
            <text:p><text:s/>650</text:p>
          </table:table-cell>
          <table:table-cell office:value-type="float" office:value="8.1412825651302612" table:style-name="ce159">
            <text:p>8,1<text:s text:c="5"/></text:p>
          </table:table-cell>
          <table:table-cell office:value-type="float" office:value="-17" table:style-name="ce143">
            <text:p><text:s/>- 17</text:p>
          </table:table-cell>
          <table:table-cell office:value-type="float" office:value="-1.8418201516793065" table:style-name="ce144">
            <text:p>-1,8<text:s text:c="3"/></text:p>
          </table:table-cell>
          <table:table-cell office:value-type="float" office:value="256" table:style-name="ce143">
            <text:p>+ 256</text:p>
          </table:table-cell>
          <table:table-cell office:value-type="float" office:value="39.384615384615387" table:style-name="ce144">
            <text:p>+39,4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Transportes e armazenagem</text:p>
          </table:table-cell>
          <table:table-cell office:value-type="float" office:value="102" table:style-name="ce139">
            <text:p><text:s/>102</text:p>
          </table:table-cell>
          <table:table-cell office:value-type="float" office:value="1.1932615816565277" table:style-name="ce157">
            <text:p>1,2<text:s text:c="5"/></text:p>
          </table:table-cell>
          <table:table-cell office:value-type="float" office:value="89" table:style-name="ce158">
            <text:p><text:s/>89</text:p>
          </table:table-cell>
          <table:table-cell office:value-type="float" office:value="1.4865542007683312" table:style-name="ce159">
            <text:p>1,5<text:s text:c="5"/></text:p>
          </table:table-cell>
          <table:table-cell office:value-type="float" office:value="95" table:style-name="ce158">
            <text:p><text:s/>95</text:p>
          </table:table-cell>
          <table:table-cell office:value-type="float" office:value="1.189879759519038" table:style-name="ce159">
            <text:p>1,2<text:s text:c="5"/></text:p>
          </table:table-cell>
          <table:table-cell office:value-type="float" office:value="13" table:style-name="ce143">
            <text:p>+ 13</text:p>
          </table:table-cell>
          <table:table-cell office:value-type="float" office:value="14.606741573033707" table:style-name="ce144">
            <text:p>+14,6<text:s text:c="3"/></text:p>
          </table:table-cell>
          <table:table-cell office:value-type="float" office:value="7" table:style-name="ce143">
            <text:p>+ 7</text:p>
          </table:table-cell>
          <table:table-cell office:value-type="float" office:value="7.3684210526315779" table:style-name="ce144">
            <text:p>+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67">
            <text:p>Alojamento, restauração e similares</text:p>
          </table:table-cell>
          <table:table-cell office:value-type="float" office:value="1733" table:style-name="ce139">
            <text:p>1 733</text:p>
          </table:table-cell>
          <table:table-cell office:value-type="float" office:value="20.273748245203556" table:style-name="ce157">
            <text:p>20,3<text:s text:c="5"/></text:p>
          </table:table-cell>
          <table:table-cell office:value-type="float" office:value="638" table:style-name="ce158">
            <text:p><text:s/>638</text:p>
          </table:table-cell>
          <table:table-cell office:value-type="float" office:value="10.656422248204443" table:style-name="ce159">
            <text:p>10,7<text:s text:c="5"/></text:p>
          </table:table-cell>
          <table:table-cell office:value-type="float" office:value="1454" table:style-name="ce158">
            <text:p>1 454</text:p>
          </table:table-cell>
          <table:table-cell office:value-type="float" office:value="18.211422845691384" table:style-name="ce159">
            <text:p>18,2<text:s text:c="5"/></text:p>
          </table:table-cell>
          <table:table-cell office:value-type="float" office:value="1095" table:style-name="ce143">
            <text:p>+1 095</text:p>
          </table:table-cell>
          <table:table-cell office:value-type="float" office:value="171.63009404388714" table:style-name="ce144">
            <text:p>+171,6<text:s text:c="3"/></text:p>
          </table:table-cell>
          <table:table-cell office:value-type="float" office:value="279" table:style-name="ce143">
            <text:p>+ 279</text:p>
          </table:table-cell>
          <table:table-cell office:value-type="float" office:value="19.188445667125173" table:style-name="ce144">
            <text:p>+19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123" table:style-name="ce139">
            <text:p><text:s/>123</text:p>
          </table:table-cell>
          <table:table-cell office:value-type="float" office:value="1.4389330837622836" table:style-name="ce157">
            <text:p>1,4<text:s text:c="5"/></text:p>
          </table:table-cell>
          <table:table-cell office:value-type="float" office:value="63" table:style-name="ce158">
            <text:p><text:s/>63</text:p>
          </table:table-cell>
          <table:table-cell office:value-type="float" office:value="1.0522799398697178" table:style-name="ce159">
            <text:p>1,1<text:s text:c="5"/></text:p>
          </table:table-cell>
          <table:table-cell office:value-type="float" office:value="142" table:style-name="ce158">
            <text:p><text:s/>142</text:p>
          </table:table-cell>
          <table:table-cell office:value-type="float" office:value="1.7785571142284569" table:style-name="ce159">
            <text:p>1,8<text:s text:c="5"/></text:p>
          </table:table-cell>
          <table:table-cell office:value-type="float" office:value="60" table:style-name="ce143">
            <text:p>+ 60</text:p>
          </table:table-cell>
          <table:table-cell office:value-type="float" office:value="95.238095238095227" table:style-name="ce144">
            <text:p>+95,2<text:s text:c="3"/></text:p>
          </table:table-cell>
          <table:table-cell office:value-type="float" office:value="-19" table:style-name="ce143">
            <text:p><text:s/>- 19</text:p>
          </table:table-cell>
          <table:table-cell office:value-type="float" office:value="-13.380281690140844" table:style-name="ce144">
            <text:p>-13,4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Atividades financeiras e de seguros</text:p>
          </table:table-cell>
          <table:table-cell office:value-type="float" office:value="18" table:style-name="ce139">
            <text:p><text:s/>18</text:p>
          </table:table-cell>
          <table:table-cell office:value-type="float" office:value="0.21057557323350493" table:style-name="ce157">
            <text:p>0,2<text:s text:c="5"/></text:p>
          </table:table-cell>
          <table:table-cell office:value-type="float" office:value="11" table:style-name="ce158">
            <text:p><text:s/>11</text:p>
          </table:table-cell>
          <table:table-cell office:value-type="float" office:value="0.18373141807249041" table:style-name="ce159">
            <text:p>0,2<text:s text:c="5"/></text:p>
          </table:table-cell>
          <table:table-cell office:value-type="float" office:value="24" table:style-name="ce158">
            <text:p><text:s/>24</text:p>
          </table:table-cell>
          <table:table-cell office:value-type="float" office:value="0.30060120240480964" table:style-name="ce159">
            <text:p>0,3<text:s text:c="5"/></text:p>
          </table:table-cell>
          <table:table-cell office:value-type="float" office:value="7" table:style-name="ce143">
            <text:p>+ 7</text:p>
          </table:table-cell>
          <table:table-cell office:value-type="float" office:value="63.636363636363633" table:style-name="ce144">
            <text:p>+63,6<text:s text:c="3"/></text:p>
          </table:table-cell>
          <table:table-cell office:value-type="float" office:value="-6" table:style-name="ce143">
            <text:p><text:s/>- 6</text:p>
          </table:table-cell>
          <table:table-cell office:value-type="float" office:value="-25" table:style-name="ce144">
            <text:p>-25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2101" table:style-name="ce139">
            <text:p>2 101</text:p>
          </table:table-cell>
          <table:table-cell office:value-type="float" office:value="24.578848853532989" table:style-name="ce157">
            <text:p>24,6<text:s text:c="5"/></text:p>
          </table:table-cell>
          <table:table-cell office:value-type="float" office:value="2222" table:style-name="ce158">
            <text:p>2 222</text:p>
          </table:table-cell>
          <table:table-cell office:value-type="float" office:value="37.113746450643056" table:style-name="ce159">
            <text:p>37,1<text:s text:c="5"/></text:p>
          </table:table-cell>
          <table:table-cell office:value-type="float" office:value="2564" table:style-name="ce158">
            <text:p>2 564</text:p>
          </table:table-cell>
          <table:table-cell office:value-type="float" office:value="32.114228456913828" table:style-name="ce159">
            <text:p>32,1<text:s text:c="5"/></text:p>
          </table:table-cell>
          <table:table-cell office:value-type="float" office:value="-121" table:style-name="ce143">
            <text:p><text:s/>- 121</text:p>
          </table:table-cell>
          <table:table-cell office:value-type="float" office:value="-5.4455445544554459" table:style-name="ce144">
            <text:p>-5,4<text:s text:c="3"/></text:p>
          </table:table-cell>
          <table:table-cell office:value-type="float" office:value="-463" table:style-name="ce143">
            <text:p><text:s/>- 463</text:p>
          </table:table-cell>
          <table:table-cell office:value-type="float" office:value="-18.057722308892355" table:style-name="ce144">
            <text:p>-18,1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356" table:style-name="ce139">
            <text:p><text:s/>356</text:p>
          </table:table-cell>
          <table:table-cell office:value-type="float" office:value="4.1647168928404303" table:style-name="ce157">
            <text:p>4,2<text:s text:c="5"/></text:p>
          </table:table-cell>
          <table:table-cell office:value-type="float" office:value="149" table:style-name="ce158">
            <text:p><text:s/>149</text:p>
          </table:table-cell>
          <table:table-cell office:value-type="float" office:value="2.4887255720728243" table:style-name="ce159">
            <text:p>2,5<text:s text:c="5"/></text:p>
          </table:table-cell>
          <table:table-cell office:value-type="float" office:value="297" table:style-name="ce158">
            <text:p><text:s/>297</text:p>
          </table:table-cell>
          <table:table-cell office:value-type="float" office:value="3.7199398797595191" table:style-name="ce159">
            <text:p>3,7<text:s text:c="5"/></text:p>
          </table:table-cell>
          <table:table-cell office:value-type="float" office:value="207" table:style-name="ce143">
            <text:p>+ 207</text:p>
          </table:table-cell>
          <table:table-cell office:value-type="float" office:value="138.92617449664431" table:style-name="ce144">
            <text:p>+138,9<text:s text:c="3"/></text:p>
          </table:table-cell>
          <table:table-cell office:value-type="float" office:value="59" table:style-name="ce143">
            <text:p>+ 59</text:p>
          </table:table-cell>
          <table:table-cell office:value-type="float" office:value="19.865319865319865" table:style-name="ce144">
            <text:p>+19,9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961" table:style-name="ce139">
            <text:p><text:s/>961</text:p>
          </table:table-cell>
          <table:table-cell office:value-type="float" office:value="11.242395882077679" table:style-name="ce157">
            <text:p>11,2<text:s text:c="5"/></text:p>
          </table:table-cell>
          <table:table-cell office:value-type="float" office:value="483" table:style-name="ce158">
            <text:p><text:s/>483</text:p>
          </table:table-cell>
          <table:table-cell office:value-type="float" office:value="8.0674795390011695" table:style-name="ce159">
            <text:p>8,1<text:s text:c="5"/></text:p>
          </table:table-cell>
          <table:table-cell office:value-type="float" office:value="782" table:style-name="ce158">
            <text:p><text:s/>782</text:p>
          </table:table-cell>
          <table:table-cell office:value-type="float" office:value="9.7945891783567127" table:style-name="ce159">
            <text:p>9,8<text:s text:c="5"/></text:p>
          </table:table-cell>
          <table:table-cell office:value-type="float" office:value="478" table:style-name="ce143">
            <text:p>+ 478</text:p>
          </table:table-cell>
          <table:table-cell office:value-type="float" office:value="98.9648033126294" table:style-name="ce144">
            <text:p>+99,0<text:s text:c="3"/></text:p>
          </table:table-cell>
          <table:table-cell office:value-type="float" office:value="179" table:style-name="ce143">
            <text:p>+ 179</text:p>
          </table:table-cell>
          <table:table-cell office:value-type="float" office:value="22.89002557544757" table:style-name="ce144">
            <text:p>+22,9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Outras atividades de serviços</text:p>
          </table:table-cell>
          <table:table-cell office:value-type="float" office:value="226" table:style-name="ce139">
            <text:p><text:s/>226</text:p>
          </table:table-cell>
          <table:table-cell office:value-type="float" office:value="2.6438933083762284" table:style-name="ce157">
            <text:p>2,6<text:s text:c="5"/></text:p>
          </table:table-cell>
          <table:table-cell office:value-type="float" office:value="142" table:style-name="ce158">
            <text:p><text:s/>142</text:p>
          </table:table-cell>
          <table:table-cell office:value-type="float" office:value="2.3718055787539671" table:style-name="ce159">
            <text:p>2,4<text:s text:c="5"/></text:p>
          </table:table-cell>
          <table:table-cell office:value-type="float" office:value="125" table:style-name="ce158">
            <text:p><text:s/>125</text:p>
          </table:table-cell>
          <table:table-cell office:value-type="float" office:value="1.5656312625250499" table:style-name="ce159">
            <text:p>1,6<text:s text:c="5"/></text:p>
          </table:table-cell>
          <table:table-cell office:value-type="float" office:value="84" table:style-name="ce143">
            <text:p>+ 84</text:p>
          </table:table-cell>
          <table:table-cell office:value-type="float" office:value="59.154929577464785" table:style-name="ce144">
            <text:p>+59,2<text:s text:c="3"/></text:p>
          </table:table-cell>
          <table:table-cell office:value-type="float" office:value="101" table:style-name="ce143">
            <text:p>+ 101</text:p>
          </table:table-cell>
          <table:table-cell office:value-type="float" office:value="80.800000000000011" table:style-name="ce144">
            <text:p>+80,8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Sem classificação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58">
            <text:p><text:s/>0</text:p>
          </table:table-cell>
          <table:table-cell office:value-type="float" office:value="0" table:style-name="ce159">
            <text:p>0,0<text:s text:c="5"/></text:p>
          </table:table-cell>
          <table:table-cell office:value-type="float" office:value="0" table:style-name="ce158">
            <text:p><text:s/>0</text:p>
          </table:table-cell>
          <table:table-cell office:value-type="float" office:value="0" table:style-name="ce159">
            <text:p>0,0<text:s text:c="5"/></text:p>
          </table:table-cell>
          <table:table-cell office:value-type="float" office:value="0" table:style-name="ce143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3">
            <text:p>+ 0</text:p>
          </table:table-cell>
          <table:table-cell office:value-type="string" table:style-name="ce293">
            <text:p>-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170"/>
          <table:table-cell table:number-columns-repeated="16372" table:style-name="ce1"/>
        </table:table-row>
        <table:table-row table:style-name="ro14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12" table:style-name="ce1"/>
          <table:table-cell table:style-name="ce321"/>
          <table:table-cell table:number-columns-repeated="16370"/>
        </table:table-row>
        <table:table-row table:style-name="ro14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style-name="ro14">
          <table:table-cell/>
          <table:table-cell table:number-columns-repeated="3" table:style-name="ce1"/>
          <table:table-cell table:style-name="ce163"/>
          <table:table-cell table:number-columns-repeated="16379" table:style-name="ce1"/>
        </table:table-row>
        <table:table-row table:number-rows-repeated="3" table:style-name="ro14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3" table:style-name="ce98"/>
          <table:table-cell table:number-columns-repeated="16369"/>
        </table:table-row>
        <table:table-row table:style-name="ro13">
          <table:table-cell table:style-name="ce294"/>
          <table:table-cell table:number-columns-repeated="16383" table:style-name="ce1"/>
        </table:table-row>
        <table:table-row table:style-name="ro14">
          <table:table-cell table:number-columns-repeated="12" table:style-name="ce1"/>
          <table:table-cell table:number-columns-repeated="3" table:style-name="ce98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09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23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4"/>
          <table:table-cell table:number-columns-repeated="2" table:style-name="ce155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60"/>
          <table:table-cell table:number-columns-repeated="2" table:style-name="ce155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4"/>
          <table:table-cell table:number-columns-repeated="2" table:style-name="ce155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4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4"/>
          <table:table-cell table:number-columns-repeated="16369"/>
        </table:table-row>
        <table:table-row table:style-name="ro4">
          <table:table-cell table:number-columns-repeated="12"/>
          <table:table-cell table:style-name="ce160"/>
          <table:table-cell table:number-columns-repeated="2" table:style-name="ce154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2">
          <table:table-cell table:number-columns-repeated="12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0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Emília Josué;Ana Paula Brito</meta:initial-creator>
    <dc:creator>Ana Paula Brito</dc:creator>
    <meta:creation-date>2014-01-15T09:56:08Z</meta:creation-date>
    <dc:date>2021-10-11T15:38:01Z</dc:date>
    <meta:print-date>2021-09-04T09:10:40Z</meta:print-date>
  </office:meta>
</office:document-meta>
</file>